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12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1.084cm"/>
    </style:style>
    <style:style style:name="co4" style:family="table-column">
      <style:table-column-properties fo:break-before="auto" style:column-width="18.202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19.267cm"/>
    </style:style>
    <style:style style:name="co7" style:family="table-column">
      <style:table-column-properties fo:break-before="auto" style:column-width="19.48cm"/>
    </style:style>
    <style:style style:name="co8" style:family="table-column">
      <style:table-column-properties fo:break-before="auto" style:column-width="22.036cm"/>
    </style:style>
    <style:style style:name="co9" style:family="table-column">
      <style:table-column-properties fo:break-before="auto" style:column-width="19.692cm"/>
    </style:style>
    <style:style style:name="co10" style:family="table-column">
      <style:table-column-properties fo:break-before="auto" style:column-width="18.628cm"/>
    </style:style>
    <style:style style:name="co11" style:family="table-column">
      <style:table-column-properties fo:break-before="auto" style:column-width="19.905cm"/>
    </style:style>
    <style:style style:name="co12" style:family="table-column">
      <style:table-column-properties fo:break-before="auto" style:column-width="20.119cm"/>
    </style:style>
    <style:style style:name="co13" style:family="table-column">
      <style:table-column-properties fo:break-before="auto" style:column-width="17.988cm"/>
    </style:style>
    <style:style style:name="co14" style:family="table-column">
      <style:table-column-properties fo:break-before="auto" style:column-width="16.923cm"/>
    </style:style>
    <style:style style:name="co15" style:family="table-column">
      <style:table-column-properties fo:break-before="auto" style:column-width="18.84cm"/>
    </style:style>
    <style:style style:name="co16" style:family="table-column">
      <style:table-column-properties fo:break-before="auto" style:column-width="23.315cm"/>
    </style:style>
    <style:style style:name="co17" style:family="table-column">
      <style:table-column-properties fo:break-before="auto" style:column-width="17.775cm"/>
    </style:style>
    <style:style style:name="co18" style:family="table-column">
      <style:table-column-properties fo:break-before="auto" style:column-width="20.9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Implemented"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Ignored">
      <style:text-properties style:font-name="DejaVu Sans Mono"/>
    </style:style>
    <style:style style:name="ce4" style:family="table-cell" style:parent-style-name="StubImplemented">
      <style:text-properties style:font-name="DejaVu Sans Mono"/>
    </style:style>
    <style:style style:name="ce5" style:family="table-cell" style:parent-style-name="Default">
      <style:text-properties style:font-name="DejaVu Sans Mono1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GtkTextIter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>
            <text:p>GtkTextBuffer * <text:s text:c="4"/>gtk_text_iter_get_buffer <text:s text:c="11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GtkTextIter * <text:s text:c="6"/>gtk_text_iter_copy <text:s text:c="17"/>(const GtkTextIter *iter);</text:p>
          </table:table-cell>
          <table:table-cell table:number-columns-repeated="1023"/>
        </table:table-row>
        <table:table-row table:style-name="ro1">
          <table:table-cell office:value-type="string">
            <text:p>void <text:s text:c="15"/>gtk_text_iter_free <text:s text:c="1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offset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line_offset <text:s text:c="6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line_index <text:s text:c="7"/>(const GtkTextIter *iter);</text:p>
          </table:table-cell>
          <table:table-cell office:value-type="string">
            <text:p>work in bytes, not in char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gint <text:s text:c="15"/>gtk_text_iter_g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unichar <text:s text:c="11"/>gtk_text_iter_get_char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slice <text:s text:c="12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text <text:s text:c="13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slice <text:s text:c="4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char * <text:s text:c="12"/>gtk_text_iter_get_visible_text <text:s text:c="5"/>(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dkPixbuf* <text:s text:c="9"/>gtk_text_iter_get_pixbuf <text:s text:c="11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marks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oggled_tags <text:s text:c="5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toggled_on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tkTextChildAnchor* gtk_text_iter_get_child_anchor <text:s text:c="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egins_tag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tag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toggles_tag <text:s text:c="10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has_tag <text:s text:c="14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SList * <text:s text:c="11"/>gtk_text_iter_get_tags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ditabl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settin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can_insert <text:s text:c="11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boolean default_editability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word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word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line <text:s text:c="10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line <text:s text:c="12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starts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nds_sentence <text:s text:c="8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side_sentence <text:s text:c="6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cursor_position <text:s text:c="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get_char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gint <text:s text:c="15"/>gtk_text_iter_get_bytes_in_line <text:s text:c="4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get_attributes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Attributes *values);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angoLanguage* <text:s text:c="5"/>gtk_text_iter_get_language <text:s text:c="9"/>(const GtkTextIter *iter);</text:p>
          </table:table-cell>
          <table:table-cell office:value-type="string">
            <text:p>-- needs PangoLanguag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boolean <text:s text:c="11"/>gtk_text_iter_is_end <text:s text:c="15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s_start <text:s text:c="13"/>(const 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har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har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 <text:s text:c="9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 <text:s text:c="8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lines <text:s text:c="8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lines <text:s text:c="7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s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s <text:s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word_end <text:s text:c="5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word_start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ntence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ntence_end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word_en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word_star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cursor_positio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 <text:s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 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visible_lines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visible_line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oun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offset <text:s text:c="11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ffse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 <text:s text:c="1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line_numb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line_offset <text:s text:c="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line_index <text:s text:c="7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void <text:s text:c="15"/>gtk_text_iter_set_visible_line_inde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<text:s text:c="57"/>gint byte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set_visible_line_offse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int char_on_line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forward_to_end <text:s text:c="7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line_end <text:s text:c="2"/>(GtkTextIter *iter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to_tag_toggle 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to_tag_toggl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6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Tag *tag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(*GtkTextCharPredicate) <text:s text:c="12"/>(gunichar ch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find_char <text:s text:c="4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find_char <text:s text:c="3"/>(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CharPredicate pre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pointer user_data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forward_search <text:s text:c="7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backward_search <text:s text:c="6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char *st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SearchFlags flag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match_end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limit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equal <text:s text:c="16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int <text:s text:c="15"/>gtk_text_iter_compare <text:s text:c="14"/>(const GtkTextIter *lhs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rhs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boolean <text:s text:c="11"/>gtk_text_iter_in_range <text:s text:c="13"/>(const GtkTextIter *iter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star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const GtkTextIter *end);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void <text:s text:c="15"/>gtk_text_iter_order <text:s text:c="16"/>(GtkTextIter *first,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57"/>GtkTextIter *second);</text:p>
          </table:table-cell>
          <table:table-cell table:number-columns-repeated="1023"/>
        </table:table-row>
        <table:table-row table:style-name="ro1" table:number-rows-repeated="65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tkTextBuffer" table:style-name="ta1" table:print="false">
        <office:forms form:automatic-focus="false" form:apply-design-mode="false"/>
        <table:table-column table:style-name="co3" table:default-cell-style-name="ce5"/>
        <table:table-row table:style-name="ro1">
          <table:table-cell office:value-type="string">
            <text:p>GtkTextBuffer * <text:s text:c="4"/>gtk_text_buffer_new <text:s text:c="16"/>(GtkTextTagTable *table);</text:p>
          </table:table-cell>
        </table:table-row>
        <table:table-row table:style-name="ro1">
          <table:table-cell office:value-type="string">
            <text:p>gint <text:s text:c="15"/>gtk_text_buffer_get_line_count <text:s text:c="5"/>(GtkTextBuffer *buffer);</text:p>
          </table:table-cell>
        </table:table-row>
        <table:table-row table:style-name="ro1">
          <table:table-cell office:value-type="string">
            <text:p>gint <text:s text:c="15"/>gtk_text_buffer_get_char_count <text:s text:c="5"/>(GtkTextBuffer *buffer);</text:p>
          </table:table-cell>
        </table:table-row>
        <table:table-row table:style-name="ro1">
          <table:table-cell table:style-name="Implemented" office:value-type="string">
            <text:p>GtkTextTagTable* <text:s text:c="3"/>gtk_text_buffer_get_tag_table <text:s text:c="6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insert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void <text:s text:c="15"/>gtk_text_buffer_insert_at_cursor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insert_interactive_at_curs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inser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insert_range_interactive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office:value-type="string">
            <text:p>void <text:s text:c="15"/>gtk_text_buffer_insert_with_tags <text:s text:c="3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GtkTextTag *first_tag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ext_buffer_insert_with_tags_by_name</text:p>
          </table:table-cell>
        </table:table-row>
        <table:table-row table:style-name="ro1">
          <table:table-cell office:value-type="string">
            <text:p><text:s text:c="56"/>(GtkTextBuffer *buffer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const gchar *text,</text:p>
          </table:table-cell>
        </table:table-row>
        <table:table-row table:style-name="ro1">
          <table:table-cell office:value-type="string">
            <text:p><text:s text:c="57"/>gint len,</text:p>
          </table:table-cell>
        </table:table-row>
        <table:table-row table:style-name="ro1">
          <table:table-cell office:value-type="string">
            <text:p><text:s text:c="57"/>const gchar *first_tag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delete <text:s text:c="1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delete_interactive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_iter,</text:p>
          </table:table-cell>
        </table:table-row>
        <table:table-row table:style-name="ro1">
          <table:table-cell table:style-name="Implemented" office:value-type="string">
            <text:p><text:s text:c="57"/>GtkTextIter *end_iter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backspace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set_text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ext,</text:p>
          </table:table-cell>
        </table:table-row>
        <table:table-row table:style-name="ro1">
          <table:table-cell table:style-name="Implemented" office:value-type="string">
            <text:p><text:s text:c="57"/>gint len);</text:p>
          </table:table-cell>
        </table:table-row>
        <table:table-row table:style-name="ro1">
          <table:table-cell table:style-name="Ignored" office:value-type="string">
            <text:p>gchar * <text:s text:c="12"/>gtk_text_buffer_get_text <text:s text:c="11"/>(GtkTextBuffer *buffer,</text:p>
          </table:table-cell>
        </table:table-row>
        <table:table-row table:style-name="ro1">
          <table:table-cell table:style-name="Ignored" office:value-type="string">
            <text:p><text:s text:c="57"/>const GtkTextIter *start,</text:p>
          </table:table-cell>
        </table:table-row>
        <table:table-row table:style-name="ro1">
          <table:table-cell table:style-name="Ignored" office:value-type="string">
            <text:p><text:s text:c="57"/>const GtkTextIter *end,</text:p>
          </table:table-cell>
        </table:table-row>
        <table:table-row table:style-name="ro1">
          <table:table-cell table:style-name="Ignored" office:value-type="string">
            <text:p><text:s text:c="57"/>gboolean include_hidden_chars);</text:p>
          </table:table-cell>
        </table:table-row>
        <table:table-row table:style-name="ro1">
          <table:table-cell office:value-type="string">
            <text:p>gchar * <text:s text:c="12"/>gtk_text_buffer_get_slice <text:s text:c="10"/>(GtkTextBuffer *buffer,</text:p>
          </table:table-cell>
        </table:table-row>
        <table:table-row table:style-name="ro1">
          <table:table-cell office:value-type="string">
            <text:p><text:s text:c="57"/>const GtkTextIter *start,</text:p>
          </table:table-cell>
        </table:table-row>
        <table:table-row table:style-name="ro1">
          <table:table-cell office:value-type="string">
            <text:p><text:s text:c="57"/>const GtkTextIter *end,</text:p>
          </table:table-cell>
        </table:table-row>
        <table:table-row table:style-name="ro1">
          <table:table-cell office:value-type="string">
            <text:p><text:s text:c="57"/>gboolean include_hidden_chars);</text:p>
          </table:table-cell>
        </table:table-row>
        <table:table-row table:style-name="ro1">
          <table:table-cell table:style-name="Implemented" office:value-type="string">
            <text:p>void <text:s text:c="15"/>gtk_text_buffer_insert_pixbuf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dkPixbuf *pixbuf);</text:p>
          </table:table-cell>
        </table:table-row>
        <table:table-row table:style-name="ro1">
          <table:table-cell table:style-name="Implemented" office:value-type="string">
            <text:p>void <text:s text:c="15"/>gtk_text_buffer_insert_child_anchor 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GtkTextChildAnchor * gtk_text_buffer_create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GtkTextMark * <text:s text:c="6"/>gtk_text_buffer_crea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ark_name,</text:p>
          </table:table-cell>
        </table:table-row>
        <table:table-row table:style-name="ro1">
          <table:table-cell table:style-name="Implemented" office:value-type="string">
            <text:p><text:s text:c="57"/>const GtkTextIter *where,</text:p>
          </table:table-cell>
        </table:table-row>
        <table:table-row table:style-name="ro1">
          <table:table-cell table:style-name="Implemented" office:value-type="string">
            <text:p><text:s text:c="57"/>gboolean left_gravity);</text:p>
          </table:table-cell>
        </table:table-row>
        <table:table-row table:style-name="ro1">
          <table:table-cell table:style-name="Implemented" office:value-type="string">
            <text:p>void <text:s text:c="15"/>gtk_text_buffer_move_mark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move_mark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add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delete_mark <text:s text:c="8"/>(GtkTextBuffer *buff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delete_mark_by_name 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mark <text:s text:c="11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mplemented" office:value-type="string">
            <text:p>GtkTextMark* <text:s text:c="7"/>gtk_text_buffer_get_insert <text:s text:c="9"/>(GtkTextBuffer *buffer);</text:p>
          </table:table-cell>
        </table:table-row>
        <table:table-row table:style-name="ro1">
          <table:table-cell table:style-name="Implemented" office:value-type="string">
            <text:p>GtkTextMark* <text:s text:c="7"/>gtk_text_buffer_get_selection_bound (GtkTextBuffer *buffer);</text:p>
          </table:table-cell>
        </table:table-row>
        <table:table-row table:style-name="ro1">
          <table:table-cell table:style-name="Implemented" office:value-type="string">
            <text:p>gboolean <text:s text:c="11"/>gtk_text_buffer_get_has_sele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place_curso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where);</text:p>
          </table:table-cell>
        </table:table-row>
        <table:table-row table:style-name="ro1">
          <table:table-cell table:style-name="Implemented" office:value-type="string">
            <text:p>void <text:s text:c="15"/>gtk_text_buffer_select_range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ins,</text:p>
          </table:table-cell>
        </table:table-row>
        <table:table-row table:style-name="ro1">
          <table:table-cell table:style-name="Implemented" office:value-type="string">
            <text:p><text:s text:c="57"/>const GtkTextIter *bound);</text:p>
          </table:table-cell>
        </table:table-row>
        <table:table-row table:style-name="ro1">
          <table:table-cell table:style-name="Implemented" office:value-type="string">
            <text:p>void <text:s text:c="15"/>gtk_text_buffer_apply_tag <text:s text:c="10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Tag *tag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apply_tag_by_name <text:s text:c="2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tag_by_name <text:s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name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remove_all_tags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);</text:p>
          </table:table-cell>
        </table:table-row>
        <table:table-row table:style-name="ro1">
          <table:table-cell office:value-type="string">
            <text:p>GtkTextTag * <text:s text:c="7"/>gtk_text_buffer_create_tag <text:s text:c="9"/>(GtkTextBuffer *buffer,</text:p>
          </table:table-cell>
        </table:table-row>
        <table:table-row table:style-name="ro1">
          <table:table-cell office:value-type="string">
            <text:p><text:s text:c="57"/>const gchar *tag_name,</text:p>
          </table:table-cell>
        </table:table-row>
        <table:table-row table:style-name="ro1">
          <table:table-cell office:value-type="string">
            <text:p><text:s text:c="57"/>const gchar *first_property_name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_off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offset <text:s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char_offset);</text:p>
          </table:table-cell>
        </table:table-row>
        <table:table-row table:style-name="ro1">
          <table:table-cell table:style-name="Implemented" office:value-type="string">
            <text:p>void <text:s text:c="15"/>gtk_text_buffer_get_iter_at_line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int line_number);</text:p>
          </table:table-cell>
        </table:table-row>
        <table:table-row table:style-name="ro1">
          <table:table-cell table:style-name="Ignored" office:value-type="string">
            <text:p>void <text:s text:c="15"/>gtk_text_buffer_get_iter_at_line_index</text:p>
          </table:table-cell>
        </table:table-row>
        <table:table-row table:style-name="ro1">
          <table:table-cell table:style-name="Ignored" office:value-type="string">
            <text:p><text:s text:c="56"/>(GtkTextBuffer *buffer,</text:p>
          </table:table-cell>
        </table:table-row>
        <table:table-row table:style-name="ro1">
          <table:table-cell table:style-name="Ignored" office:value-type="string">
            <text:p><text:s text:c="57"/>GtkTextIter *iter,</text:p>
          </table:table-cell>
        </table:table-row>
        <table:table-row table:style-name="ro1">
          <table:table-cell table:style-name="Ignored" office:value-type="string">
            <text:p><text:s text:c="57"/>gint line_number,</text:p>
          </table:table-cell>
        </table:table-row>
        <table:table-row table:style-name="ro1">
          <table:table-cell table:style-name="Ignored" office:value-type="string">
            <text:p><text:s text:c="57"/>gint byte_index);</text:p>
          </table:table-cell>
        </table:table-row>
        <table:table-row table:style-name="ro1">
          <table:table-cell table:style-name="Implemented" office:value-type="string">
            <text:p>void <text:s text:c="15"/>gtk_text_buffer_get_iter_at_mark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Mark *mark);</text:p>
          </table:table-cell>
        </table:table-row>
        <table:table-row table:style-name="ro1">
          <table:table-cell table:style-name="Implemented" office:value-type="string">
            <text:p>void <text:s text:c="15"/>gtk_text_buffer_get_iter_at_child_anchor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GtkTextChildAnchor *anchor);</text:p>
          </table:table-cell>
        </table:table-row>
        <table:table-row table:style-name="ro1">
          <table:table-cell table:style-name="Implemented" office:value-type="string">
            <text:p>void <text:s text:c="15"/>gtk_text_buffer_get_start_iter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end_iter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iter);</text:p>
          </table:table-cell>
        </table:table-row>
        <table:table-row table:style-name="ro1">
          <table:table-cell table:style-name="Implemented" office:value-type="string">
            <text:p>void <text:s text:c="15"/>gtk_text_buffer_get_bounds <text:s text:c="9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gboolean <text:s text:c="11"/>gtk_text_buffer_get_modified <text:s text:c="7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set_modified <text:s text:c="7"/>(GtkTextBuffer *buffer,</text:p>
          </table:table-cell>
        </table:table-row>
        <table:table-row table:style-name="ro1">
          <table:table-cell table:style-name="Implemented" office:value-type="string">
            <text:p><text:s text:c="57"/>gboolean setting);</text:p>
          </table:table-cell>
        </table:table-row>
        <table:table-row table:style-name="ro1">
          <table:table-cell table:style-name="Implemented" office:value-type="string">
            <text:p>gboolean <text:s text:c="11"/>gtk_text_buffer_delete_selection <text:s text:c="3"/>(GtkTextBuffer *buffer,</text:p>
          </table:table-cell>
        </table:table-row>
        <table:table-row table:style-name="ro1">
          <table:table-cell table:style-name="Implemented" office:value-type="string">
            <text:p><text:s text:c="57"/>gboolean interactive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paste_clipboard <text:s text:c="4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tkTextIter *override_location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void <text:s text:c="15"/>gtk_text_buffer_copy_clipboard <text:s text:c="5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cut_clipboard <text:s text:c="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,</text:p>
          </table:table-cell>
        </table:table-row>
        <table:table-row table:style-name="ro1">
          <table:table-cell table:style-name="Implemented" office:value-type="string">
            <text:p><text:s text:c="57"/>gboolean default_editable);</text:p>
          </table:table-cell>
        </table:table-row>
        <table:table-row table:style-name="ro1">
          <table:table-cell table:style-name="Implemented" office:value-type="string">
            <text:p>gboolean <text:s text:c="11"/>gtk_text_buffer_get_selection_bound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TextIter *start,</text:p>
          </table:table-cell>
        </table:table-row>
        <table:table-row table:style-name="ro1">
          <table:table-cell table:style-name="Implemented" office:value-type="string">
            <text:p><text:s text:c="57"/>GtkTextIter *end);</text:p>
          </table:table-cell>
        </table:table-row>
        <table:table-row table:style-name="ro1">
          <table:table-cell table:style-name="Implemented" office:value-type="string">
            <text:p>void <text:s text:c="15"/>gtk_text_buffer_begin_user_action <text:s text:c="2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end_user_action <text:s text:c="4"/>(GtkTextBuffer *buffer);</text:p>
          </table:table-cell>
        </table:table-row>
        <table:table-row table:style-name="ro1">
          <table:table-cell table:style-name="Implemented" office:value-type="string">
            <text:p>void <text:s text:c="15"/>gtk_text_buffer_add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 office:value-type="string">
            <text:p>void <text:s text:c="15"/>gtk_text_buffer_remove_selection_clipboard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tkClipboard *clipboard);</text:p>
          </table:table-cell>
        </table:table-row>
        <table:table-row table:style-name="ro1">
          <table:table-cell table:style-name="Implemented"/>
        </table:table-row>
        <table:table-row table:style-name="ro1">
          <table:table-cell table:style-name="Implemented" office:value-type="string">
            <text:p>gboolean <text:s text:c="11"/>(*GtkTextBufferDeserializeFunc) <text:s text:c="4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uint8 *data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boolean create_tags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boolean <text:s text:c="11"/>gtk_text_buffer_deserialize <text:s text:c="8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GtkTextIter *iter,</text:p>
          </table:table-cell>
        </table:table-row>
        <table:table-row table:style-name="ro1">
          <table:table-cell table:style-name="Implemented" office:value-type="string">
            <text:p><text:s text:c="57"/>const guint8 *data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boolean <text:s text:c="11"/>gtk_text_buffer_deserialize_get_can_create_tag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>
          <table:table-cell table:style-name="Implemented" office:value-type="string">
            <text:p>void <text:s text:c="15"/>gtk_text_buffer_deserialize_set_can_create_tag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gboolean can_create_tag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copy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table:style-name="Implemented" office:value-type="string">
            <text:p>GdkAtom * <text:s text:c="10"/>gtk_text_buffer_get_deserialize_format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tkTargetList * <text:s text:c="4"/>gtk_text_buffer_get_paste_target_list</text:p>
          </table:table-cell>
        </table:table-row>
        <table:table-row table:style-name="ro1">
          <table:table-cell table:style-name="Implemented" office:value-type="string">
            <text:p><text:s text:c="56"/>(GtkTextBuffer *buffer);</text:p>
          </table:table-cell>
        </table:table-row>
        <table:table-row table:style-name="ro1">
          <table:table-cell table:style-name="Implemented" office:value-type="string">
            <text:p>GdkAtom * <text:s text:c="10"/>gtk_text_buffer_get_serialize_formats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int *n_formats);</text:p>
          </table:table-cell>
        </table:table-row>
        <table:table-row table:style-name="ro1">
          <table:table-cell table:style-name="Implemented" office:value-type="string">
            <text:p>GdkAtom <text:s text:c="12"/>gtk_text_buffer_register_de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ime_type,</text:p>
          </table:table-cell>
        </table:table-row>
        <table:table-row table:style-name="ro1">
          <table:table-cell table:style-name="Implemented" office:value-type="string">
            <text:p><text:s text:c="57"/>GtkTextBufferDeserializeFunc function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DestroyNotify user_data_destroy);</text:p>
          </table:table-cell>
        </table:table-row>
        <table:table-row table:style-name="ro1">
          <table:table-cell table:style-name="Implemented" office:value-type="string">
            <text:p>GdkAtom <text:s text:c="12"/>gtk_text_buffer_register_deserialize_tag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agset_name);</text:p>
          </table:table-cell>
        </table:table-row>
        <table:table-row table:style-name="ro1">
          <table:table-cell table:style-name="Implemented" office:value-type="string">
            <text:p>GdkAtom <text:s text:c="12"/>gtk_text_buffer_register_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mime_type,</text:p>
          </table:table-cell>
        </table:table-row>
        <table:table-row table:style-name="ro1">
          <table:table-cell table:style-name="Implemented" office:value-type="string">
            <text:p><text:s text:c="57"/>GtkTextBufferSerializeFunc function,</text:p>
          </table:table-cell>
        </table:table-row>
        <table:table-row table:style-name="ro1">
          <table:table-cell table:style-name="Implemented" office:value-type="string">
            <text:p><text:s text:c="57"/>gpointer user_data,</text:p>
          </table:table-cell>
        </table:table-row>
        <table:table-row table:style-name="ro1">
          <table:table-cell table:style-name="Implemented" office:value-type="string">
            <text:p><text:s text:c="57"/>GDestroyNotify user_data_destroy);</text:p>
          </table:table-cell>
        </table:table-row>
        <table:table-row table:style-name="ro1">
          <table:table-cell table:style-name="Implemented" office:value-type="string">
            <text:p>GdkAtom <text:s text:c="12"/>gtk_text_buffer_register_serialize_tagse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const gchar *tagset_name);</text:p>
          </table:table-cell>
        </table:table-row>
        <table:table-row table:style-name="ro1">
          <table:table-cell table:style-name="Implemented" office:value-type="string">
            <text:p>guint8 * <text:s text:c="11"/>(*GtkTextBufferSerializeFunc) <text:s text:c="6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size *length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guint8 * <text:s text:c="11"/>gtk_text_buffer_serialize <text:s text:c="10"/>(GtkTextBuffer *register_buffer,</text:p>
          </table:table-cell>
        </table:table-row>
        <table:table-row table:style-name="ro1">
          <table:table-cell table:style-name="Implemented" office:value-type="string">
            <text:p><text:s text:c="57"/>GtkTextBuffer *content_buffer,</text:p>
          </table:table-cell>
        </table:table-row>
        <table:table-row table:style-name="ro1">
          <table:table-cell table:style-name="Implemented" office:value-type="string">
            <text:p><text:s text:c="57"/>GdkAtom format,</text:p>
          </table:table-cell>
        </table:table-row>
        <table:table-row table:style-name="ro1">
          <table:table-cell table:style-name="Implemented" office:value-type="string">
            <text:p><text:s text:c="57"/>const GtkTextIter *start,</text:p>
          </table:table-cell>
        </table:table-row>
        <table:table-row table:style-name="ro1">
          <table:table-cell table:style-name="Implemented" office:value-type="string">
            <text:p><text:s text:c="57"/>const GtkTextIter *end,</text:p>
          </table:table-cell>
        </table:table-row>
        <table:table-row table:style-name="ro1">
          <table:table-cell table:style-name="Implemented" office:value-type="string">
            <text:p><text:s text:c="57"/>gsize *length);</text:p>
          </table:table-cell>
        </table:table-row>
        <table:table-row table:style-name="ro1">
          <table:table-cell table:style-name="Implemented" office:value-type="string">
            <text:p>void <text:s text:c="15"/>gtk_text_buffer_unregister_de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>
          <table:table-cell table:style-name="Implemented" office:value-type="string">
            <text:p>void <text:s text:c="15"/>gtk_text_buffer_unregister_serialize_format</text:p>
          </table:table-cell>
        </table:table-row>
        <table:table-row table:style-name="ro1">
          <table:table-cell table:style-name="Implemented" office:value-type="string">
            <text:p><text:s text:c="56"/>(GtkTextBuffer *buffer,</text:p>
          </table:table-cell>
        </table:table-row>
        <table:table-row table:style-name="ro1">
          <table:table-cell table:style-name="Implemented" office:value-type="string">
            <text:p><text:s text:c="57"/>GdkAtom format);</text:p>
          </table:table-cell>
        </table:table-row>
        <table:table-row table:style-name="ro1" table:number-rows-repeated="65284">
          <table:table-cell/>
        </table:table-row>
        <table:table-row table:style-name="ro1">
          <table:table-cell/>
        </table:table-row>
      </table:table>
      <table:table table:name="GtkTextTag" table:style-name="ta1" table:print="false">
        <table:table-column table:style-name="co4" table:default-cell-style-name="Ignored"/>
        <table:table-row table:style-name="ro1">
          <table:table-cell office:value-type="string">
            <text:p>GtkTextTag * <text:s text:c="7"/>gtk_text_tag_new <text:s text:c="19"/>(const gchar *name);</text:p>
          </table:table-cell>
        </table:table-row>
        <table:table-row table:style-name="ro1">
          <table:table-cell table:style-name="Implemented" office:value-type="string">
            <text:p>gint <text:s text:c="15"/>gtk_text_tag_get_priority <text:s text:c="10"/>(GtkTextTag *tag);</text:p>
          </table:table-cell>
        </table:table-row>
        <table:table-row table:style-name="ro1">
          <table:table-cell table:style-name="Implemented" office:value-type="string">
            <text:p>void <text:s text:c="15"/>gtk_text_tag_set_priority <text:s text:c="10"/>(GtkTextTag *tag,</text:p>
          </table:table-cell>
        </table:table-row>
        <table:table-row table:style-name="ro1">
          <table:table-cell table:style-name="Implemented" office:value-type="string">
            <text:p><text:s text:c="57"/>gint priority);</text:p>
          </table:table-cell>
        </table:table-row>
        <table:table-row table:style-name="ro1">
          <table:table-cell office:value-type="string">
            <text:p>gboolean <text:s text:c="11"/>gtk_text_tag_event <text:s text:c="17"/>(GtkTextTag *tag,</text:p>
          </table:table-cell>
        </table:table-row>
        <table:table-row table:style-name="ro1">
          <table:table-cell office:value-type="string">
            <text:p><text:s text:c="57"/>GObject *event_object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tkTextAttributes* <text:s/>gtk_text_attributes_new <text:s text:c="12"/>(void);</text:p>
          </table:table-cell>
        </table:table-row>
        <table:table-row table:style-name="ro1">
          <table:table-cell office:value-type="string">
            <text:p>GtkTextAttributes* <text:s/>gtk_text_attributes_copy <text:s text:c="11"/>(GtkTextAttributes *src);</text:p>
          </table:table-cell>
        </table:table-row>
        <table:table-row table:style-name="ro1">
          <table:table-cell office:value-type="string">
            <text:p>void <text:s text:c="15"/>gtk_text_attributes_copy_values <text:s text:c="4"/>(GtkTextAttributes *src,</text:p>
          </table:table-cell>
        </table:table-row>
        <table:table-row table:style-name="ro1">
          <table:table-cell office:value-type="string">
            <text:p><text:s text:c="57"/>GtkTextAttributes *dest);</text:p>
          </table:table-cell>
        </table:table-row>
        <table:table-row table:style-name="ro1">
          <table:table-cell office:value-type="string">
            <text:p>void <text:s text:c="15"/>gtk_text_attributes_unref <text:s text:c="10"/>(GtkTextAttributes *values);</text:p>
          </table:table-cell>
        </table:table-row>
        <table:table-row table:style-name="ro1">
          <table:table-cell office:value-type="string">
            <text:p>GtkTextAttributes * gtk_text_attributes_ref <text:s text:c="12"/>(GtkTextAttributes *values);</text:p>
          </table:table-cell>
        </table:table-row>
      </table:table>
      <table:table table:name="GtkTextTagTable" table:style-name="ta1" table:print="false">
        <table:table-column table:style-name="co5" table:default-cell-style-name="Implemented"/>
        <table:table-row table:style-name="ro1">
          <table:table-cell office:value-type="string">
            <text:p>void <text:s text:c="15"/>(*GtkTextTagTableForeach) <text:s text:c="10"/>(GtkTextTag *tag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TextTagTable * <text:s text:c="2"/>gtk_text_tag_table_new <text:s text:c="13"/>(void);</text:p>
          </table:table-cell>
        </table:table-row>
        <table:table-row table:style-name="ro1">
          <table:table-cell office:value-type="string">
            <text:p>void <text:s text:c="15"/>gtk_text_tag_table_add <text:s text:c="13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void <text:s text:c="15"/>gtk_text_tag_table_remove <text:s text:c="10"/>(GtkTextTagTable *table,</text:p>
          </table:table-cell>
        </table:table-row>
        <table:table-row table:style-name="ro1">
          <table:table-cell office:value-type="string">
            <text:p><text:s text:c="57"/>GtkTextTag *tag);</text:p>
          </table:table-cell>
        </table:table-row>
        <table:table-row table:style-name="ro1">
          <table:table-cell office:value-type="string">
            <text:p>GtkTextTag * <text:s text:c="7"/>gtk_text_tag_table_lookup <text:s text:c="10"/>(GtkTextTagTable *t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text_tag_table_foreach <text:s text:c="9"/>(GtkTextTagTable *table,</text:p>
          </table:table-cell>
        </table:table-row>
        <table:table-row table:style-name="ro1">
          <table:table-cell office:value-type="string">
            <text:p><text:s text:c="57"/>GtkTextTagTableForeach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int <text:s text:c="15"/>gtk_text_tag_table_get_size <text:s text:c="8"/>(GtkTextTagTable *table);</text:p>
          </table:table-cell>
        </table:table-row>
      </table:table>
      <table:table table:name="GtkTextView" table:style-name="ta1" table:print="false">
        <table:table-column table:style-name="co6" table:default-cell-style-name="Implemented"/>
        <table:table-row table:style-name="ro1">
          <table:table-cell table:style-name="Ignored" office:value-type="string">
            <text:p>GtkWidget * <text:s text:c="8"/>gtk_text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text_view_new_with_buffer <text:s text:c="6"/>(GtkTextBuffer *buffer);</text:p>
          </table:table-cell>
        </table:table-row>
        <table:table-row table:style-name="ro1">
          <table:table-cell office:value-type="string">
            <text:p>void <text:s text:c="15"/>gtk_text_view_set_buffer <text:s text:c="11"/>(GtkTextView *text_view,</text:p>
          </table:table-cell>
        </table:table-row>
        <table:table-row table:style-name="ro1">
          <table:table-cell office:value-type="string">
            <text:p><text:s text:c="57"/>GtkTextBuffer *buffer);</text:p>
          </table:table-cell>
        </table:table-row>
        <table:table-row table:style-name="ro1">
          <table:table-cell office:value-type="string">
            <text:p>GtkTextBuffer * <text:s text:c="4"/>gtk_text_view_get_buffer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croll_to_mark <text:s text:c="7"/>(GtkTextView *text_view,</text:p>
          </table:table-cell>
        </table:table-row>
        <table:table-row table:style-name="ro1">
          <table:table-cell office:value-type="string">
            <text:p><text:s text:c="57"/>GtkTextMark *mark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gboolean <text:s text:c="11"/>gtk_text_view_scroll_to_iter <text:s text:c="7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double within_margi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double xalign,</text:p>
          </table:table-cell>
        </table:table-row>
        <table:table-row table:style-name="ro1">
          <table:table-cell office:value-type="string">
            <text:p><text:s text:c="57"/>gdouble yalign);</text:p>
          </table:table-cell>
        </table:table-row>
        <table:table-row table:style-name="ro1">
          <table:table-cell office:value-type="string">
            <text:p>void <text:s text:c="15"/>gtk_text_view_scroll_mark_onscreen <text:s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move_mark_onscreen <text:s text:c="3"/>(GtkTextView *text_view,</text:p>
          </table:table-cell>
        </table:table-row>
        <table:table-row table:style-name="ro1">
          <table:table-cell office:value-type="string">
            <text:p><text:s text:c="57"/>GtkTextMark *mark);</text:p>
          </table:table-cell>
        </table:table-row>
        <table:table-row table:style-name="ro1">
          <table:table-cell office:value-type="string">
            <text:p>gboolean <text:s text:c="11"/>gtk_text_view_place_cursor_onscreen (GtkTextView *text_view);</text:p>
          </table:table-cell>
        </table:table-row>
        <table:table-row table:style-name="ro1">
          <table:table-cell office:value-type="string">
            <text:p>void <text:s text:c="15"/>gtk_text_view_get_visible_rect <text:s text:c="5"/>(GtkTextView *text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void <text:s text:c="15"/>gtk_text_view_get_iter_location <text:s text:c="4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dkRectangle *location);</text:p>
          </table:table-cell>
        </table:table-row>
        <table:table-row table:style-name="ro1">
          <table:table-cell office:value-type="string">
            <text:p>void <text:s text:c="15"/>gtk_text_view_get_line_at_y <text:s text:c="8"/>(GtkTextView *text_view,</text:p>
          </table:table-cell>
        </table:table-row>
        <table:table-row table:style-name="ro1">
          <table:table-cell office:value-type="string">
            <text:p><text:s text:c="57"/>GtkTextIter *target_iter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int *line_top);</text:p>
          </table:table-cell>
        </table:table-row>
        <table:table-row table:style-name="ro1">
          <table:table-cell office:value-type="string">
            <text:p>void <text:s text:c="15"/>gtk_text_view_get_line_yrange <text:s text:c="6"/>(GtkTextView *text_view,</text:p>
          </table:table-cell>
        </table:table-row>
        <table:table-row table:style-name="ro1">
          <table:table-cell office:value-type="string">
            <text:p><text:s text:c="57"/>const GtkTextIter *iter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text_view_get_iter_at_loca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get_iter_at_position <text:s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*trailing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void <text:s text:c="15"/>gtk_text_view_buffer_to_window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buffer_x,</text:p>
          </table:table-cell>
        </table:table-row>
        <table:table-row table:style-name="ro1">
          <table:table-cell office:value-type="string">
            <text:p><text:s text:c="57"/>gint buffer_y,</text:p>
          </table:table-cell>
        </table:table-row>
        <table:table-row table:style-name="ro1">
          <table:table-cell office:value-type="string">
            <text:p><text:s text:c="57"/>gint *window_x,</text:p>
          </table:table-cell>
        </table:table-row>
        <table:table-row table:style-name="ro1">
          <table:table-cell office:value-type="string">
            <text:p><text:s text:c="57"/>gint *window_y);</text:p>
          </table:table-cell>
        </table:table-row>
        <table:table-row table:style-name="ro1">
          <table:table-cell office:value-type="string">
            <text:p>void <text:s text:c="15"/>gtk_text_view_window_to_buffer_coord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win,</text:p>
          </table:table-cell>
        </table:table-row>
        <table:table-row table:style-name="ro1">
          <table:table-cell office:value-type="string">
            <text:p><text:s text:c="57"/>gint window_x,</text:p>
          </table:table-cell>
        </table:table-row>
        <table:table-row table:style-name="ro1">
          <table:table-cell office:value-type="string">
            <text:p><text:s text:c="57"/>gint window_y,</text:p>
          </table:table-cell>
        </table:table-row>
        <table:table-row table:style-name="ro1">
          <table:table-cell office:value-type="string">
            <text:p><text:s text:c="57"/>gint *buffer_x,</text:p>
          </table:table-cell>
        </table:table-row>
        <table:table-row table:style-name="ro1">
          <table:table-cell office:value-type="string">
            <text:p><text:s text:c="57"/>gint *buffer_y);</text:p>
          </table:table-cell>
        </table:table-row>
        <table:table-row table:style-name="ro1">
          <table:table-cell office:value-type="string">
            <text:p>GdkWindow* <text:s text:c="9"/>gtk_text_view_get_window <text:s text:c="11"/>(GtkTextView *text_view,</text:p>
          </table:table-cell>
        </table:table-row>
        <table:table-row table:style-name="ro1">
          <table:table-cell office:value-type="string">
            <text:p><text:s text:c="57"/>GtkTextWindowType win);</text:p>
          </table:table-cell>
        </table:table-row>
        <table:table-row table:style-name="ro1">
          <table:table-cell office:value-type="string">
            <text:p>GtkTextWindowType <text:s text:c="2"/>gtk_text_view_get_window_type <text:s text:c="6"/>(GtkTextView *text_view,</text:p>
          </table:table-cell>
        </table:table-row>
        <table:table-row table:style-name="ro1">
          <table:table-cell office:value-type="string">
            <text:p><text:s text:c="57"/>GdkWindow *window);</text:p>
          </table:table-cell>
        </table:table-row>
        <table:table-row table:style-name="ro1">
          <table:table-cell office:value-type="string">
            <text:p>void <text:s text:c="15"/>gtk_text_view_s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int <text:s text:c="15"/>gtk_text_view_get_border_window_size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WindowType type);</text:p>
          </table:table-cell>
        </table:table-row>
        <table:table-row table:style-name="ro1">
          <table:table-cell office:value-type="string">
            <text:p>gboolean <text:s text:c="11"/>gtk_text_view_forward_display_line <text:s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 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forward_display_line_end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backward_display_line_start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tkTextIter *iter);</text:p>
          </table:table-cell>
        </table:table-row>
        <table:table-row table:style-name="ro1">
          <table:table-cell office:value-type="string">
            <text:p>gboolean <text:s text:c="11"/>gtk_text_view_starts_display_line <text:s text:c="2"/>(GtkTextView *text_view,</text:p>
          </table:table-cell>
        </table:table-row>
        <table:table-row table:style-name="ro1">
          <table:table-cell office:value-type="string">
            <text:p><text:s text:c="57"/>const GtkTextIter *iter);</text:p>
          </table:table-cell>
        </table:table-row>
        <table:table-row table:style-name="ro1">
          <table:table-cell office:value-type="string">
            <text:p>gboolean <text:s text:c="11"/>gtk_text_view_move_visually <text:s text:c="8"/>(GtkTextView *text_view,</text:p>
          </table:table-cell>
        </table:table-row>
        <table:table-row table:style-name="ro1">
          <table:table-cell office:value-type="string">
            <text:p><text:s text:c="57"/>GtkTextIter *iter,</text:p>
          </table:table-cell>
        </table:table-row>
        <table:table-row table:style-name="ro1">
          <table:table-cell office:value-type="string">
            <text:p><text:s text:c="57"/>gint count);</text:p>
          </table:table-cell>
        </table:table-row>
        <table:table-row table:style-name="ro1">
          <table:table-cell office:value-type="string">
            <text:p>void <text:s text:c="15"/>gtk_text_view_add_child_at_anchor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ChildAnchor *anchor);</text:p>
          </table:table-cell>
        </table:table-row>
        <table:table-row table:style-name="ro1">
          <table:table-cell table:style-name="Ignored" office:value-type="string">
            <text:p>GtkTextChildAnchor* gtk_text_child_anchor_new <text:s text:c="10"/>(void);</text:p>
          </table:table-cell>
        </table:table-row>
        <table:table-row table:style-name="ro1">
          <table:table-cell office:value-type="string">
            <text:p>GList* <text:s text:c="13"/>gtk_text_child_anchor_get_widgets <text:s text:c="2"/>(GtkTextChildAnchor *anchor);</text:p>
          </table:table-cell>
        </table:table-row>
        <table:table-row table:style-name="ro1">
          <table:table-cell office:value-type="string">
            <text:p>gboolean <text:s text:c="11"/>gtk_text_child_anchor_get_deleted <text:s text:c="2"/>(GtkTextChildAnchor *anchor);</text:p>
          </table:table-cell>
        </table:table-row>
        <table:table-row table:style-name="ro1">
          <table:table-cell office:value-type="string">
            <text:p>void <text:s text:c="15"/>gtk_text_view_add_child_in_window <text:s text:c="2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tkTextWindowType which_window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move_child <text:s text:c="11"/>(GtkTextView *text_view,</text:p>
          </table:table-cell>
        </table:table-row>
        <table:table-row table:style-name="ro1">
          <table:table-cell office:value-type="string">
            <text:p><text:s text:c="57"/>GtkWidget *child,</text:p>
          </table:table-cell>
        </table:table-row>
        <table:table-row table:style-name="ro1">
          <table:table-cell office:value-type="string">
            <text:p><text:s text:c="57"/>gint xpos,</text:p>
          </table:table-cell>
        </table:table-row>
        <table:table-row table:style-name="ro1">
          <table:table-cell office:value-type="string">
            <text:p><text:s text:c="57"/>gint ypos);</text:p>
          </table:table-cell>
        </table:table-row>
        <table:table-row table:style-name="ro1">
          <table:table-cell office:value-type="string">
            <text:p>void <text:s text:c="15"/>gtk_text_view_set_wrap_mode <text:s text:c="8"/>(GtkTextView *text_view,</text:p>
          </table:table-cell>
        </table:table-row>
        <table:table-row table:style-name="ro1">
          <table:table-cell office:value-type="string">
            <text:p><text:s text:c="57"/>GtkWrapMode wrap_mode);</text:p>
          </table:table-cell>
        </table:table-row>
        <table:table-row table:style-name="ro1">
          <table:table-cell office:value-type="string">
            <text:p>GtkWrapMode <text:s text:c="8"/>gtk_text_view_get_wrap_mod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editable <text:s text:c="9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editable <text:s text:c="9"/>(GtkTextView *text_view);</text:p>
          </table:table-cell>
        </table:table-row>
        <table:table-row table:style-name="ro1">
          <table:table-cell office:value-type="string">
            <text:p>void <text:s text:c="15"/>gtk_text_view_set_cursor_visible <text:s text:c="3"/>(GtkTextView *text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ext_view_get_cursor_visible <text:s text:c="3"/>(GtkTextView *text_view);</text:p>
          </table:table-cell>
        </table:table-row>
        <table:table-row table:style-name="ro1">
          <table:table-cell office:value-type="string">
            <text:p>void <text:s text:c="15"/>gtk_text_view_set_overwrite <text:s text:c="8"/>(GtkTextView *text_view,</text:p>
          </table:table-cell>
        </table:table-row>
        <table:table-row table:style-name="ro1">
          <table:table-cell office:value-type="string">
            <text:p><text:s text:c="57"/>gboolean overwrite);</text:p>
          </table:table-cell>
        </table:table-row>
        <table:table-row table:style-name="ro1">
          <table:table-cell office:value-type="string">
            <text:p>gboolean <text:s text:c="11"/>gtk_text_view_get_overwrite <text:s text:c="8"/>(GtkTextView *text_view);</text:p>
          </table:table-cell>
        </table:table-row>
        <table:table-row table:style-name="ro1">
          <table:table-cell office:value-type="string">
            <text:p>void <text:s text:c="15"/>gtk_text_view_set_pixels_above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above_lines);</text:p>
          </table:table-cell>
        </table:table-row>
        <table:table-row table:style-name="ro1">
          <table:table-cell office:value-type="string">
            <text:p>gint <text:s text:c="15"/>gtk_text_view_get_pixels_above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below_lines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below_lines);</text:p>
          </table:table-cell>
        </table:table-row>
        <table:table-row table:style-name="ro1">
          <table:table-cell office:value-type="string">
            <text:p>gint <text:s text:c="15"/>gtk_text_view_get_pixels_below_lines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pixels_inside_wrap</text:p>
          </table:table-cell>
        </table:table-row>
        <table:table-row table:style-name="ro1">
          <table:table-cell office:value-type="string">
            <text:p><text:s text:c="56"/>(GtkTextView *text_view,</text:p>
          </table:table-cell>
        </table:table-row>
        <table:table-row table:style-name="ro1">
          <table:table-cell office:value-type="string">
            <text:p><text:s text:c="57"/>gint pixels_inside_wrap);</text:p>
          </table:table-cell>
        </table:table-row>
        <table:table-row table:style-name="ro1">
          <table:table-cell office:value-type="string">
            <text:p>gint <text:s text:c="15"/>gtk_text_view_get_pixels_inside_wrap</text:p>
          </table:table-cell>
        </table:table-row>
        <table:table-row table:style-name="ro1">
          <table:table-cell office:value-type="string">
            <text:p><text:s text:c="56"/>(GtkTextView *text_view);</text:p>
          </table:table-cell>
        </table:table-row>
        <table:table-row table:style-name="ro1">
          <table:table-cell office:value-type="string">
            <text:p>void <text:s text:c="15"/>gtk_text_view_set_justification <text:s text:c="4"/>(GtkTextView *text_view,</text:p>
          </table:table-cell>
        </table:table-row>
        <table:table-row table:style-name="ro1">
          <table:table-cell office:value-type="string">
            <text:p><text:s text:c="57"/>GtkJustification justification);</text:p>
          </table:table-cell>
        </table:table-row>
        <table:table-row table:style-name="ro1">
          <table:table-cell office:value-type="string">
            <text:p>GtkJustification <text:s text:c="3"/>gtk_text_view_get_justification <text:s text:c="4"/>(GtkTextView *text_view);</text:p>
          </table:table-cell>
        </table:table-row>
        <table:table-row table:style-name="ro1">
          <table:table-cell office:value-type="string">
            <text:p>void <text:s text:c="15"/>gtk_text_view_set_left_margin <text:s text:c="6"/>(GtkTextView *text_view,</text:p>
          </table:table-cell>
        </table:table-row>
        <table:table-row table:style-name="ro1">
          <table:table-cell office:value-type="string">
            <text:p><text:s text:c="57"/>gint left_margin);</text:p>
          </table:table-cell>
        </table:table-row>
        <table:table-row table:style-name="ro1">
          <table:table-cell office:value-type="string">
            <text:p>gint <text:s text:c="15"/>gtk_text_view_get_left_margin <text:s text:c="6"/>(GtkTextView *text_view);</text:p>
          </table:table-cell>
        </table:table-row>
        <table:table-row table:style-name="ro1">
          <table:table-cell office:value-type="string">
            <text:p>void <text:s text:c="15"/>gtk_text_view_set_right_margin <text:s text:c="5"/>(GtkTextView *text_view,</text:p>
          </table:table-cell>
        </table:table-row>
        <table:table-row table:style-name="ro1">
          <table:table-cell office:value-type="string">
            <text:p><text:s text:c="57"/>gint right_margin);</text:p>
          </table:table-cell>
        </table:table-row>
        <table:table-row table:style-name="ro1">
          <table:table-cell office:value-type="string">
            <text:p>gint <text:s text:c="15"/>gtk_text_view_get_right_margin <text:s text:c="5"/>(GtkTextView *text_view);</text:p>
          </table:table-cell>
        </table:table-row>
        <table:table-row table:style-name="ro1">
          <table:table-cell office:value-type="string">
            <text:p>void <text:s text:c="15"/>gtk_text_view_set_indent <text:s text:c="11"/>(GtkTextView *text_view,</text:p>
          </table:table-cell>
        </table:table-row>
        <table:table-row table:style-name="ro1">
          <table:table-cell office:value-type="string">
            <text:p><text:s text:c="57"/>gint indent);</text:p>
          </table:table-cell>
        </table:table-row>
        <table:table-row table:style-name="ro1">
          <table:table-cell office:value-type="string">
            <text:p>gint <text:s text:c="15"/>gtk_text_view_get_indent <text:s text:c="11"/>(GtkTextView *text_view);</text:p>
          </table:table-cell>
        </table:table-row>
        <table:table-row table:style-name="ro1">
          <table:table-cell office:value-type="string">
            <text:p>void <text:s text:c="15"/>gtk_text_view_set_tabs <text:s text:c="13"/>(GtkTextView *text_view,</text:p>
          </table:table-cell>
        </table:table-row>
        <table:table-row table:style-name="ro1">
          <table:table-cell office:value-type="string">
            <text:p><text:s text:c="57"/>PangoTabArray *tabs);</text:p>
          </table:table-cell>
        </table:table-row>
        <table:table-row table:style-name="ro1">
          <table:table-cell office:value-type="string">
            <text:p>PangoTabArray* <text:s text:c="5"/>gtk_text_view_get_tabs <text:s text:c="13"/>(GtkTextView *text_view);</text:p>
          </table:table-cell>
        </table:table-row>
        <table:table-row table:style-name="ro1">
          <table:table-cell office:value-type="string">
            <text:p>void <text:s text:c="15"/>gtk_text_view_set_accepts_tab <text:s text:c="6"/>(GtkTextView *text_view,</text:p>
          </table:table-cell>
        </table:table-row>
        <table:table-row table:style-name="ro1">
          <table:table-cell office:value-type="string">
            <text:p><text:s text:c="57"/>gboolean accepts_tab);</text:p>
          </table:table-cell>
        </table:table-row>
        <table:table-row table:style-name="ro1">
          <table:table-cell office:value-type="string">
            <text:p>gboolean <text:s text:c="11"/>gtk_text_view_get_accepts_tab <text:s text:c="6"/>(GtkTextView *text_view);</text:p>
          </table:table-cell>
        </table:table-row>
        <table:table-row table:style-name="ro1">
          <table:table-cell table:style-name="Ignored" office:value-type="string">
            <text:p>GtkTextAttributes* <text:s/>gtk_text_view_get_default_attributes</text:p>
          </table:table-cell>
        </table:table-row>
        <table:table-row table:style-name="ro1">
          <table:table-cell table:style-name="Ignored" office:value-type="string">
            <text:p><text:s text:c="56"/>(GtkTextView *text_view);</text:p>
          </table:table-cell>
        </table:table-row>
      </table:table>
      <table:table table:name="GtkTreeModel" table:style-name="ta1" table:print="false">
        <office:forms form:automatic-focus="false" form:apply-design-mode="false"/>
        <table:table-column table:style-name="co6" table:default-cell-style-name="Implemented"/>
        <table:table-row table:style-name="ro1">
          <table:table-cell table:style-name="Default" office:value-type="string">
            <text:p>(рассматривается использование + реализация интерфейса)</text:p>
          </table:table-cell>
        </table:table-row>
        <table:table-row table:style-name="ro1">
          <table:table-cell table:style-name="Default" office:value-type="string">
            <text:p>gboolean <text:s text:c="11"/>(*GtkTreeModelForeachFunc) <text:s text:c="9"/>(GtkTreeModel *model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Iter *iter,</text:p>
          </table:table-cell>
        </table:table-row>
        <table:table-row table:style-name="ro1">
          <table:table-cell table:style-name="Default"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enum <text:s text:c="15"/>GtkTreeModelFlags;</text:p>
          </table:table-cell>
        </table:table-row>
        <table:table-row table:style-name="ro1">
          <table:table-cell table:style-name="Ignored" office:value-type="string">
            <text:p>GtkTreePath * <text:s text:c="6"/>gtk_tree_path_new <text:s text:c="18"/>(void);</text:p>
          </table:table-cell>
        </table:table-row>
        <table:table-row table:style-name="ro1">
          <table:table-cell table:style-name="Ignored" office:value-type="string">
            <text:p>GtkTreePath * <text:s text:c="6"/>gtk_tree_path_new_from_string <text:s text:c="6"/>(const gchar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rom_indices <text:s text:c="5"/>(gint first_index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char * <text:s text:c="12"/>gtk_tree_path_to_string <text:s text:c="12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new_first <text:s text:c="12"/>(void);</text:p>
          </table:table-cell>
        </table:table-row>
        <table:table-row table:style-name="ro1">
          <table:table-cell table:style-name="Ignored" office:value-type="string">
            <text:p>#define <text:s text:c="12"/>gtk_tree_path_new_root <text:s text:c="13"/>()</text:p>
          </table:table-cell>
        </table:table-row>
        <table:table-row table:style-name="ro1">
          <table:table-cell table:style-name="Ignored" office:value-type="string">
            <text:p>void <text:s text:c="15"/>gtk_tree_path_append_index <text:s text:c="9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void <text:s text:c="15"/>gtk_tree_path_prepend_index <text:s text:c="8"/>(GtkTreePath *path,</text:p>
          </table:table-cell>
        </table:table-row>
        <table:table-row table:style-name="ro1">
          <table:table-cell table:style-name="Ignored" office:value-type="string">
            <text:p><text:s text:c="57"/>gint index_);</text:p>
          </table:table-cell>
        </table:table-row>
        <table:table-row table:style-name="ro1">
          <table:table-cell table:style-name="Ignored" office:value-type="string">
            <text:p>gint <text:s text:c="15"/>gtk_tree_path_get_depth <text:s text:c="12"/>(GtkTreePath *path);</text:p>
          </table:table-cell>
        </table:table-row>
        <table:table-row table:style-name="ro1">
          <table:table-cell office:value-type="string">
            <text:p>gint * <text:s text:c="13"/>gtk_tree_path_get_indices <text:s text:c="10"/>(GtkTreePath *path);</text:p>
          </table:table-cell>
        </table:table-row>
        <table:table-row table:style-name="ro1">
          <table:table-cell table:style-name="Ignored" office:value-type="string">
            <text:p>void <text:s text:c="15"/>gtk_tree_path_free <text:s text:c="17"/>(GtkTreePath *path);</text:p>
          </table:table-cell>
        </table:table-row>
        <table:table-row table:style-name="ro1">
          <table:table-cell table:style-name="Ignored" office:value-type="string">
            <text:p>GtkTreePath * <text:s text:c="6"/>gtk_tree_path_copy <text:s text:c="17"/>(const GtkTreePath *path);</text:p>
          </table:table-cell>
        </table:table-row>
        <table:table-row table:style-name="ro1">
          <table:table-cell office:value-type="string">
            <text:p>gint <text:s text:c="15"/>gtk_tree_path_compare <text:s text:c="14"/>(const GtkTreePath *a,</text:p>
          </table:table-cell>
        </table:table-row>
        <table:table-row table:style-name="ro1">
          <table:table-cell office:value-type="string">
            <text:p><text:s text:c="57"/>const GtkTreePath *b);</text:p>
          </table:table-cell>
        </table:table-row>
        <table:table-row table:style-name="ro1">
          <table:table-cell office:value-type="string">
            <text:p>void <text:s text:c="15"/>gtk_tree_path_next <text:s text:c="17"/>(GtkTreePath *path);</text:p>
          </table:table-cell>
        </table:table-row>
        <table:table-row table:style-name="ro1">
          <table:table-cell office:value-type="string">
            <text:p>gboolean <text:s text:c="11"/>gtk_tree_path_prev <text:s text:c="17"/>(GtkTreePath *path);</text:p>
          </table:table-cell>
        </table:table-row>
        <table:table-row table:style-name="ro1">
          <table:table-cell office:value-type="string">
            <text:p>gboolean <text:s text:c="11"/>gtk_tree_path_up <text:s text:c="19"/>(GtkTreePath *path);</text:p>
          </table:table-cell>
        </table:table-row>
        <table:table-row table:style-name="ro1">
          <table:table-cell office:value-type="string">
            <text:p>void <text:s text:c="15"/>gtk_tree_path_down <text:s text:c="17"/>(GtkTreePath *path);</text:p>
          </table:table-cell>
        </table:table-row>
        <table:table-row table:style-name="ro1">
          <table:table-cell office:value-type="string">
            <text:p>gboolean <text:s text:c="11"/>gtk_tree_path_is_ancestor <text:s text:c="10"/>(GtkTreePath *path,</text:p>
          </table:table-cell>
        </table:table-row>
        <table:table-row table:style-name="ro1">
          <table:table-cell office:value-type="string">
            <text:p><text:s text:c="57"/>GtkTreePath *descendant);</text:p>
          </table:table-cell>
        </table:table-row>
        <table:table-row table:style-name="ro1">
          <table:table-cell office:value-type="string">
            <text:p>gboolean <text:s text:c="11"/>gtk_tree_path_is_descendant <text:s text:c="8"/>(GtkTreePath *path,</text:p>
          </table:table-cell>
        </table:table-row>
        <table:table-row table:style-name="ro1">
          <table:table-cell office:value-type="string">
            <text:p><text:s text:c="57"/>GtkTreePath *ancestor);</text:p>
          </table:table-cell>
        </table:table-row>
        <table:table-row table:style-name="ro1">
          <table:table-cell office:value-type="string">
            <text:p>GtkTreeRowReference * gtk_tree_row_reference_new <text:s text:c="7"/>(GtkTreeModel *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GtkTreeRowReference * gtk_tree_row_reference_new_proxy <text:s/>(GObject *proxy,</text:p>
          </table:table-cell>
        </table:table-row>
        <table:table-row table:style-name="ro1">
          <table:table-cell table:style-name="Ignored" office:value-type="string">
            <text:p><text:s text:c="57"/>GtkTreeModel *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Model * <text:s text:c="5"/>gtk_tree_row_reference_get_model <text:s text:c="3"/>(GtkTreeRowReference *reference);</text:p>
          </table:table-cell>
        </table:table-row>
        <table:table-row table:style-name="ro1">
          <table:table-cell office:value-type="string">
            <text:p>GtkTreePath * <text:s text:c="6"/>gtk_tree_row_reference_get_path <text:s text:c="4"/>(GtkTreeRowReference *reference);</text:p>
          </table:table-cell>
        </table:table-row>
        <table:table-row table:style-name="ro1">
          <table:table-cell office:value-type="string">
            <text:p>gboolean <text:s text:c="11"/>gtk_tree_row_reference_valid <text:s text:c="7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free <text:s text:c="8"/>(GtkTreeRowReference *reference);</text:p>
          </table:table-cell>
        </table:table-row>
        <table:table-row table:style-name="ro1">
          <table:table-cell table:style-name="Ignored" office:value-type="string">
            <text:p>GtkTreeRowReference * gtk_tree_row_reference_copy <text:s text:c="6"/>(GtkTreeRowReference *reference);</text:p>
          </table:table-cell>
        </table:table-row>
        <table:table-row table:style-name="ro1">
          <table:table-cell table:style-name="Ignored" office:value-type="string">
            <text:p>void <text:s text:c="15"/>gtk_tree_row_reference_inserted <text:s text:c="4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deleted <text:s text:c="5"/>(GObject *proxy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row_reference_reordered <text:s text:c="3"/>(GObject *proxy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  <table:table-row table:style-name="ro1">
          <table:table-cell table:style-name="Ignored" office:value-type="string">
            <text:p>GtkTreeIter * <text:s text:c="6"/>gtk_tree_iter_copy <text:s text:c="17"/>(GtkTreeIter *iter);</text:p>
          </table:table-cell>
        </table:table-row>
        <table:table-row table:style-name="ro1">
          <table:table-cell table:style-name="Ignored" office:value-type="string">
            <text:p>void <text:s text:c="15"/>gtk_tree_iter_free <text:s text:c="17"/>(GtkTreeIter *iter);</text:p>
          </table:table-cell>
        </table:table-row>
        <table:table-row table:style-name="ro1">
          <table:table-cell office:value-type="string">
            <text:p>GtkTreeModelFlags <text:s text:c="2"/>gtk_tree_model_get_flags <text:s text:c="11"/>(GtkTreeModel *tree_model);</text:p>
          </table:table-cell>
        </table:table-row>
        <table:table-row table:style-name="ro1">
          <table:table-cell office:value-type="string">
            <text:p>gint <text:s text:c="15"/>gtk_tree_model_get_n_columns <text:s text:c="7"/>(GtkTreeModel *tree_model);</text:p>
          </table:table-cell>
        </table:table-row>
        <table:table-row table:style-name="ro1">
          <table:table-cell office:value-type="string">
            <text:p>GType <text:s text:c="14"/>gtk_tree_model_get_column_type <text:s text:c="5"/>(GtkTreeModel *tree_model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tree_model_get_iter <text:s text:c="12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model_get_iter_from_string 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const gchar *path_string);</text:p>
          </table:table-cell>
        </table:table-row>
        <table:table-row table:style-name="ro1">
          <table:table-cell office:value-type="string">
            <text:p>gboolean <text:s text:c="11"/>gtk_tree_model_get_iter_first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#define <text:s text:c="12"/>gtk_tree_model_get_iter_root <text:s text:c="7"/>(tree_model, iter)</text:p>
          </table:table-cell>
        </table:table-row>
        <table:table-row table:style-name="ro1">
          <table:table-cell office:value-type="string">
            <text:p>GtkTreePath * <text:s text:c="6"/>gtk_tree_model_get_path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get_value <text:s text:c="11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GValue *value);</text:p>
          </table:table-cell>
        </table:table-row>
        <table:table-row table:style-name="ro1">
          <table:table-cell office:value-type="string">
            <text:p>gboolean <text:s text:c="11"/>gtk_tree_model_iter_next <text:s text:c="11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children <text:s text:c="7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);</text:p>
          </table:table-cell>
        </table:table-row>
        <table:table-row table:style-name="ro1">
          <table:table-cell office:value-type="string">
            <text:p>gboolean <text:s text:c="11"/>gtk_tree_model_iter_has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model_iter_n_children <text:s text:c="5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model_iter_nth_child <text:s text:c="6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parent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boolean <text:s text:c="11"/>gtk_tree_model_iter_parent <text:s text:c="9"/>(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tkTreeIter *child);</text:p>
          </table:table-cell>
        </table:table-row>
        <table:table-row table:style-name="ro1">
          <table:table-cell table:style-name="Ignored" office:value-type="string">
            <text:p>gchar * <text:s text:c="12"/>gtk_tree_model_get_string_from_iter 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ref_node <text:s text:c="12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model_unref_node <text:s text:c="10"/>(GtkTreeModel *tree_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get <text:s text:c="17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void <text:s text:c="15"/>gtk_tree_model_get_valist <text:s text:c="10"/>(GtkTreeModel *tree_model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va_list var_args);</text:p>
          </table:table-cell>
        </table:table-row>
        <table:table-row table:style-name="ro1">
          <table:table-cell office:value-type="string">
            <text:p>void <text:s text:c="15"/>gtk_tree_model_foreach <text:s text:c="13"/>(GtkTreeModel *model,</text:p>
          </table:table-cell>
        </table:table-row>
        <table:table-row table:style-name="ro1">
          <table:table-cell office:value-type="string">
            <text:p><text:s text:c="57"/>GtkTreeModelForeachFunc func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Ignored" office:value-type="string">
            <text:p>void <text:s text:c="15"/>gtk_tree_model_row_chang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inserted <text:s text:c="8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has_child_toggled</text:p>
          </table:table-cell>
        </table:table-row>
        <table:table-row table:style-name="ro1">
          <table:table-cell table:style-name="Ignored" office:value-type="string">
            <text:p><text:s text:c="5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);</text:p>
          </table:table-cell>
        </table:table-row>
        <table:table-row table:style-name="ro1">
          <table:table-cell table:style-name="Ignored" office:value-type="string">
            <text:p>void <text:s text:c="15"/>gtk_tree_model_row_deleted <text:s text:c="9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table:style-name="Ignored" office:value-type="string">
            <text:p>void <text:s text:c="15"/>gtk_tree_model_rows_reordered <text:s text:c="6"/>(GtkTreeModel *tree_model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Iter *iter,</text:p>
          </table:table-cell>
        </table:table-row>
        <table:table-row table:style-name="ro1">
          <table:table-cell table:style-name="Ignored" office:value-type="string">
            <text:p><text:s text:c="57"/>gint *new_order);</text:p>
          </table:table-cell>
        </table:table-row>
      </table:table>
      <table:table table:name="GtkTreeSelection" table:style-name="ta1" table:print="false">
        <office:forms form:automatic-focus="false" form:apply-design-mode="false"/>
        <table:table-column table:style-name="co7" table:default-cell-style-name="Implemented"/>
        <table:table-row table:style-name="ro1">
          <table:table-cell office:value-type="string">
            <text:p>gboolean <text:s text:c="11"/>(*GtkTreeSelectionFunc) <text:s text:c="12"/>(GtkTreeSelection *selection,</text:p>
          </table:table-cell>
        </table:table-row>
        <table:table-row table:style-name="ro1">
          <table:table-cell office:value-type="string">
            <text:p><text:s text:c="57"/>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path_currently_selected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SelectionForeachFunc) <text:s text:c="5"/>(GtkTreeModel *model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tree_selection_set_mode <text:s text:c="8"/>(GtkTreeSelection *selection,</text:p>
          </table:table-cell>
        </table:table-row>
        <table:table-row table:style-name="ro1">
          <table:table-cell office:value-type="string">
            <text:p><text:s text:c="57"/>GtkSelectionMode type);</text:p>
          </table:table-cell>
        </table:table-row>
        <table:table-row table:style-name="ro1">
          <table:table-cell office:value-type="string">
            <text:p>GtkSelectionMode <text:s text:c="3"/>gtk_tree_selection_get_mode <text:s text:c="8"/>(GtkTreeSelection *selection);</text:p>
          </table:table-cell>
        </table:table-row>
        <table:table-row table:style-name="ro1">
          <table:table-cell office:value-type="string">
            <text:p>void <text:s text:c="15"/>gtk_tree_selection_set_select_function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Selec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table:style-name="Ignored" office:value-type="string">
            <text:p>GtkTreeSelectionFunc <text:s/>gtk_tree_selection_get_select_function</text:p>
          </table:table-cell>
        </table:table-row>
        <table:table-row table:style-name="ro1">
          <table:table-cell table:style-name="Ignored"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gpointer <text:s text:c="11"/>gtk_tree_selection_get_user_data <text:s text:c="3"/>(GtkTreeSelection *selection);</text:p>
          </table:table-cell>
        </table:table-row>
        <table:table-row table:style-name="ro1">
          <table:table-cell office:value-type="string">
            <text:p>GtkTreeView* <text:s text:c="7"/>gtk_tree_selection_get_tree_view <text:s text:c="3"/>(GtkTreeSelection *selection);</text:p>
          </table:table-cell>
        </table:table-row>
        <table:table-row table:style-name="ro1">
          <table:table-cell office:value-type="string">
            <text:p>gboolean <text:s text:c="11"/>gtk_tree_selection_get_selected <text:s text:c="4"/>(GtkTreeSelection *selection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ed_foreach (GtkTreeSelection *selection,</text:p>
          </table:table-cell>
        </table:table-row>
        <table:table-row table:style-name="ro1">
          <table:table-cell office:value-type="string">
            <text:p><text:s text:c="57"/>GtkTreeSelection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List * <text:s text:c="12"/>gtk_tree_selection_get_selected_rows</text:p>
          </table:table-cell>
        </table:table-row>
        <table:table-row table:style-name="ro1">
          <table:table-cell office:value-type="string">
            <text:p><text:s text:c="56"/>(GtkTreeSelection *selection,</text:p>
          </table:table-cell>
        </table:table-row>
        <table:table-row table:style-name="ro1">
          <table:table-cell office:value-type="string">
            <text:p><text:s text:c="57"/>GtkTreeModel **model);</text:p>
          </table:table-cell>
        </table:table-row>
        <table:table-row table:style-name="ro1">
          <table:table-cell office:value-type="string">
            <text:p>gint <text:s text:c="15"/>gtk_tree_selection_count_selected_rows</text:p>
          </table:table-cell>
        </table:table-row>
        <table:table-row table:style-name="ro1">
          <table:table-cell office:value-type="string">
            <text:p><text:s text:c="56"/>(GtkTreeSelection *selection);</text:p>
          </table:table-cell>
        </table:table-row>
        <table:table-row table:style-name="ro1">
          <table:table-cell office:value-type="string">
            <text:p>void <text:s text:c="15"/>gtk_tree_selection_select_path <text:s text:c="5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unselect_path <text:s text:c="3"/>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selection_path_is_selected (GtkTreeSelection *selection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selection_select_iter <text:s text:c="5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unselect_iter <text:s text:c="3"/>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boolean <text:s text:c="11"/>gtk_tree_selection_iter_is_selected (GtkTreeSelection *selection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tree_selection_select_all <text:s text:c="6"/>(GtkTreeSelection *selection);</text:p>
          </table:table-cell>
        </table:table-row>
        <table:table-row table:style-name="ro1">
          <table:table-cell office:value-type="string">
            <text:p>void <text:s text:c="15"/>gtk_tree_selection_unselect_all <text:s text:c="4"/>(GtkTreeSelection *selection);</text:p>
          </table:table-cell>
        </table:table-row>
        <table:table-row table:style-name="ro1">
          <table:table-cell office:value-type="string">
            <text:p>void <text:s text:c="15"/>gtk_tree_selection_select_range <text:s text:c="4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  <table:table-row table:style-name="ro1">
          <table:table-cell office:value-type="string">
            <text:p>void <text:s text:c="15"/>gtk_tree_selection_unselect_range <text:s text:c="2"/>(GtkTreeSelection *selection,</text:p>
          </table:table-cell>
        </table:table-row>
        <table:table-row table:style-name="ro1">
          <table:table-cell office:value-type="string">
            <text:p><text:s text:c="57"/>GtkTreePath *start_path,</text:p>
          </table:table-cell>
        </table:table-row>
        <table:table-row table:style-name="ro1">
          <table:table-cell office:value-type="string">
            <text:p><text:s text:c="57"/>GtkTreePath *end_path);</text:p>
          </table:table-cell>
        </table:table-row>
      </table:table>
      <table:table table:name="GtkTreeViewColumn" table:style-name="ta1" table:print="false">
        <office:forms form:automatic-focus="false" form:apply-design-mode="false"/>
        <table:table-column table:style-name="co6" table:default-cell-style-name="Implemented"/>
        <table:table-row table:style-name="ro1">
          <table:table-cell office:value-type="string">
            <text:p>void <text:s text:c="15"/>(*GtkTreeCellDataFunc) <text:s text:c="13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<text:s text:c="20"/>GtkTreeViewColumn;</text:p>
          </table:table-cell>
        </table:table-row>
        <table:table-row table:style-name="ro1">
          <table:table-cell table:style-name="Ignored" office:value-type="string">
            <text:p>GtkTreeViewColumn * gtk_tree_view_column_new <text:s text:c="11"/>(void);</text:p>
          </table:table-cell>
        </table:table-row>
        <table:table-row table:style-name="ro1">
          <table:table-cell table:style-name="Ignored" office:value-type="string">
            <text:p>GtkTreeViewColumn * gtk_tree_view_column_new_with_attributes</text:p>
          </table:table-cell>
        </table:table-row>
        <table:table-row table:style-name="ro1">
          <table:table-cell table:style-name="Ignored" office:value-type="string">
            <text:p><text:s text:c="56"/>(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pack_start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pack_end <text:s text:c="6"/>(GtkTreeViewColumn *tree_column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tree_view_column_clear <text:s text:c="9"/>(GtkTreeViewColumn *tree_column);</text:p>
          </table:table-cell>
        </table:table-row>
        <table:table-row table:style-name="ro1">
          <table:table-cell office:value-type="string">
            <text:p>GList * <text:s text:c="12"/>gtk_tree_view_column_get_cell_renderers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add_attribute <text:s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Ignored" office:value-type="string">
            <text:p>void <text:s text:c="15"/>gtk_tree_view_column_set_attributes (GtkTreeViewColumn *tree_column,</text:p>
          </table:table-cell>
        </table:table-row>
        <table:table-row table:style-name="ro1">
          <table:table-cell table:style-name="Ignored" office:value-type="string">
            <text:p><text:s text:c="57"/>GtkCellRenderer *cell_renderer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tree_view_column_set_cell_data_func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tkTreeCell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column_clear_attributes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);</text:p>
          </table:table-cell>
        </table:table-row>
        <table:table-row table:style-name="ro1">
          <table:table-cell office:value-type="string">
            <text:p>void <text:s text:c="15"/>gtk_tree_view_column_set_spacing <text:s text:c="3"/>(GtkTreeViewColumn *tree_column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tree_view_column_get_spacing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visible <text:s text:c="3"/>(GtkTreeViewColumn *tree_column,</text:p>
          </table:table-cell>
        </table:table-row>
        <table:table-row table:style-name="ro1">
          <table:table-cell office:value-type="string">
            <text:p><text:s text:c="57"/>gboolean visible);</text:p>
          </table:table-cell>
        </table:table-row>
        <table:table-row table:style-name="ro1">
          <table:table-cell office:value-type="string">
            <text:p>gboolean <text:s text:c="11"/>gtk_tree_view_column_get_visible <text:s text:c="3"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sizable <text:s/>(GtkTreeViewColumn *tree_column,</text:p>
          </table:table-cell>
        </table:table-row>
        <table:table-row table:style-name="ro1">
          <table:table-cell office:value-type="string">
            <text:p><text:s text:c="57"/>gboolean resizable);</text:p>
          </table:table-cell>
        </table:table-row>
        <table:table-row table:style-name="ro1">
          <table:table-cell office:value-type="string">
            <text:p>gboolean <text:s text:c="11"/>gtk_tree_view_column_get_resiz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sizing <text:s text:c="4"/>(GtkTreeViewColumn *tree_column,</text:p>
          </table:table-cell>
        </table:table-row>
        <table:table-row table:style-name="ro1">
          <table:table-cell office:value-type="string">
            <text:p><text:s text:c="57"/>GtkTreeViewColumnSizing type);</text:p>
          </table:table-cell>
        </table:table-row>
        <table:table-row table:style-name="ro1">
          <table:table-cell office:value-type="string">
            <text:p>GtkTreeViewColumnSizing <text:s/>gtk_tree_view_column_get_sizing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gint <text:s text:c="15"/>gtk_tree_view_column_get_width <text:s text:c="5"/>(GtkTreeViewColumn *tree_column);</text:p>
          </table:table-cell>
        </table:table-row>
        <table:table-row table:style-name="ro1">
          <table:table-cell office:value-type="string">
            <text:p>gint <text:s text:c="15"/>gtk_tree_view_column_get_fixed_width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fixed_width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fixed_width);</text:p>
          </table:table-cell>
        </table:table-row>
        <table:table-row table:style-name="ro1">
          <table:table-cell office:value-type="string">
            <text:p>void <text:s text:c="15"/>gtk_tree_view_column_set_min_width <text:s/>(GtkTreeViewColumn *tree_column,</text:p>
          </table:table-cell>
        </table:table-row>
        <table:table-row table:style-name="ro1">
          <table:table-cell office:value-type="string">
            <text:p><text:s text:c="57"/>gint min_width);</text:p>
          </table:table-cell>
        </table:table-row>
        <table:table-row table:style-name="ro1">
          <table:table-cell office:value-type="string">
            <text:p>gint <text:s text:c="15"/>gtk_tree_view_column_get_min_width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max_width <text:s/>(GtkTreeViewColumn *tree_column,</text:p>
          </table:table-cell>
        </table:table-row>
        <table:table-row table:style-name="ro1">
          <table:table-cell office:value-type="string">
            <text:p><text:s text:c="57"/>gint max_width);</text:p>
          </table:table-cell>
        </table:table-row>
        <table:table-row table:style-name="ro1">
          <table:table-cell office:value-type="string">
            <text:p>gint <text:s text:c="15"/>gtk_tree_view_column_get_max_width <text:s/>(GtkTreeViewColumn *tree_column);</text:p>
          </table:table-cell>
        </table:table-row>
        <table:table-row table:style-name="ro1">
          <table:table-cell table:style-name="Ignored" office:value-type="string">
            <text:p>void <text:s text:c="15"/>gtk_tree_view_column_clicked <text:s text:c="7"/>(GtkTreeViewColumn *tree_column);</text:p>
          </table:table-cell>
        </table:table-row>
        <table:table-row table:style-name="ro1">
          <table:table-cell office:value-type="string">
            <text:p>void <text:s text:c="15"/>gtk_tree_view_column_set_title <text:s text:c="5"/>(GtkTreeViewColumn *tree_column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tree_view_column_get_title <text:s text:c="5"/>(GtkTreeViewColumn *tree_column);</text:p>
          </table:table-cell>
        </table:table-row>
        <table:table-row table:style-name="ro1">
          <table:table-cell office:value-type="string">
            <text:p>void <text:s text:c="15"/>gtk_tree_view_column_set_expand <text:s text:c="4"/>(GtkTreeViewColumn *tree_column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boolean <text:s text:c="11"/>gtk_tree_view_column_get_expand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clickable <text:s/>(GtkTreeViewColumn *tree_column,</text:p>
          </table:table-cell>
        </table:table-row>
        <table:table-row table:style-name="ro1">
          <table:table-cell office:value-type="string">
            <text:p><text:s text:c="57"/>gboolean clickable);</text:p>
          </table:table-cell>
        </table:table-row>
        <table:table-row table:style-name="ro1">
          <table:table-cell office:value-type="string">
            <text:p>gboolean <text:s text:c="11"/>gtk_tree_view_column_get_clickable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widget <text:s text:c="4"/>(GtkTreeViewColumn *tree_column,</text:p>
          </table:table-cell>
        </table:table-row>
        <table:table-row table:style-name="ro1">
          <table:table-cell office:value-type="string">
            <text:p><text:s text:c="57"/>GtkWidget *widget);</text:p>
          </table:table-cell>
        </table:table-row>
        <table:table-row table:style-name="ro1">
          <table:table-cell office:value-type="string">
            <text:p>GtkWidget * <text:s text:c="8"/>gtk_tree_view_column_get_widget <text:s text:c="4"/>(GtkTreeViewColumn *tree_column);</text:p>
          </table:table-cell>
        </table:table-row>
        <table:table-row table:style-name="ro1">
          <table:table-cell office:value-type="string">
            <text:p>void <text:s text:c="15"/>gtk_tree_view_column_set_alignment <text:s/>(GtkTreeViewColumn *tree_column,</text:p>
          </table:table-cell>
        </table:table-row>
        <table:table-row table:style-name="ro1">
          <table:table-cell office:value-type="string">
            <text:p><text:s text:c="57"/>gfloat xalign);</text:p>
          </table:table-cell>
        </table:table-row>
        <table:table-row table:style-name="ro1">
          <table:table-cell office:value-type="string">
            <text:p>gfloat <text:s text:c="13"/>gtk_tree_view_column_get_alignment <text:s/>(GtkTreeViewColumn *tree_column);</text:p>
          </table:table-cell>
        </table:table-row>
        <table:table-row table:style-name="ro1">
          <table:table-cell office:value-type="string">
            <text:p>void <text:s text:c="15"/>gtk_tree_view_column_set_reorderable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column_get_reordera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column_id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int sort_column_id);</text:p>
          </table:table-cell>
        </table:table-row>
        <table:table-row table:style-name="ro1">
          <table:table-cell office:value-type="string">
            <text:p>gint <text:s text:c="15"/>gtk_tree_view_column_get_sort_column_id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indicator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column_get_sort_indicator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set_sort_order (GtkTreeViewColumn *tree_column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GtkSortType <text:s text:c="8"/>gtk_tree_view_column_get_sort_order (GtkTreeViewColumn *tree_column);</text:p>
          </table:table-cell>
        </table:table-row>
        <table:table-row table:style-name="ro1">
          <table:table-cell office:value-type="string">
            <text:p>void <text:s text:c="15"/>gtk_tree_view_column_cell_set_cell_data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boolean is_expander,</text:p>
          </table:table-cell>
        </table:table-row>
        <table:table-row table:style-name="ro1">
          <table:table-cell office:value-type="string">
            <text:p><text:s text:c="57"/>gboolean is_expanded);</text:p>
          </table:table-cell>
        </table:table-row>
        <table:table-row table:style-name="ro1">
          <table:table-cell office:value-type="string">
            <text:p>void <text:s text:c="15"/>gtk_tree_view_column_cell_get_size <text:s/>(GtkTreeViewColumn *tree_column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int *x_offset,</text:p>
          </table:table-cell>
        </table:table-row>
        <table:table-row table:style-name="ro1">
          <table:table-cell office:value-type="string">
            <text:p><text:s text:c="57"/>gint *y_offset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gboolean <text:s text:c="11"/>gtk_tree_view_column_cell_get_position</text:p>
          </table:table-cell>
        </table:table-row>
        <table:table-row table:style-name="ro1">
          <table:table-cell office:value-type="string">
            <text:p><text:s text:c="56"/>(GtkTreeViewColumn *tree_column,</text:p>
          </table:table-cell>
        </table:table-row>
        <table:table-row table:style-name="ro1">
          <table:table-cell office:value-type="string">
            <text:p><text:s text:c="57"/>GtkCellRenderer *cell_renderer,</text:p>
          </table:table-cell>
        </table:table-row>
        <table:table-row table:style-name="ro1">
          <table:table-cell office:value-type="string">
            <text:p><text:s text:c="57"/>gint *start_pos,</text:p>
          </table:table-cell>
        </table:table-row>
        <table:table-row table:style-name="ro1">
          <table:table-cell office:value-type="string">
            <text:p><text:s text:c="57"/>gint *width);</text:p>
          </table:table-cell>
        </table:table-row>
        <table:table-row table:style-name="ro1">
          <table:table-cell office:value-type="string">
            <text:p>gboolean <text:s text:c="11"/>gtk_tree_view_column_cell_is_visible</text:p>
          </table:table-cell>
        </table:table-row>
        <table:table-row table:style-name="ro1">
          <table:table-cell office:value-type="string">
            <text:p><text:s text:c="56"/>(GtkTreeViewColumn *tree_column);</text:p>
          </table:table-cell>
        </table:table-row>
        <table:table-row table:style-name="ro1">
          <table:table-cell office:value-type="string">
            <text:p>void <text:s text:c="15"/>gtk_tree_view_column_focus_cell <text:s text:c="4"/>(GtkTreeViewColumn *tree_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void <text:s text:c="15"/>gtk_tree_view_column_queue_resize <text:s text:c="2"/>(GtkTreeViewColumn *tree_column);</text:p>
          </table:table-cell>
        </table:table-row>
        <table:table-row table:style-name="ro1">
          <table:table-cell office:value-type="string">
            <text:p>GtkWidget * <text:s text:c="8"/>gtk_tree_view_column_get_tree_view <text:s/>(GtkTreeViewColumn *tree_column);</text:p>
          </table:table-cell>
        </table:table-row>
      </table:table>
      <table:table table:name="GtkTreeView" table:style-name="ta1" table:print="false">
        <office:forms form:automatic-focus="false" form:apply-design-mode="false"/>
        <table:table-column table:style-name="co8" table:default-cell-style-name="Implemented"/>
        <table:table-row table:style-name="ro1">
          <table:table-cell office:value-type="string">
            <text:p><text:s text:c="20"/>GtkTreeView;</text:p>
          </table:table-cell>
        </table:table-row>
        <table:table-row table:style-name="ro1">
          <table:table-cell office:value-type="string">
            <text:p>enum <text:s text:c="15"/>GtkTreeViewDropPosition;</text:p>
          </table:table-cell>
        </table:table-row>
        <table:table-row table:style-name="ro1">
          <table:table-cell table:style-name="Ignored" office:value-type="string">
            <text:p><text:s text:c="20"/>GtkTreeViewPrivate;</text:p>
          </table:table-cell>
        </table:table-row>
        <table:table-row table:style-name="ro1">
          <table:table-cell office:value-type="string">
            <text:p>gboolean <text:s text:c="11"/>(*GtkTreeViewColumnDropFunc) <text:s text:c="7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prev_column,</text:p>
          </table:table-cell>
        </table:table-row>
        <table:table-row table:style-name="ro1">
          <table:table-cell office:value-type="string">
            <text:p><text:s text:c="57"/>GtkTreeViewColumn *next_column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(*GtkTreeViewMappingFunc) <text:s text:c="10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boolean <text:s text:c="11"/>(*GtkTreeViewSearchEqualFunc) <text:s text:c="6"/>(GtkTreeModel *model,</text:p>
          </table:table-cell>
        </table:table-row>
        <table:table-row table:style-name="ro1">
          <table:table-cell office:value-type="string">
            <text:p><text:s text:c="57"/>gint column,</text:p>
          </table:table-cell>
        </table:table-row>
        <table:table-row table:style-name="ro1">
          <table:table-cell office:value-type="string">
            <text:p><text:s text:c="57"/>const gchar *key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search_data);</text:p>
          </table:table-cell>
        </table:table-row>
        <table:table-row table:style-name="ro1">
          <table:table-cell table:style-name="Ignored" office:value-type="string">
            <text:p>GtkWidget * <text:s text:c="8"/>gtk_tree_view_new <text:s text:c="18"/>(void);</text:p>
          </table:table-cell>
        </table:table-row>
        <table:table-row table:style-name="ro1">
          <table:table-cell office:value-type="string">
            <text:p>gint <text:s text:c="15"/>gtk_tree_view_get_level_indentation (GtkTreeView *tree_view);</text:p>
          </table:table-cell>
        </table:table-row>
        <table:table-row table:style-name="ro1">
          <table:table-cell office:value-type="string">
            <text:p>gboolean <text:s text:c="11"/>gtk_tree_view_get_show_expanders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level_indentation (GtkTreeView *tree_view,</text:p>
          </table:table-cell>
        </table:table-row>
        <table:table-row table:style-name="ro1">
          <table:table-cell office:value-type="string">
            <text:p><text:s text:c="57"/>gint indentation);</text:p>
          </table:table-cell>
        </table:table-row>
        <table:table-row table:style-name="ro1">
          <table:table-cell office:value-type="string">
            <text:p>void <text:s text:c="15"/>gtk_tree_view_set_show_expanders <text:s text:c="3"/>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table:style-name="Ignored" office:value-type="string">
            <text:p>GtkWidget * <text:s text:c="8"/>gtk_tree_view_new_with_model <text:s text:c="7"/>(GtkTreeModel *model);</text:p>
          </table:table-cell>
        </table:table-row>
        <table:table-row table:style-name="ro1">
          <table:table-cell office:value-type="string">
            <text:p>GtkTreeModel * <text:s text:c="5"/>gtk_tree_view_get_model <text:s text:c="12"/>(GtkTreeView *tree_view);</text:p>
          </table:table-cell>
        </table:table-row>
        <table:table-row table:style-name="ro1">
          <table:table-cell office:value-type="string">
            <text:p>void <text:s text:c="15"/>gtk_tree_view_set_model <text:s text:c="12"/>(GtkTreeView *tree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Selection * <text:s/>gtk_tree_view_get_selection <text:s text:c="8"/>(GtkTreeView *tree_view);</text:p>
          </table:table-cell>
        </table:table-row>
        <table:table-row table:style-name="ro1">
          <table:table-cell office:value-type="string">
            <text:p>GtkAdjustment * <text:s text:c="4"/>gtk_tree_view_get_h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h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tkAdjustment * <text:s text:c="4"/>gtk_tree_view_get_vadjustment <text:s text:c="6"/>(GtkTreeView *tree_view);</text:p>
          </table:table-cell>
        </table:table-row>
        <table:table-row table:style-name="ro1">
          <table:table-cell office:value-type="string">
            <text:p>void <text:s text:c="15"/>gtk_tree_view_set_vadjustment <text:s text:c="6"/>(GtkTreeView *tree_view,</text:p>
          </table:table-cell>
        </table:table-row>
        <table:table-row table:style-name="ro1">
          <table:table-cell office:value-type="string">
            <text:p><text:s text:c="57"/>GtkAdjustment *adjustment);</text:p>
          </table:table-cell>
        </table:table-row>
        <table:table-row table:style-name="ro1">
          <table:table-cell office:value-type="string">
            <text:p>gboolean <text:s text:c="11"/>gtk_tree_view_get_headers_visible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eaders_visible <text:s text:c="2"/>(GtkTreeView *tree_view,</text:p>
          </table:table-cell>
        </table:table-row>
        <table:table-row table:style-name="ro1">
          <table:table-cell office:value-type="string">
            <text:p><text:s text:c="57"/>gboolean headers_visible);</text:p>
          </table:table-cell>
        </table:table-row>
        <table:table-row table:style-name="ro1">
          <table:table-cell office:value-type="string">
            <text:p>void <text:s text:c="15"/>gtk_tree_view_columns_autosize <text:s text:c="5"/>(GtkTreeView *tree_view);</text:p>
          </table:table-cell>
        </table:table-row>
        <table:table-row table:style-name="ro1">
          <table:table-cell office:value-type="string">
            <text:p>gboolean <text:s text:c="11"/>gtk_tree_view_get_headers_clickable (GtkTreeView *tree_view);</text:p>
          </table:table-cell>
        </table:table-row>
        <table:table-row table:style-name="ro1">
          <table:table-cell office:value-type="string">
            <text:p>void <text:s text:c="15"/>gtk_tree_view_set_headers_clickable 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void <text:s text:c="15"/>gtk_tree_view_set_rules_hint <text:s text:c="7"/>(GtkTreeView *tree_view,</text:p>
          </table:table-cell>
        </table:table-row>
        <table:table-row table:style-name="ro1">
          <table:table-cell office:value-type="string">
            <text:p><text:s text:c="57"/>gboolean setting);</text:p>
          </table:table-cell>
        </table:table-row>
        <table:table-row table:style-name="ro1">
          <table:table-cell office:value-type="string">
            <text:p>gboolean <text:s text:c="11"/>gtk_tree_view_get_rules_hint <text:s text:c="7"/>(GtkTreeView *tree_view);</text:p>
          </table:table-cell>
        </table:table-row>
        <table:table-row table:style-name="ro1">
          <table:table-cell office:value-type="string">
            <text:p>gint <text:s text:c="15"/>gtk_tree_view_append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remove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int <text:s text:c="15"/>gtk_tree_view_insert_column <text:s text:c="8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attributes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table:style-name="Ignored" office:value-type="string">
            <text:p>gint <text:s text:c="15"/>gtk_tree_view_insert_column_with_data_func</text:p>
          </table:table-cell>
        </table:table-row>
        <table:table-row table:style-name="ro1">
          <table:table-cell table:style-name="Ignored" office:value-type="string">
            <text:p><text:s text:c="56"/>(GtkTreeView *tree_view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itle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GtkTreeCellDataFunc func,</text:p>
          </table:table-cell>
        </table:table-row>
        <table:table-row table:style-name="ro1">
          <table:table-cell table:style-name="Ignored" office:value-type="string">
            <text:p><text:s text:c="57"/>gpointer data,</text:p>
          </table:table-cell>
        </table:table-row>
        <table:table-row table:style-name="ro1">
          <table:table-cell table:style-name="Ignored" office:value-type="string">
            <text:p><text:s text:c="57"/>GDestroyNotify dnotify);</text:p>
          </table:table-cell>
        </table:table-row>
        <table:table-row table:style-name="ro1">
          <table:table-cell office:value-type="string">
            <text:p>GtkTreeViewColumn * gtk_tree_view_get_column <text:s text:c="11"/>(GtkTreeView *tree_view,</text:p>
          </table:table-cell>
        </table:table-row>
        <table:table-row table:style-name="ro1">
          <table:table-cell office:value-type="string">
            <text:p><text:s text:c="57"/>gint n);</text:p>
          </table:table-cell>
        </table:table-row>
        <table:table-row table:style-name="ro1">
          <table:table-cell office:value-type="string">
            <text:p>GList * <text:s text:c="12"/>gtk_tree_view_get_columns <text:s text:c="10"/>(GtkTreeView *tree_view);</text:p>
          </table:table-cell>
        </table:table-row>
        <table:table-row table:style-name="ro1">
          <table:table-cell office:value-type="string">
            <text:p>void <text:s text:c="15"/>gtk_tree_view_move_column_after <text:s text:c="4"/>(GtkTreeView *tree_view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TreeViewColumn *base_column);</text:p>
          </table:table-cell>
        </table:table-row>
        <table:table-row table:style-name="ro1">
          <table:table-cell office:value-type="string">
            <text:p>void <text:s text:c="15"/>gtk_tree_view_set_expander_column <text:s text:c="2"/>(GtkTreeView *tree_view,</text:p>
          </table:table-cell>
        </table:table-row>
        <table:table-row table:style-name="ro1">
          <table:table-cell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GtkTreeViewColumn * gtk_tree_view_get_expander_colum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column_drag_function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ColumnDropFunc 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view_scroll_to_point <text:s text:c="6"/>(GtkTreeView *tree_view,</text:p>
          </table:table-cell>
        </table:table-row>
        <table:table-row table:style-name="ro1">
          <table:table-cell office:value-type="string">
            <text:p><text:s text:c="57"/>gint tree_x,</text:p>
          </table:table-cell>
        </table:table-row>
        <table:table-row table:style-name="ro1">
          <table:table-cell office:value-type="string">
            <text:p><text:s text:c="57"/>gint tree_y);</text:p>
          </table:table-cell>
        </table:table-row>
        <table:table-row table:style-name="ro1">
          <table:table-cell office:value-type="string">
            <text:p>void <text:s text:c="15"/>gtk_tree_view_scroll_to_cell <text:s text:c="7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void <text:s text:c="15"/>gtk_tree_view_s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set_cursor_on_cell <text:s text:c="3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focus_column,</text:p>
          </table:table-cell>
        </table:table-row>
        <table:table-row table:style-name="ro1">
          <table:table-cell office:value-type="string">
            <text:p><text:s text:c="57"/>GtkCellRenderer *focus_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void <text:s text:c="15"/>gtk_tree_view_get_cursor <text:s text:c="11"/>(GtkTreeView *tree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focus_column);</text:p>
          </table:table-cell>
        </table:table-row>
        <table:table-row table:style-name="ro1">
          <table:table-cell table:style-name="Ignored" office:value-type="string">
            <text:p>void <text:s text:c="15"/>gtk_tree_view_row_activated <text:s text:c="8"/>(GtkTreeView *tree_view,</text:p>
          </table:table-cell>
        </table:table-row>
        <table:table-row table:style-name="ro1">
          <table:table-cell table:style-name="Ignored" office:value-type="string">
            <text:p><text:s text:c="57"/>GtkTreePath *path,</text:p>
          </table:table-cell>
        </table:table-row>
        <table:table-row table:style-name="ro1">
          <table:table-cell table:style-name="Ignored" office:value-type="string">
            <text:p><text:s text:c="57"/>GtkTreeViewColumn *column);</text:p>
          </table:table-cell>
        </table:table-row>
        <table:table-row table:style-name="ro1">
          <table:table-cell office:value-type="string">
            <text:p>void <text:s text:c="15"/>gtk_tree_view_expand_all <text:s text:c="11"/>(GtkTreeView *tree_view);</text:p>
          </table:table-cell>
        </table:table-row>
        <table:table-row table:style-name="ro1">
          <table:table-cell office:value-type="string">
            <text:p>void <text:s text:c="15"/>gtk_tree_view_collapse_all <text:s text:c="9"/>(GtkTreeView *tree_view);</text:p>
          </table:table-cell>
        </table:table-row>
        <table:table-row table:style-name="ro1">
          <table:table-cell office:value-type="string">
            <text:p>void <text:s text:c="15"/>gtk_tree_view_expand_to_path <text:s text:c="7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view_expand_row <text:s text:c="11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open_all);</text:p>
          </table:table-cell>
        </table:table-row>
        <table:table-row table:style-name="ro1">
          <table:table-cell office:value-type="string">
            <text:p>gboolean <text:s text:c="11"/>gtk_tree_view_collapse_row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map_expanded_rows <text:s text:c="4"/>(GtkTreeView *tree_view,</text:p>
          </table:table-cell>
        </table:table-row>
        <table:table-row table:style-name="ro1">
          <table:table-cell office:value-type="string">
            <text:p><text:s text:c="57"/>GtkTreeViewMapping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gboolean <text:s text:c="11"/>gtk_tree_view_row_expanded <text:s text:c="9"/>(GtkTreeView *tree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reorderable <text:s text:c="6"/>(GtkTreeView *tree_view,</text:p>
          </table:table-cell>
        </table:table-row>
        <table:table-row table:style-name="ro1">
          <table:table-cell office:value-type="string">
            <text:p><text:s text:c="57"/>gboolean reorderable);</text:p>
          </table:table-cell>
        </table:table-row>
        <table:table-row table:style-name="ro1">
          <table:table-cell office:value-type="string">
            <text:p>gboolean <text:s text:c="11"/>gtk_tree_view_get_reorderable <text:s text:c="6"/>(GtkTreeView *tree_view);</text:p>
          </table:table-cell>
        </table:table-row>
        <table:table-row table:style-name="ro1">
          <table:table-cell office:value-type="string">
            <text:p>gboolean <text:s text:c="11"/>gtk_tree_view_get_path_at_pos <text:s text:c="6"/>(GtkTreeView *tree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ViewColumn **column,</text:p>
          </table:table-cell>
        </table:table-row>
        <table:table-row table:style-name="ro1">
          <table:table-cell office:value-type="string">
            <text:p><text:s text:c="57"/>gint *cell_x,</text:p>
          </table:table-cell>
        </table:table-row>
        <table:table-row table:style-name="ro1">
          <table:table-cell office:value-type="string">
            <text:p><text:s text:c="57"/>gint *cell_y);</text:p>
          </table:table-cell>
        </table:table-row>
        <table:table-row table:style-name="ro1">
          <table:table-cell office:value-type="string">
            <text:p>void <text:s text:c="15"/>gtk_tree_view_get_cell_area <text:s text:c="8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background_area <text:s text:c="2"/>(GtkTreeView *tree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dkRectangle *rect);</text:p>
          </table:table-cell>
        </table:table-row>
        <table:table-row table:style-name="ro1">
          <table:table-cell office:value-type="string">
            <text:p>void <text:s text:c="15"/>gtk_tree_view_get_visible_rect <text:s text:c="5"/>(GtkTreeView *tree_view,</text:p>
          </table:table-cell>
        </table:table-row>
        <table:table-row table:style-name="ro1">
          <table:table-cell office:value-type="string">
            <text:p><text:s text:c="57"/>GdkRectangle *visible_rect);</text:p>
          </table:table-cell>
        </table:table-row>
        <table:table-row table:style-name="ro1">
          <table:table-cell office:value-type="string">
            <text:p>gboolean <text:s text:c="11"/>gtk_tree_view_get_visible_range <text:s text:c="4"/>(GtkTreeView *tree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GdkWindow * <text:s text:c="8"/>gtk_tree_view_get_bin_window <text:s text:c="7"/>(GtkTreeView *tree_view);</text:p>
          </table:table-cell>
        </table:table-row>
        <table:table-row table:style-name="ro1">
          <table:table-cell office:value-type="string">
            <text:p>void <text:s text:c="15"/>gtk_tree_view_widget_to_tree_coords 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tree_to_widget_coords 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bin_window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office:value-type="string">
            <text:p>void <text:s text:c="15"/>gtk_tree_view_convert_bin_window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bx,</text:p>
          </table:table-cell>
        </table:table-row>
        <table:table-row table:style-name="ro1">
          <table:table-cell office:value-type="string">
            <text:p><text:s text:c="57"/>gint b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tree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tree_to_widget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tx,</text:p>
          </table:table-cell>
        </table:table-row>
        <table:table-row table:style-name="ro1">
          <table:table-cell office:value-type="string">
            <text:p><text:s text:c="57"/>gint ty,</text:p>
          </table:table-cell>
        </table:table-row>
        <table:table-row table:style-name="ro1">
          <table:table-cell office:value-type="string">
            <text:p><text:s text:c="57"/>gint *wx,</text:p>
          </table:table-cell>
        </table:table-row>
        <table:table-row table:style-name="ro1">
          <table:table-cell office:value-type="string">
            <text:p><text:s text:c="57"/>gint *wy);</text:p>
          </table:table-cell>
        </table:table-row>
        <table:table-row table:style-name="ro1">
          <table:table-cell office:value-type="string">
            <text:p>void <text:s text:c="15"/>gtk_tree_view_convert_widget_to_bin_window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tree_view_convert_widget_to_tree_coords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tx,</text:p>
          </table:table-cell>
        </table:table-row>
        <table:table-row table:style-name="ro1">
          <table:table-cell office:value-type="string">
            <text:p><text:s text:c="57"/>gint *ty);</text:p>
          </table:table-cell>
        </table:table-row>
        <table:table-row table:style-name="ro1">
          <table:table-cell table:style-name="Default" office:value-type="string">
            <text:p>void <text:s text:c="15"/>gtk_tree_view_enable_model_drag_dest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enable_model_drag_source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tree_view_unset_rows_drag_source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unset_rows_drag_dest <text:s/>(GtkTreeView *tree_view);</text:p>
          </table:table-cell>
        </table:table-row>
        <table:table-row table:style-name="ro1">
          <table:table-cell table:style-name="Default" office:value-type="string">
            <text:p>void <text:s text:c="15"/>gtk_tree_view_s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TreeViewDropPosition pos);</text:p>
          </table:table-cell>
        </table:table-row>
        <table:table-row table:style-name="ro1">
          <table:table-cell table:style-name="Default" office:value-type="string">
            <text:p>void <text:s text:c="15"/>gtk_tree_view_get_drag_dest_row <text:s text:c="4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boolean <text:s text:c="11"/>gtk_tree_view_get_dest_row_at_pos <text:s text:c="2"/>(GtkTreeView *tree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TreeViewDropPosition *pos);</text:p>
          </table:table-cell>
        </table:table-row>
        <table:table-row table:style-name="ro1">
          <table:table-cell table:style-name="Default" office:value-type="string">
            <text:p>GdkPixmap * <text:s text:c="8"/>gtk_tree_view_create_row_drag_icon <text:s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enable_search <text:s text:c="4"/>(GtkTreeView *tree_view,</text:p>
          </table:table-cell>
        </table:table-row>
        <table:table-row table:style-name="ro1">
          <table:table-cell office:value-type="string">
            <text:p><text:s text:c="57"/>gboolean enable_search);</text:p>
          </table:table-cell>
        </table:table-row>
        <table:table-row table:style-name="ro1">
          <table:table-cell office:value-type="string">
            <text:p>gboolean <text:s text:c="11"/>gtk_tree_view_get_enable_search <text:s text:c="4"/>(GtkTreeView *tree_view);</text:p>
          </table:table-cell>
        </table:table-row>
        <table:table-row table:style-name="ro1">
          <table:table-cell office:value-type="string">
            <text:p>gint <text:s text:c="15"/>gtk_tree_view_get_search_column <text:s text:c="4"/>(GtkTreeView *tree_view);</text:p>
          </table:table-cell>
        </table:table-row>
        <table:table-row table:style-name="ro1">
          <table:table-cell office:value-type="string">
            <text:p>void <text:s text:c="15"/>gtk_tree_view_set_search_column <text:s text:c="4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table:style-name="Default" office:value-type="string">
            <text:p>GtkTreeViewSearchEqualFunc <text:s/>gtk_tree_view_get_search_equal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equal_func (GtkTreeView *tree_view,</text:p>
          </table:table-cell>
        </table:table-row>
        <table:table-row table:style-name="ro1">
          <table:table-cell office:value-type="string">
            <text:p><text:s text:c="57"/>GtkTreeViewSearchEqualFunc search_equal_func,</text:p>
          </table:table-cell>
        </table:table-row>
        <table:table-row table:style-name="ro1">
          <table:table-cell office:value-type="string">
            <text:p><text:s text:c="57"/>gpointer search_user_data,</text:p>
          </table:table-cell>
        </table:table-row>
        <table:table-row table:style-name="ro1">
          <table:table-cell office:value-type="string">
            <text:p><text:s text:c="57"/>GDestroyNotify search_destroy);</text:p>
          </table:table-cell>
        </table:table-row>
        <table:table-row table:style-name="ro1">
          <table:table-cell office:value-type="string">
            <text:p>GtkEntry * <text:s text:c="9"/>gtk_tree_view_get_search_entry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search_entry <text:s text:c="5"/>(GtkTreeView *tree_view,</text:p>
          </table:table-cell>
        </table:table-row>
        <table:table-row table:style-name="ro1">
          <table:table-cell office:value-type="string">
            <text:p><text:s text:c="57"/>GtkEntry *entry);</text:p>
          </table:table-cell>
        </table:table-row>
        <table:table-row table:style-name="ro1">
          <table:table-cell office:value-type="string">
            <text:p>void <text:s text:c="15"/>(*GtkTreeViewSearchPositionFunc) <text:s text:c="3"/>(GtkTreeView *tree_view,</text:p>
          </table:table-cell>
        </table:table-row>
        <table:table-row table:style-name="ro1">
          <table:table-cell office:value-type="string">
            <text:p><text:s text:c="57"/>GtkWidget *search_dialog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GtkTreeViewSearchPositionFunc <text:s/>gtk_tree_view_get_search_position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search_position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SearchPosition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fixed_height_mode (GtkTreeView *tree_view);</text:p>
          </table:table-cell>
        </table:table-row>
        <table:table-row table:style-name="ro1">
          <table:table-cell office:value-type="string">
            <text:p>void <text:s text:c="15"/>gtk_tree_view_set_fixed_height_mode 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get_hover_selection <text:s text:c="2"/>(GtkTreeView *tree_view);</text:p>
          </table:table-cell>
        </table:table-row>
        <table:table-row table:style-name="ro1">
          <table:table-cell office:value-type="string">
            <text:p>void <text:s text:c="15"/>gtk_tree_view_set_hover_selection <text:s text:c="2"/>(GtkTreeView *tree_view,</text:p>
          </table:table-cell>
        </table:table-row>
        <table:table-row table:style-name="ro1">
          <table:table-cell office:value-type="string">
            <text:p><text:s text:c="57"/>gboolean hover);</text:p>
          </table:table-cell>
        </table:table-row>
        <table:table-row table:style-name="ro1">
          <table:table-cell office:value-type="string">
            <text:p>gboolean <text:s text:c="11"/>gtk_tree_view_get_hover_expand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hover_expand <text:s text:c="5"/>(GtkTreeView *tree_view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table:style-name="Default" office:value-type="string">
            <text:p>void <text:s text:c="15"/>(*GtkTreeDestroyCountFunc) <text:s text:c="9"/>(GtkTreeView *tree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int children,</text:p>
          </table:table-cell>
        </table:table-row>
        <table:table-row table:style-name="ro1">
          <table:table-cell table:style-name="Default" office:value-type="string">
            <text:p><text:s text:c="57"/>gpointer user_data);</text:p>
          </table:table-cell>
        </table:table-row>
        <table:table-row table:style-name="ro1">
          <table:table-cell table:style-name="Default" office:value-type="string">
            <text:p>void <text:s text:c="15"/>gtk_tree_view_set_destroy_count_func</text:p>
          </table:table-cell>
        </table:table-row>
        <table:table-row table:style-name="ro1">
          <table:table-cell table:style-name="Default" office:value-type="string">
            <text:p><text:s text:c="56"/>(GtkTreeView *tree_view,</text:p>
          </table:table-cell>
        </table:table-row>
        <table:table-row table:style-name="ro1">
          <table:table-cell table:style-name="Default" office:value-type="string">
            <text:p><text:s text:c="57"/>GtkTreeDestroyCountFunc func,</text:p>
          </table:table-cell>
        </table:table-row>
        <table:table-row table:style-name="ro1">
          <table:table-cell table:style-name="Default" office:value-type="string">
            <text:p><text:s text:c="57"/>gpointer data,</text:p>
          </table:table-cell>
        </table:table-row>
        <table:table-row table:style-name="ro1">
          <table:table-cell table:style-name="Default"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(*GtkTreeViewRowSeparatorFunc) <text:s text:c="5"/>(GtkTreeModel *model,</text:p>
          </table:table-cell>
        </table:table-row>
        <table:table-row table:style-name="ro1">
          <table:table-cell office:value-type="string">
            <text:p><text:s text:c="57"/>GtkTreeIter *iter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Default" office:value-type="string">
            <text:p>GtkTreeViewRowSeparatorFunc <text:s/>gtk_tree_view_get_row_separator_func</text:p>
          </table:table-cell>
        </table:table-row>
        <table:table-row table:style-name="ro1">
          <table:table-cell table:style-name="Default"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void <text:s text:c="15"/>gtk_tree_view_set_row_separator_func</text:p>
          </table:table-cell>
        </table:table-row>
        <table:table-row table:style-name="ro1">
          <table:table-cell office:value-type="string">
            <text:p><text:s text:c="56"/>(GtkTreeView *tree_view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view_get_rubber_banding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rubber_banding <text:s text:c="3"/>(GtkTreeView *tree_view,</text:p>
          </table:table-cell>
        </table:table-row>
        <table:table-row table:style-name="ro1">
          <table:table-cell office:value-type="string">
            <text:p><text:s text:c="57"/>gboolean enable);</text:p>
          </table:table-cell>
        </table:table-row>
        <table:table-row table:style-name="ro1">
          <table:table-cell office:value-type="string">
            <text:p>gboolean <text:s text:c="11"/>gtk_tree_view_is_rubber_banding_active</text:p>
          </table:table-cell>
        </table:table-row>
        <table:table-row table:style-name="ro1">
          <table:table-cell office:value-type="string">
            <text:p><text:s text:c="56"/>(GtkTreeView *tree_view);</text:p>
          </table:table-cell>
        </table:table-row>
        <table:table-row table:style-name="ro1">
          <table:table-cell office:value-type="string">
            <text:p>gboolean <text:s text:c="11"/>gtk_tree_view_get_enable_tree_lines (GtkTreeView *tree_view);</text:p>
          </table:table-cell>
        </table:table-row>
        <table:table-row table:style-name="ro1">
          <table:table-cell office:value-type="string">
            <text:p>void <text:s text:c="15"/>gtk_tree_view_set_enable_tree_lines (GtkTreeView *tree_view,</text:p>
          </table:table-cell>
        </table:table-row>
        <table:table-row table:style-name="ro1">
          <table:table-cell office:value-type="string">
            <text:p><text:s text:c="57"/>gboolean enabled);</text:p>
          </table:table-cell>
        </table:table-row>
        <table:table-row table:style-name="ro1">
          <table:table-cell office:value-type="string">
            <text:p>enum <text:s text:c="15"/>GtkTreeViewGridLines;</text:p>
          </table:table-cell>
        </table:table-row>
        <table:table-row table:style-name="ro1">
          <table:table-cell office:value-type="string">
            <text:p>GtkTreeViewGridLines <text:s/>gtk_tree_view_get_grid_lines <text:s text:c="5"/>(GtkTreeView *tree_view);</text:p>
          </table:table-cell>
        </table:table-row>
        <table:table-row table:style-name="ro1">
          <table:table-cell office:value-type="string">
            <text:p>void <text:s text:c="15"/>gtk_tree_view_set_grid_lines <text:s text:c="7"/>(GtkTreeView *tree_view,</text:p>
          </table:table-cell>
        </table:table-row>
        <table:table-row table:style-name="ro1">
          <table:table-cell office:value-type="string">
            <text:p><text:s text:c="57"/>GtkTreeViewGridLines grid_lines);</text:p>
          </table:table-cell>
        </table:table-row>
        <table:table-row table:style-name="ro1">
          <table:table-cell office:value-type="string">
            <text:p>void <text:s text:c="15"/>gtk_tree_view_set_tooltip_row <text:s text:c="6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tree_view_set_tooltip_cell <text:s text:c="5"/>(GtkTreeView *tree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TreeViewColumn *column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tree_view_get_tooltip_context <text:s text:c="2"/>(GtkTreeView *tree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int <text:s text:c="15"/>gtk_tree_view_get_tooltip_column <text:s text:c="3"/>(GtkTreeView *tree_view);</text:p>
          </table:table-cell>
        </table:table-row>
        <table:table-row table:style-name="ro1">
          <table:table-cell office:value-type="string">
            <text:p>void <text:s text:c="15"/>gtk_tree_view_set_tooltip_column <text:s text:c="3"/>(GtkTreeView *tree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</table:table>
      <table:table table:name="GtkTreeView DND" table:style-name="ta1" table:print="false">
        <table:table-column table:style-name="co9" table:default-cell-style-name="Default"/>
        <table:table-row table:style-name="ro1">
          <table:table-cell office:value-type="string">
            <text:p><text:s text:c="20"/>GtkTreeDragSource;</text:p>
          </table:table-cell>
        </table:table-row>
        <table:table-row table:style-name="ro1">
          <table:table-cell office:value-type="string">
            <text:p><text:s text:c="20"/>GtkTreeDragSourceIface;</text:p>
          </table:table-cell>
        </table:table-row>
        <table:table-row table:style-name="ro1">
          <table:table-cell office:value-type="string">
            <text:p>gboolean <text:s text:c="11"/>gtk_tree_drag_source_drag_data_delete</text:p>
          </table:table-cell>
        </table:table-row>
        <table:table-row table:style-name="ro1">
          <table:table-cell office:value-type="string">
            <text:p><text:s text:c="56"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drag_source_drag_data_get <text:s/>(GtkTreeDragSource *drag_source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source_row_draggable <text:s/>(GtkTreeDragSource *drag_source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<text:s text:c="20"/>GtkTreeDragDest;</text:p>
          </table:table-cell>
        </table:table-row>
        <table:table-row table:style-name="ro1">
          <table:table-cell office:value-type="string">
            <text:p><text:s text:c="20"/>GtkTreeDragDestIface;</text:p>
          </table:table-cell>
        </table:table-row>
        <table:table-row table:style-name="ro1">
          <table:table-cell office:value-type="string">
            <text:p>gboolean <text:s text:c="11"/>gtk_tree_drag_dest_drag_data_received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drag_dest_row_drop_possible</text:p>
          </table:table-cell>
        </table:table-row>
        <table:table-row table:style-name="ro1">
          <table:table-cell office:value-type="string">
            <text:p><text:s text:c="56"/>(GtkTreeDragDest *drag_dest,</text:p>
          </table:table-cell>
        </table:table-row>
        <table:table-row table:style-name="ro1">
          <table:table-cell office:value-type="string">
            <text:p><text:s text:c="57"/>GtkTreePath *dest_path,</text:p>
          </table:table-cell>
        </table:table-row>
        <table:table-row table:style-name="ro1">
          <table:table-cell office:value-type="string">
            <text:p><text:s text:c="57"/>GtkSelectionData *selection_data);</text:p>
          </table:table-cell>
        </table:table-row>
        <table:table-row table:style-name="ro1">
          <table:table-cell office:value-type="string">
            <text:p>gboolean <text:s text:c="11"/>gtk_tree_s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tree_model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tree_get_row_drag_data <text:s text:c="9"/>(GtkSelectionData *selection_data,</text:p>
          </table:table-cell>
        </table:table-row>
        <table:table-row table:style-name="ro1">
          <table:table-cell office:value-type="string">
            <text:p><text:s text:c="57"/>GtkTreeModel **tree_model,</text:p>
          </table:table-cell>
        </table:table-row>
        <table:table-row table:style-name="ro1">
          <table:table-cell office:value-type="string">
            <text:p><text:s text:c="57"/>GtkTreePath **path);</text:p>
          </table:table-cell>
        </table:table-row>
      </table:table>
      <table:table table:name="GtkCellView" table:style-name="ta1" table:print="false">
        <table:table-column table:style-name="co10" table:default-cell-style-name="Implemented"/>
        <table:table-row table:style-name="ro1">
          <table:table-cell table:style-name="Ignored" office:value-type="string">
            <text:p>GtkWidget * <text:s text:c="8"/>gtk_cell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cell_view_new_with_text <text:s text:c="8"/>(const gchar *text);</text:p>
          </table:table-cell>
        </table:table-row>
        <table:table-row table:style-name="ro1">
          <table:table-cell table:style-name="Ignored" office:value-type="string">
            <text:p>GtkWidget * <text:s text:c="8"/>gtk_cell_view_new_with_markup <text:s text:c="6"/>(const gchar *markup);</text:p>
          </table:table-cell>
        </table:table-row>
        <table:table-row table:style-name="ro1">
          <table:table-cell table:style-name="Ignored" office:value-type="string">
            <text:p>GtkWidget * <text:s text:c="8"/>gtk_cell_view_new_with_pixbuf <text:s text:c="6"/>(GdkPixbuf *pixbuf);</text:p>
          </table:table-cell>
        </table:table-row>
        <table:table-row table:style-name="ro1">
          <table:table-cell office:value-type="string">
            <text:p>void <text:s text:c="15"/>gtk_cell_view_set_model <text:s text:c="12"/>(GtkCellView *cell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cell_view_get_model <text:s text:c="12"/>(GtkCellView *cell_view);</text:p>
          </table:table-cell>
        </table:table-row>
        <table:table-row table:style-name="ro1">
          <table:table-cell office:value-type="string">
            <text:p>void <text:s text:c="15"/>gtk_cell_view_set_displayed_row <text:s text:c="4"/>(GtkCellView *cell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tkTreePath * <text:s text:c="6"/>gtk_cell_view_get_displayed_row <text:s text:c="4"/>(GtkCellView *cell_view);</text:p>
          </table:table-cell>
        </table:table-row>
        <table:table-row table:style-name="ro1">
          <table:table-cell office:value-type="string">
            <text:p>gboolean <text:s text:c="11"/>gtk_cell_view_get_size_of_row <text:s text:c="6"/>(GtkCellView *cell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Requisition *requisition);</text:p>
          </table:table-cell>
        </table:table-row>
        <table:table-row table:style-name="ro1">
          <table:table-cell office:value-type="string">
            <text:p>void <text:s text:c="15"/>gtk_cell_view_set_background_color <text:s/>(GtkCellView *cell_view,</text:p>
          </table:table-cell>
        </table:table-row>
        <table:table-row table:style-name="ro1">
          <table:table-cell office:value-type="string">
            <text:p><text:s text:c="57"/>const GdkColor *color);</text:p>
          </table:table-cell>
        </table:table-row>
        <table:table-row table:style-name="ro1">
          <table:table-cell office:value-type="string">
            <text:p>GList * <text:s text:c="12"/>gtk_cell_view_get_cell_renderers <text:s text:c="3"/>(GtkCellView *cell_view);</text:p>
          </table:table-cell>
        </table:table-row>
      </table:table>
      <table:table table:name="GtkIconView" table:style-name="ta1" table:print="false">
        <table:table-column table:style-name="co9" table:default-cell-style-name="Implemented"/>
        <table:table-row table:style-name="ro1">
          <table:table-cell office:value-type="string">
            <text:p><text:s text:c="20"/>GtkIconView;</text:p>
          </table:table-cell>
        </table:table-row>
        <table:table-row table:style-name="ro1">
          <table:table-cell office:value-type="string">
            <text:p>void <text:s text:c="15"/>(*GtkIconViewForeachFunc) <text:s text:c="10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table:style-name="Ignored" office:value-type="string">
            <text:p>GtkWidget * <text:s text:c="8"/>gtk_icon_view_new <text:s text:c="18"/>(void);</text:p>
          </table:table-cell>
        </table:table-row>
        <table:table-row table:style-name="ro1">
          <table:table-cell table:style-name="Ignored" office:value-type="string">
            <text:p>GtkWidget * <text:s text:c="8"/>gtk_icon_view_new_with_model <text:s text:c="7"/>(GtkTreeModel *model);</text:p>
          </table:table-cell>
        </table:table-row>
        <table:table-row table:style-name="ro1">
          <table:table-cell office:value-type="string">
            <text:p>void <text:s text:c="15"/>gtk_icon_view_set_model <text:s text:c="12"/>(GtkIconView *icon_view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office:value-type="string">
            <text:p>GtkTreeModel * <text:s text:c="5"/>gtk_icon_view_get_model <text:s text:c="12"/>(GtkIconView *icon_view);</text:p>
          </table:table-cell>
        </table:table-row>
        <table:table-row table:style-name="ro1">
          <table:table-cell office:value-type="string">
            <text:p>void <text:s text:c="15"/>gtk_icon_view_set_text_column <text:s text:c="6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ext_colum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markup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markup_column <text:s text:c="4"/>(GtkIconView *icon_view);</text:p>
          </table:table-cell>
        </table:table-row>
        <table:table-row table:style-name="ro1">
          <table:table-cell office:value-type="string">
            <text:p>void <text:s text:c="15"/>gtk_icon_view_set_pixbuf_column <text:s text:c="4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pixbuf_column <text:s text:c="4"/>(GtkIconView *icon_view);</text:p>
          </table:table-cell>
        </table:table-row>
        <table:table-row table:style-name="ro1">
          <table:table-cell office:value-type="string">
            <text:p>GtkTreePath * <text:s text:c="6"/>gtk_icon_view_get_path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);</text:p>
          </table:table-cell>
        </table:table-row>
        <table:table-row table:style-name="ro1">
          <table:table-cell office:value-type="string">
            <text:p>gboolean <text:s text:c="11"/>gtk_icon_view_get_item_at_pos <text:s text:c="6"/>(GtkIconView *icon_view,</text:p>
          </table:table-cell>
        </table:table-row>
        <table:table-row table:style-name="ro1">
          <table:table-cell office:value-type="string">
            <text:p><text:s text:c="57"/>gint x,</text:p>
          </table:table-cell>
        </table:table-row>
        <table:table-row table:style-name="ro1">
          <table:table-cell office:value-type="string">
            <text:p><text:s text:c="57"/>gint y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convert_widget_to_bin_window_coords</text:p>
          </table:table-cell>
        </table:table-row>
        <table:table-row table:style-name="ro1">
          <table:table-cell office:value-type="string">
            <text:p><text:s text:c="56"/>(GtkIconView *icon_view,</text:p>
          </table:table-cell>
        </table:table-row>
        <table:table-row table:style-name="ro1">
          <table:table-cell office:value-type="string">
            <text:p><text:s text:c="57"/>gint wx,</text:p>
          </table:table-cell>
        </table:table-row>
        <table:table-row table:style-name="ro1">
          <table:table-cell office:value-type="string">
            <text:p><text:s text:c="57"/>gint wy,</text:p>
          </table:table-cell>
        </table:table-row>
        <table:table-row table:style-name="ro1">
          <table:table-cell office:value-type="string">
            <text:p><text:s text:c="57"/>gint *bx,</text:p>
          </table:table-cell>
        </table:table-row>
        <table:table-row table:style-name="ro1">
          <table:table-cell office:value-type="string">
            <text:p><text:s text:c="57"/>gint *by);</text:p>
          </table:table-cell>
        </table:table-row>
        <table:table-row table:style-name="ro1">
          <table:table-cell office:value-type="string">
            <text:p>void <text:s text:c="15"/>gtk_icon_view_s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start_editing);</text:p>
          </table:table-cell>
        </table:table-row>
        <table:table-row table:style-name="ro1">
          <table:table-cell office:value-type="string">
            <text:p>gboolean <text:s text:c="11"/>gtk_icon_view_get_cursor <text:s text:c="11"/>(GtkIconView *icon_view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CellRenderer **cell);</text:p>
          </table:table-cell>
        </table:table-row>
        <table:table-row table:style-name="ro1">
          <table:table-cell office:value-type="string">
            <text:p>void <text:s text:c="15"/>gtk_icon_view_selected_foreach <text:s text:c="5"/>(GtkIconView *icon_view,</text:p>
          </table:table-cell>
        </table:table-row>
        <table:table-row table:style-name="ro1">
          <table:table-cell office:value-type="string">
            <text:p><text:s text:c="57"/>GtkIconViewForeachFunc func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icon_view_set_selection_mode <text:s text:c="3"/>(GtkIconView *icon_view,</text:p>
          </table:table-cell>
        </table:table-row>
        <table:table-row table:style-name="ro1">
          <table:table-cell office:value-type="string">
            <text:p><text:s text:c="57"/>GtkSelectionMode mode);</text:p>
          </table:table-cell>
        </table:table-row>
        <table:table-row table:style-name="ro1">
          <table:table-cell office:value-type="string">
            <text:p>GtkSelectionMode <text:s text:c="3"/>gtk_icon_view_get_selection_mode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orientation <text:s text:c="6"/>(GtkIconView *icon_view,</text:p>
          </table:table-cell>
        </table:table-row>
        <table:table-row table:style-name="ro1">
          <table:table-cell office:value-type="string">
            <text:p><text:s text:c="57"/>GtkOrientation orientation);</text:p>
          </table:table-cell>
        </table:table-row>
        <table:table-row table:style-name="ro1">
          <table:table-cell office:value-type="string">
            <text:p>GtkOrientation <text:s text:c="5"/>gtk_icon_view_get_orientation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s <text:s text:c="10"/>(GtkIconView *icon_view,</text:p>
          </table:table-cell>
        </table:table-row>
        <table:table-row table:style-name="ro1">
          <table:table-cell office:value-type="string">
            <text:p><text:s text:c="57"/>gint columns);</text:p>
          </table:table-cell>
        </table:table-row>
        <table:table-row table:style-name="ro1">
          <table:table-cell office:value-type="string">
            <text:p>gint <text:s text:c="15"/>gtk_icon_view_get_columns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item_width <text:s text:c="7"/>(GtkIconView *icon_view,</text:p>
          </table:table-cell>
        </table:table-row>
        <table:table-row table:style-name="ro1">
          <table:table-cell office:value-type="string">
            <text:p><text:s text:c="57"/>gint item_width);</text:p>
          </table:table-cell>
        </table:table-row>
        <table:table-row table:style-name="ro1">
          <table:table-cell office:value-type="string">
            <text:p>gint <text:s text:c="15"/>gtk_icon_view_get_item_width <text:s text:c="7"/>(GtkIconView *icon_view);</text:p>
          </table:table-cell>
        </table:table-row>
        <table:table-row table:style-name="ro1">
          <table:table-cell office:value-type="string">
            <text:p>void <text:s text:c="15"/>gtk_icon_view_set_spacing <text:s text:c="10"/>(GtkIconView *icon_view,</text:p>
          </table:table-cell>
        </table:table-row>
        <table:table-row table:style-name="ro1">
          <table:table-cell office:value-type="string">
            <text:p><text:s text:c="57"/>gint spacing);</text:p>
          </table:table-cell>
        </table:table-row>
        <table:table-row table:style-name="ro1">
          <table:table-cell office:value-type="string">
            <text:p>gint <text:s text:c="15"/>gtk_icon_view_get_spacing <text:s text:c="10"/>(GtkIconView *icon_view);</text:p>
          </table:table-cell>
        </table:table-row>
        <table:table-row table:style-name="ro1">
          <table:table-cell office:value-type="string">
            <text:p>void <text:s text:c="15"/>gtk_icon_view_set_row_spacing <text:s text:c="6"/>(GtkIconView *icon_view,</text:p>
          </table:table-cell>
        </table:table-row>
        <table:table-row table:style-name="ro1">
          <table:table-cell office:value-type="string">
            <text:p><text:s text:c="57"/>gint row_spacing);</text:p>
          </table:table-cell>
        </table:table-row>
        <table:table-row table:style-name="ro1">
          <table:table-cell office:value-type="string">
            <text:p>gint <text:s text:c="15"/>gtk_icon_view_get_row_spacing <text:s text:c="6"/>(GtkIconView *icon_view);</text:p>
          </table:table-cell>
        </table:table-row>
        <table:table-row table:style-name="ro1">
          <table:table-cell office:value-type="string">
            <text:p>void <text:s text:c="15"/>gtk_icon_view_set_column_spacing <text:s text:c="3"/>(GtkIconView *icon_view,</text:p>
          </table:table-cell>
        </table:table-row>
        <table:table-row table:style-name="ro1">
          <table:table-cell office:value-type="string">
            <text:p><text:s text:c="57"/>gint column_spacing);</text:p>
          </table:table-cell>
        </table:table-row>
        <table:table-row table:style-name="ro1">
          <table:table-cell office:value-type="string">
            <text:p>gint <text:s text:c="15"/>gtk_icon_view_get_column_spacing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t_margin <text:s text:c="11"/>(GtkIconView *icon_view,</text:p>
          </table:table-cell>
        </table:table-row>
        <table:table-row table:style-name="ro1">
          <table:table-cell office:value-type="string">
            <text:p><text:s text:c="57"/>gint margin);</text:p>
          </table:table-cell>
        </table:table-row>
        <table:table-row table:style-name="ro1">
          <table:table-cell office:value-type="string">
            <text:p>gint <text:s text:c="15"/>gtk_icon_view_get_margin <text:s text:c="11"/>(GtkIconView *icon_view);</text:p>
          </table:table-cell>
        </table:table-row>
        <table:table-row table:style-name="ro1">
          <table:table-cell office:value-type="string">
            <text:p>void <text:s text:c="15"/>gtk_icon_view_select_path <text:s text:c="10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unselect_path <text:s text:c="8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boolean <text:s text:c="11"/>gtk_icon_view_path_is_selected <text:s text:c="5"/>(GtkIconView *icon_view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GList * <text:s text:c="12"/>gtk_icon_view_get_selected_items <text:s text:c="3"/>(GtkIconView *icon_view);</text:p>
          </table:table-cell>
        </table:table-row>
        <table:table-row table:style-name="ro1">
          <table:table-cell office:value-type="string">
            <text:p>void <text:s text:c="15"/>gtk_icon_view_select_all <text:s text:c="11"/>(GtkIconView *icon_view);</text:p>
          </table:table-cell>
        </table:table-row>
        <table:table-row table:style-name="ro1">
          <table:table-cell office:value-type="string">
            <text:p>void <text:s text:c="15"/>gtk_icon_view_unselect_all <text:s text:c="9"/>(GtkIconView *icon_view);</text:p>
          </table:table-cell>
        </table:table-row>
        <table:table-row table:style-name="ro1">
          <table:table-cell table:style-name="Ignored" office:value-type="string">
            <text:p>void <text:s text:c="15"/>gtk_icon_view_item_activated <text:s text:c="7"/>(GtkIconView *icon_view,</text:p>
          </table:table-cell>
        </table:table-row>
        <table:table-row table:style-name="ro1">
          <table:table-cell table:style-name="Ignored"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croll_to_path <text:s text:c="7"/>(GtkIconView *icon_view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boolean use_align,</text:p>
          </table:table-cell>
        </table:table-row>
        <table:table-row table:style-name="ro1">
          <table:table-cell office:value-type="string">
            <text:p><text:s text:c="57"/>gfloat row_align,</text:p>
          </table:table-cell>
        </table:table-row>
        <table:table-row table:style-name="ro1">
          <table:table-cell office:value-type="string">
            <text:p><text:s text:c="57"/>gfloat col_align);</text:p>
          </table:table-cell>
        </table:table-row>
        <table:table-row table:style-name="ro1">
          <table:table-cell office:value-type="string">
            <text:p>gboolean <text:s text:c="11"/>gtk_icon_view_get_visible_range <text:s text:c="4"/>(GtkIconView *icon_view,</text:p>
          </table:table-cell>
        </table:table-row>
        <table:table-row table:style-name="ro1">
          <table:table-cell office:value-type="string">
            <text:p><text:s text:c="57"/>GtkTreePath **start_path,</text:p>
          </table:table-cell>
        </table:table-row>
        <table:table-row table:style-name="ro1">
          <table:table-cell office:value-type="string">
            <text:p><text:s text:c="57"/>GtkTreePath **end_path);</text:p>
          </table:table-cell>
        </table:table-row>
        <table:table-row table:style-name="ro1">
          <table:table-cell office:value-type="string">
            <text:p>void <text:s text:c="15"/>gtk_icon_view_set_tooltip_item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);</text:p>
          </table:table-cell>
        </table:table-row>
        <table:table-row table:style-name="ro1">
          <table:table-cell office:value-type="string">
            <text:p>void <text:s text:c="15"/>gtk_icon_view_set_tooltip_cell <text:s text:c="5"/>(GtkIconView *icon_view,</text:p>
          </table:table-cell>
        </table:table-row>
        <table:table-row table:style-name="ro1">
          <table:table-cell office:value-type="string">
            <text:p><text:s text:c="57"/>GtkTooltip *tooltip,</text:p>
          </table:table-cell>
        </table:table-row>
        <table:table-row table:style-name="ro1">
          <table:table-cell office:value-type="string">
            <text:p><text:s text:c="57"/>GtkTreePath *path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  <table:table-row table:style-name="ro1">
          <table:table-cell office:value-type="string">
            <text:p>gboolean <text:s text:c="11"/>gtk_icon_view_get_tooltip_context <text:s text:c="2"/>(GtkIconView *icon_view,</text:p>
          </table:table-cell>
        </table:table-row>
        <table:table-row table:style-name="ro1">
          <table:table-cell office:value-type="string">
            <text:p><text:s text:c="57"/>gint *x,</text:p>
          </table:table-cell>
        </table:table-row>
        <table:table-row table:style-name="ro1">
          <table:table-cell office:value-type="string">
            <text:p><text:s text:c="57"/>gint *y,</text:p>
          </table:table-cell>
        </table:table-row>
        <table:table-row table:style-name="ro1">
          <table:table-cell office:value-type="string">
            <text:p><text:s text:c="57"/>gboolean keyboard_tip,</text:p>
          </table:table-cell>
        </table:table-row>
        <table:table-row table:style-name="ro1">
          <table:table-cell office:value-type="string">
            <text:p><text:s text:c="57"/>GtkTreeModel **model,</text:p>
          </table:table-cell>
        </table:table-row>
        <table:table-row table:style-name="ro1">
          <table:table-cell office:value-type="string">
            <text:p><text:s text:c="57"/>GtkTreePath **path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icon_view_set_tooltip_column <text:s text:c="3"/>(GtkIconView *icon_view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gint <text:s text:c="15"/>gtk_icon_view_get_tooltip_column <text:s text:c="3"/>(GtkIconView *icon_view);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office:value-type="string">
            <text:p>enum <text:s text:c="15"/>GtkIconViewDropPosition;</text:p>
          </table:table-cell>
        </table:table-row>
        <table:table-row table:style-name="ro1">
          <table:table-cell table:style-name="Default" office:value-type="string">
            <text:p>void <text:s text:c="15"/>gtk_icon_view_enable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GdkModifierType start_button_mask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enable_model_drag_dest</text:p>
          </table:table-cell>
        </table:table-row>
        <table:table-row table:style-name="ro1">
          <table:table-cell table:style-name="Default" office:value-type="string">
            <text:p><text:s text:c="56"/>(GtkIconView *icon_view,</text:p>
          </table:table-cell>
        </table:table-row>
        <table:table-row table:style-name="ro1">
          <table:table-cell table:style-name="Default" office:value-type="string">
            <text:p><text:s text:c="57"/>const GtkTargetEntry *targets,</text:p>
          </table:table-cell>
        </table:table-row>
        <table:table-row table:style-name="ro1">
          <table:table-cell table:style-name="Default" office:value-type="string">
            <text:p><text:s text:c="57"/>gint n_targets,</text:p>
          </table:table-cell>
        </table:table-row>
        <table:table-row table:style-name="ro1">
          <table:table-cell table:style-name="Default" office:value-type="string">
            <text:p><text:s text:c="57"/>GdkDragAction actions);</text:p>
          </table:table-cell>
        </table:table-row>
        <table:table-row table:style-name="ro1">
          <table:table-cell table:style-name="Default" office:value-type="string">
            <text:p>void <text:s text:c="15"/>gtk_icon_view_unset_model_drag_source</text:p>
          </table:table-cell>
        </table:table-row>
        <table:table-row table:style-name="ro1">
          <table:table-cell table:style-name="Default" office:value-type="string">
            <text:p><text:s text:c="5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unset_model_drag_dest 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reorderable <text:s text:c="6"/>(GtkIconView *icon_view,</text:p>
          </table:table-cell>
        </table:table-row>
        <table:table-row table:style-name="ro1">
          <table:table-cell table:style-name="Default" office:value-type="string">
            <text:p><text:s text:c="57"/>gboolean reorderable);</text:p>
          </table:table-cell>
        </table:table-row>
        <table:table-row table:style-name="ro1">
          <table:table-cell table:style-name="Default" office:value-type="string">
            <text:p>gboolean <text:s text:c="11"/>gtk_icon_view_get_reorderable <text:s text:c="6"/>(GtkIconView *icon_view);</text:p>
          </table:table-cell>
        </table:table-row>
        <table:table-row table:style-name="ro1">
          <table:table-cell table:style-name="Default" office:value-type="string">
            <text:p>void <text:s text:c="15"/>gtk_icon_view_s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,</text:p>
          </table:table-cell>
        </table:table-row>
        <table:table-row table:style-name="ro1">
          <table:table-cell table:style-name="Default" office:value-type="string">
            <text:p><text:s text:c="57"/>GtkIconViewDropPosition pos);</text:p>
          </table:table-cell>
        </table:table-row>
        <table:table-row table:style-name="ro1">
          <table:table-cell table:style-name="Default" office:value-type="string">
            <text:p>void <text:s text:c="15"/>gtk_icon_view_get_drag_dest_item <text:s text:c="3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boolean <text:s text:c="11"/>gtk_icon_view_get_dest_item_at_pos <text:s/>(GtkIconView *icon_view,</text:p>
          </table:table-cell>
        </table:table-row>
        <table:table-row table:style-name="ro1">
          <table:table-cell table:style-name="Default" office:value-type="string">
            <text:p><text:s text:c="57"/>gint drag_x,</text:p>
          </table:table-cell>
        </table:table-row>
        <table:table-row table:style-name="ro1">
          <table:table-cell table:style-name="Default" office:value-type="string">
            <text:p><text:s text:c="57"/>gint drag_y,</text:p>
          </table:table-cell>
        </table:table-row>
        <table:table-row table:style-name="ro1">
          <table:table-cell table:style-name="Default" office:value-type="string">
            <text:p><text:s text:c="57"/>GtkTreePath **path,</text:p>
          </table:table-cell>
        </table:table-row>
        <table:table-row table:style-name="ro1">
          <table:table-cell table:style-name="Default" office:value-type="string">
            <text:p><text:s text:c="57"/>GtkIconViewDropPosition *pos);</text:p>
          </table:table-cell>
        </table:table-row>
        <table:table-row table:style-name="ro1">
          <table:table-cell table:style-name="Default" office:value-type="string">
            <text:p>GdkPixmap * <text:s text:c="8"/>gtk_icon_view_create_drag_icon <text:s text:c="5"/>(GtkIconView *icon_view,</text:p>
          </table:table-cell>
        </table:table-row>
        <table:table-row table:style-name="ro1">
          <table:table-cell table:style-name="Default" office:value-type="string">
            <text:p><text:s text:c="57"/>GtkTreePath *path);</text:p>
          </table:table-cell>
        </table:table-row>
      </table:table>
      <table:table table:name="GtkTreeSortable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 office:value-type="string">
            <text:p><text:s text:c="20"/>GtkTreeSortable;</text:p>
          </table:table-cell>
        </table:table-row>
        <table:table-row table:style-name="ro1">
          <table:table-cell office:value-type="string">
            <text:p><text:s text:c="20"/>GtkTreeSortableIface;</text:p>
          </table:table-cell>
        </table:table-row>
        <table:table-row table:style-name="ro1">
          <table:table-cell office:value-type="string">
            <text:p>gint <text:s text:c="15"/>(*GtkTreeIterCompareFunc) <text:s text:c="10"/>(GtkTreeModel *model,</text:p>
          </table:table-cell>
        </table:table-row>
        <table:table-row table:style-name="ro1">
          <table:table-cell office:value-type="string">
            <text:p><text:s text:c="57"/>GtkTreeIter *a,</text:p>
          </table:table-cell>
        </table:table-row>
        <table:table-row table:style-name="ro1">
          <table:table-cell office:value-type="string">
            <text:p><text:s text:c="57"/>GtkTreeIter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tree_sortable_sort_column_changed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  <table:table-row table:style-name="ro1">
          <table:table-cell office:value-type="string">
            <text:p>gboolean <text:s text:c="11"/>gtk_tree_sortable_g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*sort_column_id,</text:p>
          </table:table-cell>
        </table:table-row>
        <table:table-row table:style-name="ro1">
          <table:table-cell office:value-type="string">
            <text:p><text:s text:c="57"/>GtkSortType *order);</text:p>
          </table:table-cell>
        </table:table-row>
        <table:table-row table:style-name="ro1">
          <table:table-cell office:value-type="string">
            <text:p>void <text:s text:c="15"/>gtk_tree_sortable_set_sort_column_id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SortType order);</text:p>
          </table:table-cell>
        </table:table-row>
        <table:table-row table:style-name="ro1">
          <table:table-cell office:value-type="string">
            <text:p>void <text:s text:c="15"/>gtk_tree_sortable_set_sort_func <text:s text:c="4"/>(GtkTreeSortable *sortable,</text:p>
          </table:table-cell>
        </table:table-row>
        <table:table-row table:style-name="ro1">
          <table:table-cell office:value-type="string">
            <text:p><text:s text:c="57"/>gint sort_column_id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tree_sortable_set_default_sort_func</text:p>
          </table:table-cell>
        </table:table-row>
        <table:table-row table:style-name="ro1">
          <table:table-cell office:value-type="string">
            <text:p><text:s text:c="56"/>(GtkTreeSortable *sortable,</text:p>
          </table:table-cell>
        </table:table-row>
        <table:table-row table:style-name="ro1">
          <table:table-cell office:value-type="string">
            <text:p><text:s text:c="57"/>GtkTreeIterCompareFunc sort_func,</text:p>
          </table:table-cell>
        </table:table-row>
        <table:table-row table:style-name="ro1">
          <table:table-cell office:value-type="string">
            <text:p><text:s text:c="57"/>gpointer user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gboolean <text:s text:c="11"/>gtk_tree_sortable_has_default_sort_func</text:p>
          </table:table-cell>
        </table:table-row>
        <table:table-row table:style-name="ro1">
          <table:table-cell office:value-type="string">
            <text:p><text:s text:c="56"/>(GtkTreeSortable *sortable);</text:p>
          </table:table-cell>
        </table:table-row>
      </table:table>
      <table:table table:name="GtkTreeModelSort" table:style-name="ta1" table:print="false">
        <office:forms form:automatic-focus="false" form:apply-design-mode="false"/>
        <table:table-column table:style-name="co11" table:default-cell-style-name="Implemented"/>
        <table:table-row table:style-name="ro1">
          <table:table-cell table:style-name="Ignored" office:value-type="string">
            <text:p><text:s text:c="20"/>GtkTreeModelSort;</text:p>
          </table:table-cell>
        </table:table-row>
        <table:table-row table:style-name="ro1">
          <table:table-cell table:style-name="Ignored" office:value-type="string">
            <text:p>GtkTreeModel * <text:s text:c="5"/>gtk_tree_model_sort_new_with_model <text:s/>(GtkTreeModel *child_model);</text:p>
          </table:table-cell>
        </table:table-row>
        <table:table-row table:style-name="ro1">
          <table:table-cell office:value-type="string">
            <text:p>GtkTreeModel * <text:s text:c="5"/>gtk_tree_model_sort_get_model <text:s text:c="6"/>(GtkTreeModelSort *tree_model);</text:p>
          </table:table-cell>
        </table:table-row>
        <table:table-row table:style-name="ro1">
          <table:table-cell office:value-type="string">
            <text:p>GtkTreePath * <text:s text:c="6"/>gtk_tree_model_sort_convert_child_path_to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child_path);</text:p>
          </table:table-cell>
        </table:table-row>
        <table:table-row table:style-name="ro1">
          <table:table-cell office:value-type="string">
            <text:p>gboolean <text:s text:c="11"/>gtk_tree_model_sort_convert_child_iter_to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sort_iter,</text:p>
          </table:table-cell>
        </table:table-row>
        <table:table-row table:style-name="ro1">
          <table:table-cell office:value-type="string">
            <text:p><text:s text:c="57"/>GtkTreeIter *child_iter);</text:p>
          </table:table-cell>
        </table:table-row>
        <table:table-row table:style-name="ro1">
          <table:table-cell office:value-type="string">
            <text:p>GtkTreePath * <text:s text:c="6"/>gtk_tree_model_sort_convert_path_to_child_path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Path *sorted_path);</text:p>
          </table:table-cell>
        </table:table-row>
        <table:table-row table:style-name="ro1">
          <table:table-cell office:value-type="string">
            <text:p>void <text:s text:c="15"/>gtk_tree_model_sort_convert_iter_to_child_iter</text:p>
          </table:table-cell>
        </table:table-row>
        <table:table-row table:style-name="ro1">
          <table:table-cell office:value-type="string">
            <text:p><text:s text:c="56"/>(GtkTreeModelSort *tree_model_sort,</text:p>
          </table:table-cell>
        </table:table-row>
        <table:table-row table:style-name="ro1">
          <table:table-cell office:value-type="string">
            <text:p><text:s text:c="57"/>GtkTreeIter *child_iter,</text:p>
          </table:table-cell>
        </table:table-row>
        <table:table-row table:style-name="ro1">
          <table:table-cell office:value-type="string">
            <text:p><text:s text:c="57"/>GtkTreeIter *sorted_iter);</text:p>
          </table:table-cell>
        </table:table-row>
        <table:table-row table:style-name="ro1">
          <table:table-cell office:value-type="string">
            <text:p>void <text:s text:c="15"/>gtk_tree_model_sort_reset_default_sort_func</text:p>
          </table:table-cell>
        </table:table-row>
        <table:table-row table:style-name="ro1">
          <table:table-cell office:value-type="string">
            <text:p><text:s text:c="56"/>(GtkTreeModelSort *tree_model_sort);</text:p>
          </table:table-cell>
        </table:table-row>
        <table:table-row table:style-name="ro1">
          <table:table-cell office:value-type="string">
            <text:p>void <text:s text:c="15"/>gtk_tree_model_sort_clear_cache <text:s text:c="4"/>(GtkTreeModelSort *tree_model_sort);</text:p>
          </table:table-cell>
        </table:table-row>
        <table:table-row table:style-name="ro1">
          <table:table-cell office:value-type="string">
            <text:p>gboolean <text:s text:c="11"/>gtk_tree_model_sort_iter_is_valid <text:s text:c="2"/>(GtkTreeModelSort *tree_model_sort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</table:table>
      <table:table table:name="GtkCellLayout" table:style-name="ta1" table:print="false">
        <table:table-column table:style-name="co5" table:default-cell-style-name="ConsumerSideOfInterfaceImplemented"/>
        <table:table-row table:style-name="ro1">
          <table:table-cell table:style-name="Default" office:value-type="string">
            <text:p><text:s text:c="20"/>GtkCellLayout;</text:p>
          </table:table-cell>
        </table:table-row>
        <table:table-row table:style-name="ro1">
          <table:table-cell table:style-name="Default" office:value-type="string">
            <text:p><text:s text:c="20"/>GtkCellLayoutIface;</text:p>
          </table:table-cell>
        </table:table-row>
        <table:table-row table:style-name="ro1">
          <table:table-cell table:style-name="Implemented" office:value-type="string">
            <text:p>void <text:s text:c="15"/>(*GtkCellLayoutDataFunc) <text:s text:c="11"/>(GtkCellLayout *cell_layout,</text:p>
          </table:table-cell>
        </table:table-row>
        <table:table-row table:style-name="ro1">
          <table:table-cell table:style-name="Implemented" office:value-type="string">
            <text:p><text:s text:c="57"/>GtkCellRenderer *cell,</text:p>
          </table:table-cell>
        </table:table-row>
        <table:table-row table:style-name="ro1">
          <table:table-cell table:style-name="Implemented" office:value-type="string">
            <text:p><text:s text:c="57"/>GtkTreeModel *tree_model,</text:p>
          </table:table-cell>
        </table:table-row>
        <table:table-row table:style-name="ro1">
          <table:table-cell table:style-name="Implemented" office:value-type="string">
            <text:p><text:s text:c="57"/>GtkTreeIter *iter,</text:p>
          </table:table-cell>
        </table:table-row>
        <table:table-row table:style-name="ro1">
          <table:table-cell table:style-name="Implemented"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cell_layout_pack_start <text:s text:c="9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void <text:s text:c="15"/>gtk_cell_layout_pack_end <text:s text:c="11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boolean expand);</text:p>
          </table:table-cell>
        </table:table-row>
        <table:table-row table:style-name="ro1">
          <table:table-cell office:value-type="string">
            <text:p>GList * <text:s text:c="12"/>gtk_cell_layout_get_cells <text:s text:c="10"/>(GtkCellLayout *cell_layout);</text:p>
          </table:table-cell>
        </table:table-row>
        <table:table-row table:style-name="ro1">
          <table:table-cell office:value-type="string">
            <text:p>void <text:s text:c="15"/>gtk_cell_layout_reorder <text:s text:c="12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int position);</text:p>
          </table:table-cell>
        </table:table-row>
        <table:table-row table:style-name="ro1">
          <table:table-cell office:value-type="string">
            <text:p>void <text:s text:c="15"/>gtk_cell_layout_clear <text:s text:c="14"/>(GtkCellLayout *cell_layout);</text:p>
          </table:table-cell>
        </table:table-row>
        <table:table-row table:style-name="ro1">
          <table:table-cell table:style-name="Ignored" office:value-type="string">
            <text:p>void <text:s text:c="15"/>gtk_cell_layout_set_attributes <text:s text:c="5"/>(GtkCellLayout *cell_layout,</text:p>
          </table:table-cell>
        </table:table-row>
        <table:table-row table:style-name="ro1">
          <table:table-cell table:style-name="Ignored" office:value-type="string">
            <text:p><text:s text:c="57"/>GtkCellRenderer *cell,</text:p>
          </table:table-cell>
        </table:table-row>
        <table:table-row table:style-name="ro1">
          <table:table-cell table:style-name="Ignored" office:value-type="string">
            <text:p><text:s text:c="57"/>...);</text:p>
          </table:table-cell>
        </table:table-row>
        <table:table-row table:style-name="ro1">
          <table:table-cell office:value-type="string">
            <text:p>void <text:s text:c="15"/>gtk_cell_layout_add_attribute <text:s text:c="6"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const gchar *attribute,</text:p>
          </table:table-cell>
        </table:table-row>
        <table:table-row table:style-name="ro1">
          <table:table-cell office:value-type="string">
            <text:p><text:s text:c="57"/>gint column);</text:p>
          </table:table-cell>
        </table:table-row>
        <table:table-row table:style-name="ro1">
          <table:table-cell office:value-type="string">
            <text:p>void <text:s text:c="15"/>gtk_cell_layout_set_cell_data_func <text:s/>(GtkCellLayout *cell_layout,</text:p>
          </table:table-cell>
        </table:table-row>
        <table:table-row table:style-name="ro1">
          <table:table-cell office:value-type="string">
            <text:p><text:s text:c="57"/>GtkCellRenderer *cell,</text:p>
          </table:table-cell>
        </table:table-row>
        <table:table-row table:style-name="ro1">
          <table:table-cell office:value-type="string">
            <text:p><text:s text:c="57"/>GtkCellLayoutDataFunc func,</text:p>
          </table:table-cell>
        </table:table-row>
        <table:table-row table:style-name="ro1">
          <table:table-cell office:value-type="string">
            <text:p><text:s text:c="57"/>gpointer func_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ell_layout_clear_attributes <text:s text:c="3"/>(GtkCellLayout *cell_layout,</text:p>
          </table:table-cell>
        </table:table-row>
        <table:table-row table:style-name="ro1">
          <table:table-cell office:value-type="string">
            <text:p><text:s text:c="57"/>GtkCellRenderer *cell);</text:p>
          </table:table-cell>
        </table:table-row>
      </table:table>
      <table:table table:name="GtkCellRenderer" table:style-name="ta1" table:print="false">
        <table:table-column table:style-name="co12" table:default-cell-style-name="Default"/>
        <table:table-row table:style-name="ro1">
          <table:table-cell table:style-name="Implemented" office:value-type="string">
            <text:p>void <text:s text:c="15"/>gtk_cell_renderer_get_size <text:s text:c="9"/>(GtkCellRenderer *cell,</text:p>
          </table:table-cell>
        </table:table-row>
        <table:table-row table:style-name="ro1">
          <table:table-cell table:style-name="Implemented" office:value-type="string">
            <text:p><text:s text:c="57"/>GtkWidget *widget,</text:p>
          </table:table-cell>
        </table:table-row>
        <table:table-row table:style-name="ro1">
          <table:table-cell table:style-name="Implemented" office:value-type="string">
            <text:p><text:s text:c="57"/>const GdkRectangle *cell_area,</text:p>
          </table:table-cell>
        </table:table-row>
        <table:table-row table:style-name="ro1">
          <table:table-cell table:style-name="Implemented" office:value-type="string">
            <text:p><text:s text:c="57"/>gint *x_offset,</text:p>
          </table:table-cell>
        </table:table-row>
        <table:table-row table:style-name="ro1">
          <table:table-cell table:style-name="Implemented" office:value-type="string">
            <text:p><text:s text:c="57"/>gint *y_offset,</text:p>
          </table:table-cell>
        </table:table-row>
        <table:table-row table:style-name="ro1">
          <table:table-cell table:style-name="Implemented" office:value-type="string">
            <text:p><text:s text:c="57"/>gint *width,</text:p>
          </table:table-cell>
        </table:table-row>
        <table:table-row table:style-name="ro1">
          <table:table-cell table:style-name="Implemented"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render <text:s text:c="11"/>(GtkCellRenderer *cell,</text:p>
          </table:table-cell>
        </table:table-row>
        <table:table-row table:style-name="ro1">
          <table:table-cell office:value-type="string">
            <text:p><text:s text:c="57"/>GdkWindow *window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const GdkRectangle *expose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boolean <text:s text:c="11"/>gtk_cell_renderer_activate <text:s text:c="9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GtkCellEditable * <text:s text:c="2"/>gtk_cell_renderer_start_editing <text:s text:c="4"/>(GtkCellRenderer *cell,</text:p>
          </table:table-cell>
        </table:table-row>
        <table:table-row table:style-name="ro1">
          <table:table-cell office:value-type="string">
            <text:p><text:s text:c="57"/>GdkEvent *event,</text:p>
          </table:table-cell>
        </table:table-row>
        <table:table-row table:style-name="ro1">
          <table:table-cell office:value-type="string">
            <text:p><text:s text:c="57"/>GtkWidget *widget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dkRectangle *background_area,</text:p>
          </table:table-cell>
        </table:table-row>
        <table:table-row table:style-name="ro1">
          <table:table-cell office:value-type="string">
            <text:p><text:s text:c="57"/>const GdkRectangle *cell_area,</text:p>
          </table:table-cell>
        </table:table-row>
        <table:table-row table:style-name="ro1">
          <table:table-cell office:value-type="string">
            <text:p><text:s text:c="57"/>GtkCellRendererState flags);</text:p>
          </table:table-cell>
        </table:table-row>
        <table:table-row table:style-name="ro1">
          <table:table-cell office:value-type="string">
            <text:p>void <text:s text:c="15"/>gtk_cell_renderer_editing_canceled <text:s/>(GtkCellRenderer *cell);</text:p>
          </table:table-cell>
        </table:table-row>
        <table:table-row table:style-name="ro1">
          <table:table-cell office:value-type="string">
            <text:p>void <text:s text:c="15"/>gtk_cell_renderer_stop_editing <text:s text:c="5"/>(GtkCellRenderer *cell,</text:p>
          </table:table-cell>
        </table:table-row>
        <table:table-row table:style-name="ro1">
          <table:table-cell office:value-type="string">
            <text:p><text:s text:c="57"/>gboolean canceled);</text:p>
          </table:table-cell>
        </table:table-row>
        <table:table-row table:style-name="ro1">
          <table:table-cell office:value-type="string">
            <text:p>void <text:s text:c="15"/>gtk_cell_renderer_get_fixed_size <text:s text:c="3"/>(GtkCellRenderer *cell,</text:p>
          </table:table-cell>
        </table:table-row>
        <table:table-row table:style-name="ro1">
          <table:table-cell office:value-type="string">
            <text:p><text:s text:c="57"/>gint *width,</text:p>
          </table:table-cell>
        </table:table-row>
        <table:table-row table:style-name="ro1">
          <table:table-cell office:value-type="string">
            <text:p><text:s text:c="57"/>gint *height);</text:p>
          </table:table-cell>
        </table:table-row>
        <table:table-row table:style-name="ro1">
          <table:table-cell office:value-type="string">
            <text:p>void <text:s text:c="15"/>gtk_cell_renderer_set_fixed_size <text:s text:c="3"/>(GtkCellRenderer *cell,</text:p>
          </table:table-cell>
        </table:table-row>
        <table:table-row table:style-name="ro1">
          <table:table-cell office:value-type="string">
            <text:p><text:s text:c="57"/>gint width,</text:p>
          </table:table-cell>
        </table:table-row>
        <table:table-row table:style-name="ro1">
          <table:table-cell office:value-type="string">
            <text:p><text:s text:c="57"/>gint height);</text:p>
          </table:table-cell>
        </table:table-row>
      </table:table>
      <table:table table:name="GtkComboBox" table:style-name="ta1" table:print="false">
        <table:table-column table:style-name="co7" table:default-cell-style-name="Implemented"/>
        <table:table-row table:style-name="ro1">
          <table:table-cell office:value-type="string">
            <text:p><text:s text:c="20"/>GtkComboBox;</text:p>
          </table:table-cell>
        </table:table-row>
        <table:table-row table:style-name="ro1">
          <table:table-cell office:value-type="string">
            <text:p>GtkWidget * <text:s text:c="8"/>gtk_combo_box_new <text:s text:c="18"/>(void);</text:p>
          </table:table-cell>
        </table:table-row>
        <table:table-row table:style-name="ro1">
          <table:table-cell office:value-type="string">
            <text:p>GtkWidget * <text:s text:c="8"/>gtk_combo_box_new_with_model <text:s text:c="7"/>(GtkTreeModel *model);</text:p>
          </table:table-cell>
        </table:table-row>
        <table:table-row table:style-name="ro1">
          <table:table-cell office:value-type="string">
            <text:p>gint <text:s text:c="15"/>gtk_combo_box_get_wrap_width <text:s text:c="7"/>(GtkComboBox *combo_box);</text:p>
          </table:table-cell>
        </table:table-row>
        <table:table-row table:style-name="ro1">
          <table:table-cell office:value-type="string">
            <text:p>void <text:s text:c="15"/>gtk_combo_box_set_wrap_width <text:s text:c="7"/>(GtkComboBox *combo_box,</text:p>
          </table:table-cell>
        </table:table-row>
        <table:table-row table:style-name="ro1">
          <table:table-cell office:value-type="string">
            <text:p><text:s text:c="57"/>gint width);</text:p>
          </table:table-cell>
        </table:table-row>
        <table:table-row table:style-name="ro1">
          <table:table-cell office:value-type="string">
            <text:p>gint <text:s text:c="15"/>gtk_combo_box_get_row_span_column <text:s text:c="2"/>(GtkComboBox *combo_box);</text:p>
          </table:table-cell>
        </table:table-row>
        <table:table-row table:style-name="ro1">
          <table:table-cell office:value-type="string">
            <text:p>void <text:s text:c="15"/>gtk_combo_box_set_row_span_column <text:s text:c="2"/>(GtkComboBox *combo_box,</text:p>
          </table:table-cell>
        </table:table-row>
        <table:table-row table:style-name="ro1">
          <table:table-cell office:value-type="string">
            <text:p><text:s text:c="57"/>gint row_span);</text:p>
          </table:table-cell>
        </table:table-row>
        <table:table-row table:style-name="ro1">
          <table:table-cell office:value-type="string">
            <text:p>gint <text:s text:c="15"/>gtk_combo_box_get_column_span_column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column_span_column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int column_span);</text:p>
          </table:table-cell>
        </table:table-row>
        <table:table-row table:style-name="ro1">
          <table:table-cell office:value-type="string">
            <text:p>gint <text:s text:c="15"/>gtk_combo_box_get_active <text:s text:c="11"/>(GtkComboBox *combo_box);</text:p>
          </table:table-cell>
        </table:table-row>
        <table:table-row table:style-name="ro1">
          <table:table-cell office:value-type="string">
            <text:p>void <text:s text:c="15"/>gtk_combo_box_set_active <text:s text:c="11"/>(GtkComboBox *combo_box,</text:p>
          </table:table-cell>
        </table:table-row>
        <table:table-row table:style-name="ro1">
          <table:table-cell office:value-type="string">
            <text:p><text:s text:c="57"/>gint index_);</text:p>
          </table:table-cell>
        </table:table-row>
        <table:table-row table:style-name="ro1">
          <table:table-cell office:value-type="string">
            <text:p>gboolean <text:s text:c="11"/>gtk_combo_box_g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void <text:s text:c="15"/>gtk_combo_box_set_active_iter <text:s text:c="6"/>(GtkComboBox *combo_box,</text:p>
          </table:table-cell>
        </table:table-row>
        <table:table-row table:style-name="ro1">
          <table:table-cell office:value-type="string">
            <text:p><text:s text:c="57"/>GtkTreeIter *iter);</text:p>
          </table:table-cell>
        </table:table-row>
        <table:table-row table:style-name="ro1">
          <table:table-cell office:value-type="string">
            <text:p>GtkTreeModel * <text:s text:c="5"/>gtk_combo_box_get_model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model <text:s text:c="12"/>(GtkComboBox *combo_box,</text:p>
          </table:table-cell>
        </table:table-row>
        <table:table-row table:style-name="ro1">
          <table:table-cell office:value-type="string">
            <text:p><text:s text:c="57"/>GtkTreeModel *model);</text:p>
          </table:table-cell>
        </table:table-row>
        <table:table-row table:style-name="ro1">
          <table:table-cell table:style-name="Ignored" office:value-type="string">
            <text:p>GtkWidget * <text:s text:c="8"/>gtk_combo_box_new_text <text:s text:c="13"/>(void);</text:p>
          </table:table-cell>
        </table:table-row>
        <table:table-row table:style-name="ro1">
          <table:table-cell table:style-name="Ignored" office:value-type="string">
            <text:p>void <text:s text:c="15"/>gtk_combo_box_append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insert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prepend_text <text:s text:c="9"/>(GtkComboBox *combo_box,</text:p>
          </table:table-cell>
        </table:table-row>
        <table:table-row table:style-name="ro1">
          <table:table-cell table:style-name="Ignored" office:value-type="string">
            <text:p><text:s text:c="57"/>const gchar *text);</text:p>
          </table:table-cell>
        </table:table-row>
        <table:table-row table:style-name="ro1">
          <table:table-cell table:style-name="Ignored" office:value-type="string">
            <text:p>void <text:s text:c="15"/>gtk_combo_box_remove_text <text:s text:c="10"/>(GtkComboBox *combo_box,</text:p>
          </table:table-cell>
        </table:table-row>
        <table:table-row table:style-name="ro1">
          <table:table-cell table:style-name="Ignored" office:value-type="string">
            <text:p><text:s text:c="57"/>gint position);</text:p>
          </table:table-cell>
        </table:table-row>
        <table:table-row table:style-name="ro1">
          <table:table-cell office:value-type="string">
            <text:p>gchar * <text:s text:c="12"/>gtk_combo_box_get_active_text <text:s text:c="6"/>(GtkComboBox *combo_box);</text:p>
          </table:table-cell>
        </table:table-row>
        <table:table-row table:style-name="ro1">
          <table:table-cell office:value-type="string">
            <text:p>void <text:s text:c="15"/>gtk_combo_box_popup <text:s text:c="16"/>(GtkComboBox *combo_box);</text:p>
          </table:table-cell>
        </table:table-row>
        <table:table-row table:style-name="ro1">
          <table:table-cell office:value-type="string">
            <text:p>void <text:s text:c="15"/>gtk_combo_box_popdown <text:s text:c="14"/>(GtkComboBox *combo_box);</text:p>
          </table:table-cell>
        </table:table-row>
        <table:table-row table:style-name="ro1">
          <table:table-cell office:value-type="string">
            <text:p>AtkObject* <text:s text:c="9"/>gtk_combo_box_get_popup_accessible <text:s/>(GtkComboBox *combo_box);</text:p>
          </table:table-cell>
        </table:table-row>
        <table:table-row table:style-name="ro1">
          <table:table-cell table:style-name="Ignored" office:value-type="string">
            <text:p>GtkTreeViewRowSeparatorFunc <text:s/>gtk_combo_box_get_row_separator_func</text:p>
          </table:table-cell>
        </table:table-row>
        <table:table-row table:style-name="ro1">
          <table:table-cell table:style-name="Ignored" office:value-type="string">
            <text:p><text:s text:c="56"/>(GtkComboBox *combo_box);</text:p>
          </table:table-cell>
        </table:table-row>
        <table:table-row table:style-name="ro1">
          <table:table-cell office:value-type="string">
            <text:p>void <text:s text:c="15"/>gtk_combo_box_set_row_separator_func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TreeViewRowSeparato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estroy);</text:p>
          </table:table-cell>
        </table:table-row>
        <table:table-row table:style-name="ro1">
          <table:table-cell office:value-type="string">
            <text:p>void <text:s text:c="15"/>gtk_combo_box_set_add_tearoffs <text:s text:c="5"/>(GtkComboBox *combo_box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combo_box_get_add_tearoffs <text:s text:c="5"/>(GtkComboBox *combo_box);</text:p>
          </table:table-cell>
        </table:table-row>
        <table:table-row table:style-name="ro1">
          <table:table-cell office:value-type="string">
            <text:p>void <text:s text:c="15"/>gtk_combo_box_set_title <text:s text:c="12"/>(GtkComboBox *combo_box,</text:p>
          </table:table-cell>
        </table:table-row>
        <table:table-row table:style-name="ro1">
          <table:table-cell office:value-type="string">
            <text:p><text:s text:c="57"/>const gchar *title);</text:p>
          </table:table-cell>
        </table:table-row>
        <table:table-row table:style-name="ro1">
          <table:table-cell office:value-type="string">
            <text:p>const gchar * <text:s text:c="6"/>gtk_combo_box_get_title <text:s text:c="12"/>(GtkComboBox *combo_box);</text:p>
          </table:table-cell>
        </table:table-row>
        <table:table-row table:style-name="ro1">
          <table:table-cell office:value-type="string">
            <text:p>void <text:s text:c="15"/>gtk_combo_box_set_focus_on_click <text:s text:c="3"/>(GtkComboBox *combo,</text:p>
          </table:table-cell>
        </table:table-row>
        <table:table-row table:style-name="ro1">
          <table:table-cell office:value-type="string">
            <text:p><text:s text:c="57"/>gboolean focus_on_click);</text:p>
          </table:table-cell>
        </table:table-row>
        <table:table-row table:style-name="ro1">
          <table:table-cell office:value-type="string">
            <text:p>gboolean <text:s text:c="11"/>gtk_combo_box_get_focus_on_click <text:s text:c="3"/>(GtkComboBox *combo);</text:p>
          </table:table-cell>
        </table:table-row>
        <table:table-row table:style-name="ro1">
          <table:table-cell office:value-type="string">
            <text:p>void <text:s text:c="15"/>gtk_combo_box_set_button_sensitivity</text:p>
          </table:table-cell>
        </table:table-row>
        <table:table-row table:style-name="ro1">
          <table:table-cell office:value-type="string">
            <text:p><text:s text:c="56"/>(GtkComboBox *combo_box,</text:p>
          </table:table-cell>
        </table:table-row>
        <table:table-row table:style-name="ro1">
          <table:table-cell office:value-type="string">
            <text:p><text:s text:c="57"/>GtkSensitivityType sensitivity);</text:p>
          </table:table-cell>
        </table:table-row>
        <table:table-row table:style-name="ro1">
          <table:table-cell office:value-type="string">
            <text:p>GtkSensitivityType <text:s/>gtk_combo_box_get_button_sensitivity</text:p>
          </table:table-cell>
        </table:table-row>
        <table:table-row table:style-name="ro1">
          <table:table-cell office:value-type="string">
            <text:p><text:s text:c="56"/>(GtkComboBox *combo_box);</text:p>
          </table:table-cell>
        </table:table-row>
      </table:table>
      <table:table table:name="GtkMenu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new <text:s text:c="23"/>(void);</text:p>
          </table:table-cell>
          <table:table-cell/>
        </table:table-row>
        <table:table-row table:style-name="ro1">
          <table:table-cell office:value-type="string">
            <text:p>void <text:s text:c="15"/>gtk_menu_set_screen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dkScreen *screen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append <text:s text:c="20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prepend <text:s text:c="19"/>(menu,child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menu_insert <text:s text:c="20"/>(menu,child,pos)</text:p>
          </table:table-cell>
          <table:table-cell/>
        </table:table-row>
        <table:table-row table:style-name="ro1">
          <table:table-cell office:value-type="string">
            <text:p>void <text:s text:c="15"/>gtk_menu_reorder_child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attach <text:s text:c="20"/>(GtkMenu *menu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menu_popup <text:s text:c="21"/>(GtkMenu *menu,</text:p>
          </table:table-cell>
          <table:table-cell/>
        </table:table-row>
        <table:table-row table:style-name="ro1">
          <table:table-cell office:value-type="string">
            <text:p><text:s text:c="57"/>GtkWidget *parent_menu_shell,</text:p>
          </table:table-cell>
          <table:table-cell/>
        </table:table-row>
        <table:table-row table:style-name="ro1">
          <table:table-cell office:value-type="string">
            <text:p><text:s text:c="57"/>GtkWidget *parent_menu_item,</text:p>
          </table:table-cell>
          <table:table-cell/>
        </table:table-row>
        <table:table-row table:style-name="ro1">
          <table:table-cell office:value-type="string">
            <text:p><text:s text:c="57"/>GtkMenuPosi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uint button,</text:p>
          </table:table-cell>
          <table:table-cell/>
        </table:table-row>
        <table:table-row table:style-name="ro1">
          <table:table-cell office:value-type="string">
            <text:p><text:s text:c="57"/>guint32 activate_time);</text:p>
          </table:table-cell>
          <table:table-cell/>
        </table:table-row>
        <table:table-row table:style-name="ro1">
          <table:table-cell office:value-type="string">
            <text:p>void <text:s text:c="15"/>gtk_menu_set_accel_group <text:s text:c="11"/>(GtkMenu *menu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GtkAccelGroup* <text:s text:c="5"/>gtk_menu_get_accel_group <text:s text:c="11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cel_path <text:s text:c="12"/>(GtkMenu *menu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get_accel_path <text:s text:c="12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title <text:s text:c="17"/>(GtkMenu *menu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menu_get_title <text:s text:c="17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monitor <text:s text:c="15"/>(GtkMenu *menu,</text:p>
          </table:table-cell>
          <table:table-cell/>
        </table:table-row>
        <table:table-row table:style-name="ro1">
          <table:table-cell office:value-type="string">
            <text:p><text:s text:c="57"/>gint monitor_num);</text:p>
          </table:table-cell>
          <table:table-cell/>
        </table:table-row>
        <table:table-row table:style-name="ro1">
          <table:table-cell office:value-type="string">
            <text:p>gint <text:s text:c="15"/>gtk_menu_get_monitor <text:s text:c="15"/>(GtkMenu *menu);</text:p>
          </table:table-cell>
          <table:table-cell/>
        </table:table-row>
        <table:table-row table:style-name="ro1">
          <table:table-cell office:value-type="string">
            <text:p>gboolean <text:s text:c="11"/>gtk_menu_get_tearoff_state <text:s text:c="9"/>(GtkMenu *menu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void <text:s text:c="15"/>gtk_menu_popdown <text:s text:c="19"/>(GtkMenu *menu);</text:p>
          </table:table-cell>
          <table:table-cell/>
        </table:table-row>
        <table:table-row table:style-name="ro1">
          <table:table-cell office:value-type="string">
            <text:p>void <text:s text:c="15"/>gtk_menu_reposition <text:s text:c="16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ctive <text:s text:c="16"/>(GtkMenu *menu);</text:p>
          </table:table-cell>
          <table:table-cell/>
        </table:table-row>
        <table:table-row table:style-name="ro1">
          <table:table-cell office:value-type="string">
            <text:p>void <text:s text:c="15"/>gtk_menu_set_active <text:s text:c="16"/>(GtkMenu *menu,</text:p>
          </table:table-cell>
          <table:table-cell/>
        </table:table-row>
        <table:table-row table:style-name="ro1">
          <table:table-cell office:value-type="string">
            <text:p><text:s text:c="57"/>guint index_);</text:p>
          </table:table-cell>
          <table:table-cell/>
        </table:table-row>
        <table:table-row table:style-name="ro1">
          <table:table-cell office:value-type="string">
            <text:p>void <text:s text:c="15"/>gtk_menu_set_tearoff_state <text:s text:c="9"/>(GtkMenu *menu,</text:p>
          </table:table-cell>
          <table:table-cell/>
        </table:table-row>
        <table:table-row table:style-name="ro1">
          <table:table-cell office:value-type="string">
            <text:p><text:s text:c="57"/>gboolean torn_off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attach_to_widget <text:s text:c="10"/>(GtkMenu *menu,</text:p>
          </table:table-cell>
          <table:table-cell office:value-type="string">
            <text:p>incompatible interface</text:p>
          </table:table-cell>
        </table:table-row>
        <table:table-row table:style-name="ro1">
          <table:table-cell table:style-name="Ignored" office:value-type="string">
            <text:p><text:s text:c="57"/>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DetachFunc detacher);</text:p>
          </table:table-cell>
          <table:table-cell/>
        </table:table-row>
        <table:table-row table:style-name="ro1">
          <table:table-cell office:value-type="string">
            <text:p>void <text:s text:c="15"/>gtk_menu_detach <text:s text:c="20"/>(GtkMenu *menu);</text:p>
          </table:table-cell>
          <table:table-cell/>
        </table:table-row>
        <table:table-row table:style-name="ro1">
          <table:table-cell office:value-type="string">
            <text:p>GtkWidget* <text:s text:c="9"/>gtk_menu_get_attach_widget <text:s text:c="9"/>(GtkMenu *menu);</text:p>
          </table:table-cell>
          <table:table-cell/>
        </table:table-row>
        <table:table-row table:style-name="ro1">
          <table:table-cell office:value-type="string">
            <text:p>GList* <text:s text:c="13"/>gtk_menu_get_for_attach_widget <text:s text:c="5"/>(GtkWidget *widget);</text:p>
          </table:table-cell>
          <table:table-cell/>
        </table:table-row>
        <table:table-row table:style-name="ro1">
          <table:table-cell office:value-type="string">
            <text:p>void <text:s text:c="15"/>(*GtkMenuPositionFunc) <text:s text:c="13"/>(GtkMenu *menu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,</text:p>
          </table:table-cell>
          <table:table-cell/>
        </table:table-row>
        <table:table-row table:style-name="ro1">
          <table:table-cell office:value-type="string">
            <text:p><text:s text:c="57"/>gboolean *push_in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MenuDetachFunc) <text:s text:c="15"/>(GtkWidget *attach_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Menu *menu);</text:p>
          </table:table-cell>
          <table:table-cell/>
        </table:table-row>
      </table:table>
      <table:table table:name="GtkMenuBar" table:style-name="ta1" table:print="false">
        <table:table-column table:style-name="co7" table:default-cell-style-name="Implemented"/>
        <table:table-row table:style-name="ro1">
          <table:table-cell office:value-type="string">
            <text:p>GtkWidget* <text:s text:c="9"/>gtk_menu_bar_new <text:s text:c="19"/>(void);</text:p>
          </table:table-cell>
        </table:table-row>
        <table:table-row table:style-name="ro1">
          <table:table-cell office:value-type="string">
            <text:p>void <text:s text:c="15"/>gtk_menu_bar_set_pack_direction <text:s text:c="4"/>(GtkMenuBar *menubar,</text:p>
          </table:table-cell>
        </table:table-row>
        <table:table-row table:style-name="ro1">
          <table:table-cell office:value-type="string">
            <text:p><text:s text:c="57"/>GtkPackDirection pack_dir);</text:p>
          </table:table-cell>
        </table:table-row>
        <table:table-row table:style-name="ro1">
          <table:table-cell office:value-type="string">
            <text:p>GtkPackDirection <text:s text:c="3"/>gtk_menu_bar_get_pack_direction <text:s text:c="4"/>(GtkMenuBar *menubar);</text:p>
          </table:table-cell>
        </table:table-row>
        <table:table-row table:style-name="ro1">
          <table:table-cell office:value-type="string">
            <text:p>void <text:s text:c="15"/>gtk_menu_bar_set_child_pack_direction</text:p>
          </table:table-cell>
        </table:table-row>
        <table:table-row table:style-name="ro1">
          <table:table-cell office:value-type="string">
            <text:p><text:s text:c="56"/>(GtkMenuBar *menubar,</text:p>
          </table:table-cell>
        </table:table-row>
        <table:table-row table:style-name="ro1">
          <table:table-cell office:value-type="string">
            <text:p><text:s text:c="57"/>GtkPackDirection child_pack_dir);</text:p>
          </table:table-cell>
        </table:table-row>
        <table:table-row table:style-name="ro1">
          <table:table-cell office:value-type="string">
            <text:p>GtkPackDirection <text:s text:c="3"/>gtk_menu_bar_get_child_pack_direction</text:p>
          </table:table-cell>
        </table:table-row>
        <table:table-row table:style-name="ro1">
          <table:table-cell office:value-type="string">
            <text:p><text:s text:c="56"/>(GtkMenuBar *menubar);</text:p>
          </table:table-cell>
        </table:table-row>
      </table:table>
      <table:table table:name="GtkMenuItem" table:style-name="ta1" table:print="false">
        <table:table-column table:style-name="co13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Widget* <text:s text:c="9"/>gtk_menu_item_new <text:s text:c="18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label <text:s text:c="7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menu_item_new_with_mnemonic <text:s text:c="4"/>(const gchar *label);</text:p>
          </table:table-cell>
          <table:table-cell/>
        </table:table-row>
        <table:table-row table:style-name="ro1">
          <table:table-cell office:value-type="string">
            <text:p>void <text:s text:c="15"/>gtk_menu_item_set_right_justified <text:s text:c="2"/>(GtkMenuItem *menu_item,</text:p>
          </table:table-cell>
          <table:table-cell/>
        </table:table-row>
        <table:table-row table:style-name="ro1">
          <table:table-cell office:value-type="string">
            <text:p><text:s text:c="57"/>gboolean right_justified);</text:p>
          </table:table-cell>
          <table:table-cell/>
        </table:table-row>
        <table:table-row table:style-name="ro1">
          <table:table-cell office:value-type="string">
            <text:p>gboolean <text:s text:c="11"/>gtk_menu_item_get_right_justified <text:s text:c="2"/>(GtkMenuItem *menu_item);</text:p>
          </table:table-cell>
          <table:table-cell/>
        </table:table-row>
        <table:table-row table:style-name="ro1">
          <table:table-cell office:value-type="string">
            <text:p>const gchar * <text:s text:c="6"/>gtk_menu_item_get_label <text:s text:c="12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label <text:s text:c="12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gboolean <text:s text:c="11"/>gtk_menu_item_get_use_underline <text:s text:c="4"/>(GtkMenuItem *menu_item);</text:p>
          </table:table-cell>
          <table:table-cell/>
        </table:table-row>
        <table:table-row table:style-name="ro1">
          <table:table-cell office:value-type="string">
            <text:p>void <text:s text:c="15"/>gtk_menu_item_set_use_underline <text:s text:c="4"/>(GtkMenuItem *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menu_item_set_submenu <text:s text:c="10"/>(GtkMenuItem *menu_item,</text:p>
          </table:table-cell>
          <table:table-cell/>
        </table:table-row>
        <table:table-row table:style-name="ro1">
          <table:table-cell office:value-type="string">
            <text:p><text:s text:c="57"/>GtkWidget *submenu);</text:p>
          </table:table-cell>
          <table:table-cell/>
        </table:table-row>
        <table:table-row table:style-name="ro1">
          <table:table-cell office:value-type="string">
            <text:p>GtkWidget* <text:s text:c="9"/>gtk_menu_item_get_submenu <text:s text:c="10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remove_submenu <text:s text:c="7"/>(GtkMenuItem *menu_item);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void <text:s text:c="15"/>gtk_menu_item_set_accel_path <text:s text:c="7"/>(GtkMenuItem *menu_item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office:value-type="string">
            <text:p>const gchar* <text:s text:c="7"/>gtk_menu_item_get_accel_path <text:s text:c="7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select <text:s text:c="15"/>(GtkMenuItem *menu_item);</text:p>
          </table:table-cell>
          <table:table-cell office:value-type="string">
            <text:p>Emit-signal</text:p>
          </table:table-cell>
        </table:table-row>
        <table:table-row table:style-name="ro1">
          <table:table-cell table:style-name="Ignored" office:value-type="string">
            <text:p>void <text:s text:c="15"/>gtk_menu_item_deselect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activate <text:s text:c="13"/>(GtkMenuItem *menu_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request <text:s text:c="2"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item_toggle_size_allocate <text:s/>(GtkMenuItem *menu_item,</text:p>
          </table:table-cell>
          <table:table-cell/>
        </table:table-row>
        <table:table-row table:style-name="ro1">
          <table:table-cell table:style-name="Ignored" office:value-type="string">
            <text:p><text:s text:c="57"/>gint allocation);</text:p>
          </table:table-cell>
          <table:table-cell/>
        </table:table-row>
      </table:table>
      <table:table table:name="Gtk_x_MenuItem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void <text:s text:c="15"/>gtk_image_menu_item_set_image <text:s text:c="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Widget *image);</text:p>
          </table:table-cell>
          <table:table-cell/>
        </table:table-row>
        <table:table-row table:style-name="ro1">
          <table:table-cell office:value-type="string">
            <text:p>GtkWidget* <text:s text:c="9"/>gtk_image_menu_item_get_image <text:s text:c="6"/>(GtkImageMenuItem *image_menu_item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 <text:s text:c="12"/>(void);</text:p>
          </table:table-cell>
          <table:table-cell/>
        </table:table-row>
        <table:table-row table:style-name="ro1">
          <table:table-cell office:value-type="string">
            <text:p>GtkWidget* <text:s text:c="9"/>gtk_image_menu_item_new_from_stock <text:s/>(const gchar *stock_id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mage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image_menu_item_get_use_stock <text:s text:c="2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use_stock <text:s text:c="2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use_stock);</text:p>
          </table:table-cell>
          <table:table-cell/>
        </table:table-row>
        <table:table-row table:style-name="ro1">
          <table:table-cell office:value-type="string">
            <text:p>gboolean <text:s text:c="11"/>gtk_image_menu_item_g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);</text:p>
          </table:table-cell>
          <table:table-cell/>
        </table:table-row>
        <table:table-row table:style-name="ro1">
          <table:table-cell office:value-type="string">
            <text:p>void <text:s text:c="15"/>gtk_image_menu_item_set_always_show_image</text:p>
          </table:table-cell>
          <table:table-cell/>
        </table:table-row>
        <table:table-row table:style-name="ro1">
          <table:table-cell office:value-type="string">
            <text:p><text:s text:c="56"/>(GtkImageMenuItem *image_menu_item,</text:p>
          </table:table-cell>
          <table:table-cell/>
        </table:table-row>
        <table:table-row table:style-name="ro1">
          <table:table-cell office:value-type="string">
            <text:p><text:s text:c="57"/>gboolean always_show);</text:p>
          </table:table-cell>
          <table:table-cell/>
        </table:table-row>
        <table:table-row table:style-name="ro1">
          <table:table-cell office:value-type="string">
            <text:p>void <text:s text:c="15"/>gtk_image_menu_item_set_accel_group (GtkImageMenuItem *image_menu_item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dio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 <text:s text:c="12"/>(GSList *group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label <text:s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radio_menu_item_new_from_widget (GtkRadioMenuItem *group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label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radio_menu_item_new_with_mnemonic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MenuItem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void <text:s text:c="15"/>gtk_radio_menu_item_set_group <text:s text:c="6"/>(GtkRadioMenuItem *radio_menu_item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SList* <text:s text:c="12"/>gtk_radio_menu_item_get_group <text:s text:c="6"/>(GtkRadioMenuItem *radio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CheckMenuItem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label <text:s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heck_menu_item_new_with_mnemonic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label);</text:p>
          </table:table-cell>
          <table:table-cell/>
        </table:table-row>
        <table:table-row table:style-name="ro1">
          <table:table-cell office:value-type="string">
            <text:p>gboolean <text:s text:c="11"/>gtk_check_menu_item_get_active <text:s text:c="5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active <text:s text:c="5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set_show_toggle (GtkCheckMenuItem *menu_item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boolean alway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heck_menu_item_toggled <text:s text:c="8"/>(GtkCheckMenuItem *check_menu_item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boolean <text:s text:c="11"/>gtk_check_menu_item_g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>
          <table:table-cell office:value-type="string">
            <text:p>void <text:s text:c="15"/>gtk_check_menu_item_set_inconsistent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void <text:s text:c="15"/>gtk_check_menu_item_s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check_menu_item_get_draw_as_radio</text:p>
          </table:table-cell>
          <table:table-cell/>
        </table:table-row>
        <table:table-row table:style-name="ro1">
          <table:table-cell office:value-type="string">
            <text:p><text:s text:c="56"/>(GtkCheckMenuItem *check_menu_item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SeparatorMenuItem;</text:p>
          </table:table-cell>
          <table:table-cell/>
        </table:table-row>
        <table:table-row table:style-name="ro1">
          <table:table-cell office:value-type="string">
            <text:p>GtkWidget* <text:s text:c="9"/>gtk_separator_menu_item_new <text:s text:c="8"/>(voi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earoffMenuItem;</text:p>
          </table:table-cell>
          <table:table-cell/>
        </table:table-row>
        <table:table-row table:style-name="ro1">
          <table:table-cell office:value-type="string">
            <text:p>GtkWidget* <text:s text:c="9"/>gtk_tearoff_menu_item_new <text:s text:c="10"/>(void);</text:p>
          </table:table-cell>
          <table:table-cell/>
        </table:table-row>
      </table:table>
      <table:table table:name="GtkToolShell" table:style-name="ta1" table:print="false">
        <table:table-column table:style-name="co14" table:default-cell-style-name="Implemented"/>
        <table:table-row table:style-name="ro1">
          <table:table-cell office:value-type="string">
            <text:p><text:s text:c="20"/>GtkToolShell;</text:p>
          </table:table-cell>
        </table:table-row>
        <table:table-row table:style-name="ro1">
          <table:table-cell table:style-name="Default" office:value-type="string">
            <text:p><text:s text:c="20"/>GtkToolShellIface;</text:p>
          </table:table-cell>
        </table:table-row>
        <table:table-row table:style-name="ro1">
          <table:table-cell office:value-type="string">
            <text:p>GtkIconSize <text:s text:c="8"/>gtk_tool_shell_get_icon_size <text:s text:c="7"/>(GtkToolShell *shell);</text:p>
          </table:table-cell>
        </table:table-row>
        <table:table-row table:style-name="ro1">
          <table:table-cell office:value-type="string">
            <text:p>GtkOrientation <text:s text:c="5"/>gtk_tool_shell_get_orientation <text:s text:c="5"/>(GtkToolShell *shell);</text:p>
          </table:table-cell>
        </table:table-row>
        <table:table-row table:style-name="ro1">
          <table:table-cell office:value-type="string">
            <text:p>GtkReliefStyle <text:s text:c="5"/>gtk_tool_shell_get_relief_style <text:s text:c="4"/>(GtkToolShell *shell);</text:p>
          </table:table-cell>
        </table:table-row>
        <table:table-row table:style-name="ro1">
          <table:table-cell office:value-type="string">
            <text:p>GtkToolbarStyle <text:s text:c="4"/>gtk_tool_shell_get_style <text:s text:c="11"/>(GtkToolShell *shell);</text:p>
          </table:table-cell>
        </table:table-row>
        <table:table-row table:style-name="ro1">
          <table:table-cell office:value-type="string">
            <text:p>void <text:s text:c="15"/>gtk_tool_shell_rebuild_menu <text:s text:c="8"/>(GtkToolShell *shell);</text:p>
          </table:table-cell>
        </table:table-row>
      </table:table>
      <table:table table:name="GtkToolbar" table:style-name="ta1" table:print="false">
        <table:table-column table:style-name="co9" table:default-cell-style-name="Ignored"/>
        <table:table-column table:style-name="co2" table:default-cell-style-name="Default"/>
        <table:table-row table:style-name="ro1">
          <table:table-cell office:value-type="string">
            <text:p>GtkWidget * <text:s text:c="8"/>gtk_toolbar_new <text:s text:c="20"/>(void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insert <text:s text:c="17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pos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item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item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n_items <text:s text:c="12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Item * <text:s text:c="6"/>gtk_toolbar_get_nth_item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n);</text:p>
          </table:table-cell>
          <table:table-cell/>
        </table:table-row>
        <table:table-row table:style-name="ro1">
          <table:table-cell table:style-name="Implemented" office:value-type="string">
            <text:p>gint <text:s text:c="15"/>gtk_toolbar_get_drop_index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x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drop_highlight_item 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Item *tool_item,</text:p>
          </table:table-cell>
          <table:table-cell/>
        </table:table-row>
        <table:table-row table:style-name="ro1">
          <table:table-cell table:style-name="Implemented" office:value-type="string">
            <text:p><text:s text:c="57"/>gint index_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how_arrow <text:s text:c="9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how_arrow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orientation <text:s text:c="8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Orientation orienta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tooltips <text:s text:c="11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enable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icon_size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show_arrow <text:s text:c="9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Orientation <text:s text:c="5"/>gtk_toolbar_get_orientation <text:s text:c="8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ToolbarStyle <text:s text:c="4"/>gtk_toolbar_get_style <text:s text:c="14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IconSize <text:s text:c="8"/>gtk_toolbar_get_icon_size <text:s text:c="10"/>(GtkToolbar *toolbar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toolbar_get_tooltips <text:s text:c="11"/>(GtkToolbar *toolbar);</text:p>
          </table:table-cell>
          <table:table-cell/>
        </table:table-row>
        <table:table-row table:style-name="ro1">
          <table:table-cell table:style-name="Implemented" office:value-type="string">
            <text:p>GtkReliefStyle <text:s text:c="5"/>gtk_toolbar_get_relief_style <text:s text:c="7"/>(GtkToolbar *toolbar);</text:p>
          </table:table-cell>
          <table:table-cell/>
        </table:table-row>
        <table:table-row table:style-name="ro1">
          <table:table-cell office:value-type="string">
            <text:p>GtkWidget* <text:s text:c="9"/>gtk_toolbar_append_item <text:s text:c="12"/>(GtkToolbar *toolbar,</text:p>
          </table:table-cell>
          <table:table-cell office:value-type="string">
            <text:p>deprecated</text:p>
          </table:table-cell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item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item <text:s text:c="12"/>(GtkToolbar *toolbar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space <text:s text:c="11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prepend_space <text:s text:c="10"/>(GtkToolbar *toolbar);</text:p>
          </table:table-cell>
          <table:table-cell/>
        </table:table-row>
        <table:table-row table:style-name="ro1">
          <table:table-cell office:value-type="string">
            <text:p>void <text:s text:c="15"/>gtk_toolbar_insert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tkWidget* <text:s text:c="9"/>gtk_toolbar_append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prepend_element <text:s text:c="8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GtkWidget* <text:s text:c="9"/>gtk_toolbar_insert_elemen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ToolbarChildType type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ex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tkWidget *icon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toolbar_append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prepend_widget <text:s text:c="9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);</text:p>
          </table:table-cell>
          <table:table-cell/>
        </table:table-row>
        <table:table-row table:style-name="ro1">
          <table:table-cell office:value-type="string">
            <text:p>void <text:s text:c="15"/>gtk_toolbar_insert_widget <text:s text:c="10"/>(GtkToolbar *toolbar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style <text:s text:c="14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ToolbarStyle style);</text:p>
          </table:table-cell>
          <table:table-cell/>
        </table:table-row>
        <table:table-row table:style-name="ro1">
          <table:table-cell office:value-type="string">
            <text:p>GtkWidget* <text:s text:c="9"/>gtk_toolbar_insert_stock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const char *tooltip_text,</text:p>
          </table:table-cell>
          <table:table-cell/>
        </table:table-row>
        <table:table-row table:style-name="ro1">
          <table:table-cell office:value-type="string">
            <text:p><text:s text:c="57"/>const char *tooltip_private_text,</text:p>
          </table:table-cell>
          <table:table-cell/>
        </table:table-row>
        <table:table-row table:style-name="ro1">
          <table:table-cell office:value-type="string">
            <text:p><text:s text:c="57"/>GCallback callback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set_icon_size <text:s text:c="10"/>(GtkToolbar *toolbar,</text:p>
          </table:table-cell>
          <table:table-cell/>
        </table:table-row>
        <table:table-row table:style-name="ro1">
          <table:table-cell table:style-name="Implemented"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void <text:s text:c="15"/>gtk_toolbar_remove_space <text:s text:c="11"/>(GtkToolbar *toolbar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toolbar_unset_style <text:s text:c="12"/>(GtkToolbar *toolbar);</text:p>
          </table:table-cell>
          <table:table-cell/>
        </table:table-row>
      </table:table>
      <table:table table:name="Gtk_x_Tool_ItemButton" table:style-name="ta1" table:print="false">
        <table:table-column table:style-name="co5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ToolItem * <text:s text:c="6"/>gtk_separator_tool_item_new <text:s text:c="8"/>(void);</text:p>
          </table:table-cell>
          <table:table-cell/>
        </table:table-row>
        <table:table-row table:style-name="ro1">
          <table:table-cell office:value-type="string">
            <text:p>void <text:s text:c="15"/>gtk_separator_tool_item_set_draw <text:s text:c="3"/>(GtkSeparatorToolItem *item,</text:p>
          </table:table-cell>
          <table:table-cell/>
        </table:table-row>
        <table:table-row table:style-name="ro1">
          <table:table-cell office:value-type="string">
            <text:p><text:s text:c="57"/>gboolean draw);</text:p>
          </table:table-cell>
          <table:table-cell/>
        </table:table-row>
        <table:table-row table:style-name="ro1">
          <table:table-cell office:value-type="string">
            <text:p>gboolean <text:s text:c="11"/>gtk_separator_tool_item_get_draw <text:s text:c="3"/>(GtkSeparatorTool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ol_button_new <text:s text:c="16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ol_button_new_from_stock <text:s text:c="5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ol_button_set_label <text:s text:c="10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tool_button_get_label <text:s text:c="10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use_underline <text:s text:c="2"/>(GtkToolButton *button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tool_button_get_use_underline <text:s text:c="2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stock_id <text:s text:c="7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tool_button_get_stock_id <text:s text:c="7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name <text:s text:c="6"/>(GtkToolButton *butt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tool_button_get_icon_name <text:s text:c="6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icon_widget <text:s text:c="4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icon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icon_widget <text:s text:c="4"/>(GtkToolButton *button);</text:p>
          </table:table-cell>
          <table:table-cell/>
        </table:table-row>
        <table:table-row table:style-name="ro1">
          <table:table-cell office:value-type="string">
            <text:p>void <text:s text:c="15"/>gtk_tool_button_set_label_widget <text:s text:c="3"/>(GtkToolButton *button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tool_button_get_label_widget <text:s text:c="3"/>(Gtk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menu_tool_button_new <text:s text:c="11"/>(GtkWidget *icon_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menu_tool_button_new_from_stock (const gchar *stock_id);</text:p>
          </table:table-cell>
          <table:table-cell/>
        </table:table-row>
        <table:table-row table:style-name="ro1">
          <table:table-cell office:value-type="string">
            <text:p>void <text:s text:c="15"/>gtk_menu_tool_button_set_menu <text:s text:c="6"/>(GtkMenuToolButton *button,</text:p>
          </table:table-cell>
          <table:table-cell/>
        </table:table-row>
        <table:table-row table:style-name="ro1">
          <table:table-cell office:value-type="string">
            <text:p><text:s text:c="57"/>GtkWidget *menu);</text:p>
          </table:table-cell>
          <table:table-cell/>
        </table:table-row>
        <table:table-row table:style-name="ro1">
          <table:table-cell office:value-type="string">
            <text:p>GtkWidget * <text:s text:c="8"/>gtk_menu_tool_button_get_menu <text:s text:c="6"/>(GtkMenuToolButton *butt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menu_tool_button_set_arrow_tooltip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MenuToolButton *button,</text:p>
          </table:table-cell>
          <table:table-cell/>
        </table:table-row>
        <table:table-row table:style-name="ro1">
          <table:table-cell table:style-name="Ignored" office:value-type="string">
            <text:p><text:s text:c="57"/>GtkTooltips *tooltips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tex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ip_private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text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void <text:s text:c="15"/>gtk_menu_tool_button_set_arrow_tooltip_markup</text:p>
          </table:table-cell>
          <table:table-cell/>
        </table:table-row>
        <table:table-row table:style-name="ro1">
          <table:table-cell office:value-type="string">
            <text:p><text:s text:c="56"/>(GtkMenuToolButton *butt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toggle_tool_button_new <text:s text:c="9"/>(vo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toggle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stock_id);</text:p>
          </table:table-cell>
          <table:table-cell/>
        </table:table-row>
        <table:table-row table:style-name="ro1">
          <table:table-cell office:value-type="string">
            <text:p>void <text:s text:c="15"/>gtk_toggle_tool_button_set_active <text:s text:c="2"/>(GtkToggleToolButton *butt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tool_button_get_active <text:s text:c="2"/>(GtkToggleToolButton *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olItem * <text:s text:c="6"/>gtk_radio_tool_button_new <text:s text:c="10"/>(GSList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stock</text:p>
          </table:table-cell>
          <table:table-cell/>
        </table:table-row>
        <table:table-row table:style-name="ro1">
          <table:table-cell table:style-name="Ignored" office:value-type="string">
            <text:p><text:s text:c="56"/>(GSList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);</text:p>
          </table:table-cell>
          <table:table-cell/>
        </table:table-row>
        <table:table-row table:style-name="ro1">
          <table:table-cell table:style-name="Ignored" office:value-type="string">
            <text:p>GtkToolItem * <text:s text:c="6"/>gtk_radio_tool_button_new_with_stock_from_widget</text:p>
          </table:table-cell>
          <table:table-cell/>
        </table:table-row>
        <table:table-row table:style-name="ro1">
          <table:table-cell table:style-name="Ignored" office:value-type="string">
            <text:p><text:s text:c="56"/>(GtkRadioToolButton *grou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SList * <text:s text:c="11"/>gtk_radio_tool_button_get_group <text:s text:c="4"/>(GtkRadioToolButton *button);</text:p>
          </table:table-cell>
          <table:table-cell/>
        </table:table-row>
        <table:table-row table:style-name="ro1">
          <table:table-cell office:value-type="string">
            <text:p>void <text:s text:c="15"/>gtk_radio_tool_button_set_group <text:s text:c="4"/>(GtkRadioToolButton *butt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</table:table>
      <table:table table:name="GtkUIManager" table:style-name="ta1" table:print="false">
        <table:table-column table:style-name="co15" table:default-cell-style-name="Implemented"/>
        <table:table-row table:style-name="ro1">
          <table:table-cell table:style-name="Ignored" office:value-type="string">
            <text:p>GtkUIManager * <text:s text:c="5"/>gtk_ui_manager_new <text:s text:c="17"/>(void);</text:p>
          </table:table-cell>
        </table:table-row>
        <table:table-row table:style-name="ro1">
          <table:table-cell office:value-type="string">
            <text:p>void <text:s text:c="15"/>gtk_ui_manager_set_add_tearoffs <text:s text:c="4"/>(GtkUIManager *self,</text:p>
          </table:table-cell>
        </table:table-row>
        <table:table-row table:style-name="ro1">
          <table:table-cell office:value-type="string">
            <text:p><text:s text:c="57"/>gboolean add_tearoffs);</text:p>
          </table:table-cell>
        </table:table-row>
        <table:table-row table:style-name="ro1">
          <table:table-cell office:value-type="string">
            <text:p>gboolean <text:s text:c="11"/>gtk_ui_manager_get_add_tearoffs <text:s text:c="4"/>(GtkUIManager *self);</text:p>
          </table:table-cell>
        </table:table-row>
        <table:table-row table:style-name="ro1">
          <table:table-cell office:value-type="string">
            <text:p>void <text:s text:c="15"/>gtk_ui_manager_insert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,</text:p>
          </table:table-cell>
        </table:table-row>
        <table:table-row table:style-name="ro1">
          <table:table-cell office:value-type="string">
            <text:p><text:s text:c="57"/>gint pos);</text:p>
          </table:table-cell>
        </table:table-row>
        <table:table-row table:style-name="ro1">
          <table:table-cell office:value-type="string">
            <text:p>void <text:s text:c="15"/>gtk_ui_manager_remove_action_group <text:s/>(GtkUIManager *self,</text:p>
          </table:table-cell>
        </table:table-row>
        <table:table-row table:style-name="ro1">
          <table:table-cell office:value-type="string">
            <text:p><text:s text:c="57"/>GtkActionGroup *action_group);</text:p>
          </table:table-cell>
        </table:table-row>
        <table:table-row table:style-name="ro1">
          <table:table-cell office:value-type="string">
            <text:p>GList * <text:s text:c="12"/>gtk_ui_manager_get_action_groups <text:s text:c="3"/>(GtkUIManager *self);</text:p>
          </table:table-cell>
        </table:table-row>
        <table:table-row table:style-name="ro1">
          <table:table-cell office:value-type="string">
            <text:p>GtkAccelGroup * <text:s text:c="4"/>gtk_ui_manager_get_accel_group <text:s text:c="5"/>(GtkUIManager *self);</text:p>
          </table:table-cell>
        </table:table-row>
        <table:table-row table:style-name="ro1">
          <table:table-cell office:value-type="string">
            <text:p>GtkWidget * <text:s text:c="8"/>gtk_ui_manager_get_widget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SList * <text:s text:c="11"/>gtk_ui_manager_get_toplevels <text:s text:c="7"/>(GtkUIManager *self,</text:p>
          </table:table-cell>
        </table:table-row>
        <table:table-row table:style-name="ro1">
          <table:table-cell office:value-type="string">
            <text:p><text:s text:c="57"/>GtkUIManagerItemType types);</text:p>
          </table:table-cell>
        </table:table-row>
        <table:table-row table:style-name="ro1">
          <table:table-cell office:value-type="string">
            <text:p>GtkAction * <text:s text:c="8"/>gtk_ui_manager_get_action <text:s text:c="10"/>(GtkUIManager *self,</text:p>
          </table:table-cell>
        </table:table-row>
        <table:table-row table:style-name="ro1">
          <table:table-cell office:value-type="string">
            <text:p><text:s text:c="57"/>const gchar *path);</text:p>
          </table:table-cell>
        </table:table-row>
        <table:table-row table:style-name="ro1">
          <table:table-cell office:value-type="string">
            <text:p>guint <text:s text:c="14"/>gtk_ui_manager_add_ui_from_string <text:s text:c="2"/>(GtkUIManager *self,</text:p>
          </table:table-cell>
        </table:table-row>
        <table:table-row table:style-name="ro1">
          <table:table-cell office:value-type="string">
            <text:p><text:s text:c="57"/>const gchar *buffer,</text:p>
          </table:table-cell>
        </table:table-row>
        <table:table-row table:style-name="ro1">
          <table:table-cell office:value-type="string">
            <text:p><text:s text:c="57"/>gssize length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add_ui_from_file <text:s text:c="4"/>(GtkUIManager *self,</text:p>
          </table:table-cell>
        </table:table-row>
        <table:table-row table:style-name="ro1">
          <table:table-cell office:value-type="string">
            <text:p><text:s text:c="57"/>const gchar *filenam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uint <text:s text:c="14"/>gtk_ui_manager_new_merge_id <text:s text:c="8"/>(GtkUIManager *self);</text:p>
          </table:table-cell>
        </table:table-row>
        <table:table-row table:style-name="ro1">
          <table:table-cell office:value-type="string">
            <text:p>enum <text:s text:c="15"/>GtkUIManagerItemType;</text:p>
          </table:table-cell>
        </table:table-row>
        <table:table-row table:style-name="ro1">
          <table:table-cell office:value-type="string">
            <text:p>void <text:s text:c="15"/>gtk_ui_manager_add_ui <text:s text:c="14"/>(GtkUIManager *self,</text:p>
          </table:table-cell>
        </table:table-row>
        <table:table-row table:style-name="ro1">
          <table:table-cell office:value-type="string">
            <text:p><text:s text:c="57"/>guint merge_id,</text:p>
          </table:table-cell>
        </table:table-row>
        <table:table-row table:style-name="ro1">
          <table:table-cell office:value-type="string">
            <text:p><text:s text:c="57"/>const gchar *path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char *action,</text:p>
          </table:table-cell>
        </table:table-row>
        <table:table-row table:style-name="ro1">
          <table:table-cell office:value-type="string">
            <text:p><text:s text:c="57"/>GtkUIManagerItemType type,</text:p>
          </table:table-cell>
        </table:table-row>
        <table:table-row table:style-name="ro1">
          <table:table-cell office:value-type="string">
            <text:p><text:s text:c="57"/>gboolean top);</text:p>
          </table:table-cell>
        </table:table-row>
        <table:table-row table:style-name="ro1">
          <table:table-cell office:value-type="string">
            <text:p>void <text:s text:c="15"/>gtk_ui_manager_remove_ui <text:s text:c="11"/>(GtkUIManager *self,</text:p>
          </table:table-cell>
        </table:table-row>
        <table:table-row table:style-name="ro1">
          <table:table-cell office:value-type="string">
            <text:p><text:s text:c="57"/>guint merge_id);</text:p>
          </table:table-cell>
        </table:table-row>
        <table:table-row table:style-name="ro1">
          <table:table-cell office:value-type="string">
            <text:p>gchar * <text:s text:c="12"/>gtk_ui_manager_get_ui <text:s text:c="14"/>(GtkUIManager *self);</text:p>
          </table:table-cell>
        </table:table-row>
        <table:table-row table:style-name="ro1">
          <table:table-cell office:value-type="string">
            <text:p>void <text:s text:c="15"/>gtk_ui_manager_ensure_update <text:s text:c="7"/>(GtkUIManager *self);</text:p>
          </table:table-cell>
        </table:table-row>
      </table:table>
      <table:table table:name="GtkActionGroup" table:style-name="ta1" table:print="false">
        <table:table-column table:style-name="co12" table:default-cell-style-name="Ignor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Group * <text:s text:c="3"/>gtk_action_group_new <text:s text:c="15"/>(const gchar *name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get_name <text:s text:c="10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sensitive <text:s text:c="5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sensitive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sensitive);</text:p>
          </table:table-cell>
          <table:table-cell/>
        </table:table-row>
        <table:table-row table:style-name="ro1">
          <table:table-cell table:style-name="Implemented" office:value-type="string">
            <text:p>gboolean <text:s text:c="11"/>gtk_action_group_get_visible <text:s text:c="7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visible <text:s text:c="7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mplemented" office:value-type="string">
            <text:p>GtkAction * <text:s text:c="8"/>gtk_action_group_get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tion_name);</text:p>
          </table:table-cell>
          <table:table-cell/>
        </table:table-row>
        <table:table-row table:style-name="ro1">
          <table:table-cell table:style-name="Implemented" office:value-type="string">
            <text:p>GList * <text:s text:c="12"/>gtk_action_group_list_actions <text:s text:c="6"/>(GtkActionGroup *action_group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 <text:s text:c="8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add_action_with_accel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accelerator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remove_action <text:s text:c="5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<text:s text:c="20"/>Gtk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actions <text:s text:c="7"/>(GtkActionGroup *action_group,</text:p>
          </table:table-cell>
          <table:table-cell office:value-type="string">
            <text:p>C convenience</text:p>
          </table:table-cell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actions_full <text:s text:c="2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Toggle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 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toggle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Toggle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office:value-type="string">
            <text:p><text:s text:c="20"/>GtkRadioActionEntry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 <text:s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);</text:p>
          </table:table-cell>
          <table:table-cell/>
        </table:table-row>
        <table:table-row table:style-name="ro1">
          <table:table-cell office:value-type="string">
            <text:p>void <text:s text:c="15"/>gtk_action_group_add_radio_actions_full</text:p>
          </table:table-cell>
          <table:table-cell/>
        </table:table-row>
        <table:table-row table:style-name="ro1">
          <table:table-cell office:value-type="string">
            <text:p><text:s text:c="56"/>(GtkActionGroup *action_group,</text:p>
          </table:table-cell>
          <table:table-cell/>
        </table:table-row>
        <table:table-row table:style-name="ro1">
          <table:table-cell office:value-type="string">
            <text:p><text:s text:c="57"/>const GtkRadioActionEntry *entries,</text:p>
          </table:table-cell>
          <table:table-cell/>
        </table:table-row>
        <table:table-row table:style-name="ro1">
          <table:table-cell office:value-type="string">
            <text:p><text:s text:c="57"/>guint n_entries,</text:p>
          </table:table-cell>
          <table:table-cell/>
        </table:table-row>
        <table:table-row table:style-name="ro1">
          <table:table-cell office:value-type="string">
            <text:p><text:s text:c="57"/>gint value,</text:p>
          </table:table-cell>
          <table:table-cell/>
        </table:table-row>
        <table:table-row table:style-name="ro1">
          <table:table-cell office:value-type="string">
            <text:p><text:s text:c="57"/>GCallback on_change,</text:p>
          </table:table-cell>
          <table:table-cell/>
        </table:table-row>
        <table:table-row table:style-name="ro1">
          <table:table-cell office:value-type="string">
            <text:p><text:s text:c="57"/>gpointer user_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e_func 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GtkTranslateFunc func,</text:p>
          </table:table-cell>
          <table:table-cell/>
        </table:table-row>
        <table:table-row table:style-name="ro1">
          <table:table-cell table:style-name="Implement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mplemented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Implemented" office:value-type="string">
            <text:p>void <text:s text:c="15"/>gtk_action_group_set_translation_domain</text:p>
          </table:table-cell>
          <table:table-cell/>
        </table:table-row>
        <table:table-row table:style-name="ro1">
          <table:table-cell table:style-name="Implemented" office:value-type="string">
            <text:p><text:s text:c="56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domain);</text:p>
          </table:table-cell>
          <table:table-cell/>
        </table:table-row>
        <table:table-row table:style-name="ro1">
          <table:table-cell table:style-name="Implemented" office:value-type="string">
            <text:p>const gchar * <text:s text:c="6"/>gtk_action_group_translate_string <text:s text:c="2"/>(GtkActionGroup *action_group,</text:p>
          </table:table-cell>
          <table:table-cell/>
        </table:table-row>
        <table:table-row table:style-name="ro1">
          <table:table-cell table:style-name="Implemented" office:value-type="string">
            <text:p><text:s text:c="57"/>const gchar *string);</text:p>
          </table:table-cell>
          <table:table-cell/>
        </table:table-row>
      </table:table>
      <table:table table:name="GtkAction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table:style-name="Ignored" office:value-type="string">
            <text:p>GtkAction * <text:s text:c="8"/>gtk_action_new <text:s text:c="21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* <text:s text:c="7"/>gtk_action_get_name <text:s text:c="16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is_sensitive <text:s text:c="12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sensitiv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ensitiv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gboolean <text:s text:c="11"/>gtk_action_is_visible <text:s text:c="14"/>(GtkAction *action);</text:p>
          </table:table-cell>
          <table:table-cell/>
        </table:table-row>
        <table:table-row table:style-name="ro1">
          <table:table-cell office:value-type="string">
            <text:p>gboolean <text:s text:c="11"/>gtk_action_get_visible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on_activate <text:s text:c="16"/>(Gtk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GtkWidget * <text:s text:c="8"/>gtk_action_create_icon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GtkIconSize icon_size);</text:p>
          </table:table-cell>
          <table:table-cell/>
        </table:table-row>
        <table:table-row table:style-name="ro1">
          <table:table-cell office:value-type="string">
            <text:p>GtkWidget * <text:s text:c="8"/>gtk_action_create_menu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tool_item <text:s text:c="8"/>(GtkAction *action);</text:p>
          </table:table-cell>
          <table:table-cell/>
        </table:table-row>
        <table:table-row table:style-name="ro1">
          <table:table-cell office:value-type="string">
            <text:p>GtkWidget * <text:s text:c="8"/>gtk_action_create_menu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proxy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disconnect_proxy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GSList * <text:s text:c="11"/>gtk_action_get_proxies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connect_accelerator <text:s text:c="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disconnect_accelerator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unblock_activate <text:s text:c="8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block_activate_from <text:s text:c="5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void <text:s text:c="15"/>gtk_action_unblock_activate_from <text:s text:c="3"/>(GtkAction *action,</text:p>
          </table:table-cell>
          <table:table-cell/>
        </table:table-row>
        <table:table-row table:style-name="ro1">
          <table:table-cell office:value-type="string">
            <text:p><text:s text:c="57"/>GtkWidget *proxy);</text:p>
          </table:table-cell>
          <table:table-cell/>
        </table:table-row>
        <table:table-row table:style-name="ro1">
          <table:table-cell office:value-type="string">
            <text:p>const gchar * <text:s text:c="6"/>gtk_action_get_accel_path <text:s text:c="10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path <text:s text:c="10"/>(GtkAction *action,</text:p>
          </table:table-cell>
          <table:table-cell/>
        </table:table-row>
        <table:table-row table:style-name="ro1">
          <table:table-cell office:value-type="string">
            <text:p><text:s text:c="57"/>const gchar *accel_path);</text:p>
          </table:table-cell>
          <table:table-cell/>
        </table:table-row>
        <table:table-row table:style-name="ro1">
          <table:table-cell table:style-name="Default" office:value-type="string">
            <text:p>GClosure * <text:s text:c="9"/>gtk_action_get_accel_closure <text:s text:c="7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accel_group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office:value-type="string">
            <text:p>void <text:s text:c="15"/>gtk_action_set_label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action_get_label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hort_label <text:s text:c="9"/>(GtkAction *action,</text:p>
          </table:table-cell>
          <table:table-cell/>
        </table:table-row>
        <table:table-row table:style-name="ro1">
          <table:table-cell office:value-type="string">
            <text:p><text:s text:c="57"/>const gchar *short_label);</text:p>
          </table:table-cell>
          <table:table-cell/>
        </table:table-row>
        <table:table-row table:style-name="ro1">
          <table:table-cell office:value-type="string">
            <text:p>const gchar * <text:s text:c="6"/>gtk_action_get_short_label <text:s text:c="9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tooltip <text:s text:c="13"/>(GtkAction *action,</text:p>
          </table:table-cell>
          <table:table-cell/>
        </table:table-row>
        <table:table-row table:style-name="ro1">
          <table:table-cell office:value-type="string">
            <text:p><text:s text:c="57"/>const gchar *tooltip);</text:p>
          </table:table-cell>
          <table:table-cell/>
        </table:table-row>
        <table:table-row table:style-name="ro1">
          <table:table-cell office:value-type="string">
            <text:p>const gchar * <text:s text:c="6"/>gtk_action_get_tooltip <text:s text:c="13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stock_id <text:s text:c="12"/>(GtkAction *action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const gchar * <text:s text:c="6"/>gtk_action_get_stock_id <text:s text:c="1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gicon <text:s text:c="15"/>(GtkAction *action,</text:p>
          </table:table-cell>
          <table:table-cell/>
        </table:table-row>
        <table:table-row table:style-name="ro1">
          <table:table-cell office:value-type="string">
            <text:p><text:s text:c="57"/>GIcon *icon);</text:p>
          </table:table-cell>
          <table:table-cell/>
        </table:table-row>
        <table:table-row table:style-name="ro1">
          <table:table-cell office:value-type="string">
            <text:p>GIcon * <text:s text:c="12"/>gtk_action_get_gicon <text:s text:c="15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con_name <text:s text:c="11"/>(GtkAction *action,</text:p>
          </table:table-cell>
          <table:table-cell/>
        </table:table-row>
        <table:table-row table:style-name="ro1">
          <table:table-cell office:value-type="string">
            <text:p><text:s text:c="57"/>const gchar *icon_name);</text:p>
          </table:table-cell>
          <table:table-cell/>
        </table:table-row>
        <table:table-row table:style-name="ro1">
          <table:table-cell office:value-type="string">
            <text:p>const gchar * <text:s text:c="6"/>gtk_action_get_icon_name <text:s text:c="11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horizontal <text:s text:c="2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horizontal);</text:p>
          </table:table-cell>
          <table:table-cell/>
        </table:table-row>
        <table:table-row table:style-name="ro1">
          <table:table-cell office:value-type="string">
            <text:p>gboolean <text:s text:c="11"/>gtk_action_get_visible_horizontal <text:s text:c="2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visible_vertical <text:s text:c="4"/>(GtkAction *action,</text:p>
          </table:table-cell>
          <table:table-cell/>
        </table:table-row>
        <table:table-row table:style-name="ro1">
          <table:table-cell office:value-type="string">
            <text:p><text:s text:c="57"/>gboolean visible_vertical);</text:p>
          </table:table-cell>
          <table:table-cell/>
        </table:table-row>
        <table:table-row table:style-name="ro1">
          <table:table-cell office:value-type="string">
            <text:p>gboolean <text:s text:c="11"/>gtk_action_get_visible_vertical <text:s text:c="4"/>(GtkAction *action);</text:p>
          </table:table-cell>
          <table:table-cell/>
        </table:table-row>
        <table:table-row table:style-name="ro1">
          <table:table-cell office:value-type="string">
            <text:p>void <text:s text:c="15"/>gtk_action_set_is_important <text:s text:c="8"/>(GtkAction *action,</text:p>
          </table:table-cell>
          <table:table-cell/>
        </table:table-row>
        <table:table-row table:style-name="ro1">
          <table:table-cell office:value-type="string">
            <text:p><text:s text:c="57"/>gboolean is_important);</text:p>
          </table:table-cell>
          <table:table-cell/>
        </table:table-row>
        <table:table-row table:style-name="ro1">
          <table:table-cell office:value-type="string">
            <text:p>gboolean <text:s text:c="11"/>gtk_action_get_is_important <text:s text:c="8"/>(Gtk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ToggleAction * <text:s text:c="2"/>gtk_toggle_action_new <text:s text:c="14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oggle_action_toggled <text:s text:c="10"/>(GtkToggleAction *action);</text:p>
          </table:table-cell>
          <table:table-cell office:value-type="string">
            <text:p>signal</text:p>
          </table:table-cell>
        </table:table-row>
        <table:table-row table:style-name="ro1">
          <table:table-cell office:value-type="string">
            <text:p>void <text:s text:c="15"/>gtk_toggle_action_set_active <text:s text:c="7"/>(GtkToggleAction *action,</text:p>
          </table:table-cell>
          <table:table-cell/>
        </table:table-row>
        <table:table-row table:style-name="ro1">
          <table:table-cell office:value-type="string">
            <text:p><text:s text:c="57"/>gboolean is_active);</text:p>
          </table:table-cell>
          <table:table-cell/>
        </table:table-row>
        <table:table-row table:style-name="ro1">
          <table:table-cell office:value-type="string">
            <text:p>gboolean <text:s text:c="11"/>gtk_toggle_action_get_active <text:s text:c="7"/>(GtkToggleAction *action);</text:p>
          </table:table-cell>
          <table:table-cell/>
        </table:table-row>
        <table:table-row table:style-name="ro1">
          <table:table-cell office:value-type="string">
            <text:p>void <text:s text:c="15"/>gtk_toggle_action_set_draw_as_radio (GtkToggleAction *action,</text:p>
          </table:table-cell>
          <table:table-cell/>
        </table:table-row>
        <table:table-row table:style-name="ro1">
          <table:table-cell office:value-type="string">
            <text:p><text:s text:c="57"/>gboolean draw_as_radio);</text:p>
          </table:table-cell>
          <table:table-cell/>
        </table:table-row>
        <table:table-row table:style-name="ro1">
          <table:table-cell office:value-type="string">
            <text:p>gboolean <text:s text:c="11"/>gtk_toggle_action_get_draw_as_radio (GtkToggleAction *ac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RadioAction;</text:p>
          </table:table-cell>
          <table:table-cell/>
        </table:table-row>
        <table:table-row table:style-name="ro1">
          <table:table-cell table:style-name="Ignored" office:value-type="string">
            <text:p>GtkRadioAction * <text:s text:c="3"/>gtk_radio_action_new <text:s text:c="15"/>(const gchar *nam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tooltip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stock_id,</text:p>
          </table:table-cell>
          <table:table-cell/>
        </table:table-row>
        <table:table-row table:style-name="ro1">
          <table:table-cell table:style-name="Ignored" office:value-type="string">
            <text:p><text:s text:c="57"/>gint value);</text:p>
          </table:table-cell>
          <table:table-cell/>
        </table:table-row>
        <table:table-row table:style-name="ro1">
          <table:table-cell office:value-type="string">
            <text:p>GSList * <text:s text:c="11"/>gtk_radio_action_get_group <text:s text:c="9"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group <text:s text:c="9"/>(GtkRadioAction *action,</text:p>
          </table:table-cell>
          <table:table-cell/>
        </table:table-row>
        <table:table-row table:style-name="ro1">
          <table:table-cell office:value-type="string">
            <text:p><text:s text:c="57"/>GSList *group);</text:p>
          </table:table-cell>
          <table:table-cell/>
        </table:table-row>
        <table:table-row table:style-name="ro1">
          <table:table-cell office:value-type="string">
            <text:p>gint <text:s text:c="15"/>gtk_radio_action_get_current_value <text:s/>(GtkRadioAction *action);</text:p>
          </table:table-cell>
          <table:table-cell/>
        </table:table-row>
        <table:table-row table:style-name="ro1">
          <table:table-cell office:value-type="string">
            <text:p>void <text:s text:c="15"/>gtk_radio_action_set_current_value <text:s/>(GtkRadioAction *action,</text:p>
          </table:table-cell>
          <table:table-cell/>
        </table:table-row>
        <table:table-row table:style-name="ro1">
          <table:table-cell office:value-type="string">
            <text:p><text:s text:c="57"/>gint current_valu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GtkAction * <text:s text:c="8"/>gtk_recent_action_new <text:s text:c="14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);</text:p>
          </table:table-cell>
          <table:table-cell/>
        </table:table-row>
        <table:table-row table:style-name="ro1">
          <table:table-cell office:value-type="string">
            <text:p>GtkAction * <text:s text:c="8"/>gtk_recent_action_new_for_manager <text:s text:c="2"/>(const gchar *name,</text:p>
          </table:table-cell>
          <table:table-cell/>
        </table:table-row>
        <table:table-row table:style-name="ro1">
          <table:table-cell office:value-type="string">
            <text:p><text:s text:c="57"/>const gchar *label,</text:p>
          </table:table-cell>
          <table:table-cell/>
        </table:table-row>
        <table:table-row table:style-name="ro1">
          <table:table-cell office:value-type="string">
            <text:p><text:s text:c="57"/>const gchar *tooltip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RecentManager *manager);</text:p>
          </table:table-cell>
          <table:table-cell/>
        </table:table-row>
        <table:table-row table:style-name="ro1">
          <table:table-cell office:value-type="string">
            <text:p>gboolean <text:s text:c="11"/>gtk_recent_action_get_show_numbers <text:s/>(GtkRecentAction *action);</text:p>
          </table:table-cell>
          <table:table-cell/>
        </table:table-row>
        <table:table-row table:style-name="ro1">
          <table:table-cell office:value-type="string">
            <text:p>void <text:s text:c="15"/>gtk_recent_action_set_show_numbers <text:s/>(GtkRecentAction *action,</text:p>
          </table:table-cell>
          <table:table-cell/>
        </table:table-row>
        <table:table-row table:style-name="ro1">
          <table:table-cell office:value-type="string">
            <text:p><text:s text:c="57"/>gboolean show_numbers);</text:p>
          </table:table-cell>
          <table:table-cell/>
        </table:table-row>
      </table:table>
      <table:table table:name="GtkActivatable" table:style-name="ta1" table:print="false">
        <table:table-column table:style-name="co10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ctivatable;</text:p>
          </table:table-cell>
          <table:table-cell/>
        </table:table-row>
        <table:table-row table:style-name="ro1">
          <table:table-cell table:style-name="Default" office:value-type="string">
            <text:p><text:s text:c="20"/>GtkActivatableIface;</text:p>
          </table:table-cell>
          <table:table-cell/>
        </table:table-row>
        <table:table-row table:style-name="ro1">
          <table:table-cell office:value-type="string">
            <text:p>void <text:s text:c="15"/>gtk_activatable_do_set_related_action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GtkAction * <text:s text:c="8"/>gtk_activatable_get_related_action <text:s/>(GtkActivatable *activatable);</text:p>
          </table:table-cell>
          <table:table-cell/>
        </table:table-row>
        <table:table-row table:style-name="ro1">
          <table:table-cell office:value-type="string">
            <text:p>gboolean <text:s text:c="11"/>gtk_activatable_g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activatable_sync_action_properties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6"/>(GtkActivatable *activatable,</text:p>
          </table:table-cell>
          <table:table-cell/>
        </table:table-row>
        <table:table-row table:style-name="ro1">
          <table:table-cell table:style-name="Ignored"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related_action <text:s/>(GtkActivatable *activatable,</text:p>
          </table:table-cell>
          <table:table-cell/>
        </table:table-row>
        <table:table-row table:style-name="ro1">
          <table:table-cell office:value-type="string">
            <text:p><text:s text:c="57"/>GtkAction *action);</text:p>
          </table:table-cell>
          <table:table-cell/>
        </table:table-row>
        <table:table-row table:style-name="ro1">
          <table:table-cell office:value-type="string">
            <text:p>void <text:s text:c="15"/>gtk_activatable_set_use_action_appearance</text:p>
          </table:table-cell>
          <table:table-cell/>
        </table:table-row>
        <table:table-row table:style-name="ro1">
          <table:table-cell office:value-type="string">
            <text:p><text:s text:c="56"/>(GtkActivatable *activatable,</text:p>
          </table:table-cell>
          <table:table-cell/>
        </table:table-row>
        <table:table-row table:style-name="ro1">
          <table:table-cell office:value-type="string">
            <text:p><text:s text:c="57"/>gboolean use_appearance);</text:p>
          </table:table-cell>
          <table:table-cell/>
        </table:table-row>
      </table:table>
      <table:table table:name="Selectors" table:style-name="ta1" table:print="false">
        <table:table-column table:style-name="co16" table:default-cell-style-name="Implemented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 <text:s text:c="15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button_new_with_color <text:s text:c="4"/>(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get_color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button_set_alpha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guint16 <text:s text:c="12"/>gtk_color_button_get_alpha <text:s text:c="9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use_alpha <text:s text:c="5"/>(GtkColorButton *color_button,</text:p>
          </table:table-cell>
          <table:table-cell/>
        </table:table-row>
        <table:table-row table:style-name="ro1">
          <table:table-cell office:value-type="string">
            <text:p><text:s text:c="57"/>gboolean use_alpha);</text:p>
          </table:table-cell>
          <table:table-cell/>
        </table:table-row>
        <table:table-row table:style-name="ro1">
          <table:table-cell office:value-type="string">
            <text:p>gboolean <text:s text:c="11"/>gtk_color_button_get_use_alpha <text:s text:c="5"/>(GtkColorButton *color_button);</text:p>
          </table:table-cell>
          <table:table-cell/>
        </table:table-row>
        <table:table-row table:style-name="ro1">
          <table:table-cell office:value-type="string">
            <text:p>void <text:s text:c="15"/>gtk_color_button_set_title <text:s text:c="9"/>(GtkColorButton *color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color_button_get_title <text:s text:c="9"/>(GtkColorButton *color_butt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lorSelection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color_selection_dialog_new <text:s text:c="5"/>(const gchar *title);</text:p>
          </table:table-cell>
          <table:table-cell/>
        </table:table-row>
        <table:table-row table:style-name="ro1">
          <table:table-cell office:value-type="string">
            <text:p>GtkWidget* <text:s text:c="9"/>gtk_color_selection_dialog_get_color_selection</text:p>
          </table:table-cell>
          <table:table-cell/>
        </table:table-row>
        <table:table-row table:style-name="ro1">
          <table:table-cell office:value-type="string">
            <text:p><text:s text:c="56"/>(GtkColorSelectionDialog *color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<text:s text:c="20"/>GtkColor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color_selection_new <text:s text:c="12"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lor_selection_set_update_policy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 *colorsel,</text:p>
          </table:table-cell>
          <table:table-cell/>
        </table:table-row>
        <table:table-row table:style-name="ro1">
          <table:table-cell table:style-name="Ignored"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color_selection_s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opacity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opacity_control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has_palette (GtkColorSelection *colorsel,</text:p>
          </table:table-cell>
          <table:table-cell/>
        </table:table-row>
        <table:table-row table:style-name="ro1">
          <table:table-cell office:value-type="string">
            <text:p><text:s text:c="57"/>gboolean has_palette);</text:p>
          </table:table-cell>
          <table:table-cell/>
        </table:table-row>
        <table:table-row table:style-name="ro1">
          <table:table-cell office:value-type="string">
            <text:p>gboolean <text:s text:c="11"/>gtk_color_selection_get_has_palette (GtkColorSelection *colorsel);</text:p>
          </table:table-cell>
          <table:table-cell/>
        </table:table-row>
        <table:table-row table:style-name="ro1">
          <table:table-cell office:value-type="string">
            <text:p>guint16 <text:s text:c="12"/>gtk_color_selection_g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current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uint16 <text:s text:c="12"/>gtk_color_selection_g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alpha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uint16 alpha);</text:p>
          </table:table-cell>
          <table:table-cell/>
        </table:table-row>
        <table:table-row table:style-name="ro1">
          <table:table-cell office:value-type="string">
            <text:p>void <text:s text:c="15"/>gtk_color_selection_g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GdkColor *color);</text:p>
          </table:table-cell>
          <table:table-cell/>
        </table:table-row>
        <table:table-row table:style-name="ro1">
          <table:table-cell office:value-type="string">
            <text:p>void <text:s text:c="15"/>gtk_color_selection_set_previous_color</text:p>
          </table:table-cell>
          <table:table-cell/>
        </table:table-row>
        <table:table-row table:style-name="ro1">
          <table:table-cell office:value-type="string">
            <text:p><text:s text:c="56"/>(GtkColorSelection *colorsel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gboolean <text:s text:c="11"/>gtk_color_selection_is_adjusting <text:s text:c="3"/>(GtkColorSelection *colorsel);</text:p>
          </table:table-cell>
          <table:table-cell/>
        </table:table-row>
        <table:table-row table:style-name="ro1">
          <table:table-cell office:value-type="string">
            <text:p>gboolean <text:s text:c="11"/>gtk_color_selection_palette_from_string</text:p>
          </table:table-cell>
          <table:table-cell/>
        </table:table-row>
        <table:table-row table:style-name="ro1">
          <table:table-cell office:value-type="string">
            <text:p><text:s text:c="56"/>(const gchar *str,</text:p>
          </table:table-cell>
          <table:table-cell/>
        </table:table-row>
        <table:table-row table:style-name="ro1">
          <table:table-cell office:value-type="string">
            <text:p><text:s text:c="57"/>GdkColor **colors,</text:p>
          </table:table-cell>
          <table:table-cell/>
        </table:table-row>
        <table:table-row table:style-name="ro1">
          <table:table-cell office:value-type="string">
            <text:p><text:s text:c="57"/>gint *n_colors);</text:p>
          </table:table-cell>
          <table:table-cell/>
        </table:table-row>
        <table:table-row table:style-name="ro1">
          <table:table-cell table:style-name="Deferred" office:value-type="string">
            <text:p>gchar* <text:s text:c="13"/>gtk_color_selection_palette_to_string</text:p>
          </table:table-cell>
          <table:table-cell office:value-type="string">
            <text:p>requires GBoxed mop</text:p>
          </table:table-cell>
        </table:table-row>
        <table:table-row table:style-name="ro1">
          <table:table-cell table:style-name="Defer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Ignored" office:value-type="string">
            <text:p>GtkColorSelectionChangePaletteFunc <text:s/>gtk_color_selection_set_change_palette_hook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6"/>(GtkColorSelectionChangePaletteFunc func);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olorSelectionChangePaletteFunc)</text:p>
          </table:table-cell>
          <table:table-cell/>
        </table:table-row>
        <table:table-row table:style-name="ro1">
          <table:table-cell table:style-name="Ignored" office:value-type="string">
            <text:p><text:s text:c="56"/>(const GdkColor *colors,</text:p>
          </table:table-cell>
          <table:table-cell/>
        </table:table-row>
        <table:table-row table:style-name="ro1">
          <table:table-cell table:style-name="Ignored" office:value-type="string">
            <text:p><text:s text:c="57"/>gint n_colors);</text:p>
          </table:table-cell>
          <table:table-cell/>
        </table:table-row>
        <table:table-row table:style-name="ro1">
          <table:table-cell table:style-name="Deferred" office:value-type="string">
            <text:p>GtkColorSelectionChangePaletteWithScreenFunc <text:s/>gtk_color_selection_set_change_palette_with_screen_hook</text:p>
          </table:table-cell>
          <table:table-cell/>
        </table:table-row>
        <table:table-row table:style-name="ro1">
          <table:table-cell table:style-name="Deferred" office:value-type="string">
            <text:p><text:s text:c="56"/>(GtkColorSelectionChangePaletteWithScreenFunc func);</text:p>
          </table:table-cell>
          <table:table-cell/>
        </table:table-row>
        <table:table-row table:style-name="ro1">
          <table:table-cell table:style-name="Deferred" office:value-type="string">
            <text:p>void <text:s text:c="15"/>(*GtkColorSelectionChangePaletteWithScreenFunc)</text:p>
          </table:table-cell>
          <table:table-cell/>
        </table:table-row>
        <table:table-row table:style-name="ro1">
          <table:table-cell table:style-name="Deferred" office:value-type="string">
            <text:p><text:s text:c="56"/>(GdkScreen *screen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Color *colors,</text:p>
          </table:table-cell>
          <table:table-cell/>
        </table:table-row>
        <table:table-row table:style-name="ro1">
          <table:table-cell table:style-name="Deferred" office:value-type="string">
            <text:p><text:s text:c="57"/>gint n_colors);</text:p>
          </table:table-cell>
          <table:table-cell/>
        </table:table-row>
        <table:table-row table:style-name="ro1">
          <table:table-cell office:value-type="string">
            <text:p>void <text:s text:c="15"/>gtk_color_selection_s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office:value-type="string">
            <text:p>void <text:s text:c="15"/>gtk_color_selection_get_color <text:s text:c="6"/>(GtkColorSelection *colorsel,</text:p>
          </table:table-cell>
          <table:table-cell/>
        </table:table-row>
        <table:table-row table:style-name="ro1">
          <table:table-cell office:value-type="string">
            <text:p><text:s text:c="57"/>gdouble *colo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SV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sv_new <text:s text:c="24"/>(void);</text:p>
          </table:table-cell>
          <table:table-cell/>
        </table:table-row>
        <table:table-row table:style-name="ro1">
          <table:table-cell office:value-type="string">
            <text:p>void <text:s text:c="15"/>gtk_hsv_s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double h,</text:p>
          </table:table-cell>
          <table:table-cell/>
        </table:table-row>
        <table:table-row table:style-name="ro1">
          <table:table-cell office:value-type="string">
            <text:p><text:s text:c="57"/>double s,</text:p>
          </table:table-cell>
          <table:table-cell/>
        </table:table-row>
        <table:table-row table:style-name="ro1">
          <table:table-cell office:value-type="string">
            <text:p><text:s text:c="57"/>double v);</text:p>
          </table:table-cell>
          <table:table-cell/>
        </table:table-row>
        <table:table-row table:style-name="ro1">
          <table:table-cell office:value-type="string">
            <text:p>void <text:s text:c="15"/>gtk_hsv_get_color <text:s text:c="18"/>(GtkHSV *hsv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office:value-type="string">
            <text:p>void <text:s text:c="15"/>gtk_hsv_s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size,</text:p>
          </table:table-cell>
          <table:table-cell/>
        </table:table-row>
        <table:table-row table:style-name="ro1">
          <table:table-cell office:value-type="string">
            <text:p><text:s text:c="57"/>gint ring_width);</text:p>
          </table:table-cell>
          <table:table-cell/>
        </table:table-row>
        <table:table-row table:style-name="ro1">
          <table:table-cell office:value-type="string">
            <text:p>void <text:s text:c="15"/>gtk_hsv_get_metrics <text:s text:c="16"/>(GtkHSV *hsv,</text:p>
          </table:table-cell>
          <table:table-cell/>
        </table:table-row>
        <table:table-row table:style-name="ro1">
          <table:table-cell office:value-type="string">
            <text:p><text:s text:c="57"/>gint *size,</text:p>
          </table:table-cell>
          <table:table-cell/>
        </table:table-row>
        <table:table-row table:style-name="ro1">
          <table:table-cell office:value-type="string">
            <text:p><text:s text:c="57"/>gint *ring_width);</text:p>
          </table:table-cell>
          <table:table-cell/>
        </table:table-row>
        <table:table-row table:style-name="ro1">
          <table:table-cell office:value-type="string">
            <text:p>gboolean <text:s text:c="11"/>gtk_hsv_is_adjusting <text:s text:c="15"/>(GtkHSV *hsv);</text:p>
          </table:table-cell>
          <table:table-cell/>
        </table:table-row>
        <table:table-row table:style-name="ro1">
          <table:table-cell office:value-type="string">
            <text:p>void <text:s text:c="15"/>gtk_hsv_to_rgb <text:s text:c="21"/>(gdouble h,</text:p>
          </table:table-cell>
          <table:table-cell/>
        </table:table-row>
        <table:table-row table:style-name="ro1">
          <table:table-cell office:value-type="string">
            <text:p><text:s text:c="57"/>gdouble s,</text:p>
          </table:table-cell>
          <table:table-cell/>
        </table:table-row>
        <table:table-row table:style-name="ro1">
          <table:table-cell office:value-type="string">
            <text:p><text:s text:c="57"/>gdouble v,</text:p>
          </table:table-cell>
          <table:table-cell/>
        </table:table-row>
        <table:table-row table:style-name="ro1">
          <table:table-cell office:value-type="string">
            <text:p><text:s text:c="57"/>gdouble *r,</text:p>
          </table:table-cell>
          <table:table-cell/>
        </table:table-row>
        <table:table-row table:style-name="ro1">
          <table:table-cell office:value-type="string">
            <text:p><text:s text:c="57"/>gdouble *g,</text:p>
          </table:table-cell>
          <table:table-cell/>
        </table:table-row>
        <table:table-row table:style-name="ro1">
          <table:table-cell office:value-type="string">
            <text:p><text:s text:c="57"/>gdouble *b);</text:p>
          </table:table-cell>
          <table:table-cell/>
        </table:table-row>
        <table:table-row table:style-name="ro1">
          <table:table-cell office:value-type="string">
            <text:p>void <text:s text:c="15"/>gtk_rgb_to_hsv <text:s text:c="21"/>(gdouble r,</text:p>
          </table:table-cell>
          <table:table-cell/>
        </table:table-row>
        <table:table-row table:style-name="ro1">
          <table:table-cell office:value-type="string">
            <text:p><text:s text:c="57"/>gdouble g,</text:p>
          </table:table-cell>
          <table:table-cell/>
        </table:table-row>
        <table:table-row table:style-name="ro1">
          <table:table-cell office:value-type="string">
            <text:p><text:s text:c="57"/>gdouble b,</text:p>
          </table:table-cell>
          <table:table-cell/>
        </table:table-row>
        <table:table-row table:style-name="ro1">
          <table:table-cell office:value-type="string">
            <text:p><text:s text:c="57"/>gdouble *h,</text:p>
          </table:table-cell>
          <table:table-cell/>
        </table:table-row>
        <table:table-row table:style-name="ro1">
          <table:table-cell office:value-type="string">
            <text:p><text:s text:c="57"/>gdouble *s,</text:p>
          </table:table-cell>
          <table:table-cell/>
        </table:table-row>
        <table:table-row table:style-name="ro1">
          <table:table-cell office:value-type="string">
            <text:p><text:s text:c="57"/>gdouble *v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 text:c="20"/>GtkFileChooser;</text:p>
          </table:table-cell>
          <table:table-cell/>
        </table:table-row>
        <table:table-row table:style-name="ro1">
          <table:table-cell office:value-type="string">
            <text:p>enum <text:s text:c="15"/>GtkFileChooserAction;</text:p>
          </table:table-cell>
          <table:table-cell/>
        </table:table-row>
        <table:table-row table:style-name="ro1">
          <table:table-cell office:value-type="string">
            <text:p>enum <text:s text:c="15"/>GtkFileChooserConfirmation;</text:p>
          </table:table-cell>
          <table:table-cell/>
        </table:table-row>
        <table:table-row table:style-name="ro1">
          <table:table-cell office:value-type="string">
            <text:p>enum <text:s text:c="15"/>GtkFileChooserError;</text:p>
          </table:table-cell>
          <table:table-cell/>
        </table:table-row>
        <table:table-row table:style-name="ro1">
          <table:table-cell office:value-type="string">
            <text:p>void <text:s text:c="15"/>gtk_file_chooser_set_action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FileChooserAction <text:s/>gtk_file_chooser_get_action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local_only <text:s text:c="4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local_only);</text:p>
          </table:table-cell>
          <table:table-cell/>
        </table:table-row>
        <table:table-row table:style-name="ro1">
          <table:table-cell office:value-type="string">
            <text:p>gboolean <text:s text:c="11"/>gtk_file_chooser_get_local_only <text:s text:c="4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elect_multiple);</text:p>
          </table:table-cell>
          <table:table-cell/>
        </table:table-row>
        <table:table-row table:style-name="ro1">
          <table:table-cell office:value-type="string">
            <text:p>gboolean <text:s text:c="11"/>gtk_file_chooser_get_select_multip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show_hidden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show_hidden);</text:p>
          </table:table-cell>
          <table:table-cell/>
        </table:table-row>
        <table:table-row table:style-name="ro1">
          <table:table-cell office:value-type="string">
            <text:p>gboolean <text:s text:c="11"/>gtk_file_chooser_get_show_hidden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do_overwrite_confirmation);</text:p>
          </table:table-cell>
          <table:table-cell/>
        </table:table-row>
        <table:table-row table:style-name="ro1">
          <table:table-cell office:value-type="string">
            <text:p>gboolean <text:s text:c="11"/>gtk_file_chooser_get_do_overwrite_confirmation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current_name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char * <text:s text:c="12"/>gtk_file_chooser_get_filename <text:s text:c="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name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gboolean <text:s text:c="11"/>gtk_file_chooser_select_filename <text:s text:c="3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name <text:s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ilename);</text:p>
          </table:table-cell>
          <table:table-cell/>
        </table:table-row>
        <table:table-row table:style-name="ro1">
          <table:table-cell office:value-type="string">
            <text:p>void <text:s text:c="15"/>gtk_file_chooser_select_all <text:s text:c="8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unselect_all <text:s text:c="6"/>(GtkFileChooser *chooser);</text:p>
          </table:table-cell>
          <table:table-cell/>
        </table:table-row>
        <table:table-row table:style-name="ro1">
          <table:table-cell office:value-type="string">
            <text:p>GSList * <text:s text:c="11"/>gtk_file_chooser_get_filenames <text:s text:c="5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 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filename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 (GtkFileChooser *chooser);</text:p>
          </table:table-cell>
          <table:table-cell/>
        </table:table-row>
        <table:table-row table:style-name="ro1">
          <table:table-cell office:value-type="string">
            <text:p>gchar * <text:s text:c="12"/>gtk_file_chooser_get_uri <text:s text:c="11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uri <text:s text:c="11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boolean <text:s text:c="11"/>gtk_file_chooser_select_uri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void <text:s text:c="15"/>gtk_file_chooser_unselect_uri <text:s text:c="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);</text:p>
          </table:table-cell>
          <table:table-cell/>
        </table:table-row>
        <table:table-row table:style-name="ro1">
          <table:table-cell office:value-type="string">
            <text:p>GSList * <text:s text:c="11"/>gtk_file_chooser_get_uris <text:s text:c="10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gchar *uri);</text:p>
          </table:table-cell>
          <table:table-cell/>
        </table:table-row>
        <table:table-row table:style-name="ro1">
          <table:table-cell office:value-type="string">
            <text:p>gchar * <text:s text:c="12"/>gtk_file_chooser_get_current_folder_uri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 (GtkFileChooser *chooser,</text:p>
          </table:table-cell>
          <table:table-cell/>
        </table:table-row>
        <table:table-row table:style-name="ro1">
          <table:table-cell office:value-type="string">
            <text:p><text:s text:c="57"/>GtkWidget *preview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preview_widget 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active);</text:p>
          </table:table-cell>
          <table:table-cell/>
        </table:table-row>
        <table:table-row table:style-name="ro1">
          <table:table-cell office:value-type="string">
            <text:p>gboolean <text:s text:c="11"/>gtk_file_chooser_get_preview_widget_activ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boolean use_label);</text:p>
          </table:table-cell>
          <table:table-cell/>
        </table:table-row>
        <table:table-row table:style-name="ro1">
          <table:table-cell office:value-type="string">
            <text:p>gboolean <text:s text:c="11"/>gtk_file_chooser_get_use_preview_label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filenam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char * <text:s text:c="13"/>gtk_file_chooser_get_preview_uri <text:s text:c="3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extra_widget <text:s text:c="2"/>(GtkFileChooser *chooser,</text:p>
          </table:table-cell>
          <table:table-cell/>
        </table:table-row>
        <table:table-row table:style-name="ro1">
          <table:table-cell office:value-type="string">
            <text:p><text:s text:c="57"/>GtkWidget *extra_widget);</text:p>
          </table:table-cell>
          <table:table-cell/>
        </table:table-row>
        <table:table-row table:style-name="ro1">
          <table:table-cell office:value-type="string">
            <text:p>GtkWidget * <text:s text:c="8"/>gtk_file_chooser_get_extra_widget <text:s text:c="2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add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void <text:s text:c="15"/>gtk_file_chooser_remove_filter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SList * <text:s text:c="11"/>gtk_file_chooser_list_filters <text:s text:c="6"/>(GtkFileChooser *chooser);</text:p>
          </table:table-cell>
          <table:table-cell/>
        </table:table-row>
        <table:table-row table:style-name="ro1">
          <table:table-cell office:value-type="string">
            <text:p>void <text:s text:c="15"/>gtk_file_chooser_set_filter <text:s text:c="8"/>(GtkFileChooser *chooser,</text:p>
          </table:table-cell>
          <table:table-cell/>
        </table:table-row>
        <table:table-row table:style-name="ro1">
          <table:table-cell office:value-type="string">
            <text:p><text:s text:c="57"/>GtkFileFilter *filter);</text:p>
          </table:table-cell>
          <table:table-cell/>
        </table:table-row>
        <table:table-row table:style-name="ro1">
          <table:table-cell office:value-type="string">
            <text:p>GtkFileFilter * <text:s text:c="4"/>gtk_file_chooser_get_filter <text:s text:c="8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folder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boolean <text:s text:c="11"/>gtk_file_chooser_add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remove_shortcut_folder_uri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const char *uri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SList * <text:s text:c="11"/>gtk_file_chooser_list_shortcut_folder_uris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);</text:p>
          </table:table-cell>
          <table:table-cell/>
        </table:table-row>
        <table:table-row table:style-name="ro1">
          <table:table-cell office:value-type="string">
            <text:p>GFile * <text:s text:c="12"/>gtk_file_chooser_get_file <text:s text:c="10"/>(GtkFileChooser *chooser);</text:p>
          </table:table-cell>
          <table:table-cell/>
        </table:table-row>
        <table:table-row table:style-name="ro1">
          <table:table-cell table:style-name="Ignored" office:value-type="string">
            <text:p>GSList * <text:s text:c="11"/>gtk_file_chooser_get_files <text:s text:c="9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File * <text:s text:c="12"/>gtk_file_chooser_get_preview_file <text:s text:c="2"/>(GtkFileChooser *chooser);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gboolean <text:s text:c="11"/>gtk_file_chooser_select_file <text:s text:c="7"/>(GtkFileChooser *chooser,</text:p>
          </table:table-cell>
          <table:table-cell office:value-type="string">
            <text:p>internal</text:p>
          </table:table-cell>
        </table:table-row>
        <table:table-row table:style-name="ro1">
          <table:table-cell table:style-name="Ignored" office:value-type="string">
            <text:p><text:s text:c="57"/>GFile *file,</text:p>
          </table:table-cell>
          <table:table-cell/>
        </table:table-row>
        <table:table-row table:style-name="ro1">
          <table:table-cell table:style-name="Ignored"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current_folder_file</text:p>
          </table:table-cell>
          <table:table-cell/>
        </table:table-row>
        <table:table-row table:style-name="ro1">
          <table:table-cell office:value-type="string">
            <text:p><text:s text:c="56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gboolean <text:s text:c="11"/>gtk_file_chooser_set_file <text:s text:c="10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,</text:p>
          </table:table-cell>
          <table:table-cell/>
        </table:table-row>
        <table:table-row table:style-name="ro1">
          <table:table-cell office:value-type="string">
            <text:p><text:s text:c="57"/>GError **error);</text:p>
          </table:table-cell>
          <table:table-cell/>
        </table:table-row>
        <table:table-row table:style-name="ro1">
          <table:table-cell office:value-type="string">
            <text:p>void <text:s text:c="15"/>gtk_file_chooser_unselect_file <text:s text:c="5"/>(GtkFileChooser *chooser,</text:p>
          </table:table-cell>
          <table:table-cell/>
        </table:table-row>
        <table:table-row table:style-name="ro1">
          <table:table-cell office:value-type="string">
            <text:p><text:s text:c="57"/>GFile *file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Button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 <text:s text:c="8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backend</text:p>
          </table:table-cell>
          <table:table-cell/>
        </table:table-row>
        <table:table-row table:style-name="ro1">
          <table:table-cell office:value-type="string">
            <text:p><text:s text:c="56"/>(const gchar *title,</text:p>
          </table:table-cell>
          <table:table-cell/>
        </table:table-row>
        <table:table-row table:style-name="ro1">
          <table:table-cell office:value-type="string">
            <text:p><text:s text:c="57"/>GtkFileChooserAction action,</text:p>
          </table:table-cell>
          <table:table-cell/>
        </table:table-row>
        <table:table-row table:style-name="ro1">
          <table:table-cell office:value-type="string">
            <text:p><text:s text:c="57"/>const gchar *backend);</text:p>
          </table:table-cell>
          <table:table-cell/>
        </table:table-row>
        <table:table-row table:style-name="ro1">
          <table:table-cell office:value-type="string">
            <text:p>GtkWidget * <text:s text:c="8"/>gtk_file_chooser_button_new_with_dialog</text:p>
          </table:table-cell>
          <table:table-cell/>
        </table:table-row>
        <table:table-row table:style-name="ro1">
          <table:table-cell office:value-type="string">
            <text:p><text:s text:c="56"/>(GtkWidget *dialog);</text:p>
          </table:table-cell>
          <table:table-cell/>
        </table:table-row>
        <table:table-row table:style-name="ro1">
          <table:table-cell office:value-type="string">
            <text:p>const gchar * <text:s text:c="6"/>gtk_file_chooser_button_get_title <text:s text:c="2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title <text:s text:c="2"/>(GtkFileChooserButton *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gint <text:s text:c="15"/>gtk_file_chooser_button_g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width_chars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int n_chars);</text:p>
          </table:table-cell>
          <table:table-cell/>
        </table:table-row>
        <table:table-row table:style-name="ro1">
          <table:table-cell office:value-type="string">
            <text:p>gboolean <text:s text:c="11"/>gtk_file_chooser_button_g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);</text:p>
          </table:table-cell>
          <table:table-cell/>
        </table:table-row>
        <table:table-row table:style-name="ro1">
          <table:table-cell office:value-type="string">
            <text:p>void <text:s text:c="15"/>gtk_file_chooser_button_set_focus_on_click</text:p>
          </table:table-cell>
          <table:table-cell/>
        </table:table-row>
        <table:table-row table:style-name="ro1">
          <table:table-cell office:value-type="string">
            <text:p><text:s text:c="56"/>(GtkFileChooserButton *button,</text:p>
          </table:table-cell>
          <table:table-cell/>
        </table:table-row>
        <table:table-row table:style-name="ro1">
          <table:table-cell office:value-type="string">
            <text:p><text:s text:c="57"/>gboolean focus_on_click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Chooser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 <text:s text:c="8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dialog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const gchar *title,</text:p>
          </table:table-cell>
          <table:table-cell/>
        </table:table-row>
        <table:table-row table:style-name="ro1">
          <table:table-cell table:style-name="Ignored" office:value-type="string">
            <text:p><text:s text:c="57"/>GtkWindow *parent,</text:p>
          </table:table-cell>
          <table:table-cell/>
        </table:table-row>
        <table:table-row table:style-name="ro1">
          <table:table-cell table:style-name="Ignored" office:value-type="string">
            <text:p><text:s text:c="57"/>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button_text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leChooserWidget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 <text:s text:c="8"/>(GtkFileChooserAction action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ile_chooser_widget_new_with_backend</text:p>
          </table:table-cell>
          <table:table-cell/>
        </table:table-row>
        <table:table-row table:style-name="ro1">
          <table:table-cell table:style-name="Ignored" office:value-type="string">
            <text:p><text:s text:c="56"/>(GtkFileChooserAction action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backen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ileFilter;</text:p>
          </table:table-cell>
          <table:table-cell/>
        </table:table-row>
        <table:table-row table:style-name="ro1">
          <table:table-cell office:value-type="string">
            <text:p><text:s text:c="20"/>GtkFileFilterInfo;</text:p>
          </table:table-cell>
          <table:table-cell/>
        </table:table-row>
        <table:table-row table:style-name="ro1">
          <table:table-cell office:value-type="string">
            <text:p>enum <text:s text:c="15"/>GtkFileFilterFlags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(*GtkFileFilterFunc) <text:s text:c="15"/>(const GtkFileFilterInfo *filter_info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tkFileFilter * <text:s text:c="4"/>gtk_file_filter_new <text:s text:c="16"/>(void);</text:p>
          </table:table-cell>
          <table:table-cell/>
        </table:table-row>
        <table:table-row table:style-name="ro1">
          <table:table-cell office:value-type="string">
            <text:p>void <text:s text:c="15"/>gtk_file_filter_set_name <text:s text:c="11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 * <text:s text:c="6"/>gtk_file_filter_get_name <text:s text:c="11"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mime_type <text:s text:c="6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mime_type);</text:p>
          </table:table-cell>
          <table:table-cell/>
        </table:table-row>
        <table:table-row table:style-name="ro1">
          <table:table-cell office:value-type="string">
            <text:p>void <text:s text:c="15"/>gtk_file_filter_add_pattern <text:s text:c="8"/>(GtkFileFilter *filter,</text:p>
          </table:table-cell>
          <table:table-cell/>
        </table:table-row>
        <table:table-row table:style-name="ro1">
          <table:table-cell office:value-type="string">
            <text:p><text:s text:c="57"/>const gchar *pattern);</text:p>
          </table:table-cell>
          <table:table-cell/>
        </table:table-row>
        <table:table-row table:style-name="ro1">
          <table:table-cell office:value-type="string">
            <text:p>void <text:s text:c="15"/>gtk_file_filter_add_pixbuf_formats <text:s/>(GtkFileFilter *filter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file_filter_add_custom <text:s text:c="9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lags needed,</text:p>
          </table:table-cell>
          <table:table-cell/>
        </table:table-row>
        <table:table-row table:style-name="ro1">
          <table:table-cell table:style-name="Default" office:value-type="string">
            <text:p><text:s text:c="57"/>GtkFileFilterFunc func,</text:p>
          </table:table-cell>
          <table:table-cell/>
        </table:table-row>
        <table:table-row table:style-name="ro1">
          <table:table-cell table:style-name="Default" office:value-type="string">
            <text:p><text:s text:c="57"/>gpointer data,</text:p>
          </table:table-cell>
          <table:table-cell/>
        </table:table-row>
        <table:table-row table:style-name="ro1">
          <table:table-cell table:style-name="Default" office:value-type="string">
            <text:p><text:s text:c="57"/>GDestroyNotify notify);</text:p>
          </table:table-cell>
          <table:table-cell/>
        </table:table-row>
        <table:table-row table:style-name="ro1">
          <table:table-cell table:style-name="Default" office:value-type="string">
            <text:p>GtkFileFilterFlags <text:s/>gtk_file_filter_get_needed <text:s text:c="9"/>(GtkFileFilter *filter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file_filter_filter <text:s text:c="13"/>(GtkFileFilter *filter,</text:p>
          </table:table-cell>
          <table:table-cell/>
        </table:table-row>
        <table:table-row table:style-name="ro1">
          <table:table-cell table:style-name="Default" office:value-type="string">
            <text:p><text:s text:c="57"/>const GtkFileFilterInfo *filter_info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Butt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button_new_with_font <text:s text:c="6"/>(const gchar *fontname);</text:p>
          </table:table-cell>
          <table:table-cell/>
        </table:table-row>
        <table:table-row table:style-name="ro1">
          <table:table-cell office:value-type="string">
            <text:p>gboolean <text:s text:c="11"/>gtk_font_button_set_font_nam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button_get_font_nam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tyle <text:s text:c="5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tyl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tyle <text:s text:c="5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show_size <text:s text:c="6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show_size);</text:p>
          </table:table-cell>
          <table:table-cell/>
        </table:table-row>
        <table:table-row table:style-name="ro1">
          <table:table-cell office:value-type="string">
            <text:p>gboolean <text:s text:c="11"/>gtk_font_button_get_show_size <text:s text:c="6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font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font);</text:p>
          </table:table-cell>
          <table:table-cell/>
        </table:table-row>
        <table:table-row table:style-name="ro1">
          <table:table-cell office:value-type="string">
            <text:p>gboolean <text:s text:c="11"/>gtk_font_button_get_use_font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use_size <text:s text:c="7"/>(GtkFontButton *font_button,</text:p>
          </table:table-cell>
          <table:table-cell/>
        </table:table-row>
        <table:table-row table:style-name="ro1">
          <table:table-cell office:value-type="string">
            <text:p><text:s text:c="57"/>gboolean use_size);</text:p>
          </table:table-cell>
          <table:table-cell/>
        </table:table-row>
        <table:table-row table:style-name="ro1">
          <table:table-cell office:value-type="string">
            <text:p>gboolean <text:s text:c="11"/>gtk_font_button_get_use_size <text:s text:c="7"/>(GtkFontButton *font_button);</text:p>
          </table:table-cell>
          <table:table-cell/>
        </table:table-row>
        <table:table-row table:style-name="ro1">
          <table:table-cell office:value-type="string">
            <text:p>void <text:s text:c="15"/>gtk_font_button_set_title <text:s text:c="10"/>(GtkFontButton *font_button,</text:p>
          </table:table-cell>
          <table:table-cell/>
        </table:table-row>
        <table:table-row table:style-name="ro1">
          <table:table-cell office:value-type="string">
            <text:p><text:s text:c="57"/>const gchar *title);</text:p>
          </table:table-cell>
          <table:table-cell/>
        </table:table-row>
        <table:table-row table:style-name="ro1">
          <table:table-cell office:value-type="string">
            <text:p>const gchar * <text:s text:c="6"/>gtk_font_button_get_title <text:s text:c="10"/>(GtkFontButton *font_button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ontSelection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new <text:s text:c="13"/>(void);</text:p>
          </table:table-cell>
          <table:table-cell/>
        </table:table-row>
        <table:table-row table:style-name="ro1">
          <table:table-cell office:value-type="string">
            <text:p>GdkFont* <text:s text:c="11"/>gtk_font_selection_get_font <text:s text:c="8"/>(GtkFontSelection *fontsel);</text:p>
          </table:table-cell>
          <table:table-cell/>
        </table:table-row>
        <table:table-row table:style-name="ro1">
          <table:table-cell office:value-type="string">
            <text:p>gchar* <text:s text:c="13"/>gtk_font_selection_get_font_name <text:s text:c="3"/>(GtkFontSelection *fontsel);</text:p>
          </table:table-cell>
          <table:table-cell/>
        </table:table-row>
        <table:table-row table:style-name="ro1">
          <table:table-cell office:value-type="string">
            <text:p>gboolean <text:s text:c="11"/>gtk_font_selection_set_font_name <text:s text:c="3"/>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* <text:s text:c="7"/>gtk_font_selection_get_preview_text (GtkFontSelection *fontsel);</text:p>
          </table:table-cell>
          <table:table-cell/>
        </table:table-row>
        <table:table-row table:style-name="ro1">
          <table:table-cell office:value-type="string">
            <text:p>void <text:s text:c="15"/>gtk_font_selection_set_preview_text (GtkFontSelection *fontsel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PangoFontFace * <text:s text:c="4"/>gtk_font_selection_get_fac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ce_list <text:s text:c="3"/>(GtkFontSelection *fontsel);</text:p>
          </table:table-cell>
          <table:table-cell/>
        </table:table-row>
        <table:table-row table:style-name="ro1">
          <table:table-cell office:value-type="string">
            <text:p>PangoFontFamily * <text:s text:c="2"/>gtk_font_selection_get_family <text:s text:c="6"/>(GtkFontSelection *fontsel);</text:p>
          </table:table-cell>
          <table:table-cell/>
        </table:table-row>
        <table:table-row table:style-name="ro1">
          <table:table-cell office:value-type="string">
            <text:p>gint <text:s text:c="15"/>gtk_font_selection_get_size <text:s text:c="8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family_list <text:s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preview_entry</text:p>
          </table:table-cell>
          <table:table-cell/>
        </table:table-row>
        <table:table-row table:style-name="ro1">
          <table:table-cell office:value-type="string">
            <text:p><text:s text:c="56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entry <text:s text:c="2"/>(GtkFontSelection *fontsel);</text:p>
          </table:table-cell>
          <table:table-cell/>
        </table:table-row>
        <table:table-row table:style-name="ro1">
          <table:table-cell office:value-type="string">
            <text:p>GtkWidget * <text:s text:c="8"/>gtk_font_selection_get_size_list <text:s text:c="3"/>(GtkFontSelection *fontsel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FontSelectionDialog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font_selection_dialog_new <text:s text:c="6"/>(const gchar *title);</text:p>
          </table:table-cell>
          <table:table-cell/>
        </table:table-row>
        <table:table-row table:style-name="ro1">
          <table:table-cell table:style-name="Default" office:value-type="string">
            <text:p>GdkFont* <text:s text:c="11"/>gtk_font_selection_dialog_get_font <text:s/>(GtkFontSelectionDialog *fsd);</text:p>
          </table:table-cell>
          <table:table-cell/>
        </table:table-row>
        <table:table-row table:style-name="ro1">
          <table:table-cell office:value-type="string">
            <text:p>gchar* <text:s text:c="13"/>gtk_font_selection_dialog_g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boolean <text:s text:c="11"/>gtk_font_selection_dialog_set_font_name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fontname);</text:p>
          </table:table-cell>
          <table:table-cell/>
        </table:table-row>
        <table:table-row table:style-name="ro1">
          <table:table-cell office:value-type="string">
            <text:p>const gchar * <text:s text:c="6"/>gtk_font_selection_dialog_g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void <text:s text:c="15"/>gtk_font_selection_dialog_set_preview_text</text:p>
          </table:table-cell>
          <table:table-cell/>
        </table:table-row>
        <table:table-row table:style-name="ro1">
          <table:table-cell office:value-type="string">
            <text:p><text:s text:c="56"/>(GtkFontSelectionDialog *fsd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apply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cancel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office:value-type="string">
            <text:p>GtkWidget * <text:s text:c="8"/>gtk_font_selection_dialog_get_ok_button</text:p>
          </table:table-cell>
          <table:table-cell/>
        </table:table-row>
        <table:table-row table:style-name="ro1">
          <table:table-cell office:value-type="string">
            <text:p><text:s text:c="56"/>(GtkFontSelectionDialog *fs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nputDialog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input_dialog_new <text:s text:c="15"/>(void);</text:p>
          </table:table-cell>
          <table:table-cell/>
        </table:table-row>
      </table:table>
      <table:table table:name="Layout container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<text:s text:c="20"/>GtkAlignmen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lignment_new <text:s text:c="18"/>(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xscale,</text:p>
          </table:table-cell>
          <table:table-cell/>
        </table:table-row>
        <table:table-row table:style-name="ro1">
          <table:table-cell table:style-name="Ignored"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set <text:s text:c="18"/>(GtkAlignment *alignment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xscale,</text:p>
          </table:table-cell>
          <table:table-cell/>
        </table:table-row>
        <table:table-row table:style-name="ro1">
          <table:table-cell office:value-type="string">
            <text:p><text:s text:c="57"/>gfloat yscale);</text:p>
          </table:table-cell>
          <table:table-cell/>
        </table:table-row>
        <table:table-row table:style-name="ro1">
          <table:table-cell office:value-type="string">
            <text:p>void <text:s text:c="15"/>gtk_alignment_g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*padding_top,</text:p>
          </table:table-cell>
          <table:table-cell/>
        </table:table-row>
        <table:table-row table:style-name="ro1">
          <table:table-cell office:value-type="string">
            <text:p><text:s text:c="57"/>guint *padding_bottom,</text:p>
          </table:table-cell>
          <table:table-cell/>
        </table:table-row>
        <table:table-row table:style-name="ro1">
          <table:table-cell office:value-type="string">
            <text:p><text:s text:c="57"/>guint *padding_left,</text:p>
          </table:table-cell>
          <table:table-cell/>
        </table:table-row>
        <table:table-row table:style-name="ro1">
          <table:table-cell office:value-type="string">
            <text:p><text:s text:c="57"/>guint *padding_right);</text:p>
          </table:table-cell>
          <table:table-cell/>
        </table:table-row>
        <table:table-row table:style-name="ro1">
          <table:table-cell office:value-type="string">
            <text:p>void <text:s text:c="15"/>gtk_alignment_set_padding <text:s text:c="10"/>(GtkAlignment *alignment,</text:p>
          </table:table-cell>
          <table:table-cell/>
        </table:table-row>
        <table:table-row table:style-name="ro1">
          <table:table-cell office:value-type="string">
            <text:p><text:s text:c="57"/>guint padding_top,</text:p>
          </table:table-cell>
          <table:table-cell/>
        </table:table-row>
        <table:table-row table:style-name="ro1">
          <table:table-cell office:value-type="string">
            <text:p><text:s text:c="57"/>guint padding_bottom,</text:p>
          </table:table-cell>
          <table:table-cell/>
        </table:table-row>
        <table:table-row table:style-name="ro1">
          <table:table-cell office:value-type="string">
            <text:p><text:s text:c="57"/>guint padding_left,</text:p>
          </table:table-cell>
          <table:table-cell/>
        </table:table-row>
        <table:table-row table:style-name="ro1">
          <table:table-cell office:value-type="string">
            <text:p><text:s text:c="57"/>guint padding_righ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AspectFram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aspect_frame_new <text:s text:c="15"/>(const gchar *label,</text:p>
          </table:table-cell>
          <table:table-cell/>
        </table:table-row>
        <table:table-row table:style-name="ro1">
          <table:table-cell table:style-name="Ignored" office:value-type="string">
            <text:p><text:s text:c="57"/>gfloat x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yalign,</text:p>
          </table:table-cell>
          <table:table-cell/>
        </table:table-row>
        <table:table-row table:style-name="ro1">
          <table:table-cell table:style-name="Ignored" office:value-type="string">
            <text:p><text:s text:c="57"/>gfloat ratio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obey_child);</text:p>
          </table:table-cell>
          <table:table-cell/>
        </table:table-row>
        <table:table-row table:style-name="ro1">
          <table:table-cell office:value-type="string">
            <text:p>void <text:s text:c="15"/>gtk_aspect_frame_set <text:s text:c="15"/>(GtkAspectFrame *aspect_frame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,</text:p>
          </table:table-cell>
          <table:table-cell/>
        </table:table-row>
        <table:table-row table:style-name="ro1">
          <table:table-cell office:value-type="string">
            <text:p><text:s text:c="57"/>gfloat ratio,</text:p>
          </table:table-cell>
          <table:table-cell/>
        </table:table-row>
        <table:table-row table:style-name="ro1">
          <table:table-cell office:value-type="string">
            <text:p><text:s text:c="57"/>gboolean obey_chil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ox_new <text:s text:c="23"/>(gboolean homogeneous,</text:p>
          </table:table-cell>
          <table:table-cell/>
        </table:table-row>
        <table:table-row table:style-name="ro1">
          <table:table-cell table:style-name="Ignored" office:value-type="string">
            <text:p><text:s text:c="57"/>gint spacing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HButtonBox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h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h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GtkButtonBoxStyle <text:s text:c="2"/>gtk_h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hbutton_box_set_layout_default <text:s/>(GtkButtonBoxStyle 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VButtonBox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button_box_new <text:s text:c="16"/>(void);</text:p>
          </table:table-cell>
          <table:table-cell/>
        </table:table-row>
        <table:table-row table:style-name="ro1">
          <table:table-cell table:style-name="Ignored" office:value-type="string">
            <text:p>gint <text:s text:c="15"/>gtk_vbutton_box_get_spacing_default (void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vbutton_box_set_spacing_default (gint spacing);</text:p>
          </table:table-cell>
          <table:table-cell/>
        </table:table-row>
        <table:table-row table:style-name="ro1">
          <table:table-cell table:style-name="Ignored" office:value-type="string">
            <text:p>GtkButtonBoxStyle <text:s text:c="2"/>gtk_vbutton_box_get_layout_default <text:s/>(vo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vbutton_box_set_layout_default <text:s/>(GtkButtonBoxStyle layout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Fixed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fixed_new <text:s text:c="22"/>(void);</text:p>
          </table:table-cell>
          <table:table-cell/>
        </table:table-row>
        <table:table-row table:style-name="ro1">
          <table:table-cell office:value-type="string">
            <text:p>void <text:s text:c="15"/>gtk_fixed_put <text:s text:c="22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fixed_move <text:s text:c="21"/>(GtkFixed *fixed,</text:p>
          </table:table-cell>
          <table:table-cell/>
        </table:table-row>
        <table:table-row table:style-name="ro1">
          <table:table-cell office:value-type="string">
            <text:p><text:s text:c="57"/>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gboolean <text:s text:c="11"/>gtk_fixed_get_has_window <text:s text:c="11"/>(GtkFixed *fixed);</text:p>
          </table:table-cell>
          <table:table-cell/>
        </table:table-row>
        <table:table-row table:style-name="ro1">
          <table:table-cell office:value-type="string">
            <text:p>void <text:s text:c="15"/>gtk_fixed_set_has_window <text:s text:c="11"/>(GtkFixed *fixed,</text:p>
          </table:table-cell>
          <table:table-cell/>
        </table:table-row>
        <table:table-row table:style-name="ro1">
          <table:table-cell office:value-type="string">
            <text:p><text:s text:c="57"/>gboolean has_window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H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h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VPaned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vpaned_new <text:s text:c="21"/>(void);</text:p>
          </table:table-cell>
          <table:table-cell/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>
            <text:p><text:s text:c="20"/>GtkLayout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layout_new <text:s text:c="21"/>(GtkAdjustment *hadjustment,</text:p>
          </table:table-cell>
          <table:table-cell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void <text:s text:c="15"/>gtk_layout_put <text:s text:c="21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move <text:s text:c="20"/>(GtkLayout *layout,</text:p>
          </table:table-cell>
          <table:table-cell/>
        </table:table-row>
        <table:table-row table:style-name="ro1">
          <table:table-cell office:value-type="string">
            <text:p><text:s text:c="57"/>GtkWidget *child_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);</text:p>
          </table:table-cell>
          <table:table-cell/>
        </table:table-row>
        <table:table-row table:style-name="ro1">
          <table:table-cell office:value-type="string">
            <text:p>void <text:s text:c="15"/>gtk_layout_s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width,</text:p>
          </table:table-cell>
          <table:table-cell/>
        </table:table-row>
        <table:table-row table:style-name="ro1">
          <table:table-cell office:value-type="string">
            <text:p><text:s text:c="57"/>guint height);</text:p>
          </table:table-cell>
          <table:table-cell/>
        </table:table-row>
        <table:table-row table:style-name="ro1">
          <table:table-cell office:value-type="string">
            <text:p>void <text:s text:c="15"/>gtk_layout_get_size <text:s text:c="16"/>(GtkLayout *layout,</text:p>
          </table:table-cell>
          <table:table-cell/>
        </table:table-row>
        <table:table-row table:style-name="ro1">
          <table:table-cell office:value-type="string">
            <text:p><text:s text:c="57"/>guint *width,</text:p>
          </table:table-cell>
          <table:table-cell/>
        </table:table-row>
        <table:table-row table:style-name="ro1">
          <table:table-cell office:value-type="string">
            <text:p><text:s text:c="57"/>guint *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layout_freeze <text:s text:c="18"/>(GtkLayout *layout);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void <text:s text:c="15"/>gtk_layout_thaw <text:s text:c="20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hadjustment <text:s text:c="9"/>(GtkLayout *layout);</text:p>
          </table:table-cell>
          <table:table-cell/>
        </table:table-row>
        <table:table-row table:style-name="ro1">
          <table:table-cell office:value-type="string">
            <text:p>GtkAdjustment* <text:s text:c="5"/>gtk_layout_get_vadjustment <text:s text:c="9"/>(GtkLayout *layout);</text:p>
          </table:table-cell>
          <table:table-cell/>
        </table:table-row>
        <table:table-row table:style-name="ro1">
          <table:table-cell office:value-type="string">
            <text:p>void <text:s text:c="15"/>gtk_layout_set_h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layout_set_vadjustment <text:s text:c="9"/>(GtkLayout *layout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dkWindow* <text:s text:c="9"/>gtk_layout_get_bin_window <text:s text:c="10"/>(GtkLayout *layou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Notebook;</text:p>
          </table:table-cell>
          <table:table-cell/>
        </table:table-row>
        <table:table-row table:style-name="ro1">
          <table:table-cell office:value-type="string">
            <text:p><text:s text:c="20"/>GtkNotebookPage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notebook_new <text:s text:c="19"/>(void);</text:p>
          </table:table-cell>
          <table:table-cell/>
        </table:table-row>
        <table:table-row table:style-name="ro1">
          <table:table-cell office:value-type="string">
            <text:p>gint <text:s text:c="15"/>gtk_notebook_append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append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gint <text:s text:c="15"/>gtk_notebook_prepend_page_menu <text:s text:c="5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gint <text:s text:c="15"/>gtk_notebook_insert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notebook_insert_page_menu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,</text:p>
          </table:table-cell>
          <table:table-cell/>
        </table:table-row>
        <table:table-row table:style-name="ro1">
          <table:table-cell office:value-type="string">
            <text:p><text:s text:c="57"/>GtkWidget *menu_label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remove_page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page_num <text:s text:c="1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next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rev_page <text:s text:c="13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reorder_child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notebook_set_tab_pos <text:s text:c="11"/>(GtkNotebook *notebook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void <text:s text:c="15"/>gtk_notebook_set_show_tabs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tabs);</text:p>
          </table:table-cell>
          <table:table-cell/>
        </table:table-row>
        <table:table-row table:style-name="ro1">
          <table:table-cell office:value-type="string">
            <text:p>void <text:s text:c="15"/>gtk_notebook_set_show_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boolean show_border);</text:p>
          </table:table-cell>
          <table:table-cell/>
        </table:table-row>
        <table:table-row table:style-name="ro1">
          <table:table-cell office:value-type="string">
            <text:p>void <text:s text:c="15"/>gtk_notebook_set_scrollable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boolean scrollable);</text:p>
          </table:table-cell>
          <table:table-cell/>
        </table:table-row>
        <table:table-row table:style-name="ro1">
          <table:table-cell office:value-type="string">
            <text:p>void <text:s text:c="15"/>gtk_notebook_set_tab_border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notebook_popup_enable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popup_disable <text:s text:c="9"/>(GtkNotebook *notebook);</text:p>
          </table:table-cell>
          <table:table-cell/>
        </table:table-row>
        <table:table-row table:style-name="ro1">
          <table:table-cell office:value-type="string">
            <text:p>gint <text:s text:c="15"/>gtk_notebook_get_current_page <text:s text:c="6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Widget* <text:s text:c="9"/>gtk_notebook_get_nth_page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gint <text:s text:c="15"/>gtk_notebook_get_n_pages <text:s text:c="11"/>(GtkNotebook *notebook);</text:p>
          </table:table-cell>
          <table:table-cell/>
        </table:table-row>
        <table:table-row table:style-name="ro1">
          <table:table-cell office:value-type="string">
            <text:p>GtkWidget * <text:s text:c="8"/>gtk_notebook_g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query_tab_label_packing</text:p>
          </table:table-cell>
          <table:table-cell/>
        </table:table-row>
        <table:table-row table:style-name="ro1">
          <table:table-cell office:value-type="string">
            <text:p><text:s text:c="56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notebook_set_homogeneous_tabs <text:s text:c="2"/>(GtkNotebook *notebook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notebook_set_menu_label <text:s text:c="8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menu_label);</text:p>
          </table:table-cell>
          <table:table-cell/>
        </table:table-row>
        <table:table-row table:style-name="ro1">
          <table:table-cell office:value-type="string">
            <text:p>void <text:s text:c="15"/>gtk_notebook_s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menu_text);</text:p>
          </table:table-cell>
          <table:table-cell/>
        </table:table-row>
        <table:table-row table:style-name="ro1">
          <table:table-cell office:value-type="string">
            <text:p>void <text:s text:c="15"/>gtk_notebook_set_tab_h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hborder);</text:p>
          </table:table-cell>
          <table:table-cell/>
        </table:table-row>
        <table:table-row table:style-name="ro1">
          <table:table-cell office:value-type="string">
            <text:p>void <text:s text:c="15"/>gtk_notebook_set_tab_label <text:s text:c="9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tkWidget *tab_label);</text:p>
          </table:table-cell>
          <table:table-cell/>
        </table:table-row>
        <table:table-row table:style-name="ro1">
          <table:table-cell office:value-type="string">
            <text:p>void <text:s text:c="15"/>gtk_notebook_set_tab_label_packing <text:s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office:value-type="string">
            <text:p>void <text:s text:c="15"/>gtk_notebook_s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tab_text);</text:p>
          </table:table-cell>
          <table:table-cell/>
        </table:table-row>
        <table:table-row table:style-name="ro1">
          <table:table-cell office:value-type="string">
            <text:p>void <text:s text:c="15"/>gtk_notebook_set_tab_vborder <text:s text:c="7"/>(GtkNotebook *notebook,</text:p>
          </table:table-cell>
          <table:table-cell/>
        </table:table-row>
        <table:table-row table:style-name="ro1">
          <table:table-cell office:value-type="string">
            <text:p><text:s text:c="57"/>guint tab_vborder);</text:p>
          </table:table-cell>
          <table:table-cell/>
        </table:table-row>
        <table:table-row table:style-name="ro1">
          <table:table-cell office:value-type="string">
            <text:p>void <text:s text:c="15"/>gtk_notebook_s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orderable);</text:p>
          </table:table-cell>
          <table:table-cell/>
        </table:table-row>
        <table:table-row table:style-name="ro1">
          <table:table-cell office:value-type="string">
            <text:p>void <text:s text:c="15"/>gtk_notebook_s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detachable);</text:p>
          </table:table-cell>
          <table:table-cell/>
        </table:table-row>
        <table:table-row table:style-name="ro1">
          <table:table-cell office:value-type="string">
            <text:p>const gchar * <text:s text:c="6"/>gtk_notebook_get_menu_label_text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scrollable <text:s text:c="8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border <text:s text:c="7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show_tabs <text:s text:c="9"/>(GtkNotebook *notebook);</text:p>
          </table:table-cell>
          <table:table-cell/>
        </table:table-row>
        <table:table-row table:style-name="ro1">
          <table:table-cell office:value-type="string">
            <text:p>const gchar * <text:s text:c="6"/>gtk_notebook_get_tab_label_text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PositionType <text:s text:c="4"/>gtk_notebook_get_tab_pos <text:s text:c="11"/>(GtkNotebook *notebook);</text:p>
          </table:table-cell>
          <table:table-cell/>
        </table:table-row>
        <table:table-row table:style-name="ro1">
          <table:table-cell office:value-type="string">
            <text:p>gboolean <text:s text:c="11"/>gtk_notebook_get_tab_reorderable <text:s text:c="3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boolean <text:s text:c="11"/>gtk_notebook_get_tab_detachable <text:s text:c="4"/>(GtkNotebook *notebook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notebook_set_current_page <text:s text:c="6"/>(GtkNotebook *notebook,</text:p>
          </table:table-cell>
          <table:table-cell/>
        </table:table-row>
        <table:table-row table:style-name="ro1">
          <table:table-cell office:value-type="string">
            <text:p><text:s text:c="57"/>gint page_num);</text:p>
          </table:table-cell>
          <table:table-cell/>
        </table:table-row>
        <table:table-row table:style-name="ro1">
          <table:table-cell office:value-type="string">
            <text:p>void <text:s text:c="15"/>gtk_notebook_set_group_id <text:s text:c="10"/>(GtkNotebook *notebook,</text:p>
          </table:table-cell>
          <table:table-cell/>
        </table:table-row>
        <table:table-row table:style-name="ro1">
          <table:table-cell office:value-type="string">
            <text:p><text:s text:c="57"/>gint group_id);</text:p>
          </table:table-cell>
          <table:table-cell/>
        </table:table-row>
        <table:table-row table:style-name="ro1">
          <table:table-cell office:value-type="string">
            <text:p>gint <text:s text:c="15"/>gtk_notebook_get_group_id <text:s text:c="10"/>(GtkNotebook *notebook);</text:p>
          </table:table-cell>
          <table:table-cell/>
        </table:table-row>
        <table:table-row table:style-name="ro1">
          <table:table-cell office:value-type="string">
            <text:p>void <text:s text:c="15"/>gtk_notebook_set_group <text:s text:c="13"/>(GtkNotebook *notebook,</text:p>
          </table:table-cell>
          <table:table-cell/>
        </table:table-row>
        <table:table-row table:style-name="ro1">
          <table:table-cell office:value-type="string">
            <text:p><text:s text:c="57"/>gpointer group);</text:p>
          </table:table-cell>
          <table:table-cell/>
        </table:table-row>
        <table:table-row table:style-name="ro1">
          <table:table-cell office:value-type="string">
            <text:p>gpointer <text:s text:c="11"/>gtk_notebook_get_group <text:s text:c="13"/>(GtkNotebook *notebook);</text:p>
          </table:table-cell>
          <table:table-cell/>
        </table:table-row>
        <table:table-row table:style-name="ro1">
          <table:table-cell office:value-type="string">
            <text:p>GtkNotebook * <text:s text:c="6"/>(*GtkNotebookWindowCreationFunc) <text:s text:c="3"/>(GtkNotebook *source,</text:p>
          </table:table-cell>
          <table:table-cell/>
        </table:table-row>
        <table:table-row table:style-name="ro1">
          <table:table-cell office:value-type="string">
            <text:p><text:s text:c="57"/>GtkWidget *page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void <text:s text:c="15"/>gtk_notebook_set_window_creation_hook</text:p>
          </table:table-cell>
          <table:table-cell/>
        </table:table-row>
        <table:table-row table:style-name="ro1">
          <table:table-cell office:value-type="string">
            <text:p><text:s text:c="56"/>(GtkNotebookWindowCreationFunc func,</text:p>
          </table:table-cell>
          <table:table-cell/>
        </table:table-row>
        <table:table-row table:style-name="ro1">
          <table:table-cell office:value-type="string">
            <text:p><text:s text:c="57"/>gpointer data,</text:p>
          </table:table-cell>
          <table:table-cell/>
        </table:table-row>
        <table:table-row table:style-name="ro1">
          <table:table-cell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Tabl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table_new <text:s text:c="22"/>(guint rows,</text:p>
          </table:table-cell>
          <table:table-cell/>
        </table:table-row>
        <table:table-row table:style-name="ro1">
          <table:table-cell table:style-name="Ignored" office:value-type="string">
            <text:p><text:s text:c="57"/>guint columns,</text:p>
          </table:table-cell>
          <table:table-cell/>
        </table:table-row>
        <table:table-row table:style-name="ro1">
          <table:table-cell table:style-name="Ignored"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void <text:s text:c="15"/>gtk_table_resize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uint rows,</text:p>
          </table:table-cell>
          <table:table-cell/>
        </table:table-row>
        <table:table-row table:style-name="ro1">
          <table:table-cell office:value-type="string">
            <text:p><text:s text:c="57"/>guint columns);</text:p>
          </table:table-cell>
          <table:table-cell/>
        </table:table-row>
        <table:table-row table:style-name="ro1">
          <table:table-cell office:value-type="string">
            <text:p>void <text:s text:c="15"/>gtk_table_attach <text:s text:c="19"/>(GtkTable *table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uint left_attach,</text:p>
          </table:table-cell>
          <table:table-cell/>
        </table:table-row>
        <table:table-row table:style-name="ro1">
          <table:table-cell office:value-type="string">
            <text:p><text:s text:c="57"/>guint right_attach,</text:p>
          </table:table-cell>
          <table:table-cell/>
        </table:table-row>
        <table:table-row table:style-name="ro1">
          <table:table-cell office:value-type="string">
            <text:p><text:s text:c="57"/>guint top_attach,</text:p>
          </table:table-cell>
          <table:table-cell/>
        </table:table-row>
        <table:table-row table:style-name="ro1">
          <table:table-cell office:value-type="string">
            <text:p><text:s text:c="57"/>guint bottom_attach,</text:p>
          </table:table-cell>
          <table:table-cell/>
        </table:table-row>
        <table:table-row table:style-name="ro1">
          <table:table-cell office:value-type="string">
            <text:p><text:s text:c="57"/>GtkAttachOptions xoptions,</text:p>
          </table:table-cell>
          <table:table-cell/>
        </table:table-row>
        <table:table-row table:style-name="ro1">
          <table:table-cell office:value-type="string">
            <text:p><text:s text:c="57"/>GtkAttachOptions yoptions,</text:p>
          </table:table-cell>
          <table:table-cell/>
        </table:table-row>
        <table:table-row table:style-name="ro1">
          <table:table-cell office:value-type="string">
            <text:p><text:s text:c="57"/>guint xpadding,</text:p>
          </table:table-cell>
          <table:table-cell/>
        </table:table-row>
        <table:table-row table:style-name="ro1">
          <table:table-cell office:value-type="string">
            <text:p><text:s text:c="57"/>guint y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table_attach_defaults <text:s text:c="10"/>(GtkTable *table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uint lef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right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top_attach,</text:p>
          </table:table-cell>
          <table:table-cell/>
        </table:table-row>
        <table:table-row table:style-name="ro1">
          <table:table-cell table:style-name="Ignored" office:value-type="string">
            <text:p><text:s text:c="57"/>guint bottom_attach);</text:p>
          </table:table-cell>
          <table:table-cell/>
        </table:table-row>
        <table:table-row table:style-name="ro1">
          <table:table-cell office:value-type="string">
            <text:p>void <text:s text:c="15"/>gtk_table_s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row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col_spacings <text:s text:c="9"/>(GtkTable *table,</text:p>
          </table:table-cell>
          <table:table-cell/>
        </table:table-row>
        <table:table-row table:style-name="ro1">
          <table:table-cell office:value-type="string">
            <text:p><text:s text:c="57"/>guint spacing);</text:p>
          </table:table-cell>
          <table:table-cell/>
        </table:table-row>
        <table:table-row table:style-name="ro1">
          <table:table-cell office:value-type="string">
            <text:p>void <text:s text:c="15"/>gtk_table_set_homogeneous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uint <text:s text:c="14"/>gtk_table_get_default_row_spacing <text:s text:c="2"/>(GtkTable *table);</text:p>
          </table:table-cell>
          <table:table-cell/>
        </table:table-row>
        <table:table-row table:style-name="ro1">
          <table:table-cell office:value-type="string">
            <text:p>gboolean <text:s text:c="11"/>gtk_table_get_homogeneous <text:s text:c="10"/>(GtkTable *table);</text:p>
          </table:table-cell>
          <table:table-cell/>
        </table:table-row>
        <table:table-row table:style-name="ro1">
          <table:table-cell office:value-type="string">
            <text:p>guint <text:s text:c="14"/>gtk_table_get_row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row);</text:p>
          </table:table-cell>
          <table:table-cell/>
        </table:table-row>
        <table:table-row table:style-name="ro1">
          <table:table-cell office:value-type="string">
            <text:p>guint <text:s text:c="14"/>gtk_table_get_col_spacing <text:s text:c="10"/>(GtkTable *table,</text:p>
          </table:table-cell>
          <table:table-cell/>
        </table:table-row>
        <table:table-row table:style-name="ro1">
          <table:table-cell office:value-type="string">
            <text:p><text:s text:c="57"/>guint column);</text:p>
          </table:table-cell>
          <table:table-cell/>
        </table:table-row>
        <table:table-row table:style-name="ro1">
          <table:table-cell office:value-type="string">
            <text:p>guint <text:s text:c="14"/>gtk_table_get_default_col_spacing <text:s text:c="2"/>(GtkTable *tab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Expander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 <text:s text:c="19"/>(const gchar *label);</text:p>
          </table:table-cell>
          <table:table-cell/>
        </table:table-row>
        <table:table-row table:style-name="ro1">
          <table:table-cell table:style-name="Ignored" office:value-type="string">
            <text:p>GtkWidget * <text:s text:c="8"/>gtk_expander_new_with_mnemonic <text:s text:c="5"/>(const gchar *label);</text:p>
          </table:table-cell>
          <table:table-cell/>
        </table:table-row>
        <table:table-row table:style-name="ro1">
          <table:table-cell office:value-type="string">
            <text:p>void <text:s text:c="15"/>gtk_expander_set_expanded <text:s text:c="10"/>(GtkExpander *expander,</text:p>
          </table:table-cell>
          <table:table-cell/>
        </table:table-row>
        <table:table-row table:style-name="ro1">
          <table:table-cell office:value-type="string">
            <text:p><text:s text:c="57"/>gboolean expanded);</text:p>
          </table:table-cell>
          <table:table-cell/>
        </table:table-row>
        <table:table-row table:style-name="ro1">
          <table:table-cell office:value-type="string">
            <text:p>gboolean <text:s text:c="11"/>gtk_expander_get_expanded <text:s text:c="10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spacing <text:s text:c="11"/>(GtkExpander *expander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gint <text:s text:c="15"/>gtk_expander_get_spacing <text:s text:c="11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 <text:s text:c="13"/>(GtkExpander *expander,</text:p>
          </table:table-cell>
          <table:table-cell/>
        </table:table-row>
        <table:table-row table:style-name="ro1">
          <table:table-cell office:value-type="string">
            <text:p><text:s text:c="57"/>const gchar *label);</text:p>
          </table:table-cell>
          <table:table-cell/>
        </table:table-row>
        <table:table-row table:style-name="ro1">
          <table:table-cell office:value-type="string">
            <text:p>const gchar * <text:s text:c="6"/>gtk_expander_get_label <text:s text:c="13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underline <text:s text:c="5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underline);</text:p>
          </table:table-cell>
          <table:table-cell/>
        </table:table-row>
        <table:table-row table:style-name="ro1">
          <table:table-cell office:value-type="string">
            <text:p>gboolean <text:s text:c="11"/>gtk_expander_get_use_underline <text:s text:c="5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use_markup <text:s text:c="8"/>(GtkExpander *expander,</text:p>
          </table:table-cell>
          <table:table-cell/>
        </table:table-row>
        <table:table-row table:style-name="ro1">
          <table:table-cell office:value-type="string">
            <text:p><text:s text:c="57"/>gboolean use_markup);</text:p>
          </table:table-cell>
          <table:table-cell/>
        </table:table-row>
        <table:table-row table:style-name="ro1">
          <table:table-cell office:value-type="string">
            <text:p>gboolean <text:s text:c="11"/>gtk_expander_get_use_markup <text:s text:c="8"/>(GtkExpander *expander);</text:p>
          </table:table-cell>
          <table:table-cell/>
        </table:table-row>
        <table:table-row table:style-name="ro1">
          <table:table-cell office:value-type="string">
            <text:p>void <text:s text:c="15"/>gtk_expander_set_label_widget <text:s text:c="6"/>(GtkExpander *expander,</text:p>
          </table:table-cell>
          <table:table-cell/>
        </table:table-row>
        <table:table-row table:style-name="ro1">
          <table:table-cell office:value-type="string">
            <text:p><text:s text:c="57"/>GtkWidget *label_widget);</text:p>
          </table:table-cell>
          <table:table-cell/>
        </table:table-row>
        <table:table-row table:style-name="ro1">
          <table:table-cell office:value-type="string">
            <text:p>GtkWidget * <text:s text:c="8"/>gtk_expander_get_label_widget <text:s text:c="6"/>(GtkExpander *expander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rientable;</text:p>
          </table:table-cell>
          <table:table-cell/>
        </table:table-row>
        <table:table-row table:style-name="ro1">
          <table:table-cell office:value-type="string">
            <text:p>GtkOrientation <text:s text:c="5"/>gtk_orientable_get_orientation <text:s text:c="5"/>(GtkOrientable *orientable);</text:p>
          </table:table-cell>
          <table:table-cell/>
        </table:table-row>
        <table:table-row table:style-name="ro1">
          <table:table-cell office:value-type="string">
            <text:p>void <text:s text:c="15"/>gtk_orientable_set_orientation <text:s text:c="5"/>(GtkOrientable *orientable,</text:p>
          </table:table-cell>
          <table:table-cell/>
        </table:table-row>
        <table:table-row table:style-name="ro1">
          <table:table-cell office:value-type="string">
            <text:p><text:s text:c="57"/>GtkOrientation orientation);</text:p>
          </table:table-cell>
          <table:table-cell/>
        </table:table-row>
      </table:table>
      <table:table table:name="Ornaments" table:style-name="ta1" table:print="false">
        <table:table-column table:style-name="co17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Frame;</text:p>
          </table:table-cell>
        </table:table-row>
        <table:table-row table:style-name="ro1">
          <table:table-cell table:style-name="Ignored" office:value-type="string">
            <text:p>GtkWidget* <text:s text:c="9"/>gtk_frame_new <text:s text:c="22"/>(const gchar *label);</text:p>
          </table:table-cell>
        </table:table-row>
        <table:table-row table:style-name="ro1">
          <table:table-cell office:value-type="string">
            <text:p>void <text:s text:c="15"/>gtk_frame_set_label <text:s text:c="16"/>(GtkFrame *frame,</text:p>
          </table:table-cell>
        </table:table-row>
        <table:table-row table:style-name="ro1">
          <table:table-cell office:value-type="string">
            <text:p><text:s text:c="57"/>const gchar *label);</text:p>
          </table:table-cell>
        </table:table-row>
        <table:table-row table:style-name="ro1">
          <table:table-cell office:value-type="string">
            <text:p>void <text:s text:c="15"/>gtk_frame_set_label_widget <text:s text:c="9"/>(GtkFrame *frame,</text:p>
          </table:table-cell>
        </table:table-row>
        <table:table-row table:style-name="ro1">
          <table:table-cell office:value-type="string">
            <text:p><text:s text:c="57"/>GtkWidget *label_widget);</text:p>
          </table:table-cell>
        </table:table-row>
        <table:table-row table:style-name="ro1">
          <table:table-cell office:value-type="string">
            <text:p>void <text:s text:c="15"/>gtk_frame_set_label_align <text:s text:c="10"/>(GtkFrame *frame,</text:p>
          </table:table-cell>
        </table:table-row>
        <table:table-row table:style-name="ro1">
          <table:table-cell office:value-type="string">
            <text:p><text:s text:c="57"/>gfloat xalign,</text:p>
          </table:table-cell>
        </table:table-row>
        <table:table-row table:style-name="ro1">
          <table:table-cell office:value-type="string">
            <text:p><text:s text:c="57"/>gfloat yalign);</text:p>
          </table:table-cell>
        </table:table-row>
        <table:table-row table:style-name="ro1">
          <table:table-cell office:value-type="string">
            <text:p>void <text:s text:c="15"/>gtk_frame_set_shadow_type <text:s text:c="10"/>(GtkFrame *frame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const gchar * <text:s text:c="6"/>gtk_frame_get_label <text:s text:c="16"/>(GtkFrame *frame);</text:p>
          </table:table-cell>
        </table:table-row>
        <table:table-row table:style-name="ro1">
          <table:table-cell office:value-type="string">
            <text:p>void <text:s text:c="15"/>gtk_frame_get_label_align <text:s text:c="10"/>(GtkFrame *frame,</text:p>
          </table:table-cell>
        </table:table-row>
        <table:table-row table:style-name="ro1">
          <table:table-cell office:value-type="string">
            <text:p><text:s text:c="57"/>gfloat *xalign,</text:p>
          </table:table-cell>
        </table:table-row>
        <table:table-row table:style-name="ro1">
          <table:table-cell office:value-type="string">
            <text:p><text:s text:c="57"/>gfloat *yalign);</text:p>
          </table:table-cell>
        </table:table-row>
        <table:table-row table:style-name="ro1">
          <table:table-cell office:value-type="string">
            <text:p>GtkWidget * <text:s text:c="8"/>gtk_frame_get_label_widget <text:s text:c="9"/>(GtkFrame *frame);</text:p>
          </table:table-cell>
        </table:table-row>
        <table:table-row table:style-name="ro1">
          <table:table-cell office:value-type="string">
            <text:p>GtkShadowType <text:s text:c="6"/>gtk_frame_get_shadow_type <text:s text:c="10"/>(GtkFrame *frame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eparator;</text:p>
          </table:table-cell>
        </table:table-row>
        <table:table-row table:style-name="ro1">
          <table:table-cell table:style-name="Ignored" office:value-type="string">
            <text:p>GtkWidget* <text:s text:c="9"/>gtk_hseparator_new <text:s text:c="17"/>(void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eparator;</text:p>
          </table:table-cell>
        </table:table-row>
        <table:table-row table:style-name="ro1">
          <table:table-cell table:style-name="Ignored" office:value-type="string">
            <text:p>GtkWidget* <text:s text:c="9"/>gtk_vseparator_new <text:s text:c="17"/>(void);</text:p>
          </table:table-cell>
        </table:table-row>
      </table:table>
      <table:table table:name="Scrolling" table:style-name="ta1" table:print="false">
        <table:table-column table:style-name="co12" table:default-cell-style-name="Implemented"/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HScrollbar;</text:p>
          </table:table-cell>
        </table:table-row>
        <table:table-row table:style-name="ro1">
          <table:table-cell table:style-name="Ignored" office:value-type="string">
            <text:p>GtkWidget* <text:s text:c="9"/>gtk_hscrollbar_new <text:s text:c="17"/>(GtkAdjustment *adjustment);</text:p>
          </table:table-cell>
        </table:table-row>
        <table:table-row table:style-name="ro1">
          <table:table-cell table:style-name="Default"/>
        </table:table-row>
        <table:table-row table:style-name="ro1">
          <table:table-cell office:value-type="string">
            <text:p><text:s text:c="20"/>GtkVScrollbar;</text:p>
          </table:table-cell>
        </table:table-row>
        <table:table-row table:style-name="ro1">
          <table:table-cell table:style-name="Ignored" office:value-type="string">
            <text:p>GtkWidget* <text:s text:c="9"/>gtk_vscrollbar_new <text:s text:c="17"/>(GtkAdjustment *adjustment);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office:value-type="string">
            <text:p><text:s text:c="20"/>GtkScrolledWindow;</text:p>
          </table:table-cell>
        </table:table-row>
        <table:table-row table:style-name="ro1">
          <table:table-cell table:style-name="Ignored" office:value-type="string">
            <text:p>GtkWidget* <text:s text:c="9"/>gtk_scrolled_window_new <text:s text:c="12"/>(GtkAdjustment *hadjustment,</text:p>
          </table:table-cell>
        </table:table-row>
        <table:table-row table:style-name="ro1">
          <table:table-cell table:style-name="Ignored"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Adjustment* <text:s text:c="5"/>gtk_scrolled_window_get_hadjustment (GtkScrolledWindow *scrolled_window);</text:p>
          </table:table-cell>
        </table:table-row>
        <table:table-row table:style-name="ro1">
          <table:table-cell office:value-type="string">
            <text:p>GtkAdjustment* <text:s text:c="5"/>gtk_scrolled_window_get_vadjustment 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hscrollbar <text:s/>(GtkScrolledWindow *scrolled_window);</text:p>
          </table:table-cell>
        </table:table-row>
        <table:table-row table:style-name="ro1">
          <table:table-cell office:value-type="string">
            <text:p>GtkWidget* <text:s text:c="9"/>gtk_scrolled_window_get_vscrollbar <text:s/>(GtkScrolledWindow *scrolled_window);</text:p>
          </table:table-cell>
        </table:table-row>
        <table:table-row table:style-name="ro1">
          <table:table-cell office:value-type="string">
            <text:p>void <text:s text:c="15"/>gtk_scrolled_window_s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hscrollbar_policy,</text:p>
          </table:table-cell>
        </table:table-row>
        <table:table-row table:style-name="ro1">
          <table:table-cell office:value-type="string">
            <text:p><text:s text:c="57"/>GtkPolicyType vscrollbar_policy);</text:p>
          </table:table-cell>
        </table:table-row>
        <table:table-row table:style-name="ro1">
          <table:table-cell office:value-type="string">
            <text:p>void <text:s text:c="15"/>gtk_scrolled_window_add_with_viewport</text:p>
          </table:table-cell>
        </table:table-row>
        <table:table-row table:style-name="ro1">
          <table:table-cell office:value-type="string">
            <text:p><text:s text:c="56"/>(GtkScrolledWindow *scrolled_window,</text:p>
          </table:table-cell>
        </table:table-row>
        <table:table-row table:style-name="ro1">
          <table:table-cell office:value-type="string">
            <text:p><text:s text:c="57"/>GtkWidget *child);</text:p>
          </table:table-cell>
        </table:table-row>
        <table:table-row table:style-name="ro1">
          <table:table-cell office:value-type="string">
            <text:p>void <text:s text:c="15"/>gtk_scrolled_window_set_placement <text:s text:c="2"/>(GtkScrolledWindow *scrolled_window,</text:p>
          </table:table-cell>
        </table:table-row>
        <table:table-row table:style-name="ro1">
          <table:table-cell office:value-type="string">
            <text:p><text:s text:c="57"/>GtkCornerType window_placement);</text:p>
          </table:table-cell>
        </table:table-row>
        <table:table-row table:style-name="ro1">
          <table:table-cell office:value-type="string">
            <text:p>void <text:s text:c="15"/>gtk_scrolled_window_unset_placement (GtkScrolledWindow *scrolled_window);</text:p>
          </table:table-cell>
        </table:table-row>
        <table:table-row table:style-name="ro1">
          <table:table-cell office:value-type="string">
            <text:p>void <text:s text:c="15"/>gtk_scrolled_window_set_shadow_type (GtkScrolledWindow *scrolled_window,</text:p>
          </table:table-cell>
        </table:table-row>
        <table:table-row table:style-name="ro1">
          <table:table-cell office:value-type="string">
            <text:p><text:s text:c="57"/>GtkShadowType type);</text:p>
          </table:table-cell>
        </table:table-row>
        <table:table-row table:style-name="ro1">
          <table:table-cell office:value-type="string">
            <text:p>void <text:s text:c="15"/>gtk_scrolled_window_set_hadjustment (GtkScrolledWindow *scrolled_window,</text:p>
          </table:table-cell>
        </table:table-row>
        <table:table-row table:style-name="ro1">
          <table:table-cell office:value-type="string">
            <text:p><text:s text:c="57"/>GtkAdjustment *hadjustment);</text:p>
          </table:table-cell>
        </table:table-row>
        <table:table-row table:style-name="ro1">
          <table:table-cell office:value-type="string">
            <text:p>void <text:s text:c="15"/>gtk_scrolled_window_set_vadjustment (GtkScrolledWindow *scrolled_window,</text:p>
          </table:table-cell>
        </table:table-row>
        <table:table-row table:style-name="ro1">
          <table:table-cell office:value-type="string">
            <text:p><text:s text:c="57"/>GtkAdjustment *vadjustment);</text:p>
          </table:table-cell>
        </table:table-row>
        <table:table-row table:style-name="ro1">
          <table:table-cell office:value-type="string">
            <text:p>GtkCornerType <text:s text:c="6"/>gtk_scrolled_window_get_placement <text:s text:c="2"/>(GtkScrolledWindow *scrolled_window);</text:p>
          </table:table-cell>
        </table:table-row>
        <table:table-row table:style-name="ro1">
          <table:table-cell office:value-type="string">
            <text:p>void <text:s text:c="15"/>gtk_scrolled_window_get_policy <text:s text:c="5"/>(GtkScrolledWindow *scrolled_window,</text:p>
          </table:table-cell>
        </table:table-row>
        <table:table-row table:style-name="ro1">
          <table:table-cell office:value-type="string">
            <text:p><text:s text:c="57"/>GtkPolicyType *hscrollbar_policy,</text:p>
          </table:table-cell>
        </table:table-row>
        <table:table-row table:style-name="ro1">
          <table:table-cell office:value-type="string">
            <text:p><text:s text:c="57"/>GtkPolicyType *vscrollbar_policy);</text:p>
          </table:table-cell>
        </table:table-row>
        <table:table-row table:style-name="ro1">
          <table:table-cell office:value-type="string">
            <text:p>GtkShadowType <text:s text:c="6"/>gtk_scrolled_window_get_shadow_type (GtkScrolledWindow *scrolled_window);</text:p>
          </table:table-cell>
        </table:table-row>
      </table:table>
      <table:table table:name="Miscellaneous" table:style-name="ta1" table:print="false">
        <table:table-column table:style-name="co11" table:default-cell-style-name="Implemented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djustmen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Object* <text:s text:c="9"/>gtk_adjustment_new <text:s text:c="17"/>(gdouble valu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value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valu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lamp_page <text:s text:c="10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hanged <text:s text:c="13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value_changed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configure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valu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low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page_size <text:s text:c="7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step_increment <text:s text:c="2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gdouble <text:s text:c="12"/>gtk_adjustment_get_upper <text:s text:c="11"/>(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low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lowe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page_size <text:s text:c="7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page_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step_increment <text:s text:c="2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step_incre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djustment_set_upper <text:s text:c="11"/>(GtkAdjustment *adjustmen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ouble upper);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Arrow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arrow_new <text:s text:c="22"/>(GtkArrowType arrow_type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arrow_set <text:s text:c="22"/>(GtkArrow *arrow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rrowType arrow_typ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shadow_type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Calendar;</text:p>
          </table:table-cell>
          <table:table-cell table:number-columns-repeated="4"/>
        </table:table-row>
        <table:table-row table:style-name="ro1">
          <table:table-cell office:value-type="string">
            <text:p>gchar * <text:s text:c="12"/>(*GtkCalendarDetailFunc) <text:s text:c="11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user_data)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CalendarDisplayOptions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calendar_new <text:s text:c="19"/>(voi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select_month <text:s text:c="10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ye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lect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mark_day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calendar_unmark_day <text:s text:c="12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d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clear_marks <text:s text:c="11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GtkCalendarDisplayOptions <text:s/>gtk_calendar_get_display_options</text:p>
          </table:table-cell>
          <table:table-cell table:number-columns-repeated="4"/>
        </table:table-row>
        <table:table-row table:style-name="ro1">
          <table:table-cell office:value-type="string">
            <text:p><text:s text:c="56"/>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isplay_options <text:s text:c="3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get_date <text:s text:c="14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ye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month,</text:p>
          </table:table-cell>
          <table:table-cell table:number-columns-repeated="4"/>
        </table:table-row>
        <table:table-row table:style-name="ro1">
          <table:table-cell office:value-type="string">
            <text:p><text:s text:c="57"/>guint *day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set_detail_func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etailFunc func,</text:p>
          </table:table-cell>
          <table:table-cell table:number-columns-repeated="4"/>
        </table:table-row>
        <table:table-row table:style-name="ro1">
          <table:table-cell office:value-type="string">
            <text:p><text:s text:c="57"/>gpointer data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estroyNotify destroy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width_char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width_char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chars);</text:p>
          </table:table-cell>
          <table:table-cell table:number-columns-repeated="4"/>
        </table:table-row>
        <table:table-row table:style-name="ro1">
          <table:table-cell office:value-type="string">
            <text:p>gint <text:s text:c="15"/>gtk_calendar_get_detail_height_rows (GtkCalendar *calendar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calendar_set_detail_height_rows 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int row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void <text:s text:c="15"/>gtk_calendar_display_options <text:s text:c="7"/>(GtkCalendar *calendar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CalendarDisplayOptions flags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calendar_freeze <text:s text:c="16"/>(GtkCalendar *calendar);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void <text:s text:c="15"/>gtk_calendar_thaw <text:s text:c="18"/>(GtkCalendar *calendar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DrawingArea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drawing_area_new <text:s text:c="15"/>(void)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void <text:s text:c="15"/>gtk_drawing_area_size <text:s text:c="14"/>(GtkDrawingArea *darea,</text:p>
          </table:table-cell>
          <table:table-cell office:value-type="string">
            <text:p>deprecated</text:p>
          </table:table-cell>
          <table:table-cell table:number-columns-repeated="3"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Event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event_box_new <text:s text:c="18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above_child <text:s text:c="6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above_child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above_child <text:s text:c="6"/>(GtkEventBox *event_box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event_box_set_visible_window <text:s text:c="3"/>(GtkEventBox *event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visible_window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event_box_get_visible_window <text:s text:c="3"/>(GtkEventBox *event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HandleBox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handle_box_new <text:s text:c="17"/>(void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hadow_type <text:s text:c="5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handle_position <text:s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position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handle_box_set_snap_edge <text:s text:c="7"/>(GtkHandleBox *handle_box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PositionType edge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handle_position <text:s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handle_box_get_shadow_type <text:s text:c="5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tkPositionType <text:s text:c="4"/>gtk_handle_box_get_snap_edge <text:s text:c="7"/>(GtkHandleBox *handle_box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handle_box_get_child_detached <text:s text:c="2"/>(GtkHandleBox *handle_box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IMContextSimpl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IMContext * <text:s text:c="5"/>gtk_im_context_simple_new <text:s text:c="10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context_simple_add_table <text:s text:c="4"/>(GtkIMContextSimple *context_simple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uint16 *data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max_seq_len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int n_seqs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IMMulticontext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GtkIMContext * <text:s text:c="5"/>gtk_im_multicontext_new <text:s text:c="12"/>(void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append_menuitems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GtkMenuShell *menushell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const char * <text:s text:c="7"/>gtk_im_multicontext_get_context_id <text:s/>(GtkIMMulticontext *context)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im_multicontext_set_context_id <text:s/>(GtkIMMulticontext *context,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7"/>const char *context_id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SizeGroup;</text:p>
          </table:table-cell>
          <table:table-cell table:number-columns-repeated="4"/>
        </table:table-row>
        <table:table-row table:style-name="ro1">
          <table:table-cell office:value-type="string">
            <text:p>enum <text:s text:c="15"/>GtkSizeGroupMode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SizeGroup * <text:s text:c="5"/>gtk_size_group_new <text:s text:c="17"/>(GtkSizeGroupMode mod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mode <text:s text:c="12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izeGroupMode mode);</text:p>
          </table:table-cell>
          <table:table-cell table:number-columns-repeated="4"/>
        </table:table-row>
        <table:table-row table:style-name="ro1">
          <table:table-cell office:value-type="string">
            <text:p>GtkSizeGroupMode <text:s text:c="3"/>gtk_size_group_get_mode <text:s text:c="12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set_ignore_hidden <text:s text:c="3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boolean ignore_hidden);</text:p>
          </table:table-cell>
          <table:table-cell table:number-columns-repeated="4"/>
        </table:table-row>
        <table:table-row table:style-name="ro1">
          <table:table-cell office:value-type="string">
            <text:p>gboolean <text:s text:c="11"/>gtk_size_group_get_ignore_hidden <text:s text:c="3"/>(GtkSizeGroup *size_gro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size_group_add_widget <text:s text:c="10"/>(GtkSizeGroup *size_grou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widget);</text:p>
          </table:table-cell>
          <table:table-cell table:number-columns-repeated="4"/>
        </table:table-row>
        <table:table-row table:style-name="ro2">
          <table:table-cell office:value-type="string">
            <text:p>void <text:s text:c="15"/>gtk_size_group_remove_widget <text:s text:c="7"/>(GtkSizeGroup *size_group,</text:p>
          </table:table-cell>
          <table:table-cell table:number-columns-repeated="3"/>
          <table:table-cell table:style-name="ce6" office:value-type="string">
            <text:p><text:s text:c="11"/><text:s text:c="9"/><text:a xlink:href="">GtkAccessible</text:a>;</text:p>
          </table:table-cell>
        </table:table-row>
        <table:table-row table:style-name="ro3">
          <table:table-cell office:value-type="string">
            <text:p><text:s text:c="57"/>GtkWidget *widget);</text:p>
          </table:table-cell>
          <table:table-cell table:number-columns-repeated="3"/>
          <table:table-cell table:style-name="ce6" office:value-type="string">
            <text:p>void <text:s text:c="6"/><text:s text:c="9"/><text:a xlink:href="">gtk_accessible_connect_widget_destroyed</text:a></text:p>
          </table:table-cell>
        </table:table-row>
        <table:table-row table:style-name="ro4">
          <table:table-cell office:value-type="string">
            <text:p>GSList * <text:s text:c="11"/>gtk_size_group_get_widgets <text:s text:c="9"/>(GtkSizeGroup *size_group);</text:p>
          </table:table-cell>
          <table:table-cell table:number-columns-repeated="3"/>
          <table:table-cell table:style-name="ce6" office:value-type="string">
            <text:p><text:s text:c="11"/><text:s text:c="11"/><text:s text:c="11"/><text:s text:c="11"/><text:s text:c="11"/><text:s/>(<text:a xlink:href="">GtkAccessible</text:a> *accessible);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Tooltip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markup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markup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ext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tex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 <text:s text:c="15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dkPixbuf *pixbuf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stock <text:s text:c="4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stock_id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icon_from_icon_name 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char *icon_name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IconSize size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custom <text:s text:c="13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Widget *custom_widge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trigger_tooltip_query <text:s text:c="2"/>(GdkDisplay *display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tooltip_set_tip_area <text:s text:c="11"/>(GtkTooltip *tooltip,</text:p>
          </table:table-cell>
          <table:table-cell table:number-columns-repeated="4"/>
        </table:table-row>
        <table:table-row table:style-name="ro1">
          <table:table-cell office:value-type="string">
            <text:p><text:s text:c="57"/>const GdkRectangle *rec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s text:c="20"/>GtkViewport;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GtkWidget* <text:s text:c="9"/>gtk_viewport_new <text:s text:c="19"/>(GtkAdjustment *hadjustment,</text:p>
          </table:table-cell>
          <table:table-cell table:number-columns-repeated="4"/>
        </table:table-row>
        <table:table-row table:style-name="ro1">
          <table:table-cell table:style-name="Ignored" office:value-type="string">
            <text:p><text:s text:c="57"/>GtkAdjustment *vadjustmen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h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GtkAdjustment* <text:s text:c="5"/>gtk_viewport_get_vadjustment <text:s text:c="7"/>(GtkViewport *viewpor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h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vadjustment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Adjustment *adjustment);</text:p>
          </table:table-cell>
          <table:table-cell table:number-columns-repeated="4"/>
        </table:table-row>
        <table:table-row table:style-name="ro1">
          <table:table-cell office:value-type="string">
            <text:p>void <text:s text:c="15"/>gtk_viewport_set_shadow_type <text:s text:c="7"/>(GtkViewport *viewport,</text:p>
          </table:table-cell>
          <table:table-cell table:number-columns-repeated="4"/>
        </table:table-row>
        <table:table-row table:style-name="ro1">
          <table:table-cell office:value-type="string">
            <text:p><text:s text:c="57"/>GtkShadowType type);</text:p>
          </table:table-cell>
          <table:table-cell table:number-columns-repeated="4"/>
        </table:table-row>
        <table:table-row table:style-name="ro1">
          <table:table-cell office:value-type="string">
            <text:p>GtkShadowType <text:s text:c="6"/>gtk_viewport_get_shadow_type <text:s text:c="7"/>(GtkViewport *viewport);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<text:s text:c="20"/>GtkAccessible;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void <text:s text:c="15"/>gtk_accessible_connect_widget_destroy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<text:s text:c="56"/>(GtkAccessible *accessible);</text:p>
          </table:table-cell>
          <table:table-cell table:number-columns-repeated="4"/>
        </table:table-row>
      </table:table>
      <table:table table:name="Abstract Base Classes" table:style-name="ta1" table:print="false">
        <table:table-column table:style-name="co11" table:default-cell-style-name="Implemented"/>
        <table:table-column table:style-name="co2" table:default-cell-style-name="Default"/>
        <table:table-row table:style-name="ro1">
          <table:table-cell office:value-type="string">
            <text:p>GtkWidget * <text:s text:c="8"/>gtk_bin_get_child <text:s text:c="18"/>(GtkBin *bi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oxChild;</text:p>
          </table:table-cell>
          <table:table-cell/>
        </table:table-row>
        <table:table-row table:style-name="ro1">
          <table:table-cell office:value-type="string">
            <text:p>void <text:s text:c="15"/>gtk_box_pack_start <text:s text:c="17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office:value-type="string">
            <text:p>void <text:s text:c="15"/>gtk_box_pack_end <text:s text:c="19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start_defaults <text:s text:c="8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ox_pack_end_defaults <text:s text:c="10"/>(GtkBox *box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gboolean <text:s text:c="11"/>gtk_box_get_homogeneous <text:s text:c="12"/>(GtkBox *box);</text:p>
          </table:table-cell>
          <table:table-cell/>
        </table:table-row>
        <table:table-row table:style-name="ro1">
          <table:table-cell office:value-type="string">
            <text:p>void <text:s text:c="15"/>gtk_box_set_homogeneous <text:s text:c="12"/>(GtkBox *box,</text:p>
          </table:table-cell>
          <table:table-cell/>
        </table:table-row>
        <table:table-row table:style-name="ro1">
          <table:table-cell office:value-type="string">
            <text:p><text:s text:c="57"/>gboolean homogeneous);</text:p>
          </table:table-cell>
          <table:table-cell/>
        </table:table-row>
        <table:table-row table:style-name="ro1">
          <table:table-cell office:value-type="string">
            <text:p>gint <text:s text:c="15"/>gtk_box_get_spacing <text:s text:c="16"/>(GtkBox *box);</text:p>
          </table:table-cell>
          <table:table-cell/>
        </table:table-row>
        <table:table-row table:style-name="ro1">
          <table:table-cell office:value-type="string">
            <text:p>void <text:s text:c="15"/>gtk_box_set_spacing <text:s text:c="16"/>(GtkBox *box,</text:p>
          </table:table-cell>
          <table:table-cell/>
        </table:table-row>
        <table:table-row table:style-name="ro1">
          <table:table-cell office:value-type="string">
            <text:p><text:s text:c="57"/>gint spacing);</text:p>
          </table:table-cell>
          <table:table-cell/>
        </table:table-row>
        <table:table-row table:style-name="ro1">
          <table:table-cell office:value-type="string">
            <text:p>void <text:s text:c="15"/>gtk_box_reorder_child <text:s text:c="14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box_query_child_packing <text:s text:c="8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*expand,</text:p>
          </table:table-cell>
          <table:table-cell/>
        </table:table-row>
        <table:table-row table:style-name="ro1">
          <table:table-cell office:value-type="string">
            <text:p><text:s text:c="57"/>gboolean *fill,</text:p>
          </table:table-cell>
          <table:table-cell/>
        </table:table-row>
        <table:table-row table:style-name="ro1">
          <table:table-cell office:value-type="string">
            <text:p><text:s text:c="57"/>guint *padding,</text:p>
          </table:table-cell>
          <table:table-cell/>
        </table:table-row>
        <table:table-row table:style-name="ro1">
          <table:table-cell office:value-type="string">
            <text:p><text:s text:c="57"/>GtkPackType *pack_type);</text:p>
          </table:table-cell>
          <table:table-cell/>
        </table:table-row>
        <table:table-row table:style-name="ro1">
          <table:table-cell office:value-type="string">
            <text:p>void <text:s text:c="15"/>gtk_box_set_child_packing <text:s text:c="10"/>(GtkBox *box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expand,</text:p>
          </table:table-cell>
          <table:table-cell/>
        </table:table-row>
        <table:table-row table:style-name="ro1">
          <table:table-cell office:value-type="string">
            <text:p><text:s text:c="57"/>gboolean fill,</text:p>
          </table:table-cell>
          <table:table-cell/>
        </table:table-row>
        <table:table-row table:style-name="ro1">
          <table:table-cell office:value-type="string">
            <text:p><text:s text:c="57"/>guint padding,</text:p>
          </table:table-cell>
          <table:table-cell/>
        </table:table-row>
        <table:table-row table:style-name="ro1">
          <table:table-cell office:value-type="string">
            <text:p><text:s text:c="57"/>GtkPackType pack_typ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ButtonBox;</text:p>
          </table:table-cell>
          <table:table-cell/>
        </table:table-row>
        <table:table-row table:style-name="ro1">
          <table:table-cell office:value-type="string">
            <text:p>GtkButtonBoxStyle <text:s text:c="2"/>gtk_button_box_get_layout <text:s text:c="10"/>(GtkButtonBox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size <text:s text:c="6"/>(GtkButtonBox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gint *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*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g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*ipad_y);</text:p>
          </table:table-cell>
          <table:table-cell/>
        </table:table-row>
        <table:table-row table:style-name="ro1">
          <table:table-cell office:value-type="string">
            <text:p>gboolean <text:s text:c="11"/>gtk_button_box_g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button_box_set_layout <text:s text:c="10"/>(GtkButtonBox *widget,</text:p>
          </table:table-cell>
          <table:table-cell/>
        </table:table-row>
        <table:table-row table:style-name="ro1">
          <table:table-cell office:value-type="string">
            <text:p><text:s text:c="57"/>GtkButtonBoxStyle layout_styl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size <text:s text:c="6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min_heigh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button_box_set_child_ipadding <text:s text:c="2"/>(GtkButtonBox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x,</text:p>
          </table:table-cell>
          <table:table-cell/>
        </table:table-row>
        <table:table-row table:style-name="ro1">
          <table:table-cell table:style-name="Ignored" office:value-type="string">
            <text:p><text:s text:c="57"/>gint ipad_y);</text:p>
          </table:table-cell>
          <table:table-cell/>
        </table:table-row>
        <table:table-row table:style-name="ro1">
          <table:table-cell office:value-type="string">
            <text:p>void <text:s text:c="15"/>gtk_button_box_set_child_secondary <text:s/>(GtkButtonBox *widget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is_secondary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Container;</text:p>
          </table:table-cell>
          <table:table-cell/>
        </table:table-row>
        <table:table-row table:style-name="ro1">
          <table:table-cell office:value-type="string">
            <text:p>void <text:s text:c="15"/>gtk_container_add <text:s text:c="18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office:value-type="string">
            <text:p>void <text:s text:c="15"/>gtk_container_remove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add_with_properties <text:s text:c="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GtkResizeMode <text:s text:c="6"/>gtk_container_get_resize_mode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size_mode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ResizeMode resize_mode);</text:p>
          </table:table-cell>
          <table:table-cell/>
        </table:table-row>
        <table:table-row table:style-name="ro1">
          <table:table-cell office:value-type="string">
            <text:p>void <text:s text:c="15"/>gtk_container_check_resize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foreach <text:s text:c="14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foreach_full <text:s text:c="9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 callback,</text:p>
          </table:table-cell>
          <table:table-cell/>
        </table:table-row>
        <table:table-row table:style-name="ro1">
          <table:table-cell table:style-name="Ignored" office:value-type="string">
            <text:p><text:s text:c="57"/>GtkCallbackMarshal marshal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callback_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);</text:p>
          </table:table-cell>
          <table:table-cell/>
        </table:table-row>
        <table:table-row table:style-name="ro1">
          <table:table-cell office:value-type="string">
            <text:p>GList* <text:s text:c="13"/>gtk_container_get_children <text:s text:c="9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reallocate_redraws</text:p>
          </table:table-cell>
          <table:table-cell/>
        </table:table-row>
        <table:table-row table:style-name="ro1">
          <table:table-cell office:value-type="string">
            <text:p><text:s text:c="56"/>(GtkContainer *container,</text:p>
          </table:table-cell>
          <table:table-cell/>
        </table:table-row>
        <table:table-row table:style-name="ro1">
          <table:table-cell office:value-type="string">
            <text:p><text:s text:c="57"/>gboolean needs_redraws);</text:p>
          </table:table-cell>
          <table:table-cell/>
        </table:table-row>
        <table:table-row table:style-name="ro1">
          <table:table-cell office:value-type="string">
            <text:p>GtkWidget * <text:s text:c="8"/>gtk_container_get_focus_child <text:s text:c="6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child <text:s text:c="6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v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v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tkAdjustment * <text:s text:c="4"/>gtk_container_get_focus_hadjustment 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focus_hadjustment (GtkContainer *container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void <text:s text:c="15"/>gtk_container_resize_children <text:s text:c="6"/>(GtkContainer *container);</text:p>
          </table:table-cell>
          <table:table-cell/>
        </table:table-row>
        <table:table-row table:style-name="ro1">
          <table:table-cell office:value-type="string">
            <text:p>GType <text:s text:c="14"/>gtk_container_child_type <text:s text:c="11"/>(GtkContainer *contain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 <text:s text:c="12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container_child_g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office:value-type="string">
            <text:p>void <text:s text:c="15"/>gtk_container_child_set_property <text:s text:c="3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const 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g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container_child_set_valist <text:s text:c="5"/>(GtkContainer *container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void <text:s text:c="15"/>gtk_container_forall <text:s text:c="15"/>(GtkContainer *container,</text:p>
          </table:table-cell>
          <table:table-cell/>
        </table:table-row>
        <table:table-row table:style-name="ro1">
          <table:table-cell office:value-type="string">
            <text:p><text:s text:c="57"/>GtkCallback callback,</text:p>
          </table:table-cell>
          <table:table-cell/>
        </table:table-row>
        <table:table-row table:style-name="ro1">
          <table:table-cell office:value-type="string">
            <text:p><text:s text:c="57"/>gpointer callback_data);</text:p>
          </table:table-cell>
          <table:table-cell/>
        </table:table-row>
        <table:table-row table:style-name="ro1">
          <table:table-cell office:value-type="string">
            <text:p>guint <text:s text:c="14"/>gtk_container_get_border_width <text:s text:c="5"/>(GtkContainer *container);</text:p>
          </table:table-cell>
          <table:table-cell/>
        </table:table-row>
        <table:table-row table:style-name="ro1">
          <table:table-cell office:value-type="string">
            <text:p>void <text:s text:c="15"/>gtk_container_set_border_width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uint border_width);</text:p>
          </table:table-cell>
          <table:table-cell/>
        </table:table-row>
        <table:table-row table:style-name="ro1">
          <table:table-cell office:value-type="string">
            <text:p>void <text:s text:c="15"/>gtk_container_propagate_expose <text:s text:c="5"/>(GtkContainer *container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dkEventExpose *event);</text:p>
          </table:table-cell>
          <table:table-cell/>
        </table:table-row>
        <table:table-row table:style-name="ro1">
          <table:table-cell table:style-name="Deferred" office:value-type="string">
            <text:p>gboolean <text:s text:c="11"/>gtk_container_g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set_focus_chain <text:s text:c="6"/>(GtkContainer *container,</text:p>
          </table:table-cell>
          <table:table-cell/>
        </table:table-row>
        <table:table-row table:style-name="ro1">
          <table:table-cell table:style-name="Deferred" office:value-type="string">
            <text:p><text:s text:c="57"/>GList *focusable_widgets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unset_focus_chain <text:s text:c="4"/>(GtkContainer *container);</text:p>
          </table:table-cell>
          <table:table-cell/>
        </table:table-row>
        <table:table-row table:style-name="ro1">
          <table:table-cell office:value-type="string">
            <text:p>GParamSpec* <text:s text:c="8"/>gtk_container_class_find_child_property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container_class_install_child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ContainerClass *cclass,</text:p>
          </table:table-cell>
          <table:table-cell/>
        </table:table-row>
        <table:table-row table:style-name="ro1">
          <table:table-cell table:style-name="Deferred" office:value-type="string">
            <text:p><text:s text:c="57"/>guint property_id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office:value-type="string">
            <text:p>GParamSpec** <text:s text:c="7"/>gtk_container_class_list_child_properties</text:p>
          </table:table-cell>
          <table:table-cell/>
        </table:table-row>
        <table:table-row table:style-name="ro1">
          <table:table-cell office:value-type="string">
            <text:p><text:s text:c="56"/>(GObjectClass *cc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Item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select <text:s text:c="20"/>(GtkItem *item);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void <text:s text:c="15"/>gtk_item_deselect <text:s text:c="18"/>(GtkItem *item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item_toggle <text:s text:c="20"/>(GtkItem *item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enuShell;</text:p>
          </table:table-cell>
          <table:table-cell/>
        </table:table-row>
        <table:table-row table:style-name="ro1">
          <table:table-cell office:value-type="string">
            <text:p>void <text:s text:c="15"/>gtk_menu_shell_append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prepend <text:s text:c="13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menu_shell_insert <text:s text:c="14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void <text:s text:c="15"/>gtk_menu_shell_deactivate <text:s text:c="10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lect_item <text:s text:c="9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);</text:p>
          </table:table-cell>
          <table:table-cell/>
        </table:table-row>
        <table:table-row table:style-name="ro1">
          <table:table-cell office:value-type="string">
            <text:p>void <text:s text:c="15"/>gtk_menu_shell_select_first <text:s text:c="8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search_sensitive);</text:p>
          </table:table-cell>
          <table:table-cell/>
        </table:table-row>
        <table:table-row table:style-name="ro1">
          <table:table-cell office:value-type="string">
            <text:p>void <text:s text:c="15"/>gtk_menu_shell_deselect <text:s text:c="12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activate_item <text:s text:c="7"/>(GtkMenuShell *menu_shell,</text:p>
          </table:table-cell>
          <table:table-cell/>
        </table:table-row>
        <table:table-row table:style-name="ro1">
          <table:table-cell office:value-type="string">
            <text:p><text:s text:c="57"/>GtkWidget *menu_item,</text:p>
          </table:table-cell>
          <table:table-cell/>
        </table:table-row>
        <table:table-row table:style-name="ro1">
          <table:table-cell office:value-type="string">
            <text:p><text:s text:c="57"/>gboolean force_deactivate);</text:p>
          </table:table-cell>
          <table:table-cell/>
        </table:table-row>
        <table:table-row table:style-name="ro1">
          <table:table-cell office:value-type="string">
            <text:p>void <text:s text:c="15"/>gtk_menu_shell_cancel <text:s text:c="14"/>(GtkMenuShell *menu_shell);</text:p>
          </table:table-cell>
          <table:table-cell/>
        </table:table-row>
        <table:table-row table:style-name="ro1">
          <table:table-cell office:value-type="string">
            <text:p>void <text:s text:c="15"/>gtk_menu_shell_set_take_focus <text:s text:c="6"/>(GtkMenuShell *menu_shell,</text:p>
          </table:table-cell>
          <table:table-cell/>
        </table:table-row>
        <table:table-row table:style-name="ro1">
          <table:table-cell office:value-type="string">
            <text:p><text:s text:c="57"/>gboolean take_focus);</text:p>
          </table:table-cell>
          <table:table-cell/>
        </table:table-row>
        <table:table-row table:style-name="ro1">
          <table:table-cell office:value-type="string">
            <text:p>gboolean <text:s text:c="11"/>gtk_menu_shell_get_take_focus <text:s text:c="6"/>(GtkMenuShell *menu_shell);</text:p>
          </table:table-cell>
          <table:table-cell/>
        </table:table-row>
        <table:table-row table:style-name="ro1">
          <table:table-cell office:value-type="string">
            <text:p>enum <text:s text:c="15"/>GtkMenuDirectionType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Misc;</text:p>
          </table:table-cell>
          <table:table-cell/>
        </table:table-row>
        <table:table-row table:style-name="ro1">
          <table:table-cell office:value-type="string">
            <text:p>void <text:s text:c="15"/>gtk_misc_s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xalign,</text:p>
          </table:table-cell>
          <table:table-cell/>
        </table:table-row>
        <table:table-row table:style-name="ro1">
          <table:table-cell office:value-type="string">
            <text:p><text:s text:c="57"/>gfloat yalign);</text:p>
          </table:table-cell>
          <table:table-cell/>
        </table:table-row>
        <table:table-row table:style-name="ro1">
          <table:table-cell office:value-type="string">
            <text:p>void <text:s text:c="15"/>gtk_misc_s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xpad,</text:p>
          </table:table-cell>
          <table:table-cell/>
        </table:table-row>
        <table:table-row table:style-name="ro1">
          <table:table-cell office:value-type="string">
            <text:p><text:s text:c="57"/>gint ypad);</text:p>
          </table:table-cell>
          <table:table-cell/>
        </table:table-row>
        <table:table-row table:style-name="ro1">
          <table:table-cell office:value-type="string">
            <text:p>void <text:s text:c="15"/>gtk_misc_get_alignment <text:s text:c="13"/>(GtkMisc *misc,</text:p>
          </table:table-cell>
          <table:table-cell/>
        </table:table-row>
        <table:table-row table:style-name="ro1">
          <table:table-cell office:value-type="string">
            <text:p><text:s text:c="57"/>gfloat *xalign,</text:p>
          </table:table-cell>
          <table:table-cell/>
        </table:table-row>
        <table:table-row table:style-name="ro1">
          <table:table-cell office:value-type="string">
            <text:p><text:s text:c="57"/>gfloat *yalign);</text:p>
          </table:table-cell>
          <table:table-cell/>
        </table:table-row>
        <table:table-row table:style-name="ro1">
          <table:table-cell office:value-type="string">
            <text:p>void <text:s text:c="15"/>gtk_misc_get_padding <text:s text:c="15"/>(GtkMisc *misc,</text:p>
          </table:table-cell>
          <table:table-cell/>
        </table:table-row>
        <table:table-row table:style-name="ro1">
          <table:table-cell office:value-type="string">
            <text:p><text:s text:c="57"/>gint *xpad,</text:p>
          </table:table-cell>
          <table:table-cell/>
        </table:table-row>
        <table:table-row table:style-name="ro1">
          <table:table-cell office:value-type="string">
            <text:p><text:s text:c="57"/>gint *ypa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Object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 <text:s text:c="20"/>(object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TYPE_NAME <text:s text:c="15"/>(object)</text:p>
          </table:table-cell>
          <table:table-cell/>
        </table:table-row>
        <table:table-row table:style-name="ro1">
          <table:table-cell table:style-name="Ignored" office:value-type="string">
            <text:p>enum <text:s text:c="15"/>GtkObjectFlags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AGS <text:s text:c="19"/>(obj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FLOATING <text:s text:c="16"/>(obj)</text:p>
          </table:table-cell>
          <table:table-cell/>
        </table:table-row>
        <table:table-row table:style-name="ro1">
          <table:table-cell table:style-name="Ignored" office:value-type="string">
            <text:p>enum <text:s text:c="15"/>GtkArgFlags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ink <text:s text:c="20"/>(GtkObject *object);</text:p>
          </table:table-cell>
          <table:table-cell/>
        </table:table-row>
        <table:table-row table:style-name="ro1">
          <table:table-cell table:style-name="Ignored" office:value-type="string">
            <text:p>GtkObject* <text:s text:c="9"/>gtk_object_ref <text:s text:c="2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unref <text:s text:c="19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ref <text:s text:c="1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weakunref <text:s text:c="1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notif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destroy <text:s text:c="17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g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 <text:s text:c="2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full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 <text:s text:c="13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 <text:s text:c="16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 <text:s text:c="8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ke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user_data <text:s text:c="11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user_data <text:s text:c="11"/>(GtkObject *objec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add_arg_type <text:s text:c="12"/>(const gchar *arg_name,</text:p>
          </table:table-cell>
          <table:table-cell/>
        </table:table-row>
        <table:table-row table:style-name="ro1">
          <table:table-cell table:style-name="Ignored" office:value-type="string">
            <text:p><text:s text:c="57"/>GType arg_type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flags,</text:p>
          </table:table-cell>
          <table:table-cell/>
        </table:table-row>
        <table:table-row table:style-name="ro1">
          <table:table-cell table:style-name="Ignored" office:value-type="string">
            <text:p><text:s text:c="57"/>guint arg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set_data_by_id_full <text:s text:c="5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,</text:p>
          </table:table-cell>
          <table:table-cell/>
        </table:table-row>
        <table:table-row table:style-name="ro1">
          <table:table-cell table:style-name="Ignored" office:value-type="string">
            <text:p><text:s text:c="57"/>GDestroyNotify destroy);</text:p>
          </table:table-cell>
          <table:table-cell/>
        </table:table-row>
        <table:table-row table:style-name="ro1">
          <table:table-cell table:style-name="Ignored" office:value-type="string">
            <text:p>gpointer <text:s text:c="11"/>gtk_object_get_data_by_id <text:s text:c="10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data_by_id <text:s text:c="7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data_i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object_remove_no_notify_by_id <text:s text:c="2"/>(GtkObject *object,</text:p>
          </table:table-cell>
          <table:table-cell/>
        </table:table-row>
        <table:table-row table:style-name="ro1">
          <table:table-cell table:style-name="Ignored" office:value-type="string">
            <text:p><text:s text:c="57"/>GQuark key_id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try_key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object_data_force_id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Paned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1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paned_add2 <text:s text:c="21"/>(GtkPaned *paned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child);</text:p>
          </table:table-cell>
          <table:table-cell/>
        </table:table-row>
        <table:table-row table:style-name="ro1">
          <table:table-cell office:value-type="string">
            <text:p>void <text:s text:c="15"/>gtk_paned_pack1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void <text:s text:c="15"/>gtk_paned_pack2 <text:s text:c="20"/>(GtkPaned *paned,</text:p>
          </table:table-cell>
          <table:table-cell/>
        </table:table-row>
        <table:table-row table:style-name="ro1">
          <table:table-cell office:value-type="string">
            <text:p><text:s text:c="57"/>GtkWidget *child,</text:p>
          </table:table-cell>
          <table:table-cell/>
        </table:table-row>
        <table:table-row table:style-name="ro1">
          <table:table-cell office:value-type="string">
            <text:p><text:s text:c="57"/>gboolean resize,</text:p>
          </table:table-cell>
          <table:table-cell/>
        </table:table-row>
        <table:table-row table:style-name="ro1">
          <table:table-cell office:value-type="string">
            <text:p><text:s text:c="57"/>gboolean shrink);</text:p>
          </table:table-cell>
          <table:table-cell/>
        </table:table-row>
        <table:table-row table:style-name="ro1">
          <table:table-cell office:value-type="string">
            <text:p>GtkWidget * <text:s text:c="8"/>gtk_paned_get_child1 <text:s text:c="15"/>(GtkPaned *paned);</text:p>
          </table:table-cell>
          <table:table-cell/>
        </table:table-row>
        <table:table-row table:style-name="ro1">
          <table:table-cell office:value-type="string">
            <text:p>GtkWidget * <text:s text:c="8"/>gtk_paned_get_child2 <text:s text:c="15"/>(GtkPaned *paned);</text:p>
          </table:table-cell>
          <table:table-cell/>
        </table:table-row>
        <table:table-row table:style-name="ro1">
          <table:table-cell office:value-type="string">
            <text:p>void <text:s text:c="15"/>gtk_paned_set_position <text:s text:c="13"/>(GtkPaned *paned,</text:p>
          </table:table-cell>
          <table:table-cell/>
        </table:table-row>
        <table:table-row table:style-name="ro1">
          <table:table-cell office:value-type="string">
            <text:p><text:s text:c="57"/>gint position);</text:p>
          </table:table-cell>
          <table:table-cell/>
        </table:table-row>
        <table:table-row table:style-name="ro1">
          <table:table-cell office:value-type="string">
            <text:p>gint <text:s text:c="15"/>gtk_paned_get_position <text:s text:c="13"/>(GtkPaned *paned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Range;</text:p>
          </table:table-cell>
          <table:table-cell/>
        </table:table-row>
        <table:table-row table:style-name="ro1">
          <table:table-cell office:value-type="string">
            <text:p>gdouble <text:s text:c="12"/>gtk_range_get_fill_level <text:s text:c="11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gboolean <text:s text:c="11"/>gtk_range_get_show_fill_level <text:s text:c="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fill_level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double fill_level);</text:p>
          </table:table-cell>
          <table:table-cell/>
        </table:table-row>
        <table:table-row table:style-name="ro1">
          <table:table-cell office:value-type="string">
            <text:p>void <text:s text:c="15"/>gtk_range_set_restrict_to_fill_level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boolean restrict_to_fill_level);</text:p>
          </table:table-cell>
          <table:table-cell/>
        </table:table-row>
        <table:table-row table:style-name="ro1">
          <table:table-cell office:value-type="string">
            <text:p>void <text:s text:c="15"/>gtk_range_set_show_fill_level <text:s text:c="6"/>(GtkRange *range,</text:p>
          </table:table-cell>
          <table:table-cell/>
        </table:table-row>
        <table:table-row table:style-name="ro1">
          <table:table-cell office:value-type="string">
            <text:p><text:s text:c="57"/>gboolean show_fill_level);</text:p>
          </table:table-cell>
          <table:table-cell/>
        </table:table-row>
        <table:table-row table:style-name="ro1">
          <table:table-cell office:value-type="string">
            <text:p>GtkAdjustment* <text:s text:c="5"/>gtk_range_get_adjustment <text:s text:c="11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date_policy <text:s text:c="8"/>(GtkRange *range,</text:p>
          </table:table-cell>
          <table:table-cell/>
        </table:table-row>
        <table:table-row table:style-name="ro1">
          <table:table-cell office:value-type="string">
            <text:p><text:s text:c="57"/>GtkUpdateType policy);</text:p>
          </table:table-cell>
          <table:table-cell/>
        </table:table-row>
        <table:table-row table:style-name="ro1">
          <table:table-cell office:value-type="string">
            <text:p>void <text:s text:c="15"/>gtk_range_set_adjustment <text:s text:c="11"/>(GtkRange *range,</text:p>
          </table:table-cell>
          <table:table-cell/>
        </table:table-row>
        <table:table-row table:style-name="ro1">
          <table:table-cell office:value-type="string">
            <text:p><text:s text:c="57"/>GtkAdjustment *adjustment);</text:p>
          </table:table-cell>
          <table:table-cell/>
        </table:table-row>
        <table:table-row table:style-name="ro1">
          <table:table-cell office:value-type="string">
            <text:p>gboolean <text:s text:c="11"/>gtk_range_get_inverted <text:s text:c="13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inverted <text:s text:c="13"/>(GtkRange *range,</text:p>
          </table:table-cell>
          <table:table-cell/>
        </table:table-row>
        <table:table-row table:style-name="ro1">
          <table:table-cell office:value-type="string">
            <text:p><text:s text:c="57"/>gboolean setting);</text:p>
          </table:table-cell>
          <table:table-cell/>
        </table:table-row>
        <table:table-row table:style-name="ro1">
          <table:table-cell office:value-type="string">
            <text:p>GtkUpdateType <text:s text:c="6"/>gtk_range_get_update_policy <text:s text:c="8"/>(GtkRange *range);</text:p>
          </table:table-cell>
          <table:table-cell/>
        </table:table-row>
        <table:table-row table:style-name="ro1">
          <table:table-cell table:style-name="Ignored" office:value-type="string">
            <text:p>gdouble <text:s text:c="12"/>gtk_range_get_value <text:s text:c="16"/>(GtkRange *ran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increments <text:s text:c="11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step,</text:p>
          </table:table-cell>
          <table:table-cell/>
        </table:table-row>
        <table:table-row table:style-name="ro1">
          <table:table-cell table:style-name="Ignored" office:value-type="string">
            <text:p><text:s text:c="57"/>gdouble pag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rang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in,</text:p>
          </table:table-cell>
          <table:table-cell/>
        </table:table-row>
        <table:table-row table:style-name="ro1">
          <table:table-cell table:style-name="Ignored" office:value-type="string">
            <text:p><text:s text:c="57"/>gdouble max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ange_set_value <text:s text:c="16"/>(GtkRange *range,</text:p>
          </table:table-cell>
          <table:table-cell/>
        </table:table-row>
        <table:table-row table:style-name="ro1">
          <table:table-cell table:style-name="Ignored" office:value-type="string">
            <text:p><text:s text:c="57"/>gdouble value);</text:p>
          </table:table-cell>
          <table:table-cell/>
        </table:table-row>
        <table:table-row table:style-name="ro1">
          <table:table-cell office:value-type="string">
            <text:p>enum <text:s text:c="15"/>GtkSensitivityType;</text:p>
          </table:table-cell>
          <table:table-cell/>
        </table:table-row>
        <table:table-row table:style-name="ro1">
          <table:table-cell office:value-type="string">
            <text:p>void <text:s text:c="15"/>gtk_range_s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low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office:value-type="string">
            <text:p>void <text:s text:c="15"/>gtk_range_s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,</text:p>
          </table:table-cell>
          <table:table-cell/>
        </table:table-row>
        <table:table-row table:style-name="ro1">
          <table:table-cell office:value-type="string">
            <text:p><text:s text:c="57"/>GtkSensitivityType sensitivity);</text:p>
          </table:table-cell>
          <table:table-cell/>
        </table:table-row>
        <table:table-row table:style-name="ro1">
          <table:table-cell office:value-type="string">
            <text:p>GtkSensitivityType <text:s/>gtk_range_get_upper_stepper_sensitivity</text:p>
          </table:table-cell>
          <table:table-cell/>
        </table:table-row>
        <table:table-row table:style-name="ro1">
          <table:table-cell office:value-type="string">
            <text:p><text:s text:c="56"/>(GtkRange *rang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ale;</text:p>
          </table:table-cell>
          <table:table-cell/>
        </table:table-row>
        <table:table-row table:style-name="ro1">
          <table:table-cell office:value-type="string">
            <text:p>void <text:s text:c="15"/>gtk_scale_set_digits <text:s text:c="15"/>(GtkScale *scale,</text:p>
          </table:table-cell>
          <table:table-cell/>
        </table:table-row>
        <table:table-row table:style-name="ro1">
          <table:table-cell office:value-type="string">
            <text:p><text:s text:c="57"/>gint digits);</text:p>
          </table:table-cell>
          <table:table-cell/>
        </table:table-row>
        <table:table-row table:style-name="ro1">
          <table:table-cell office:value-type="string">
            <text:p>void <text:s text:c="15"/>gtk_scale_set_draw_value <text:s text:c="11"/>(GtkScale *scale,</text:p>
          </table:table-cell>
          <table:table-cell/>
        </table:table-row>
        <table:table-row table:style-name="ro1">
          <table:table-cell office:value-type="string">
            <text:p><text:s text:c="57"/>gboolean draw_value);</text:p>
          </table:table-cell>
          <table:table-cell/>
        </table:table-row>
        <table:table-row table:style-name="ro1">
          <table:table-cell office:value-type="string">
            <text:p>void <text:s text:c="15"/>gtk_scale_set_value_pos <text:s text:c="12"/>(GtkScale *scale,</text:p>
          </table:table-cell>
          <table:table-cell/>
        </table:table-row>
        <table:table-row table:style-name="ro1">
          <table:table-cell office:value-type="string">
            <text:p><text:s text:c="57"/>GtkPositionType pos);</text:p>
          </table:table-cell>
          <table:table-cell/>
        </table:table-row>
        <table:table-row table:style-name="ro1">
          <table:table-cell office:value-type="string">
            <text:p>gint <text:s text:c="15"/>gtk_scale_get_digits <text:s text:c="15"/>(GtkScale *scale);</text:p>
          </table:table-cell>
          <table:table-cell/>
        </table:table-row>
        <table:table-row table:style-name="ro1">
          <table:table-cell office:value-type="string">
            <text:p>gboolean <text:s text:c="11"/>gtk_scale_get_draw_value <text:s text:c="11"/>(GtkScale *scale);</text:p>
          </table:table-cell>
          <table:table-cell/>
        </table:table-row>
        <table:table-row table:style-name="ro1">
          <table:table-cell office:value-type="string">
            <text:p>GtkPositionType <text:s text:c="4"/>gtk_scale_get_value_pos <text:s text:c="12"/>(GtkScale *scale);</text:p>
          </table:table-cell>
          <table:table-cell/>
        </table:table-row>
        <table:table-row table:style-name="ro1">
          <table:table-cell office:value-type="string">
            <text:p>PangoLayout * <text:s text:c="6"/>gtk_scale_get_layout <text:s text:c="15"/>(GtkScale *scale);</text:p>
          </table:table-cell>
          <table:table-cell/>
        </table:table-row>
        <table:table-row table:style-name="ro1">
          <table:table-cell office:value-type="string">
            <text:p>void <text:s text:c="15"/>gtk_scale_get_layout_offsets <text:s text:c="7"/>(GtkScale *scale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void <text:s text:c="15"/>gtk_scale_add_mark <text:s text:c="17"/>(GtkScale *scale,</text:p>
          </table:table-cell>
          <table:table-cell/>
        </table:table-row>
        <table:table-row table:style-name="ro1">
          <table:table-cell office:value-type="string">
            <text:p><text:s text:c="57"/>gdouble value,</text:p>
          </table:table-cell>
          <table:table-cell/>
        </table:table-row>
        <table:table-row table:style-name="ro1">
          <table:table-cell office:value-type="string">
            <text:p><text:s text:c="57"/>GtkPositionType position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void <text:s text:c="15"/>gtk_scale_clear_marks <text:s text:c="14"/>(GtkScale *scale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crollba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Separator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<text:s text:c="20"/>GtkWidget;</text:p>
          </table:table-cell>
          <table:table-cell/>
        </table:table-row>
        <table:table-row table:style-name="ro1">
          <table:table-cell office:value-type="string">
            <text:p><text:s text:c="20"/>GtkWidgetClass;</text:p>
          </table:table-cell>
          <table:table-cell/>
        </table:table-row>
        <table:table-row table:style-name="ro1">
          <table:table-cell office:value-type="string">
            <text:p>enum <text:s text:c="15"/>GtkWidgetFlags;</text:p>
          </table:table-cell>
          <table:table-cell/>
        </table:table-row>
        <table:table-row table:style-name="ro1">
          <table:table-cell office:value-type="string">
            <text:p>#define <text:s text:c="12"/>GTK_WIDGET_TYPE <text:s text:c="20"/>(wid)</text:p>
          </table:table-cell>
          <table:table-cell/>
        </table:table-row>
        <table:table-row table:style-name="ro1">
          <table:table-cell office:value-type="string">
            <text:p>#define <text:s text:c="12"/>GTK_WIDGET_STATE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SAVED_STATE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FLAGS <text:s text:c="19"/>(wid)</text:p>
          </table:table-cell>
          <table:table-cell/>
        </table:table-row>
        <table:table-row table:style-name="ro1">
          <table:table-cell office:value-type="string">
            <text:p>#define <text:s text:c="12"/>GTK_WIDGET_TOPLEVEL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NO_WINDOW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REALIZED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MAPPED <text:s text:c="18"/>(wid)</text:p>
          </table:table-cell>
          <table:table-cell/>
        </table:table-row>
        <table:table-row table:style-name="ro1">
          <table:table-cell office:value-type="string">
            <text:p>#define <text:s text:c="12"/>GTK_WIDGET_VISIBLE <text:s text:c="17"/>(wid)</text:p>
          </table:table-cell>
          <table:table-cell/>
        </table:table-row>
        <table:table-row table:style-name="ro1">
          <table:table-cell office:value-type="string">
            <text:p>#define <text:s text:c="12"/>GTK_WIDGET_DRAWAB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SENSITIVE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PARENT_SENSITIVE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IS_SENSITIVE <text:s text:c="12"/>(wid)</text:p>
          </table:table-cell>
          <table:table-cell/>
        </table:table-row>
        <table:table-row table:style-name="ro1">
          <table:table-cell office:value-type="string">
            <text:p>#define <text:s text:c="12"/>GTK_WIDGET_CAN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HAS_FOCUS <text:s text:c="15"/>(wid)</text:p>
          </table:table-cell>
          <table:table-cell/>
        </table:table-row>
        <table:table-row table:style-name="ro1">
          <table:table-cell office:value-type="string">
            <text:p>#define <text:s text:c="12"/>GTK_WIDGET_CAN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RECEIVES_DEFAULT <text:s text:c="8"/>(wid)</text:p>
          </table:table-cell>
          <table:table-cell/>
        </table:table-row>
        <table:table-row table:style-name="ro1">
          <table:table-cell office:value-type="string">
            <text:p>#define <text:s text:c="12"/>GTK_WIDGET_HAS_DEFAULT <text:s text:c="13"/>(wid)</text:p>
          </table:table-cell>
          <table:table-cell/>
        </table:table-row>
        <table:table-row table:style-name="ro1">
          <table:table-cell office:value-type="string">
            <text:p>#define <text:s text:c="12"/>GTK_WIDGET_HAS_GRAB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RC_STYLE <text:s text:c="16"/>(wid)</text:p>
          </table:table-cell>
          <table:table-cell/>
        </table:table-row>
        <table:table-row table:style-name="ro1">
          <table:table-cell office:value-type="string">
            <text:p>#define <text:s text:c="12"/>GTK_WIDGET_COMPOSITE_CHIL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APP_PAINTABLE <text:s text:c="11"/>(wid)</text:p>
          </table:table-cell>
          <table:table-cell/>
        </table:table-row>
        <table:table-row table:style-name="ro1">
          <table:table-cell office:value-type="string">
            <text:p>#define <text:s text:c="12"/>GTK_WIDGET_DOUBLE_BUFFERED <text:s text:c="9"/>(wid)</text:p>
          </table:table-cell>
          <table:table-cell/>
        </table:table-row>
        <table:table-row table:style-name="ro1">
          <table:table-cell office:value-type="string">
            <text:p>#define <text:s text:c="12"/>GTK_WIDGET_SET_FLAGS <text:s text:c="15"/>(wid,flag)</text:p>
          </table:table-cell>
          <table:table-cell/>
        </table:table-row>
        <table:table-row table:style-name="ro1">
          <table:table-cell office:value-type="string">
            <text:p>#define <text:s text:c="12"/>GTK_WIDGET_UNSET_FLAGS <text:s text:c="13"/>(wid,flag)</text:p>
          </table:table-cell>
          <table:table-cell/>
        </table:table-row>
        <table:table-row table:style-name="ro1">
          <table:table-cell table:style-name="Ignored" office:value-type="string">
            <text:p>void <text:s text:c="15"/>(*GtkCallback)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pointer data);</text:p>
          </table:table-cell>
          <table:table-cell/>
        </table:table-row>
        <table:table-row table:style-name="ro1">
          <table:table-cell office:value-type="string">
            <text:p><text:s text:c="20"/>GtkRequisition;</text:p>
          </table:table-cell>
          <table:table-cell/>
        </table:table-row>
        <table:table-row table:style-name="ro1">
          <table:table-cell office:value-type="string">
            <text:p>struct <text:s text:c="13"/>GtkAllocation;</text:p>
          </table:table-cell>
          <table:table-cell/>
        </table:table-row>
        <table:table-row table:style-name="ro1">
          <table:table-cell table:style-name="Default" office:value-type="string">
            <text:p><text:s text:c="20"/>GtkSelectionData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AuxInfo;</text:p>
          </table:table-cell>
          <table:table-cell/>
        </table:table-row>
        <table:table-row table:style-name="ro1">
          <table:table-cell table:style-name="Default" office:value-type="string">
            <text:p><text:s text:c="20"/>GtkWidgetShapeInfo;</text:p>
          </table:table-cell>
          <table:table-cell/>
        </table:table-row>
        <table:table-row table:style-name="ro1">
          <table:table-cell table:style-name="Default" office:value-type="string">
            <text:p>enum <text:s text:c="15"/>GtkWidgetHelpType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new <text:s text:c="21"/>(GType type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table:style-name="Ignored" office:value-type="string">
            <text:p>GtkWidget* <text:s text:c="9"/>gtk_widget_ref <text:s text:c="21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unref <text:s text:c="19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 <text:s text:c="1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estroyed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Widget **widget_pointer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 <text:s text:c="2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unparent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now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 <text:s text:c="2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how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hide_all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ap <text:s text:c="2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map <text:s text:c="1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alize <text:s text:c="1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unrealize <text:s text:c="15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draw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resize_no_redraw <text:s text:c="2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draw <text:s text:c="20"/>(GtkWidget *widget,</text:p>
          </table:table-cell>
          <table:table-cell office:value-type="string">
            <text:p>deprecated</text:p>
          </table:table-cell>
        </table:table-row>
        <table:table-row table:style-name="ro1">
          <table:table-cell table:style-name="Ignored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request <text:s text:c="12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get_child_requisition <text:s text:c="3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ize_allocate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tkAllocation *allocation);</text:p>
          </table:table-cell>
          <table:table-cell/>
        </table:table-row>
        <table:table-row table:style-name="ro1">
          <table:table-cell office:value-type="string">
            <text:p>void <text:s text:c="15"/>gtk_widget_add_accelerator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signal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,</text:p>
          </table:table-cell>
          <table:table-cell/>
        </table:table-row>
        <table:table-row table:style-name="ro1">
          <table:table-cell office:value-type="string">
            <text:p><text:s text:c="57"/>GtkAccelFlags accel_flags);</text:p>
          </table:table-cell>
          <table:table-cell/>
        </table:table-row>
        <table:table-row table:style-name="ro1">
          <table:table-cell office:value-type="string">
            <text:p>gboolean <text:s text:c="11"/>gtk_widget_remove_accelerator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AccelGroup *accel_group,</text:p>
          </table:table-cell>
          <table:table-cell/>
        </table:table-row>
        <table:table-row table:style-name="ro1">
          <table:table-cell office:value-type="string">
            <text:p><text:s text:c="57"/>guint accel_key,</text:p>
          </table:table-cell>
          <table:table-cell/>
        </table:table-row>
        <table:table-row table:style-name="ro1">
          <table:table-cell office:value-type="string">
            <text:p><text:s text:c="57"/>GdkModifierType accel_mods);</text:p>
          </table:table-cell>
          <table:table-cell/>
        </table:table-row>
        <table:table-row table:style-name="ro1">
          <table:table-cell office:value-type="string">
            <text:p>void <text:s text:c="15"/>gtk_widget_set_accel_path <text:s text:c="10"/>(GtkWidget *widget,</text:p>
          </table:table-cell>
          <table:table-cell/>
        </table:table-row>
        <table:table-row table:style-name="ro1">
          <table:table-cell office:value-type="string">
            <text:p><text:s text:c="57"/>const gchar *accel_path,</text:p>
          </table:table-cell>
          <table:table-cell/>
        </table:table-row>
        <table:table-row table:style-name="ro1">
          <table:table-cell office:value-type="string">
            <text:p><text:s text:c="57"/>GtkAccelGroup *accel_group);</text:p>
          </table:table-cell>
          <table:table-cell/>
        </table:table-row>
        <table:table-row table:style-name="ro1">
          <table:table-cell table:style-name="Deferred" office:value-type="string">
            <text:p>GList* <text:s text:c="13"/>gtk_widget_list_accel_closures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an_activate_acc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uint signal_id);</text:p>
          </table:table-cell>
          <table:table-cell/>
        </table:table-row>
        <table:table-row table:style-name="ro1">
          <table:table-cell office:value-type="string">
            <text:p>gboolean <text:s text:c="11"/>gtk_widget_event <text:s text:c="19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office:value-type="string">
            <text:p>gboolean <text:s text:c="11"/>gtk_widget_activat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reparent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GtkWidget *new_parent);</text:p>
          </table:table-cell>
          <table:table-cell/>
        </table:table-row>
        <table:table-row table:style-name="ro1">
          <table:table-cell office:value-type="string">
            <text:p>gboolean <text:s text:c="11"/>gtk_widget_intersect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const GdkRectangle *area,</text:p>
          </table:table-cell>
          <table:table-cell/>
        </table:table-row>
        <table:table-row table:style-name="ro1">
          <table:table-cell office:value-type="string">
            <text:p><text:s text:c="57"/>GdkRectangle *intersection);</text:p>
          </table:table-cell>
          <table:table-cell/>
        </table:table-row>
        <table:table-row table:style-name="ro1">
          <table:table-cell office:value-type="string">
            <text:p>gboolean <text:s text:c="11"/>gtk_widget_is_focus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focu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rab_default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ame <text:s text:c="1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const gchar* <text:s text:c="7"/>gtk_widget_get_name <text:s text:c="1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at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);</text:p>
          </table:table-cell>
          <table:table-cell/>
        </table:table-row>
        <table:table-row table:style-name="ro1">
          <table:table-cell office:value-type="string">
            <text:p>void <text:s text:c="15"/>gtk_widget_set_sensitive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boolean sensitive);</text:p>
          </table:table-cell>
          <table:table-cell/>
        </table:table-row>
        <table:table-row table:style-name="ro1">
          <table:table-cell office:value-type="string">
            <text:p>void <text:s text:c="15"/>gtk_widget_set_parent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tkWidget *parent);</text:p>
          </table:table-cell>
          <table:table-cell/>
        </table:table-row>
        <table:table-row table:style-name="ro1">
          <table:table-cell office:value-type="string">
            <text:p>void <text:s text:c="15"/>gtk_widget_set_parent_window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dkWindow *parent_window);</text:p>
          </table:table-cell>
          <table:table-cell/>
        </table:table-row>
        <table:table-row table:style-name="ro1">
          <table:table-cell office:value-type="string">
            <text:p>GdkWindow * <text:s text:c="8"/>gtk_widget_get_parent_window <text:s text:c="7"/>(GtkWidget *widge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position <text:s text:c="11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x,</text:p>
          </table:table-cell>
          <table:table-cell/>
        </table:table-row>
        <table:table-row table:style-name="ro1">
          <table:table-cell table:style-name="Ignored" office:value-type="string">
            <text:p><text:s text:c="57"/>gint y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et_usize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gint width,</text:p>
          </table:table-cell>
          <table:table-cell/>
        </table:table-row>
        <table:table-row table:style-name="ro1">
          <table:table-cell table:style-name="Ignored"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set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add_events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int events);</text:p>
          </table:table-cell>
          <table:table-cell/>
        </table:table-row>
        <table:table-row table:style-name="ro1">
          <table:table-cell office:value-type="string">
            <text:p>void <text:s text:c="15"/>gtk_widget_set_extension_events <text:s text:c="4"/>(GtkWidget *widget,</text:p>
          </table:table-cell>
          <table:table-cell/>
        </table:table-row>
        <table:table-row table:style-name="ro1">
          <table:table-cell office:value-type="string">
            <text:p><text:s text:c="57"/>GdkExtensionMode mode);</text:p>
          </table:table-cell>
          <table:table-cell/>
        </table:table-row>
        <table:table-row table:style-name="ro1">
          <table:table-cell office:value-type="string">
            <text:p>GdkExtensionMode <text:s text:c="3"/>gtk_widget_get_extension_events <text:s text:c="4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toplevel <text:s text:c="12"/>(GtkWidget *widget);</text:p>
          </table:table-cell>
          <table:table-cell/>
        </table:table-row>
        <table:table-row table:style-name="ro1">
          <table:table-cell office:value-type="string">
            <text:p>GtkWidget* <text:s text:c="9"/>gtk_widget_get_ancestor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ype widget_type);</text:p>
          </table:table-cell>
          <table:table-cell/>
        </table:table-row>
        <table:table-row table:style-name="ro1">
          <table:table-cell office:value-type="string">
            <text:p>GdkColormap* <text:s text:c="7"/>gtk_widget_get_colormap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colormap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Colormap *colormap);</text:p>
          </table:table-cell>
          <table:table-cell/>
        </table:table-row>
        <table:table-row table:style-name="ro1">
          <table:table-cell office:value-type="string">
            <text:p>GdkVisual* <text:s text:c="9"/>gtk_widget_get_visual <text:s text:c="14"/>(GtkWidget *widget);</text:p>
          </table:table-cell>
          <table:table-cell/>
        </table:table-row>
        <table:table-row table:style-name="ro1">
          <table:table-cell office:value-type="string">
            <text:p>gint <text:s text:c="15"/>gtk_widget_get_events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pointe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int *x,</text:p>
          </table:table-cell>
          <table:table-cell/>
        </table:table-row>
        <table:table-row table:style-name="ro1">
          <table:table-cell office:value-type="string">
            <text:p><text:s text:c="57"/>gint *y);</text:p>
          </table:table-cell>
          <table:table-cell/>
        </table:table-row>
        <table:table-row table:style-name="ro1">
          <table:table-cell office:value-type="string">
            <text:p>gboolean <text:s text:c="11"/>gtk_widget_is_ancestor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Widget *ancestor);</text:p>
          </table:table-cell>
          <table:table-cell/>
        </table:table-row>
        <table:table-row table:style-name="ro1">
          <table:table-cell office:value-type="string">
            <text:p>gboolean <text:s text:c="11"/>gtk_widget_translate_coordinates <text:s text:c="3"/>(GtkWidget *src_widget,</text:p>
          </table:table-cell>
          <table:table-cell/>
        </table:table-row>
        <table:table-row table:style-name="ro1">
          <table:table-cell office:value-type="string">
            <text:p><text:s text:c="57"/>GtkWidget *dest_widget,</text:p>
          </table:table-cell>
          <table:table-cell/>
        </table:table-row>
        <table:table-row table:style-name="ro1">
          <table:table-cell office:value-type="string">
            <text:p><text:s text:c="57"/>gint src_x,</text:p>
          </table:table-cell>
          <table:table-cell/>
        </table:table-row>
        <table:table-row table:style-name="ro1">
          <table:table-cell office:value-type="string">
            <text:p><text:s text:c="57"/>gint src_y,</text:p>
          </table:table-cell>
          <table:table-cell/>
        </table:table-row>
        <table:table-row table:style-name="ro1">
          <table:table-cell office:value-type="string">
            <text:p><text:s text:c="57"/>gint *dest_x,</text:p>
          </table:table-cell>
          <table:table-cell/>
        </table:table-row>
        <table:table-row table:style-name="ro1">
          <table:table-cell office:value-type="string">
            <text:p><text:s text:c="57"/>gint *dest_y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hide_on_delete <text:s text:c="10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style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yle *sty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rc_style <text:s text:c="12"/>(widget)</text:p>
          </table:table-cell>
          <table:table-cell/>
        </table:table-row>
        <table:table-row table:style-name="ro1">
          <table:table-cell office:value-type="string">
            <text:p>void <text:s text:c="15"/>gtk_widget_ensure_style <text:s text:c="12"/>(GtkWidget *widget);</text:p>
          </table:table-cell>
          <table:table-cell/>
        </table:table-row>
        <table:table-row table:style-name="ro1">
          <table:table-cell office:value-type="string">
            <text:p>GtkStyle* <text:s text:c="10"/>gtk_widget_get_style <text:s text:c="15"/>(GtkWidget *widge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restore_default_style <text:s text:c="3"/>(widget)</text:p>
          </table:table-cell>
          <table:table-cell/>
        </table:table-row>
        <table:table-row table:style-name="ro1">
          <table:table-cell office:value-type="string">
            <text:p>void <text:s text:c="15"/>gtk_widget_reset_rc_styles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push_colormap <text:s text:c="11"/>(GdkColormap *cmap);</text:p>
          </table:table-cell>
          <table:table-cell/>
        </table:table-row>
        <table:table-row table:style-name="ro1">
          <table:table-cell office:value-type="string">
            <text:p>void <text:s text:c="15"/>gtk_widget_pop_colormap <text:s text:c="12"/>(void);</text:p>
          </table:table-cell>
          <table:table-cell/>
        </table:table-row>
        <table:table-row table:style-name="ro1">
          <table:table-cell office:value-type="string">
            <text:p>void <text:s text:c="15"/>gtk_widget_set_default_colormap <text:s text:c="4"/>(GdkColormap *colormap);</text:p>
          </table:table-cell>
          <table:table-cell/>
        </table:table-row>
        <table:table-row table:style-name="ro1">
          <table:table-cell office:value-type="string">
            <text:p>GtkStyle* <text:s text:c="10"/>gtk_widget_get_default_style <text:s text:c="7"/>(void);</text:p>
          </table:table-cell>
          <table:table-cell/>
        </table:table-row>
        <table:table-row table:style-name="ro1">
          <table:table-cell office:value-type="string">
            <text:p>GdkColormap* <text:s text:c="7"/>gtk_widget_get_default_colormap <text:s text:c="4"/>(void);</text:p>
          </table:table-cell>
          <table:table-cell/>
        </table:table-row>
        <table:table-row table:style-name="ro1">
          <table:table-cell office:value-type="string">
            <text:p>GdkVisual* <text:s text:c="9"/>gtk_widget_get_default_visual <text:s text:c="6"/>(void);</text:p>
          </table:table-cell>
          <table:table-cell/>
        </table:table-row>
        <table:table-row table:style-name="ro1">
          <table:table-cell office:value-type="string">
            <text:p>void <text:s text:c="15"/>gtk_widget_set_direction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tkTextDirection dir);</text:p>
          </table:table-cell>
          <table:table-cell/>
        </table:table-row>
        <table:table-row table:style-name="ro1">
          <table:table-cell office:value-type="string">
            <text:p>enum <text:s text:c="15"/>GtkTextDirection;</text:p>
          </table:table-cell>
          <table:table-cell/>
        </table:table-row>
        <table:table-row table:style-name="ro1">
          <table:table-cell office:value-type="string">
            <text:p>GtkTextDirection <text:s text:c="3"/>gtk_widget_get_direction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default_direction <text:s text:c="3"/>(GtkTextDirection dir);</text:p>
          </table:table-cell>
          <table:table-cell/>
        </table:table-row>
        <table:table-row table:style-name="ro1">
          <table:table-cell office:value-type="string">
            <text:p>GtkTextDirection <text:s text:c="3"/>gtk_widget_get_default_direction <text:s text:c="3"/>(void);</text:p>
          </table:table-cell>
          <table:table-cell/>
        </table:table-row>
        <table:table-row table:style-name="ro1">
          <table:table-cell office:value-type="string">
            <text:p>void <text:s text:c="15"/>gtk_widget_shape_combine_mask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input_shape_combine_mask (GtkWidget *widget,</text:p>
          </table:table-cell>
          <table:table-cell/>
        </table:table-row>
        <table:table-row table:style-name="ro1">
          <table:table-cell office:value-type="string">
            <text:p><text:s text:c="57"/>GdkBitmap *shape_mask,</text:p>
          </table:table-cell>
          <table:table-cell/>
        </table:table-row>
        <table:table-row table:style-name="ro1">
          <table:table-cell office:value-type="string">
            <text:p><text:s text:c="57"/>gint offset_x,</text:p>
          </table:table-cell>
          <table:table-cell/>
        </table:table-row>
        <table:table-row table:style-name="ro1">
          <table:table-cell office:value-type="string">
            <text:p><text:s text:c="57"/>gint offset_y);</text:p>
          </table:table-cell>
          <table:table-cell/>
        </table:table-row>
        <table:table-row table:style-name="ro1">
          <table:table-cell office:value-type="string">
            <text:p>void <text:s text:c="15"/>gtk_widget_path <text:s text:c="20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void <text:s text:c="15"/>gtk_widget_class_path <text:s text:c="14"/>(GtkWidget *widget,</text:p>
          </table:table-cell>
          <table:table-cell/>
        </table:table-row>
        <table:table-row table:style-name="ro1">
          <table:table-cell office:value-type="string">
            <text:p><text:s text:c="57"/>guint *path_length,</text:p>
          </table:table-cell>
          <table:table-cell/>
        </table:table-row>
        <table:table-row table:style-name="ro1">
          <table:table-cell office:value-type="string">
            <text:p><text:s text:c="57"/>gchar **path,</text:p>
          </table:table-cell>
          <table:table-cell/>
        </table:table-row>
        <table:table-row table:style-name="ro1">
          <table:table-cell office:value-type="string">
            <text:p><text:s text:c="57"/>gchar **path_reversed);</text:p>
          </table:table-cell>
          <table:table-cell/>
        </table:table-row>
        <table:table-row table:style-name="ro1">
          <table:table-cell office:value-type="string">
            <text:p>gchar* <text:s text:c="13"/>gtk_widget_get_composite_nam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style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tkRcStyle *style);</text:p>
          </table:table-cell>
          <table:table-cell/>
        </table:table-row>
        <table:table-row table:style-name="ro1">
          <table:table-cell office:value-type="string">
            <text:p>GtkRcStyle * <text:s text:c="7"/>gtk_widget_get_modifier_style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modify_f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g <text:s text:c="15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text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office:value-type="string">
            <text:p>void <text:s text:c="15"/>gtk_widget_modify_ba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StateType state,</text:p>
          </table:table-cell>
          <table:table-cell/>
        </table:table-row>
        <table:table-row table:style-name="ro1">
          <table:table-cell office:value-type="string">
            <text:p><text:s text:c="57"/>const GdkColor *color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modify_font <text:s text:c="13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PangoFontDescription *font_desc);</text:p>
          </table:table-cell>
          <table:table-cell/>
        </table:table-row>
        <table:table-row table:style-name="ro1">
          <table:table-cell office:value-type="string">
            <text:p>void <text:s text:c="15"/>gtk_widget_modify_cursor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const GdkColor *primary,</text:p>
          </table:table-cell>
          <table:table-cell/>
        </table:table-row>
        <table:table-row table:style-name="ro1">
          <table:table-cell office:value-type="string">
            <text:p><text:s text:c="57"/>const GdkColor *secondary);</text:p>
          </table:table-cell>
          <table:table-cell/>
        </table:table-row>
        <table:table-row table:style-name="ro1">
          <table:table-cell office:value-type="string">
            <text:p>PangoContext * <text:s text:c="5"/>gtk_widget_create_pango_context <text:s text:c="4"/>(GtkWidget *widget);</text:p>
          </table:table-cell>
          <table:table-cell/>
        </table:table-row>
        <table:table-row table:style-name="ro1">
          <table:table-cell office:value-type="string">
            <text:p>PangoContext * <text:s text:c="5"/>gtk_widget_get_pango_context <text:s text:c="7"/>(GtkWidget *widget);</text:p>
          </table:table-cell>
          <table:table-cell/>
        </table:table-row>
        <table:table-row table:style-name="ro1">
          <table:table-cell office:value-type="string">
            <text:p>PangoLayout * <text:s text:c="6"/>gtk_widget_create_pango_layout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dkPixbuf * <text:s text:c="8"/>gtk_widget_render_icon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const gchar *stock_id,</text:p>
          </table:table-cell>
          <table:table-cell/>
        </table:table-row>
        <table:table-row table:style-name="ro1">
          <table:table-cell office:value-type="string">
            <text:p><text:s text:c="57"/>GtkIconSize size,</text:p>
          </table:table-cell>
          <table:table-cell/>
        </table:table-row>
        <table:table-row table:style-name="ro1">
          <table:table-cell office:value-type="string">
            <text:p><text:s text:c="57"/>const gchar *detail);</text:p>
          </table:table-cell>
          <table:table-cell/>
        </table:table-row>
        <table:table-row table:style-name="ro1">
          <table:table-cell office:value-type="string">
            <text:p>void <text:s text:c="15"/>gtk_widget_pop_composite_child <text:s text:c="5"/>(void);</text:p>
          </table:table-cell>
          <table:table-cell/>
        </table:table-row>
        <table:table-row table:style-name="ro1">
          <table:table-cell office:value-type="string">
            <text:p>void <text:s text:c="15"/>gtk_widget_push_composite_child <text:s text:c="4"/>(void);</text:p>
          </table:table-cell>
          <table:table-cell/>
        </table:table-row>
        <table:table-row table:style-name="ro1">
          <table:table-cell office:value-type="string">
            <text:p>void <text:s text:c="15"/>gtk_widget_queue_clear <text:s text:c="13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queue_clear_area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queue_draw_area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int x,</text:p>
          </table:table-cell>
          <table:table-cell/>
        </table:table-row>
        <table:table-row table:style-name="ro1">
          <table:table-cell office:value-type="string">
            <text:p><text:s text:c="57"/>gint y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office:value-type="string">
            <text:p>void <text:s text:c="15"/>gtk_widget_reset_shapes <text:s text:c="12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app_painta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app_paintable);</text:p>
          </table:table-cell>
          <table:table-cell/>
        </table:table-row>
        <table:table-row table:style-name="ro1">
          <table:table-cell office:value-type="string">
            <text:p>void <text:s text:c="15"/>gtk_widget_set_double_buffered <text:s text:c="5"/>(GtkWidget *widget,</text:p>
          </table:table-cell>
          <table:table-cell/>
        </table:table-row>
        <table:table-row table:style-name="ro1">
          <table:table-cell office:value-type="string">
            <text:p><text:s text:c="57"/>gboolean double_buffered);</text:p>
          </table:table-cell>
          <table:table-cell/>
        </table:table-row>
        <table:table-row table:style-name="ro1">
          <table:table-cell office:value-type="string">
            <text:p>void <text:s text:c="15"/>gtk_widget_set_redraw_on_allocate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boolean redraw_on_allocate);</text:p>
          </table:table-cell>
          <table:table-cell/>
        </table:table-row>
        <table:table-row table:style-name="ro1">
          <table:table-cell office:value-type="string">
            <text:p>void <text:s text:c="15"/>gtk_widget_set_composite_name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name);</text:p>
          </table:table-cell>
          <table:table-cell/>
        </table:table-row>
        <table:table-row table:style-name="ro1">
          <table:table-cell office:value-type="string">
            <text:p>gboolean <text:s text:c="11"/>gtk_widget_set_scroll_adjustments <text:s text:c="2"/>(GtkWidget *widget,</text:p>
          </table:table-cell>
          <table:table-cell/>
        </table:table-row>
        <table:table-row table:style-name="ro1">
          <table:table-cell office:value-type="string">
            <text:p><text:s text:c="57"/>GtkAdjustment *hadjustment,</text:p>
          </table:table-cell>
          <table:table-cell/>
        </table:table-row>
        <table:table-row table:style-name="ro1">
          <table:table-cell office:value-type="string">
            <text:p><text:s text:c="57"/>GtkAdjustment *vadjustment);</text:p>
          </table:table-cell>
          <table:table-cell/>
        </table:table-row>
        <table:table-row table:style-name="ro1">
          <table:table-cell office:value-type="string">
            <text:p>gboolean <text:s text:c="11"/>gtk_widget_mnemonic_activat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group_cycling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);</text:p>
          </table:table-cell>
          <table:table-cell/>
        </table:table-row>
        <table:table-row table:style-name="ro1">
          <table:table-cell table:style-name="Deferred" office:value-type="string">
            <text:p>void <text:s text:c="15"/>gtk_widget_class_install_style_property_parser</text:p>
          </table:table-cell>
          <table:table-cell/>
        </table:table-row>
        <table:table-row table:style-name="ro1">
          <table:table-cell table:style-name="Deferred" office:value-type="string">
            <text:p><text:s text:c="56"/>(GtkWidgetClass *klass,</text:p>
          </table:table-cell>
          <table:table-cell/>
        </table:table-row>
        <table:table-row table:style-name="ro1">
          <table:table-cell table:style-name="Deferred" office:value-type="string">
            <text:p><text:s text:c="57"/>GParamSpec *pspec,</text:p>
          </table:table-cell>
          <table:table-cell/>
        </table:table-row>
        <table:table-row table:style-name="ro1">
          <table:table-cell table:style-name="Deferred" office:value-type="string">
            <text:p><text:s text:c="57"/>GtkRcPropertyParser parser);</text:p>
          </table:table-cell>
          <table:table-cell/>
        </table:table-row>
        <table:table-row table:style-name="ro1">
          <table:table-cell office:value-type="string">
            <text:p>GParamSpec* <text:s text:c="8"/>gtk_widget_class_find_style_property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const gchar *property_name);</text:p>
          </table:table-cell>
          <table:table-cell/>
        </table:table-row>
        <table:table-row table:style-name="ro1">
          <table:table-cell office:value-type="string">
            <text:p>GParamSpec** <text:s text:c="7"/>gtk_widget_class_list_style_properties</text:p>
          </table:table-cell>
          <table:table-cell/>
        </table:table-row>
        <table:table-row table:style-name="ro1">
          <table:table-cell office:value-type="string">
            <text:p><text:s text:c="56"/>(GtkWidgetClass *klass,</text:p>
          </table:table-cell>
          <table:table-cell/>
        </table:table-row>
        <table:table-row table:style-name="ro1">
          <table:table-cell office:value-type="string">
            <text:p><text:s text:c="57"/>guint *n_properties);</text:p>
          </table:table-cell>
          <table:table-cell/>
        </table:table-row>
        <table:table-row table:style-name="ro1">
          <table:table-cell table:style-name="Deferred" office:value-type="string">
            <text:p>GdkRegion * <text:s text:c="8"/>gtk_widget_region_intersect <text:s text:c="8"/>(GtkWidget *widget,</text:p>
          </table:table-cell>
          <table:table-cell/>
        </table:table-row>
        <table:table-row table:style-name="ro1">
          <table:table-cell table:style-name="Deferred" office:value-type="string">
            <text:p><text:s text:c="57"/>const GdkRegion *region);</text:p>
          </table:table-cell>
          <table:table-cell/>
        </table:table-row>
        <table:table-row table:style-name="ro1">
          <table:table-cell office:value-type="string">
            <text:p>gint <text:s text:c="15"/>gtk_widget_send_expose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dkEvent *event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 <text:s text:c="15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...);</text:p>
          </table:table-cell>
          <table:table-cell/>
        </table:table-row>
        <table:table-row table:style-name="ro1">
          <table:table-cell office:value-type="string">
            <text:p>void <text:s text:c="15"/>gtk_widget_style_get_property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property_name,</text:p>
          </table:table-cell>
          <table:table-cell/>
        </table:table-row>
        <table:table-row table:style-name="ro1">
          <table:table-cell office:value-type="string">
            <text:p><text:s text:c="57"/>GValue *value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widget_style_get_valist <text:s text:c="8"/>(GtkWidget *widget,</text:p>
          </table:table-cell>
          <table:table-cell/>
        </table:table-row>
        <table:table-row table:style-name="ro1">
          <table:table-cell table:style-name="Ignored" office:value-type="string">
            <text:p><text:s text:c="57"/>const gchar *first_property_name,</text:p>
          </table:table-cell>
          <table:table-cell/>
        </table:table-row>
        <table:table-row table:style-name="ro1">
          <table:table-cell table:style-name="Ignored" office:value-type="string">
            <text:p><text:s text:c="57"/>va_list var_args);</text:p>
          </table:table-cell>
          <table:table-cell/>
        </table:table-row>
        <table:table-row table:style-name="ro1">
          <table:table-cell office:value-type="string">
            <text:p>AtkObject* <text:s text:c="9"/>gtk_widget_get_accessible <text:s text:c="10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child_focus <text:s text:c="13"/>(GtkWidget *widget,</text:p>
          </table:table-cell>
          <table:table-cell/>
        </table:table-row>
        <table:table-row table:style-name="ro1">
          <table:table-cell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void <text:s text:c="15"/>gtk_widget_child_notify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const gchar *child_property);</text:p>
          </table:table-cell>
          <table:table-cell/>
        </table:table-row>
        <table:table-row table:style-name="ro1">
          <table:table-cell office:value-type="string">
            <text:p>void <text:s text:c="15"/>gtk_widget_freeze_child_notify <text:s text:c="5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get_child_visible <text:s text:c="7"/>(GtkWidget *widget);</text:p>
          </table:table-cell>
          <table:table-cell/>
        </table:table-row>
        <table:table-row table:style-name="ro1">
          <table:table-cell office:value-type="string">
            <text:p>GtkWidget * <text:s text:c="8"/>gtk_widget_get_parent <text:s text:c="14"/>(GtkWidget *widget);</text:p>
          </table:table-cell>
          <table:table-cell/>
        </table:table-row>
        <table:table-row table:style-name="ro1">
          <table:table-cell office:value-type="string">
            <text:p>GtkSettings* <text:s text:c="7"/>gtk_widget_get_settings <text:s text:c="12"/>(GtkWidget *widget);</text:p>
          </table:table-cell>
          <table:table-cell/>
        </table:table-row>
        <table:table-row table:style-name="ro1">
          <table:table-cell office:value-type="string">
            <text:p>GtkClipboard * <text:s text:c="5"/>gtk_widget_get_clipboard <text:s text:c="11"/>(GtkWidget *widget,</text:p>
          </table:table-cell>
          <table:table-cell/>
        </table:table-row>
        <table:table-row table:style-name="ro1">
          <table:table-cell office:value-type="string">
            <text:p><text:s text:c="57"/>GdkAtom selection);</text:p>
          </table:table-cell>
          <table:table-cell/>
        </table:table-row>
        <table:table-row table:style-name="ro1">
          <table:table-cell office:value-type="string">
            <text:p>GdkDisplay * <text:s text:c="7"/>gtk_widget_get_display <text:s text:c="13"/>(GtkWidget *widget);</text:p>
          </table:table-cell>
          <table:table-cell/>
        </table:table-row>
        <table:table-row table:style-name="ro1">
          <table:table-cell office:value-type="string">
            <text:p>GdkWindow * <text:s text:c="8"/>gtk_widget_get_root_window <text:s text:c="9"/>(GtkWidget *widget);</text:p>
          </table:table-cell>
          <table:table-cell/>
        </table:table-row>
        <table:table-row table:style-name="ro1">
          <table:table-cell office:value-type="string">
            <text:p>GdkScreen * <text:s text:c="8"/>gtk_widget_get_scree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has_screen <text:s text:c="1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g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*width,</text:p>
          </table:table-cell>
          <table:table-cell/>
        </table:table-row>
        <table:table-row table:style-name="ro1">
          <table:table-cell office:value-type="string">
            <text:p><text:s text:c="57"/>gint *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op_visual <text:s text:c="14"/>()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push_visual <text:s text:c="13"/>(visual)</text:p>
          </table:table-cell>
          <table:table-cell/>
        </table:table-row>
        <table:table-row table:style-name="ro1">
          <table:table-cell office:value-type="string">
            <text:p>void <text:s text:c="15"/>gtk_widget_set_child_visible <text:s text:c="7"/>(GtkWidget *widget,</text:p>
          </table:table-cell>
          <table:table-cell/>
        </table:table-row>
        <table:table-row table:style-name="ro1">
          <table:table-cell office:value-type="string">
            <text:p><text:s text:c="57"/>gboolean is_visible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default_visual <text:s text:c="6"/>(visual)</text:p>
          </table:table-cell>
          <table:table-cell/>
        </table:table-row>
        <table:table-row table:style-name="ro1">
          <table:table-cell office:value-type="string">
            <text:p>void <text:s text:c="15"/>gtk_widget_set_size_reques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gint width,</text:p>
          </table:table-cell>
          <table:table-cell/>
        </table:table-row>
        <table:table-row table:style-name="ro1">
          <table:table-cell office:value-type="string">
            <text:p><text:s text:c="57"/>gint height);</text:p>
          </table:table-cell>
          <table:table-cell/>
        </table:table-row>
        <table:table-row table:style-name="ro1">
          <table:table-cell table:style-name="Ignored" office:value-type="string">
            <text:p>#define <text:s text:c="12"/>gtk_widget_set_visual <text:s text:c="14"/>(widget,visual)</text:p>
          </table:table-cell>
          <table:table-cell/>
        </table:table-row>
        <table:table-row table:style-name="ro1">
          <table:table-cell office:value-type="string">
            <text:p>void <text:s text:c="15"/>gtk_widget_thaw_child_notify <text:s text:c="7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no_show_all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no_show_all);</text:p>
          </table:table-cell>
          <table:table-cell/>
        </table:table-row>
        <table:table-row table:style-name="ro1">
          <table:table-cell office:value-type="string">
            <text:p>gboolean <text:s text:c="11"/>gtk_widget_get_no_show_all <text:s text:c="9"/>(GtkWidget *widget);</text:p>
          </table:table-cell>
          <table:table-cell/>
        </table:table-row>
        <table:table-row table:style-name="ro1">
          <table:table-cell office:value-type="string">
            <text:p>GList* <text:s text:c="13"/>gtk_widget_list_mnemonic_labels <text:s text:c="4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add_mnemonic_label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void <text:s text:c="15"/>gtk_widget_remove_mnemonic_label <text:s text:c="3"/>(GtkWidget *widget,</text:p>
          </table:table-cell>
          <table:table-cell/>
        </table:table-row>
        <table:table-row table:style-name="ro1">
          <table:table-cell office:value-type="string">
            <text:p><text:s text:c="57"/>GtkWidget *label);</text:p>
          </table:table-cell>
          <table:table-cell/>
        </table:table-row>
        <table:table-row table:style-name="ro1">
          <table:table-cell office:value-type="string">
            <text:p>GtkAction * <text:s text:c="8"/>gtk_widget_get_action <text:s text:c="14"/>(GtkWidget *widget);</text:p>
          </table:table-cell>
          <table:table-cell/>
        </table:table-row>
        <table:table-row table:style-name="ro1">
          <table:table-cell office:value-type="string">
            <text:p>gboolean <text:s text:c="11"/>gtk_widget_is_composited <text:s text:c="11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error_bell <text:s text:c="14"/>(GtkWidget *widget);</text:p>
          </table:table-cell>
          <table:table-cell/>
        </table:table-row>
        <table:table-row table:style-name="ro1">
          <table:table-cell table:style-name="Ignored" office:value-type="string">
            <text:p>gboolean <text:s text:c="11"/>gtk_widget_keynav_failed <text:s text:c="11"/>(GtkWidget *widget,</text:p>
          </table:table-cell>
          <table:table-cell office:value-type="string">
            <text:p>signal</text:p>
          </table:table-cell>
        </table:table-row>
        <table:table-row table:style-name="ro1">
          <table:table-cell table:style-name="Ignored" office:value-type="string">
            <text:p><text:s text:c="57"/>GtkDirectionType direction);</text:p>
          </table:table-cell>
          <table:table-cell/>
        </table:table-row>
        <table:table-row table:style-name="ro1">
          <table:table-cell office:value-type="string">
            <text:p>gchar * <text:s text:c="12"/>gtk_widget_get_tooltip_markup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markup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const gchar *markup);</text:p>
          </table:table-cell>
          <table:table-cell/>
        </table:table-row>
        <table:table-row table:style-name="ro1">
          <table:table-cell office:value-type="string">
            <text:p>gchar * <text:s text:c="12"/>gtk_widget_get_tooltip_text <text:s text:c="8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text <text:s text:c="8"/>(GtkWidget *widget,</text:p>
          </table:table-cell>
          <table:table-cell/>
        </table:table-row>
        <table:table-row table:style-name="ro1">
          <table:table-cell office:value-type="string">
            <text:p><text:s text:c="57"/>const gchar *text);</text:p>
          </table:table-cell>
          <table:table-cell/>
        </table:table-row>
        <table:table-row table:style-name="ro1">
          <table:table-cell office:value-type="string">
            <text:p>GtkWindow * <text:s text:c="8"/>gtk_widget_get_tooltip_window <text:s text:c="6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tooltip_window <text:s text:c="6"/>(GtkWidget *widget,</text:p>
          </table:table-cell>
          <table:table-cell/>
        </table:table-row>
        <table:table-row table:style-name="ro1">
          <table:table-cell office:value-type="string">
            <text:p><text:s text:c="57"/>GtkWindow *custom_window);</text:p>
          </table:table-cell>
          <table:table-cell/>
        </table:table-row>
        <table:table-row table:style-name="ro1">
          <table:table-cell office:value-type="string">
            <text:p>gboolean <text:s text:c="11"/>gtk_widget_get_has_tooltip <text:s text:c="9"/>(GtkWidget *widget);</text:p>
          </table:table-cell>
          <table:table-cell/>
        </table:table-row>
        <table:table-row table:style-name="ro1">
          <table:table-cell office:value-type="string">
            <text:p>void <text:s text:c="15"/>gtk_widget_set_has_tooltip <text:s text:c="9"/>(GtkWidget *widget,</text:p>
          </table:table-cell>
          <table:table-cell/>
        </table:table-row>
        <table:table-row table:style-name="ro1">
          <table:table-cell office:value-type="string">
            <text:p><text:s text:c="57"/>gboolean has_tooltip);</text:p>
          </table:table-cell>
          <table:table-cell/>
        </table:table-row>
        <table:table-row table:style-name="ro1">
          <table:table-cell office:value-type="string">
            <text:p>void <text:s text:c="15"/>gtk_widget_trigger_tooltip_query <text:s text:c="3"/>(GtkWidget *widget);</text:p>
          </table:table-cell>
          <table:table-cell/>
        </table:table-row>
        <table:table-row table:style-name="ro1">
          <table:table-cell office:value-type="string">
            <text:p>GdkPixmap * <text:s text:c="8"/>gtk_widget_get_snapshot <text:s text:c="12"/>(GtkWidget *widget,</text:p>
          </table:table-cell>
          <table:table-cell/>
        </table:table-row>
        <table:table-row table:style-name="ro1">
          <table:table-cell office:value-type="string">
            <text:p><text:s text:c="57"/>GdkRectangle *clip_rect);</text:p>
          </table:table-cell>
          <table:table-cell/>
        </table:table-row>
        <table:table-row table:style-name="ro1">
          <table:table-cell office:value-type="string">
            <text:p>GdkWindow* <text:s text:c="9"/>gtk_widget_get_window <text:s text:c="14"/>(GtkWidget *widget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Ignored" office:value-type="string">
            <text:p>GtkRequisition * <text:s text:c="3"/>gtk_requisition_copy <text:s text:c="15"/>(const GtkRequisition *requisition);</text:p>
          </table:table-cell>
          <table:table-cell/>
        </table:table-row>
        <table:table-row table:style-name="ro1">
          <table:table-cell table:style-name="Ignored" office:value-type="string">
            <text:p>void <text:s text:c="15"/>gtk_requisition_free <text:s text:c="15"/>(GtkRequisition *requisition);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>
            <text:p><text:s text:c="20"/>GtkIMContext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Class;</text:p>
          </table:table-cell>
          <table:table-cell/>
        </table:table-row>
        <table:table-row table:style-name="ro1">
          <table:table-cell table:style-name="Default" office:value-type="string">
            <text:p><text:s text:c="20"/>GtkIMContextInfo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lient_window <text:s text:c="3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Window *window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get_preedit_str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str,</text:p>
          </table:table-cell>
          <table:table-cell/>
        </table:table-row>
        <table:table-row table:style-name="ro1">
          <table:table-cell table:style-name="Default" office:value-type="string">
            <text:p><text:s text:c="57"/>PangoAttrList **attrs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pos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filter_keypress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dkEventKey *even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in <text:s text:c="12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focus_out <text:s text:c="11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reset <text:s text:c="15"/>(GtkIMContext *contex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cursor_location <text:s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dkRectangle *area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use_preedit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boolean use_preedit);</text:p>
          </table:table-cell>
          <table:table-cell/>
        </table:table-row>
        <table:table-row table:style-name="ro1">
          <table:table-cell table:style-name="Default" office:value-type="string">
            <text:p>void <text:s text:c="15"/>gtk_im_context_s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const gchar 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len,</text:p>
          </table:table-cell>
          <table:table-cell/>
        </table:table-row>
        <table:table-row table:style-name="ro1">
          <table:table-cell table:style-name="Default" office:value-type="string">
            <text:p><text:s text:c="57"/>gint 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get_surrounding <text:s text:c="5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char **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*cursor_index);</text:p>
          </table:table-cell>
          <table:table-cell/>
        </table:table-row>
        <table:table-row table:style-name="ro1">
          <table:table-cell table:style-name="Default" office:value-type="string">
            <text:p>gboolean <text:s text:c="11"/>gtk_im_context_delete_surrounding <text:s text:c="2"/>(GtkIMContext *context,</text:p>
          </table:table-cell>
          <table:table-cell/>
        </table:table-row>
        <table:table-row table:style-name="ro1">
          <table:table-cell table:style-name="Default" office:value-type="string">
            <text:p><text:s text:c="57"/>gint offset,</text:p>
          </table:table-cell>
          <table:table-cell/>
        </table:table-row>
        <table:table-row table:style-name="ro1">
          <table:table-cell table:style-name="Default" office:value-type="string">
            <text:p><text:s text:c="57"/>gint n_chars);</text:p>
          </table:table-cell>
          <table:table-cell/>
        </table:table-row>
      </table:table>
      <table:table table:name="Recent" table:style-name="ta1" table:print="false">
        <table:table-column table:style-name="co18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RecentManager;</text:p>
          </table:table-cell>
        </table:table-row>
        <table:table-row table:style-name="ro1">
          <table:table-cell office:value-type="string">
            <text:p><text:s text:c="20"/>GtkRecentInfo;</text:p>
          </table:table-cell>
        </table:table-row>
        <table:table-row table:style-name="ro1">
          <table:table-cell office:value-type="string">
            <text:p><text:s text:c="20"/>GtkRecentData;</text:p>
          </table:table-cell>
        </table:table-row>
        <table:table-row table:style-name="ro1">
          <table:table-cell office:value-type="string">
            <text:p>enum <text:s text:c="15"/>GtkRecentManagerError;</text:p>
          </table:table-cell>
        </table:table-row>
        <table:table-row table:style-name="ro1">
          <table:table-cell office:value-type="string">
            <text:p>GtkRecentManager * <text:s/>gtk_recent_manager_new <text:s text:c="13"/>(void);</text:p>
          </table:table-cell>
        </table:table-row>
        <table:table-row table:style-name="ro1">
          <table:table-cell office:value-type="string">
            <text:p>GtkRecentManager * <text:s/>gtk_recent_manager_get_default <text:s text:c="5"/>(void);</text:p>
          </table:table-cell>
        </table:table-row>
        <table:table-row table:style-name="ro1">
          <table:table-cell office:value-type="string">
            <text:p>GtkRecentManager * <text:s/>gtk_recent_manager_get_for_screen <text:s text:c="2"/>(GdkScreen *screen);</text:p>
          </table:table-cell>
        </table:table-row>
        <table:table-row table:style-name="ro1">
          <table:table-cell office:value-type="string">
            <text:p>void <text:s text:c="15"/>gtk_recent_manager_set_screen <text:s text:c="6"/>(GtkRecentManager *manager,</text:p>
          </table:table-cell>
        </table:table-row>
        <table:table-row table:style-name="ro1">
          <table:table-cell office:value-type="string">
            <text:p><text:s text:c="57"/>GdkScreen *screen);</text:p>
          </table:table-cell>
        </table:table-row>
        <table:table-row table:style-name="ro1">
          <table:table-cell office:value-type="string">
            <text:p>gboolean <text:s text:c="11"/>gtk_recent_manager_add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add_full <text:s text:c="8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tkRecentData *recent_data);</text:p>
          </table:table-cell>
        </table:table-row>
        <table:table-row table:style-name="ro1">
          <table:table-cell office:value-type="string">
            <text:p>gboolean <text:s text:c="11"/>gtk_recent_manager_remove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tkRecentInfo * <text:s text:c="4"/>gtk_recent_manager_lookup_item <text:s text:c="5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recent_manager_has_item <text:s text:c="8"/>(GtkRecentManager *manag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gboolean <text:s text:c="11"/>gtk_recent_manager_move_item <text:s text:c="7"/>(GtkRecentManager *manag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const gchar *new_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int <text:s text:c="15"/>gtk_recent_manager_get_limit <text:s text:c="7"/>(GtkRecentManager *manager);</text:p>
          </table:table-cell>
        </table:table-row>
        <table:table-row table:style-name="ro1">
          <table:table-cell office:value-type="string">
            <text:p>void <text:s text:c="15"/>gtk_recent_manager_set_limit <text:s text:c="7"/>(GtkRecentManager *manag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List * <text:s text:c="12"/>gtk_recent_manager_get_items <text:s text:c="7"/>(GtkRecentManager *manager);</text:p>
          </table:table-cell>
        </table:table-row>
        <table:table-row table:style-name="ro1">
          <table:table-cell office:value-type="string">
            <text:p>gint <text:s text:c="15"/>gtk_recent_manager_purge_items <text:s text:c="5"/>(GtkRecentManager *manager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tkRecentInfo * <text:s text:c="4"/>gtk_recent_info_ref <text:s text:c="16"/>(GtkRecentInfo *info);</text:p>
          </table:table-cell>
        </table:table-row>
        <table:table-row table:style-name="ro1">
          <table:table-cell office:value-type="string">
            <text:p>void <text:s text:c="15"/>gtk_recent_info_unref <text:s text:c="14"/>(GtkRecentInfo *info);</text:p>
          </table:table-cell>
        </table:table-row>
        <table:table-row table:style-name="ro1">
          <table:table-cell office:value-type="string">
            <text:p>const gchar * <text:s text:c="6"/>gtk_recent_info_get_uri <text:s text:c="12"/>(GtkRecentInfo *info);</text:p>
          </table:table-cell>
        </table:table-row>
        <table:table-row table:style-name="ro1">
          <table:table-cell office:value-type="string">
            <text:p>const gchar * <text:s text:c="6"/>gtk_recent_info_get_display_name <text:s text:c="3"/>(GtkRecentInfo *info);</text:p>
          </table:table-cell>
        </table:table-row>
        <table:table-row table:style-name="ro1">
          <table:table-cell office:value-type="string">
            <text:p>const gchar * <text:s text:c="6"/>gtk_recent_info_get_description <text:s text:c="4"/>(GtkRecentInfo *info);</text:p>
          </table:table-cell>
        </table:table-row>
        <table:table-row table:style-name="ro1">
          <table:table-cell office:value-type="string">
            <text:p>const gchar * <text:s text:c="6"/>gtk_recent_info_get_mime_type <text:s text:c="6"/>(GtkRecentInfo *info);</text:p>
          </table:table-cell>
        </table:table-row>
        <table:table-row table:style-name="ro1">
          <table:table-cell office:value-type="string">
            <text:p>time_t <text:s text:c="13"/>gtk_recent_info_get_added <text:s text:c="10"/>(GtkRecentInfo *info);</text:p>
          </table:table-cell>
        </table:table-row>
        <table:table-row table:style-name="ro1">
          <table:table-cell office:value-type="string">
            <text:p>time_t <text:s text:c="13"/>gtk_recent_info_get_modified <text:s text:c="7"/>(GtkRecentInfo *info);</text:p>
          </table:table-cell>
        </table:table-row>
        <table:table-row table:style-name="ro1">
          <table:table-cell office:value-type="string">
            <text:p>time_t <text:s text:c="13"/>gtk_recent_info_get_visited <text:s text:c="8"/>(GtkRecentInfo *info);</text:p>
          </table:table-cell>
        </table:table-row>
        <table:table-row table:style-name="ro1">
          <table:table-cell office:value-type="string">
            <text:p>gboolean <text:s text:c="11"/>gtk_recent_info_get_private_hint <text:s text:c="3"/>(GtkRecentInfo *info);</text:p>
          </table:table-cell>
        </table:table-row>
        <table:table-row table:style-name="ro1">
          <table:table-cell office:value-type="string">
            <text:p>gboolean <text:s text:c="11"/>gtk_recent_info_get_application_info</text:p>
          </table:table-cell>
        </table:table-row>
        <table:table-row table:style-name="ro1">
          <table:table-cell office:value-type="string">
            <text:p><text:s text:c="56"/>(GtkRecentInfo *info,</text:p>
          </table:table-cell>
        </table:table-row>
        <table:table-row table:style-name="ro1">
          <table:table-cell office:value-type="string">
            <text:p><text:s text:c="57"/>const gchar *app_name,</text:p>
          </table:table-cell>
        </table:table-row>
        <table:table-row table:style-name="ro1">
          <table:table-cell office:value-type="string">
            <text:p><text:s text:c="57"/>gchar **app_exec,</text:p>
          </table:table-cell>
        </table:table-row>
        <table:table-row table:style-name="ro1">
          <table:table-cell office:value-type="string">
            <text:p><text:s text:c="57"/>guint *count,</text:p>
          </table:table-cell>
        </table:table-row>
        <table:table-row table:style-name="ro1">
          <table:table-cell office:value-type="string">
            <text:p><text:s text:c="57"/>time_t *time_);</text:p>
          </table:table-cell>
        </table:table-row>
        <table:table-row table:style-name="ro1">
          <table:table-cell office:value-type="string">
            <text:p>gchar ** <text:s text:c="11"/>gtk_recent_info_get_applications <text:s text:c="3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char * <text:s text:c="12"/>gtk_recent_info_last_application <text:s text:c="3"/>(GtkRecentInfo *info);</text:p>
          </table:table-cell>
        </table:table-row>
        <table:table-row table:style-name="ro1">
          <table:table-cell office:value-type="string">
            <text:p>gchar ** <text:s text:c="11"/>gtk_recent_info_get_groups <text:s text:c="9"/>(GtkRecentInfo *info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gboolean <text:s text:c="11"/>gtk_recent_info_has_group <text:s text:c="10"/>(GtkRecentInfo *info,</text:p>
          </table:table-cell>
        </table:table-row>
        <table:table-row table:style-name="ro1">
          <table:table-cell office:value-type="string">
            <text:p><text:s text:c="57"/>const gchar *group_name);</text:p>
          </table:table-cell>
        </table:table-row>
        <table:table-row table:style-name="ro1">
          <table:table-cell office:value-type="string">
            <text:p>gboolean <text:s text:c="11"/>gtk_recent_info_has_application <text:s text:c="4"/>(GtkRecentInfo *info,</text:p>
          </table:table-cell>
        </table:table-row>
        <table:table-row table:style-name="ro1">
          <table:table-cell office:value-type="string">
            <text:p><text:s text:c="57"/>const gchar *app_name);</text:p>
          </table:table-cell>
        </table:table-row>
        <table:table-row table:style-name="ro1">
          <table:table-cell office:value-type="string">
            <text:p>GdkPixbuf * <text:s text:c="8"/>gtk_recent_info_get_icon <text:s text:c="11"/>(GtkRecentInfo *info,</text:p>
          </table:table-cell>
        </table:table-row>
        <table:table-row table:style-name="ro1">
          <table:table-cell office:value-type="string">
            <text:p><text:s text:c="57"/>gint size);</text:p>
          </table:table-cell>
        </table:table-row>
        <table:table-row table:style-name="ro1">
          <table:table-cell office:value-type="string">
            <text:p>gchar * <text:s text:c="12"/>gtk_recent_info_get_short_name <text:s text:c="5"/>(GtkRecentInfo *info);</text:p>
          </table:table-cell>
        </table:table-row>
        <table:table-row table:style-name="ro1">
          <table:table-cell office:value-type="string">
            <text:p>gchar * <text:s text:c="12"/>gtk_recent_info_get_uri_display <text:s text:c="4"/>(GtkRecentInfo *info);</text:p>
          </table:table-cell>
        </table:table-row>
        <table:table-row table:style-name="ro1">
          <table:table-cell office:value-type="string">
            <text:p>gint <text:s text:c="15"/>gtk_recent_info_get_age <text:s text:c="12"/>(GtkRecentInfo *info);</text:p>
          </table:table-cell>
        </table:table-row>
        <table:table-row table:style-name="ro1">
          <table:table-cell office:value-type="string">
            <text:p>gboolean <text:s text:c="11"/>gtk_recent_info_is_local <text:s text:c="11"/>(GtkRecentInfo *info);</text:p>
          </table:table-cell>
        </table:table-row>
        <table:table-row table:style-name="ro1">
          <table:table-cell office:value-type="string">
            <text:p>gboolean <text:s text:c="11"/>gtk_recent_info_exists <text:s text:c="13"/>(GtkRecentInfo *info);</text:p>
          </table:table-cell>
        </table:table-row>
        <table:table-row table:style-name="ro1">
          <table:table-cell office:value-type="string">
            <text:p>gboolean <text:s text:c="11"/>gtk_recent_info_match <text:s text:c="14"/>(GtkRecentInfo *info_a,</text:p>
          </table:table-cell>
        </table:table-row>
        <table:table-row table:style-name="ro1">
          <table:table-cell office:value-type="string">
            <text:p><text:s text:c="57"/>GtkRecentInfo *info_b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;</text:p>
          </table:table-cell>
        </table:table-row>
        <table:table-row table:style-name="ro1">
          <table:table-cell office:value-type="string">
            <text:p><text:s text:c="20"/>GtkRecentChooserIface;</text:p>
          </table:table-cell>
        </table:table-row>
        <table:table-row table:style-name="ro1">
          <table:table-cell office:value-type="string">
            <text:p>enum <text:s text:c="15"/>GtkRecentChooserError;</text:p>
          </table:table-cell>
        </table:table-row>
        <table:table-row table:style-name="ro1">
          <table:table-cell office:value-type="string">
            <text:p>void <text:s text:c="15"/>gtk_recent_chooser_set_show_private (GtkRecentChooser *chooser,</text:p>
          </table:table-cell>
        </table:table-row>
        <table:table-row table:style-name="ro1">
          <table:table-cell office:value-type="string">
            <text:p><text:s text:c="57"/>gboolean show_private);</text:p>
          </table:table-cell>
        </table:table-row>
        <table:table-row table:style-name="ro1">
          <table:table-cell office:value-type="string">
            <text:p>gboolean <text:s text:c="11"/>gtk_recent_chooser_get_show_private (GtkRecentChooser *chooser);</text:p>
          </table:table-cell>
        </table:table-row>
        <table:table-row table:style-name="ro1">
          <table:table-cell office:value-type="string">
            <text:p>void <text:s text:c="15"/>gtk_recent_chooser_set_show_not_found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how_not_found);</text:p>
          </table:table-cell>
        </table:table-row>
        <table:table-row table:style-name="ro1">
          <table:table-cell office:value-type="string">
            <text:p>gboolean <text:s text:c="11"/>gtk_recent_chooser_get_show_not_found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show_icons <text:s text:c="2"/>(GtkRecentChooser *chooser,</text:p>
          </table:table-cell>
        </table:table-row>
        <table:table-row table:style-name="ro1">
          <table:table-cell office:value-type="string">
            <text:p><text:s text:c="57"/>gboolean show_icons);</text:p>
          </table:table-cell>
        </table:table-row>
        <table:table-row table:style-name="ro1">
          <table:table-cell office:value-type="string">
            <text:p>gboolean <text:s text:c="11"/>gtk_recent_chooser_get_show_icons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select_multiple</text:p>
          </table:table-cell>
        </table:table-row>
        <table:table-row table:style-name="ro1">
          <table:table-cell office:value-type="string">
            <text:p><text:s text:c="56"/>(GtkRecentChooser *chooser,</text:p>
          </table:table-cell>
        </table:table-row>
        <table:table-row table:style-name="ro1">
          <table:table-cell office:value-type="string">
            <text:p><text:s text:c="57"/>gboolean select_multiple);</text:p>
          </table:table-cell>
        </table:table-row>
        <table:table-row table:style-name="ro1">
          <table:table-cell office:value-type="string">
            <text:p>gboolean <text:s text:c="11"/>gtk_recent_chooser_get_select_multiple</text:p>
          </table:table-cell>
        </table:table-row>
        <table:table-row table:style-name="ro1">
          <table:table-cell office:value-type="string">
            <text:p><text:s text:c="56"/>(GtkRecentChooser *chooser);</text:p>
          </table:table-cell>
        </table:table-row>
        <table:table-row table:style-name="ro1">
          <table:table-cell office:value-type="string">
            <text:p>void <text:s text:c="15"/>gtk_recent_chooser_set_local_only <text:s text:c="2"/>(GtkRecentChooser *chooser,</text:p>
          </table:table-cell>
        </table:table-row>
        <table:table-row table:style-name="ro1">
          <table:table-cell office:value-type="string">
            <text:p><text:s text:c="57"/>gboolean local_only);</text:p>
          </table:table-cell>
        </table:table-row>
        <table:table-row table:style-name="ro1">
          <table:table-cell office:value-type="string">
            <text:p>gboolean <text:s text:c="11"/>gtk_recent_chooser_get_local_only <text:s text:c="2"/>(GtkRecentChooser *chooser);</text:p>
          </table:table-cell>
        </table:table-row>
        <table:table-row table:style-name="ro1">
          <table:table-cell office:value-type="string">
            <text:p>void <text:s text:c="15"/>gtk_recent_chooser_set_limit <text:s text:c="7"/>(GtkRecentChooser *chooser,</text:p>
          </table:table-cell>
        </table:table-row>
        <table:table-row table:style-name="ro1">
          <table:table-cell office:value-type="string">
            <text:p><text:s text:c="57"/>gint limit);</text:p>
          </table:table-cell>
        </table:table-row>
        <table:table-row table:style-name="ro1">
          <table:table-cell office:value-type="string">
            <text:p>gint <text:s text:c="15"/>gtk_recent_chooser_get_limit <text:s text:c="7"/>(GtkRecentChooser *chooser);</text:p>
          </table:table-cell>
        </table:table-row>
        <table:table-row table:style-name="ro1">
          <table:table-cell office:value-type="string">
            <text:p>void <text:s text:c="15"/>gtk_recent_chooser_set_show_tips <text:s text:c="3"/>(GtkRecentChooser *chooser,</text:p>
          </table:table-cell>
        </table:table-row>
        <table:table-row table:style-name="ro1">
          <table:table-cell office:value-type="string">
            <text:p><text:s text:c="57"/>gboolean show_tips);</text:p>
          </table:table-cell>
        </table:table-row>
        <table:table-row table:style-name="ro1">
          <table:table-cell office:value-type="string">
            <text:p>gboolean <text:s text:c="11"/>gtk_recent_chooser_get_show_tips <text:s text:c="3"/>(GtkRecentChooser *chooser);</text:p>
          </table:table-cell>
        </table:table-row>
        <table:table-row table:style-name="ro1">
          <table:table-cell office:value-type="string">
            <text:p>void <text:s text:c="15"/>gtk_recent_chooser_set_show_numbers (GtkRecentChooser *chooser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 office:value-type="string">
            <text:p>gboolean <text:s text:c="11"/>gtk_recent_chooser_get_show_numbers (GtkRecentChooser *chooser);</text:p>
          </table:table-cell>
        </table:table-row>
        <table:table-row table:style-name="ro1">
          <table:table-cell office:value-type="string">
            <text:p>enum <text:s text:c="15"/>GtkRecentSortType;</text:p>
          </table:table-cell>
        </table:table-row>
        <table:table-row table:style-name="ro1">
          <table:table-cell office:value-type="string">
            <text:p>void <text:s text:c="15"/>gtk_recent_chooser_set_sort_type <text:s text:c="3"/>(GtkRecentChooser *chooser,</text:p>
          </table:table-cell>
        </table:table-row>
        <table:table-row table:style-name="ro1">
          <table:table-cell office:value-type="string">
            <text:p><text:s text:c="57"/>GtkRecentSortType sort_type);</text:p>
          </table:table-cell>
        </table:table-row>
        <table:table-row table:style-name="ro1">
          <table:table-cell office:value-type="string">
            <text:p>GtkRecentSortType <text:s text:c="2"/>gtk_recent_chooser_get_sort_type <text:s text:c="3"/>(GtkRecentChooser *chooser);</text:p>
          </table:table-cell>
        </table:table-row>
        <table:table-row table:style-name="ro1">
          <table:table-cell office:value-type="string">
            <text:p>gint <text:s text:c="15"/>(*GtkRecentSortFunc) <text:s text:c="15"/>(GtkRecentInfo *a,</text:p>
          </table:table-cell>
        </table:table-row>
        <table:table-row table:style-name="ro1">
          <table:table-cell office:value-type="string">
            <text:p><text:s text:c="57"/>GtkRecentInfo *b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void <text:s text:c="15"/>gtk_recent_chooser_set_sort_func <text:s text:c="3"/>(GtkRecentChooser *chooser,</text:p>
          </table:table-cell>
        </table:table-row>
        <table:table-row table:style-name="ro1">
          <table:table-cell office:value-type="string">
            <text:p><text:s text:c="57"/>GtkRecentSortFunc sort_func,</text:p>
          </table:table-cell>
        </table:table-row>
        <table:table-row table:style-name="ro1">
          <table:table-cell office:value-type="string">
            <text:p><text:s text:c="57"/>gpointer sort_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boolean <text:s text:c="11"/>gtk_recent_chooser_set_current_uri <text:s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char * <text:s text:c="12"/>gtk_recent_chooser_get_current_uri <text:s/>(GtkRecentChooser *chooser);</text:p>
          </table:table-cell>
        </table:table-row>
        <table:table-row table:style-name="ro1">
          <table:table-cell office:value-type="string">
            <text:p>GtkRecentInfo * <text:s text:c="4"/>gtk_recent_chooser_get_current_item (GtkRecentChooser *chooser);</text:p>
          </table:table-cell>
        </table:table-row>
        <table:table-row table:style-name="ro1">
          <table:table-cell office:value-type="string">
            <text:p>gboolean <text:s text:c="11"/>gtk_recent_chooser_select_uri <text:s text:c="6"/>(GtkRecentChooser *chooser,</text:p>
          </table:table-cell>
        </table:table-row>
        <table:table-row table:style-name="ro1">
          <table:table-cell office:value-type="string">
            <text:p><text:s text:c="57"/>const gchar *uri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void <text:s text:c="15"/>gtk_recent_chooser_unselect_uri <text:s text:c="4"/>(GtkRecentChooser *chooser,</text:p>
          </table:table-cell>
        </table:table-row>
        <table:table-row table:style-name="ro1">
          <table:table-cell office:value-type="string">
            <text:p><text:s text:c="57"/>const gchar *uri);</text:p>
          </table:table-cell>
        </table:table-row>
        <table:table-row table:style-name="ro1">
          <table:table-cell office:value-type="string">
            <text:p>void <text:s text:c="15"/>gtk_recent_chooser_select_all <text:s text:c="6"/>(GtkRecentChooser *chooser);</text:p>
          </table:table-cell>
        </table:table-row>
        <table:table-row table:style-name="ro1">
          <table:table-cell office:value-type="string">
            <text:p>void <text:s text:c="15"/>gtk_recent_chooser_unselect_all <text:s text:c="4"/>(GtkRecentChooser *chooser);</text:p>
          </table:table-cell>
        </table:table-row>
        <table:table-row table:style-name="ro1">
          <table:table-cell office:value-type="string">
            <text:p>GList * <text:s text:c="12"/>gtk_recent_chooser_get_items <text:s text:c="7"/>(GtkRecentChooser *chooser);</text:p>
          </table:table-cell>
        </table:table-row>
        <table:table-row table:style-name="ro1">
          <table:table-cell office:value-type="string">
            <text:p>gchar ** <text:s text:c="11"/>gtk_recent_chooser_get_uris <text:s text:c="8"/>(GtkRecentChooser *chooser,</text:p>
          </table:table-cell>
        </table:table-row>
        <table:table-row table:style-name="ro1">
          <table:table-cell office:value-type="string">
            <text:p><text:s text:c="57"/>gsize *length);</text:p>
          </table:table-cell>
        </table:table-row>
        <table:table-row table:style-name="ro1">
          <table:table-cell office:value-type="string">
            <text:p>void <text:s text:c="15"/>gtk_recent_chooser_add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void <text:s text:c="15"/>gtk_recent_chooser_remove_filter <text:s text:c="3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SList * <text:s text:c="11"/>gtk_recent_chooser_list_filters <text:s text:c="4"/>(GtkRecentChooser *chooser);</text:p>
          </table:table-cell>
        </table:table-row>
        <table:table-row table:style-name="ro1">
          <table:table-cell office:value-type="string">
            <text:p>void <text:s text:c="15"/>gtk_recent_chooser_set_filter <text:s text:c="6"/>(GtkRecentChooser *chooser,</text:p>
          </table:table-cell>
        </table:table-row>
        <table:table-row table:style-name="ro1">
          <table:table-cell office:value-type="string">
            <text:p><text:s text:c="57"/>GtkRecentFilter *filter);</text:p>
          </table:table-cell>
        </table:table-row>
        <table:table-row table:style-name="ro1">
          <table:table-cell office:value-type="string">
            <text:p>GtkRecentFilter * <text:s text:c="2"/>gtk_recent_chooser_get_filter <text:s text:c="6"/>(GtkRecentChooser *chooser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Dialog;</text:p>
          </table:table-cell>
        </table:table-row>
        <table:table-row table:style-name="ro1">
          <table:table-cell office:value-type="string">
            <text:p>GtkWidget * <text:s text:c="8"/>gtk_recent_chooser_dialog_new <text:s text:c="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 office:value-type="string">
            <text:p>GtkWidget * <text:s text:c="8"/>gtk_recent_chooser_dialog_new_for_manager</text:p>
          </table:table-cell>
        </table:table-row>
        <table:table-row table:style-name="ro1">
          <table:table-cell office:value-type="string">
            <text:p><text:s text:c="56"/>(const gchar *title,</text:p>
          </table:table-cell>
        </table:table-row>
        <table:table-row table:style-name="ro1">
          <table:table-cell office:value-type="string">
            <text:p><text:s text:c="57"/>GtkWindow *parent,</text:p>
          </table:table-cell>
        </table:table-row>
        <table:table-row table:style-name="ro1">
          <table:table-cell office:value-type="string">
            <text:p><text:s text:c="57"/>GtkRecentManager *manager,</text:p>
          </table:table-cell>
        </table:table-row>
        <table:table-row table:style-name="ro1">
          <table:table-cell office:value-type="string">
            <text:p><text:s text:c="57"/>const gchar *first_button_text,</text:p>
          </table:table-cell>
        </table:table-row>
        <table:table-row table:style-name="ro1">
          <table:table-cell office:value-type="string">
            <text:p><text:s text:c="57"/>...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Menu;</text:p>
          </table:table-cell>
        </table:table-row>
        <table:table-row table:style-name="ro1">
          <table:table-cell office:value-type="string">
            <text:p>GtkWidget * <text:s text:c="8"/>gtk_recent_chooser_menu_new <text:s text:c="8"/>(void);</text:p>
          </table:table-cell>
        </table:table-row>
        <table:table-row table:style-name="ro1">
          <table:table-cell office:value-type="string">
            <text:p>GtkWidget * <text:s text:c="8"/>gtk_recent_chooser_menu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>
          <table:table-cell office:value-type="string">
            <text:p>gboolean <text:s text:c="11"/>gtk_recent_chooser_menu_get_show_numbers</text:p>
          </table:table-cell>
        </table:table-row>
        <table:table-row table:style-name="ro1">
          <table:table-cell office:value-type="string">
            <text:p><text:s text:c="56"/>(GtkRecentChooserMenu *menu);</text:p>
          </table:table-cell>
        </table:table-row>
        <table:table-row table:style-name="ro1">
          <table:table-cell office:value-type="string">
            <text:p>void <text:s text:c="15"/>gtk_recent_chooser_menu_set_show_numbers</text:p>
          </table:table-cell>
        </table:table-row>
        <table:table-row table:style-name="ro1">
          <table:table-cell office:value-type="string">
            <text:p><text:s text:c="56"/>(GtkRecentChooserMenu *menu,</text:p>
          </table:table-cell>
        </table:table-row>
        <table:table-row table:style-name="ro1">
          <table:table-cell office:value-type="string">
            <text:p><text:s text:c="57"/>gboolean show_numbers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 text:c="20"/>GtkRecentChooserWidget;</text:p>
          </table:table-cell>
        </table:table-row>
        <table:table-row table:style-name="ro1">
          <table:table-cell office:value-type="string">
            <text:p>GtkWidget * <text:s text:c="8"/>gtk_recent_chooser_widget_new <text:s text:c="6"/>(void);</text:p>
          </table:table-cell>
        </table:table-row>
        <table:table-row table:style-name="ro1">
          <table:table-cell office:value-type="string">
            <text:p>GtkWidget * <text:s text:c="8"/>gtk_recent_chooser_widget_new_for_manager</text:p>
          </table:table-cell>
        </table:table-row>
        <table:table-row table:style-name="ro1">
          <table:table-cell office:value-type="string">
            <text:p><text:s text:c="56"/>(GtkRecentManager *manager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<text:s text:c="20"/>GtkRecentFilter;</text:p>
          </table:table-cell>
        </table:table-row>
        <table:table-row table:style-name="ro1">
          <table:table-cell office:value-type="string">
            <text:p><text:s text:c="20"/>GtkRecentFilterInfo;</text:p>
          </table:table-cell>
        </table:table-row>
        <table:table-row table:style-name="ro1">
          <table:table-cell office:value-type="string">
            <text:p>enum <text:s text:c="15"/>GtkRecentFilterFlags;</text:p>
          </table:table-cell>
        </table:table-row>
        <table:table-row table:style-name="ro1">
          <table:table-cell office:value-type="string">
            <text:p>gboolean <text:s text:c="11"/>(*GtkRecentFilterFunc) <text:s text:c="13"/>(const GtkRecentFilterInfo *filter_info,</text:p>
          </table:table-cell>
        </table:table-row>
        <table:table-row table:style-name="ro1">
          <table:table-cell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GtkRecentFilter * <text:s text:c="2"/>gtk_recent_filter_new <text:s text:c="14"/>(void);</text:p>
          </table:table-cell>
        </table:table-row>
        <table:table-row table:style-name="ro1">
          <table:table-cell office:value-type="string">
            <text:p>const gchar * <text:s text:c="6"/>gtk_recent_filter_get_name <text:s text:c="9"/>(GtkRecentFilter *filter);</text:p>
          </table:table-cell>
        </table:table-row>
        <table:table-row table:style-name="ro1">
          <table:table-cell office:value-type="string">
            <text:p>void <text:s text:c="15"/>gtk_recent_filter_set_name <text:s text:c="9"/>(GtkRecentFilter *filt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void <text:s text:c="15"/>gtk_recent_filter_add_mime_type <text:s text:c="4"/>(GtkRecentFilter *filter,</text:p>
          </table:table-cell>
        </table:table-row>
        <table:table-row table:style-name="ro1">
          <table:table-cell office:value-type="string">
            <text:p><text:s text:c="57"/>const gchar *mime_type);</text:p>
          </table:table-cell>
        </table:table-row>
        <table:table-row table:style-name="ro1">
          <table:table-cell office:value-type="string">
            <text:p>void <text:s text:c="15"/>gtk_recent_filter_add_pattern <text:s text:c="6"/>(GtkRecentFilter *filter,</text:p>
          </table:table-cell>
        </table:table-row>
        <table:table-row table:style-name="ro1">
          <table:table-cell office:value-type="string">
            <text:p><text:s text:c="57"/>const gchar *pattern);</text:p>
          </table:table-cell>
        </table:table-row>
        <table:table-row table:style-name="ro1">
          <table:table-cell office:value-type="string">
            <text:p>void <text:s text:c="15"/>gtk_recent_filter_add_pixbuf_formats</text:p>
          </table:table-cell>
        </table:table-row>
        <table:table-row table:style-name="ro1">
          <table:table-cell office:value-type="string">
            <text:p><text:s text:c="56"/>(GtkRecentFilter *filter);</text:p>
          </table:table-cell>
        </table:table-row>
        <table:table-row table:style-name="ro1">
          <table:table-cell office:value-type="string">
            <text:p>void <text:s text:c="15"/>gtk_recent_filter_add_application <text:s text:c="2"/>(GtkRecentFilter *filter,</text:p>
          </table:table-cell>
        </table:table-row>
        <table:table-row table:style-name="ro1">
          <table:table-cell office:value-type="string">
            <text:p><text:s text:c="57"/>const gchar *application);</text:p>
          </table:table-cell>
        </table:table-row>
        <table:table-row table:style-name="ro1">
          <table:table-cell office:value-type="string">
            <text:p>void <text:s text:c="15"/>gtk_recent_filter_add_group <text:s text:c="8"/>(GtkRecentFilter *filter,</text:p>
          </table:table-cell>
        </table:table-row>
        <table:table-row table:style-name="ro1">
          <table:table-cell office:value-type="string">
            <text:p><text:s text:c="57"/>const gchar *group);</text:p>
          </table:table-cell>
        </table:table-row>
        <table:table-row table:style-name="ro1">
          <table:table-cell office:value-type="string">
            <text:p>void <text:s text:c="15"/>gtk_recent_filter_add_age <text:s text:c="10"/>(GtkRecentFilter *filter,</text:p>
          </table:table-cell>
        </table:table-row>
        <table:table-row table:style-name="ro1">
          <table:table-cell office:value-type="string">
            <text:p><text:s text:c="57"/>gint days);</text:p>
          </table:table-cell>
        </table:table-row>
        <table:table-row table:style-name="ro1">
          <table:table-cell office:value-type="string">
            <text:p>void <text:s text:c="15"/>gtk_recent_filter_add_custom <text:s text:c="7"/>(GtkRecentFilter *filter,</text:p>
          </table:table-cell>
        </table:table-row>
        <table:table-row table:style-name="ro1">
          <table:table-cell office:value-type="string">
            <text:p><text:s text:c="57"/>GtkRecentFilterFlags needed,</text:p>
          </table:table-cell>
        </table:table-row>
        <table:table-row table:style-name="ro1">
          <table:table-cell office:value-type="string">
            <text:p><text:s text:c="57"/>GtkRecentFilterFunc func,</text:p>
          </table:table-cell>
        </table:table-row>
        <table:table-row table:style-name="ro1">
          <table:table-cell office:value-type="string">
            <text:p><text:s text:c="57"/>gpointer data,</text:p>
          </table:table-cell>
        </table:table-row>
        <table:table-row table:style-name="ro1">
          <table:table-cell office:value-type="string">
            <text:p><text:s text:c="57"/>GDestroyNotify data_destroy);</text:p>
          </table:table-cell>
        </table:table-row>
        <table:table-row table:style-name="ro1">
          <table:table-cell office:value-type="string">
            <text:p>GtkRecentFilterFlags <text:s/>gtk_recent_filter_get_needed <text:s text:c="5"/>(GtkRecentFilter *filter);</text:p>
          </table:table-cell>
        </table:table-row>
        <table:table-row table:style-name="ro1">
          <table:table-cell office:value-type="string">
            <text:p>gboolean <text:s text:c="11"/>gtk_recent_filter_filter <text:s text:c="11"/>(GtkRecentFilter *filter,</text:p>
          </table:table-cell>
        </table:table-row>
        <table:table-row table:style-name="ro1">
          <table:table-cell office:value-type="string">
            <text:p><text:s text:c="57"/>const GtkRecentFilterInfo *filter_info);</text:p>
          </table:table-cell>
        </table:table-row>
      </table:table>
      <table:table table:name="Interface builder" table:style-name="ta1" table:print="false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>
            <text:p><text:s text:c="20"/>GtkBuildable;</text:p>
          </table:table-cell>
        </table:table-row>
        <table:table-row table:style-name="ro1">
          <table:table-cell office:value-type="string">
            <text:p><text:s text:c="20"/>GtkBuildableIface;</text:p>
          </table:table-cell>
        </table:table-row>
        <table:table-row table:style-name="ro1">
          <table:table-cell office:value-type="string">
            <text:p>void <text:s text:c="15"/>gtk_buildable_set_name <text:s text:c="13"/>(GtkBuildable *buildable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const gchar * <text:s text:c="6"/>gtk_buildable_get_name <text:s text:c="13"/>(GtkBuildable *buildable);</text:p>
          </table:table-cell>
        </table:table-row>
        <table:table-row table:style-name="ro1">
          <table:table-cell office:value-type="string">
            <text:p>void <text:s text:c="15"/>gtk_buildable_add_child <text:s text:c="12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ype);</text:p>
          </table:table-cell>
        </table:table-row>
        <table:table-row table:style-name="ro1">
          <table:table-cell office:value-type="string">
            <text:p>void <text:s text:c="15"/>gtk_buildable_set_buildable_property</text:p>
          </table:table-cell>
        </table:table-row>
        <table:table-row table:style-name="ro1">
          <table:table-cell office:value-type="string">
            <text:p><text:s text:c="5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,</text:p>
          </table:table-cell>
        </table:table-row>
        <table:table-row table:style-name="ro1">
          <table:table-cell office:value-type="string">
            <text:p><text:s text:c="57"/>const GValue *value);</text:p>
          </table:table-cell>
        </table:table-row>
        <table:table-row table:style-name="ro1">
          <table:table-cell office:value-type="string">
            <text:p>GObject * <text:s text:c="10"/>gtk_buildable_construct_chil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name);</text:p>
          </table:table-cell>
        </table:table-row>
        <table:table-row table:style-name="ro1">
          <table:table-cell office:value-type="string">
            <text:p>gboolean <text:s text:c="11"/>gtk_buildable_custom_tag_start <text:s text:c="5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MarkupParser *parser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tag_end <text:s text:c="7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*data);</text:p>
          </table:table-cell>
        </table:table-row>
        <table:table-row table:style-name="ro1">
          <table:table-cell office:value-type="string">
            <text:p>void <text:s text:c="15"/>gtk_buildable_custom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GObject *child,</text:p>
          </table:table-cell>
        </table:table-row>
        <table:table-row table:style-name="ro1">
          <table:table-cell office:value-type="string">
            <text:p><text:s text:c="57"/>const gchar *tagname,</text:p>
          </table:table-cell>
        </table:table-row>
        <table:table-row table:style-name="ro1">
          <table:table-cell office:value-type="string">
            <text:p><text:s text:c="57"/>gpointer data);</text:p>
          </table:table-cell>
        </table:table-row>
        <table:table-row table:style-name="ro1">
          <table:table-cell office:value-type="string">
            <text:p>void <text:s text:c="15"/>gtk_buildable_parser_finished <text:s text:c="6"/>(GtkBuildable *buildable,</text:p>
          </table:table-cell>
        </table:table-row>
        <table:table-row table:style-name="ro1">
          <table:table-cell office:value-type="string">
            <text:p><text:s text:c="57"/>GtkBuilder *builder);</text:p>
          </table:table-cell>
        </table:table-row>
        <table:table-row table:style-name="ro1">
          <table:table-cell office:value-type="string">
            <text:p>GObject * <text:s text:c="10"/>gtk_buildable_get_internal_child <text:s text:c="3"/>(GtkBuildable *buildable,</text:p>
          </table:table-cell>
        </table:table-row>
        <table:table-row table:style-name="ro1">
          <table:table-cell office:value-type="string">
            <text:p><text:s text:c="57"/>GtkBuilder *builder,</text:p>
          </table:table-cell>
        </table:table-row>
        <table:table-row table:style-name="ro1">
          <table:table-cell office:value-type="string">
            <text:p><text:s text:c="57"/>const gchar *childname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Implemented" office:value-type="string">
            <text:p><text:s text:c="20"/>GtkBuilder;</text:p>
          </table:table-cell>
        </table:table-row>
        <table:table-row table:style-name="ro1">
          <table:table-cell table:style-name="Implemented" office:value-type="string">
            <text:p>void <text:s text:c="15"/>(*GtkBuilderConnectFunc) <text:s text:c="11"/>(GtkBuilder *builder,</text:p>
          </table:table-cell>
        </table:table-row>
        <table:table-row table:style-name="ro1">
          <table:table-cell table:style-name="Implemented" office:value-type="string">
            <text:p><text:s text:c="57"/>GObject *object,</text:p>
          </table:table-cell>
        </table:table-row>
        <table:table-row table:style-name="ro1">
          <table:table-cell table:style-name="Implemented" office:value-type="string">
            <text:p><text:s text:c="57"/>const gchar *signal_name,</text:p>
          </table:table-cell>
        </table:table-row>
        <table:table-row table:style-name="ro1">
          <table:table-cell table:style-name="Implemented" office:value-type="string">
            <text:p><text:s text:c="57"/>const gchar *handler_name,</text:p>
          </table:table-cell>
        </table:table-row>
        <table:table-row table:style-name="ro1">
          <table:table-cell table:style-name="Implemented" office:value-type="string">
            <text:p><text:s text:c="57"/>GObject *connect_object,</text:p>
          </table:table-cell>
        </table:table-row>
        <table:table-row table:style-name="ro1">
          <table:table-cell table:style-name="Implemented" office:value-type="string">
            <text:p><text:s text:c="57"/>GConnectFlags flags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office:value-type="string">
            <text:p>enum <text:s text:c="15"/>GtkBuilderError;</text:p>
          </table:table-cell>
        </table:table-row>
        <table:table-row table:style-name="ro1">
          <table:table-cell table:style-name="Ignored" office:value-type="string">
            <text:p>GtkBuilder* <text:s text:c="8"/>gtk_builder_new <text:s text:c="20"/>(void);</text:p>
          </table:table-cell>
        </table:table-row>
        <table:table-row table:style-name="ro1">
          <table:table-cell table:style-name="Implemented" office:value-type="string">
            <text:p>guint <text:s text:c="14"/>gtk_builder_add_from_file <text:s text:c="10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from_string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file <text:s text:c="2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filename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uint <text:s text:c="14"/>gtk_builder_add_objects_from_string (GtkBuilder *builder,</text:p>
          </table:table-cell>
        </table:table-row>
        <table:table-row table:style-name="ro1">
          <table:table-cell table:style-name="Implemented" office:value-type="string">
            <text:p><text:s text:c="57"/>const gchar *buffer,</text:p>
          </table:table-cell>
        </table:table-row>
        <table:table-row table:style-name="ro1">
          <table:table-cell table:style-name="Implemented" office:value-type="string">
            <text:p><text:s text:c="57"/>gsize length,</text:p>
          </table:table-cell>
        </table:table-row>
        <table:table-row table:style-name="ro1">
          <table:table-cell table:style-name="Implemented" office:value-type="string">
            <text:p><text:s text:c="57"/>gchar **object_ids,</text:p>
          </table:table-cell>
        </table:table-row>
        <table:table-row table:style-name="ro1">
          <table:table-cell table:style-name="Implemented" office:value-type="string">
            <text:p><text:s text:c="57"/>GError **error);</text:p>
          </table:table-cell>
        </table:table-row>
        <table:table-row table:style-name="ro1">
          <table:table-cell table:style-name="Implemented" office:value-type="string">
            <text:p>GObject* <text:s text:c="11"/>gtk_builder_get_object <text:s text:c="13"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name);</text:p>
          </table:table-cell>
        </table:table-row>
        <table:table-row table:style-name="ro1">
          <table:table-cell table:style-name="Ignored" office:value-type="string">
            <text:p>GSList* <text:s text:c="12"/>gtk_builder_get_objects <text:s text:c="12"/>(GtkBuilder *builder);</text:p>
          </table:table-cell>
        </table:table-row>
        <table:table-row table:style-name="ro1">
          <table:table-cell table:style-name="Implemented" office:value-type="string">
            <text:p>void <text:s text:c="15"/>gtk_builder_connect_signals <text:s text:c="8"/>(GtkBuilder *builder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connect_signals_full <text:s text:c="3"/>(GtkBuilder *builder,</text:p>
          </table:table-cell>
        </table:table-row>
        <table:table-row table:style-name="ro1">
          <table:table-cell table:style-name="Implemented" office:value-type="string">
            <text:p><text:s text:c="57"/>GtkBuilderConnectFunc func,</text:p>
          </table:table-cell>
        </table:table-row>
        <table:table-row table:style-name="ro1">
          <table:table-cell table:style-name="Implemented" office:value-type="string">
            <text:p><text:s text:c="57"/>gpointer user_data);</text:p>
          </table:table-cell>
        </table:table-row>
        <table:table-row table:style-name="ro1">
          <table:table-cell table:style-name="Implemented" office:value-type="string">
            <text:p>void <text:s text:c="15"/>gtk_builder_set_translation_domain <text:s/>(GtkBuilder *builder,</text:p>
          </table:table-cell>
        </table:table-row>
        <table:table-row table:style-name="ro1">
          <table:table-cell table:style-name="Implemented" office:value-type="string">
            <text:p><text:s text:c="57"/>const gchar *domain);</text:p>
          </table:table-cell>
        </table:table-row>
        <table:table-row table:style-name="ro1">
          <table:table-cell table:style-name="Implemented" office:value-type="string">
            <text:p>const gchar* <text:s text:c="7"/>gtk_builder_get_translation_domain <text:s/>(GtkBuilder *builder);</text:p>
          </table:table-cell>
        </table:table-row>
        <table:table-row table:style-name="ro1">
          <table:table-cell office:value-type="string">
            <text:p>GType <text:s text:c="14"/>gtk_builder_get_type_from_name <text:s text:c="5"/>(GtkBuilder *builder,</text:p>
          </table:table-cell>
        </table:table-row>
        <table:table-row table:style-name="ro1">
          <table:table-cell office:value-type="string">
            <text:p><text:s text:c="57"/>const char *type_name);</text:p>
          </table:table-cell>
        </table:table-row>
        <table:table-row table:style-name="ro1">
          <table:table-cell office:value-type="string">
            <text:p>gboolean <text:s text:c="11"/>gtk_builder_value_from_string <text:s text:c="6"/>(GtkBuilder *builder,</text:p>
          </table:table-cell>
        </table:table-row>
        <table:table-row table:style-name="ro1">
          <table:table-cell office:value-type="string">
            <text:p><text:s text:c="57"/>GParamSpec *pspec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  <table:table-row table:style-name="ro1">
          <table:table-cell office:value-type="string">
            <text:p>gboolean <text:s text:c="11"/>gtk_builder_value_from_string_type <text:s/>(GtkBuilder *builder,</text:p>
          </table:table-cell>
        </table:table-row>
        <table:table-row table:style-name="ro1">
          <table:table-cell office:value-type="string">
            <text:p><text:s text:c="57"/>GType type,</text:p>
          </table:table-cell>
        </table:table-row>
        <table:table-row table:style-name="ro1">
          <table:table-cell office:value-type="string">
            <text:p><text:s text:c="57"/>const gchar *string,</text:p>
          </table:table-cell>
        </table:table-row>
        <table:table-row table:style-name="ro1">
          <table:table-cell office:value-type="string">
            <text:p><text:s text:c="57"/>GValue *value,</text:p>
          </table:table-cell>
        </table:table-row>
        <table:table-row table:style-name="ro1">
          <table:table-cell office:value-type="string">
            <text:p><text:s text:c="57"/>GError **error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swiss" style:font-pitch="fixed"/>
    <style:font-face style:name="DejaVu Sans Mono1" svg:font-family="'DejaVu Sans Mono'" style:font-adornments="Book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/>
      <style:text-properties style:font-name="DejaVu Sans Mon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mplemented" style:family="table-cell" style:parent-style-name="Default">
      <style:table-cell-properties fo:background-color="#008000"/>
    </style:style>
    <style:style style:name="Ignored" style:family="table-cell" style:parent-style-name="Default">
      <style:table-cell-properties fo:background-color="#e6e6e6"/>
      <style:text-properties fo:color="#666666" style:text-line-through-style="solid"/>
    </style:style>
    <style:style style:name="StubImplemented" style:family="table-cell" style:parent-style-name="Implemented">
      <style:table-cell-properties fo:background-color="#ffff00"/>
    </style:style>
    <style:style style:name="ConsumerSideOfInterfaceImplemented" style:family="table-cell" style:parent-style-name="Implemented">
      <style:table-cell-properties fo:background-color="#b84700"/>
    </style:style>
    <style:style style:name="Deferred" style:family="table-cell" style:parent-style-name="Default">
      <style:table-cell-properties fo:background-color="#8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7">10/17/2009</text:date>, <text:time>18:26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3:36:53</meta:creation-date>
    <dc:date>2009-10-17T18:26:35</dc:date>
    <meta:editing-duration>PT14H28M52S</meta:editing-duration>
    <meta:editing-cycles>396</meta:editing-cycles>
    <meta:generator>OpenOffice.org/3.1$Unix OpenOffice.org_project/310m19$Build-9420</meta:generator>
    <meta:document-statistic meta:table-count="36" meta:cell-count="3884" meta:object-count="0"/>
  </office:meta>
</office:document-meta>
</file>